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style:text-underline-style="none" officeooo:rsid="0019f43d" officeooo:paragraph-rsid="05d1a48e"/>
    </style:style>
    <style:style style:name="P4" style:family="paragraph" style:parent-style-name="Standard">
      <style:text-properties fo:language="ru" fo:country="RU" style:text-underline-style="none" officeooo:rsid="0019f43d" officeooo:paragraph-rsid="05df07e2"/>
    </style:style>
    <style:style style:name="P5" style:family="paragraph" style:parent-style-name="Standard">
      <style:text-properties fo:language="ru" fo:country="RU" style:text-underline-style="none" officeooo:rsid="0019f43d" officeooo:paragraph-rsid="05df7b81"/>
    </style:style>
    <style:style style:name="P6" style:family="paragraph" style:parent-style-name="Standard">
      <style:text-properties fo:language="ru" fo:country="RU" style:text-underline-style="none" officeooo:rsid="0019f43d" officeooo:paragraph-rsid="05dff4b1"/>
    </style:style>
    <style:style style:name="P7" style:family="paragraph" style:parent-style-name="Standard">
      <style:text-properties fo:language="ru" fo:country="RU" style:text-underline-style="none" officeooo:rsid="0019f43d" officeooo:paragraph-rsid="05e0feb5"/>
    </style:style>
    <style:style style:name="P8" style:family="paragraph" style:parent-style-name="Standard">
      <style:text-properties fo:language="ru" fo:country="RU" style:text-underline-style="none" officeooo:rsid="0019f43d" officeooo:paragraph-rsid="05e47207"/>
    </style:style>
    <style:style style:name="P9" style:family="paragraph" style:parent-style-name="Standard">
      <style:text-properties fo:language="ru" fo:country="RU" style:text-underline-style="none" officeooo:rsid="058b600f" officeooo:paragraph-rsid="058b600f"/>
    </style:style>
    <style:style style:name="P10" style:family="paragraph" style:parent-style-name="Standard">
      <style:text-properties fo:language="ru" fo:country="RU" style:text-underline-style="none" officeooo:rsid="05a533eb" officeooo:paragraph-rsid="05a85e70"/>
    </style:style>
    <style:style style:name="P11" style:family="paragraph" style:parent-style-name="Standard">
      <style:text-properties fo:language="ru" fo:country="RU" style:text-underline-style="none" officeooo:rsid="05b8f5cc" officeooo:paragraph-rsid="05c52008"/>
    </style:style>
    <style:style style:name="P12" style:family="paragraph" style:parent-style-name="Standard">
      <style:text-properties fo:language="ru" fo:country="RU" style:text-underline-style="none" officeooo:rsid="05e62aa0" officeooo:paragraph-rsid="05e62aa0"/>
    </style:style>
    <style:style style:name="P13"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4"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5"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16"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17"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b015b73" officeooo:paragraph-rsid="0b015b73"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470"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471"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472"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473"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474"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475"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476"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477"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478"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479"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480" style:family="paragraph" style:parent-style-name="Standard">
      <style:text-properties fo:language="ru" fo:country="RU" officeooo:paragraph-rsid="0c293422"/>
    </style:style>
    <style:style style:name="P481" style:family="paragraph" style:parent-style-name="Standard">
      <style:text-properties fo:language="ru" fo:country="RU" officeooo:rsid="0c2b0d47" officeooo:paragraph-rsid="0c2b0d47"/>
    </style:style>
    <style:style style:name="P482" style:family="paragraph" style:parent-style-name="Standard">
      <style:text-properties fo:language="ru" fo:country="RU" officeooo:rsid="1327ae62" officeooo:paragraph-rsid="16da3a64"/>
    </style:style>
    <style:style style:name="P483"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484"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485"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486"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487"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488"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489"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490"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491"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492"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493"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494"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495"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496"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497"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498"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499"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500"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501"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502"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503"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504"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505"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506"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507"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508"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509"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510"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511"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512"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513"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514"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515"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516"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517"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518"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519"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520"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521"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522"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523"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524"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525"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526"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527"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528"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529"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530"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531"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532"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533"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534"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535"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536"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537"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538"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539"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540"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541"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542"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543"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544"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545"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546"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547"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548"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549"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550"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551"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552"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553"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554"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555"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556"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557"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558"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559"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560"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561"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562"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563"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564"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565"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566"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567"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568"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569"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570"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571"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572"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573"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574"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575"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576"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577"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578"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579"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580"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581"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582"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583"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584"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585"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586"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587"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588"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589"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590"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591"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592"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593"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594"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595"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596"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597"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598"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599"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600"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601"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602"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603"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604"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605"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606"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607"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608"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609"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610"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611"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612"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613"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614"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615"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616"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617"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618"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619"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620"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621"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622"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623"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624"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625"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626"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627"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628"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629"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630"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631"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632"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633"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634"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635"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636"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637"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638"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639"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640"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641"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642"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643"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644"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645"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646"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647"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648"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649"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650"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651"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652"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653"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654"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655"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656"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657"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658"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659"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660"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661"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662"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663"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664"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665"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666"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667"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668"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669"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670"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671"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672"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673"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674"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675"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742"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743"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744"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745"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746"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74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748"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749"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750"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7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7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7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7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7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7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7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7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7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7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7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7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7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7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7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7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7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7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7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7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7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772"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77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77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78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78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78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78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78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78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79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791"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792"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79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794"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7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8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814"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815" style:family="paragraph" style:parent-style-name="Standard">
      <style:text-properties fo:language="ru" fo:country="RU" fo:font-style="normal" style:text-underline-style="none" fo:font-weight="bold" officeooo:rsid="063e0086" officeooo:paragraph-rsid="034cde68" style:font-style-asian="normal" style:font-weight-asian="bold" style:font-style-complex="normal" style:font-weight-complex="bold"/>
    </style:style>
    <style:style style:name="T1" style:family="text">
      <style:text-properties fo:font-variant="small-caps" fo:color="#000000" style:font-name="FreeSerif" fo:font-size="12pt" fo:background-color="#ffffff" loext:char-shading-value="0" style:font-size-asian="12pt" style:font-size-complex="12pt"/>
    </style:style>
    <style:style style:name="T2" style:family="text">
      <style:text-properties fo:font-variant="small-caps" fo:color="#000000" style:font-name="FreeSerif" fo:font-size="12pt" officeooo:rsid="0e03504f" fo:background-color="#ffffff" loext:char-shading-value="0" style:font-size-asian="12pt" style:font-size-complex="12pt"/>
    </style:style>
    <style:style style:name="T3" style:family="text">
      <style:text-properties fo:font-variant="small-caps" fo:color="#000000" style:font-name="FreeSerif" fo:font-size="12pt" officeooo:rsid="0e024696" fo:background-color="#ffffff" loext:char-shading-value="0"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058d46e9" style:font-style-asian="italic" style:font-style-complex="italic"/>
    </style:style>
    <style:style style:name="T7" style:family="text">
      <style:text-properties fo:font-style="italic" officeooo:rsid="059ab714" style:font-style-asian="italic" style:font-style-complex="italic"/>
    </style:style>
    <style:style style:name="T8" style:family="text">
      <style:text-properties fo:font-style="italic" officeooo:rsid="05b14250" style:font-style-asian="italic" style:font-style-complex="italic"/>
    </style:style>
    <style:style style:name="T9" style:family="text">
      <style:text-properties fo:font-style="italic" officeooo:rsid="05d80498" style:font-style-asian="italic" style:font-style-complex="italic"/>
    </style:style>
    <style:style style:name="T10" style:family="text">
      <style:text-properties fo:font-style="italic" officeooo:rsid="05dc7859" style:font-style-asian="italic" style:font-style-complex="italic"/>
    </style:style>
    <style:style style:name="T11" style:family="text">
      <style:text-properties fo:font-style="italic" officeooo:rsid="05fd7b8a" style:font-style-asian="italic" style:font-style-complex="italic"/>
    </style:style>
    <style:style style:name="T12" style:family="text">
      <style:text-properties fo:font-style="italic" officeooo:rsid="061c3d19" style:font-style-asian="italic" style:font-style-complex="italic"/>
    </style:style>
    <style:style style:name="T13" style:family="text">
      <style:text-properties fo:font-style="italic" officeooo:rsid="069d7812" style:font-style-asian="italic" style:font-style-complex="italic"/>
    </style:style>
    <style:style style:name="T14" style:family="text">
      <style:text-properties fo:font-style="italic" officeooo:rsid="06a0356e" style:font-style-asian="italic" style:font-style-complex="italic"/>
    </style:style>
    <style:style style:name="T15" style:family="text">
      <style:text-properties fo:font-style="italic" officeooo:rsid="06aeeece" style:font-style-asian="italic" style:font-style-complex="italic"/>
    </style:style>
    <style:style style:name="T16" style:family="text">
      <style:text-properties fo:font-style="italic" officeooo:rsid="070eda28" style:font-style-asian="italic" style:font-style-complex="italic"/>
    </style:style>
    <style:style style:name="T17" style:family="text">
      <style:text-properties fo:font-style="italic" officeooo:rsid="074eb604" style:font-style-asian="italic" style:font-style-complex="italic"/>
    </style:style>
    <style:style style:name="T18" style:family="text">
      <style:text-properties fo:font-style="italic" officeooo:rsid="075a4d91" style:font-style-asian="italic" style:font-style-complex="italic"/>
    </style:style>
    <style:style style:name="T19" style:family="text">
      <style:text-properties fo:font-style="italic" officeooo:rsid="0768a266" style:font-style-asian="italic" style:font-style-complex="italic"/>
    </style:style>
    <style:style style:name="T20" style:family="text">
      <style:text-properties fo:font-style="italic" officeooo:rsid="076d063a" style:font-style-asian="italic" style:font-style-complex="italic"/>
    </style:style>
    <style:style style:name="T21" style:family="text">
      <style:text-properties fo:font-style="italic" officeooo:rsid="077e4daf" style:font-style-asian="italic" style:font-style-complex="italic"/>
    </style:style>
    <style:style style:name="T22" style:family="text">
      <style:text-properties fo:font-style="italic" officeooo:rsid="082d3ec3" style:font-style-asian="italic" style:font-style-complex="italic"/>
    </style:style>
    <style:style style:name="T23" style:family="text">
      <style:text-properties fo:font-style="italic" officeooo:rsid="083d6786" style:font-style-asian="italic" style:font-style-complex="italic"/>
    </style:style>
    <style:style style:name="T24" style:family="text">
      <style:text-properties fo:font-style="italic" officeooo:rsid="084239b4" style:font-style-asian="italic" style:font-style-complex="italic"/>
    </style:style>
    <style:style style:name="T25" style:family="text">
      <style:text-properties fo:font-style="italic" officeooo:rsid="087ef663" style:font-style-asian="italic" style:font-style-complex="italic"/>
    </style:style>
    <style:style style:name="T26" style:family="text">
      <style:text-properties fo:font-style="italic" officeooo:rsid="08aab712" style:font-style-asian="italic" style:font-style-complex="italic"/>
    </style:style>
    <style:style style:name="T27" style:family="text">
      <style:text-properties fo:font-style="italic" officeooo:rsid="08e0bad7" style:font-style-asian="italic" style:font-style-complex="italic"/>
    </style:style>
    <style:style style:name="T28" style:family="text">
      <style:text-properties fo:font-style="italic" officeooo:rsid="0906efde" style:font-style-asian="italic" style:font-style-complex="italic"/>
    </style:style>
    <style:style style:name="T29" style:family="text">
      <style:text-properties fo:font-style="italic" officeooo:rsid="09165277" style:font-style-asian="italic" style:font-style-complex="italic"/>
    </style:style>
    <style:style style:name="T30" style:family="text">
      <style:text-properties fo:font-style="italic" officeooo:rsid="091da918" style:font-style-asian="italic" style:font-style-complex="italic"/>
    </style:style>
    <style:style style:name="T31" style:family="text">
      <style:text-properties fo:font-style="italic" officeooo:rsid="091f8041" style:font-style-asian="italic" style:font-style-complex="italic"/>
    </style:style>
    <style:style style:name="T32" style:family="text">
      <style:text-properties fo:font-style="italic" officeooo:rsid="0928bc34" style:font-style-asian="italic" style:font-style-complex="italic"/>
    </style:style>
    <style:style style:name="T33" style:family="text">
      <style:text-properties fo:font-style="italic" officeooo:rsid="092d90e3" style:font-style-asian="italic" style:font-style-complex="italic"/>
    </style:style>
    <style:style style:name="T34" style:family="text">
      <style:text-properties fo:font-style="italic" officeooo:rsid="092bd3af" style:font-style-asian="italic" style:font-style-complex="italic"/>
    </style:style>
    <style:style style:name="T35" style:family="text">
      <style:text-properties fo:font-style="italic" officeooo:rsid="097018d7" style:font-style-asian="italic" style:font-style-complex="italic"/>
    </style:style>
    <style:style style:name="T36" style:family="text">
      <style:text-properties fo:font-style="italic" officeooo:rsid="0985da68" style:font-style-asian="italic" style:font-style-complex="italic"/>
    </style:style>
    <style:style style:name="T37" style:family="text">
      <style:text-properties fo:font-style="italic" officeooo:rsid="0999c1ed" style:font-style-asian="italic" style:font-style-complex="italic"/>
    </style:style>
    <style:style style:name="T38" style:family="text">
      <style:text-properties fo:font-style="italic" officeooo:rsid="09c7ba71" style:font-style-asian="italic" style:font-style-complex="italic"/>
    </style:style>
    <style:style style:name="T39" style:family="text">
      <style:text-properties fo:font-style="italic" officeooo:rsid="0a292781" style:font-style-asian="italic" style:font-style-complex="italic"/>
    </style:style>
    <style:style style:name="T40" style:family="text">
      <style:text-properties fo:font-style="italic" officeooo:rsid="0a29e361" style:font-style-asian="italic" style:font-style-complex="italic"/>
    </style:style>
    <style:style style:name="T41" style:family="text">
      <style:text-properties fo:font-style="italic" officeooo:rsid="0a53fee0" style:font-style-asian="italic" style:font-style-complex="italic"/>
    </style:style>
    <style:style style:name="T42" style:family="text">
      <style:text-properties fo:font-style="italic" officeooo:rsid="0a5d083a" style:font-style-asian="italic" style:font-style-complex="italic"/>
    </style:style>
    <style:style style:name="T43" style:family="text">
      <style:text-properties fo:font-style="italic" officeooo:rsid="0aa91e8e" style:font-style-asian="italic" style:font-style-complex="italic"/>
    </style:style>
    <style:style style:name="T44" style:family="text">
      <style:text-properties fo:font-style="italic" officeooo:rsid="0ad74a1a" style:font-style-asian="italic" style:font-style-complex="italic"/>
    </style:style>
    <style:style style:name="T45" style:family="text">
      <style:text-properties fo:font-style="italic" officeooo:rsid="0ada4257" style:font-style-asian="italic" style:font-style-complex="italic"/>
    </style:style>
    <style:style style:name="T46" style:family="text">
      <style:text-properties fo:font-style="italic" officeooo:rsid="0ade3523" style:font-style-asian="italic" style:font-style-complex="italic"/>
    </style:style>
    <style:style style:name="T47" style:family="text">
      <style:text-properties fo:font-style="italic" officeooo:rsid="0b13af21" style:font-style-asian="italic" style:font-style-complex="italic"/>
    </style:style>
    <style:style style:name="T48" style:family="text">
      <style:text-properties fo:font-style="italic" officeooo:rsid="0b1d232c" style:font-style-asian="italic" style:font-style-complex="italic"/>
    </style:style>
    <style:style style:name="T49" style:family="text">
      <style:text-properties fo:font-style="italic" officeooo:rsid="0b451901" style:font-style-asian="italic" style:font-style-complex="italic"/>
    </style:style>
    <style:style style:name="T50" style:family="text">
      <style:text-properties fo:font-style="italic" officeooo:rsid="0b7cc40d" style:font-style-asian="italic" style:font-style-complex="italic"/>
    </style:style>
    <style:style style:name="T51" style:family="text">
      <style:text-properties fo:font-style="italic" officeooo:rsid="0b85b74a" style:font-style-asian="italic" style:font-style-complex="italic"/>
    </style:style>
    <style:style style:name="T52" style:family="text">
      <style:text-properties fo:font-style="italic" officeooo:rsid="0b973941" style:font-style-asian="italic" style:font-style-complex="italic"/>
    </style:style>
    <style:style style:name="T53" style:family="text">
      <style:text-properties fo:font-style="italic" officeooo:rsid="0bb57552" style:font-style-asian="italic" style:font-style-complex="italic"/>
    </style:style>
    <style:style style:name="T54" style:family="text">
      <style:text-properties fo:font-style="italic" officeooo:rsid="0c4282df" style:font-style-asian="italic" style:font-style-complex="italic"/>
    </style:style>
    <style:style style:name="T55" style:family="text">
      <style:text-properties fo:font-style="italic" officeooo:rsid="0c6fea84" style:font-style-asian="italic" style:font-style-complex="italic"/>
    </style:style>
    <style:style style:name="T56" style:family="text">
      <style:text-properties fo:font-style="italic" officeooo:rsid="0c8ed065" style:font-style-asian="italic" style:font-style-complex="italic"/>
    </style:style>
    <style:style style:name="T57" style:family="text">
      <style:text-properties fo:font-style="italic" officeooo:rsid="0c9c1720" style:font-style-asian="italic" style:font-style-complex="italic"/>
    </style:style>
    <style:style style:name="T58" style:family="text">
      <style:text-properties fo:font-style="italic" officeooo:rsid="0c9b9a97" style:font-style-asian="italic" style:font-style-complex="italic"/>
    </style:style>
    <style:style style:name="T59" style:family="text">
      <style:text-properties fo:font-style="italic" officeooo:rsid="0cb201c8" style:font-style-asian="italic" style:font-style-complex="italic"/>
    </style:style>
    <style:style style:name="T60" style:family="text">
      <style:text-properties fo:font-style="italic" officeooo:rsid="0cb89107" style:font-style-asian="italic" style:font-style-complex="italic"/>
    </style:style>
    <style:style style:name="T61" style:family="text">
      <style:text-properties fo:font-style="italic" officeooo:rsid="0d163767" style:font-style-asian="italic" style:font-style-complex="italic"/>
    </style:style>
    <style:style style:name="T62" style:family="text">
      <style:text-properties fo:font-style="italic" officeooo:rsid="0d1b6cc2" style:font-style-asian="italic" style:font-style-complex="italic"/>
    </style:style>
    <style:style style:name="T63" style:family="text">
      <style:text-properties fo:font-style="italic" officeooo:rsid="0d4af74a" style:font-style-asian="italic" style:font-style-complex="italic"/>
    </style:style>
    <style:style style:name="T64" style:family="text">
      <style:text-properties fo:font-style="italic" officeooo:rsid="0d4ef25f" style:font-style-asian="italic" style:font-style-complex="italic"/>
    </style:style>
    <style:style style:name="T65" style:family="text">
      <style:text-properties fo:font-style="italic" officeooo:rsid="0d5f3504" style:font-style-asian="italic" style:font-style-complex="italic"/>
    </style:style>
    <style:style style:name="T66" style:family="text">
      <style:text-properties fo:font-style="italic" officeooo:rsid="0d722094" style:font-style-asian="italic" style:font-style-complex="italic"/>
    </style:style>
    <style:style style:name="T67" style:family="text">
      <style:text-properties fo:font-style="italic" officeooo:rsid="0d876d7b" style:font-style-asian="italic" style:font-style-complex="italic"/>
    </style:style>
    <style:style style:name="T68" style:family="text">
      <style:text-properties fo:font-style="italic" officeooo:rsid="0d9cd828" style:font-style-asian="italic" style:font-style-complex="italic"/>
    </style:style>
    <style:style style:name="T69" style:family="text">
      <style:text-properties fo:font-style="italic" officeooo:rsid="0d9dc3f0" style:font-style-asian="italic" style:font-style-complex="italic"/>
    </style:style>
    <style:style style:name="T70" style:family="text">
      <style:text-properties fo:font-style="italic" officeooo:rsid="0d9f72ba" style:font-style-asian="italic" style:font-style-complex="italic"/>
    </style:style>
    <style:style style:name="T71" style:family="text">
      <style:text-properties fo:font-style="italic" officeooo:rsid="0db8d453" style:font-style-asian="italic" style:font-style-complex="italic"/>
    </style:style>
    <style:style style:name="T72" style:family="text">
      <style:text-properties fo:font-style="italic" officeooo:rsid="0de3be36" style:font-style-asian="italic" style:font-style-complex="italic"/>
    </style:style>
    <style:style style:name="T73" style:family="text">
      <style:text-properties fo:font-style="italic" officeooo:rsid="0deeaf1b" style:font-style-asian="italic" style:font-style-complex="italic"/>
    </style:style>
    <style:style style:name="T74" style:family="text">
      <style:text-properties fo:font-style="italic" officeooo:rsid="0defc75f" style:font-style-asian="italic" style:font-style-complex="italic"/>
    </style:style>
    <style:style style:name="T75" style:family="text">
      <style:text-properties fo:font-style="italic" officeooo:rsid="0e0a9f92" style:font-style-asian="italic" style:font-style-complex="italic"/>
    </style:style>
    <style:style style:name="T76" style:family="text">
      <style:text-properties fo:font-style="italic" officeooo:rsid="0e2ffce4" style:font-style-asian="italic" style:font-style-complex="italic"/>
    </style:style>
    <style:style style:name="T77" style:family="text">
      <style:text-properties fo:font-style="italic" officeooo:rsid="0e9c2eb3" style:font-style-asian="italic" style:font-style-complex="italic"/>
    </style:style>
    <style:style style:name="T78" style:family="text">
      <style:text-properties fo:font-style="italic" officeooo:rsid="0e9d4edf" style:font-style-asian="italic" style:font-style-complex="italic"/>
    </style:style>
    <style:style style:name="T79" style:family="text">
      <style:text-properties fo:font-style="italic" officeooo:rsid="0e9f8df3" style:font-style-asian="italic" style:font-style-complex="italic"/>
    </style:style>
    <style:style style:name="T80" style:family="text">
      <style:text-properties fo:font-style="italic" officeooo:rsid="0eb6bb58" style:font-style-asian="italic" style:font-style-complex="italic"/>
    </style:style>
    <style:style style:name="T81" style:family="text">
      <style:text-properties fo:font-style="italic" officeooo:rsid="0ed42e56" style:font-style-asian="italic" style:font-style-complex="italic"/>
    </style:style>
    <style:style style:name="T82" style:family="text">
      <style:text-properties fo:font-style="italic" officeooo:rsid="0f506265" style:font-style-asian="italic" style:font-style-complex="italic"/>
    </style:style>
    <style:style style:name="T83" style:family="text">
      <style:text-properties fo:font-style="italic" officeooo:rsid="0f5dbd52" style:font-style-asian="italic" style:font-style-complex="italic"/>
    </style:style>
    <style:style style:name="T84" style:family="text">
      <style:text-properties fo:font-style="italic" officeooo:rsid="0f5fa945" style:font-style-asian="italic" style:font-style-complex="italic"/>
    </style:style>
    <style:style style:name="T85" style:family="text">
      <style:text-properties fo:font-style="italic" officeooo:rsid="0f813660" style:font-style-asian="italic" style:font-style-complex="italic"/>
    </style:style>
    <style:style style:name="T86" style:family="text">
      <style:text-properties fo:font-style="italic" officeooo:rsid="0f927871" style:font-style-asian="italic" style:font-style-complex="italic"/>
    </style:style>
    <style:style style:name="T87" style:family="text">
      <style:text-properties fo:font-style="italic" officeooo:rsid="0faa9c71" style:font-style-asian="italic" style:font-style-complex="italic"/>
    </style:style>
    <style:style style:name="T88" style:family="text">
      <style:text-properties fo:font-style="italic" officeooo:rsid="0ff95304" style:font-style-asian="italic" style:font-style-complex="italic"/>
    </style:style>
    <style:style style:name="T89" style:family="text">
      <style:text-properties fo:font-style="italic" officeooo:rsid="0fff5acf" style:font-style-asian="italic" style:font-style-complex="italic"/>
    </style:style>
    <style:style style:name="T90" style:family="text">
      <style:text-properties fo:font-style="italic" officeooo:rsid="100223f2" style:font-style-asian="italic" style:font-style-complex="italic"/>
    </style:style>
    <style:style style:name="T91" style:family="text">
      <style:text-properties fo:font-style="italic" officeooo:rsid="10033dd1" style:font-style-asian="italic" style:font-style-complex="italic"/>
    </style:style>
    <style:style style:name="T92" style:family="text">
      <style:text-properties fo:font-style="italic" officeooo:rsid="10046e02" style:font-style-asian="italic" style:font-style-complex="italic"/>
    </style:style>
    <style:style style:name="T93" style:family="text">
      <style:text-properties fo:font-style="italic" officeooo:rsid="1005b052" style:font-style-asian="italic" style:font-style-complex="italic"/>
    </style:style>
    <style:style style:name="T94" style:family="text">
      <style:text-properties fo:font-style="italic" officeooo:rsid="10090d0c" style:font-style-asian="italic" style:font-style-complex="italic"/>
    </style:style>
    <style:style style:name="T95" style:family="text">
      <style:text-properties fo:font-style="italic" officeooo:rsid="100af2d6" style:font-style-asian="italic" style:font-style-complex="italic"/>
    </style:style>
    <style:style style:name="T96" style:family="text">
      <style:text-properties fo:font-style="italic" officeooo:rsid="101f2f26" style:font-style-asian="italic" style:font-style-complex="italic"/>
    </style:style>
    <style:style style:name="T97" style:family="text">
      <style:text-properties fo:font-style="italic" officeooo:rsid="1025f857" style:font-style-asian="italic" style:font-style-complex="italic"/>
    </style:style>
    <style:style style:name="T98" style:family="text">
      <style:text-properties fo:font-style="italic" officeooo:rsid="102cc26f" style:font-style-asian="italic" style:font-style-complex="italic"/>
    </style:style>
    <style:style style:name="T99" style:family="text">
      <style:text-properties fo:font-style="italic" officeooo:rsid="103e06d8" style:font-style-asian="italic" style:font-style-complex="italic"/>
    </style:style>
    <style:style style:name="T100" style:family="text">
      <style:text-properties fo:font-style="italic" officeooo:rsid="104210e2" style:font-style-asian="italic" style:font-style-complex="italic"/>
    </style:style>
    <style:style style:name="T101" style:family="text">
      <style:text-properties fo:font-style="italic" officeooo:rsid="10447d0a" style:font-style-asian="italic" style:font-style-complex="italic"/>
    </style:style>
    <style:style style:name="T102" style:family="text">
      <style:text-properties fo:font-style="italic" officeooo:rsid="1037cb07" style:font-style-asian="italic" style:font-style-complex="italic"/>
    </style:style>
    <style:style style:name="T103" style:family="text">
      <style:text-properties fo:font-style="italic" officeooo:rsid="10530e52" style:font-style-asian="italic" style:font-style-complex="italic"/>
    </style:style>
    <style:style style:name="T104" style:family="text">
      <style:text-properties fo:font-style="italic" officeooo:rsid="108d32d6" style:font-style-asian="italic" style:font-style-complex="italic"/>
    </style:style>
    <style:style style:name="T105" style:family="text">
      <style:text-properties fo:font-style="italic" officeooo:rsid="10bd087d" style:font-style-asian="italic" style:font-style-complex="italic"/>
    </style:style>
    <style:style style:name="T106" style:family="text">
      <style:text-properties fo:font-style="italic" officeooo:rsid="10cd4909" style:font-style-asian="italic" style:font-style-complex="italic"/>
    </style:style>
    <style:style style:name="T107" style:family="text">
      <style:text-properties fo:font-style="italic" officeooo:rsid="10e33f33" style:font-style-asian="italic" style:font-style-complex="italic"/>
    </style:style>
    <style:style style:name="T108" style:family="text">
      <style:text-properties fo:font-style="italic" officeooo:rsid="10eca923" style:font-style-asian="italic" style:font-style-complex="italic"/>
    </style:style>
    <style:style style:name="T109" style:family="text">
      <style:text-properties fo:font-style="italic" officeooo:rsid="10ee7e78" style:font-style-asian="italic" style:font-style-complex="italic"/>
    </style:style>
    <style:style style:name="T110" style:family="text">
      <style:text-properties fo:font-style="italic" officeooo:rsid="117e8ca2" style:font-style-asian="italic" style:font-style-complex="italic"/>
    </style:style>
    <style:style style:name="T111" style:family="text">
      <style:text-properties fo:font-style="italic" officeooo:rsid="1180741d" style:font-style-asian="italic" style:font-style-complex="italic"/>
    </style:style>
    <style:style style:name="T112" style:family="text">
      <style:text-properties fo:font-style="italic" officeooo:rsid="119381fa" style:font-style-asian="italic" style:font-style-complex="italic"/>
    </style:style>
    <style:style style:name="T113" style:family="text">
      <style:text-properties fo:font-style="italic" officeooo:rsid="119f7eb2" style:font-style-asian="italic" style:font-style-complex="italic"/>
    </style:style>
    <style:style style:name="T114" style:family="text">
      <style:text-properties fo:font-style="italic" officeooo:rsid="11a35ebf" style:font-style-asian="italic" style:font-style-complex="italic"/>
    </style:style>
    <style:style style:name="T115" style:family="text">
      <style:text-properties fo:font-style="italic" officeooo:rsid="11adf444" style:font-style-asian="italic" style:font-style-complex="italic"/>
    </style:style>
    <style:style style:name="T116" style:family="text">
      <style:text-properties fo:font-style="italic" officeooo:rsid="11ac66af" style:font-style-asian="italic" style:font-style-complex="italic"/>
    </style:style>
    <style:style style:name="T117" style:family="text">
      <style:text-properties fo:font-style="italic" officeooo:rsid="11b3b09a" style:font-style-asian="italic" style:font-style-complex="italic"/>
    </style:style>
    <style:style style:name="T118" style:family="text">
      <style:text-properties fo:font-style="italic" officeooo:rsid="11cb1965" style:font-style-asian="italic" style:font-style-complex="italic"/>
    </style:style>
    <style:style style:name="T119" style:family="text">
      <style:text-properties fo:font-style="italic" officeooo:rsid="11e3029a" style:font-style-asian="italic" style:font-style-complex="italic"/>
    </style:style>
    <style:style style:name="T120" style:family="text">
      <style:text-properties fo:font-style="italic" officeooo:rsid="11ec262f" style:font-style-asian="italic" style:font-style-complex="italic"/>
    </style:style>
    <style:style style:name="T121" style:family="text">
      <style:text-properties fo:font-style="italic" officeooo:rsid="11f35610" style:font-style-asian="italic" style:font-style-complex="italic"/>
    </style:style>
    <style:style style:name="T122" style:family="text">
      <style:text-properties fo:font-style="italic" officeooo:rsid="1217e85e" style:font-style-asian="italic" style:font-style-complex="italic"/>
    </style:style>
    <style:style style:name="T123" style:family="text">
      <style:text-properties fo:font-style="italic" officeooo:rsid="1232f239" style:font-style-asian="italic" style:font-style-complex="italic"/>
    </style:style>
    <style:style style:name="T124" style:family="text">
      <style:text-properties fo:font-style="italic" officeooo:rsid="1236dacc" style:font-style-asian="italic" style:font-style-complex="italic"/>
    </style:style>
    <style:style style:name="T125" style:family="text">
      <style:text-properties fo:font-style="italic" officeooo:rsid="124aa287" style:font-style-asian="italic" style:font-style-complex="italic"/>
    </style:style>
    <style:style style:name="T126" style:family="text">
      <style:text-properties fo:font-style="italic" officeooo:rsid="12693bdf" style:font-style-asian="italic" style:font-style-complex="italic"/>
    </style:style>
    <style:style style:name="T127" style:family="text">
      <style:text-properties fo:font-style="italic" officeooo:rsid="12ebf9c5" style:font-style-asian="italic" style:font-style-complex="italic"/>
    </style:style>
    <style:style style:name="T128" style:family="text">
      <style:text-properties fo:font-style="italic" officeooo:rsid="12f9a7bf" style:font-style-asian="italic" style:font-style-complex="italic"/>
    </style:style>
    <style:style style:name="T129" style:family="text">
      <style:text-properties fo:font-style="italic" officeooo:rsid="12fcae2b" style:font-style-asian="italic" style:font-style-complex="italic"/>
    </style:style>
    <style:style style:name="T130" style:family="text">
      <style:text-properties fo:font-style="italic" officeooo:rsid="12fc660a" style:font-style-asian="italic" style:font-style-complex="italic"/>
    </style:style>
    <style:style style:name="T131" style:family="text">
      <style:text-properties fo:font-style="italic" officeooo:rsid="130160bc" style:font-style-asian="italic" style:font-style-complex="italic"/>
    </style:style>
    <style:style style:name="T132" style:family="text">
      <style:text-properties fo:font-style="italic" officeooo:rsid="131fcc28" style:font-style-asian="italic" style:font-style-complex="italic"/>
    </style:style>
    <style:style style:name="T133" style:family="text">
      <style:text-properties fo:font-style="italic" officeooo:rsid="13286d96" style:font-style-asian="italic" style:font-style-complex="italic"/>
    </style:style>
    <style:style style:name="T134" style:family="text">
      <style:text-properties fo:font-style="italic" officeooo:rsid="132dd06b" style:font-style-asian="italic" style:font-style-complex="italic"/>
    </style:style>
    <style:style style:name="T135" style:family="text">
      <style:text-properties fo:font-style="italic" officeooo:rsid="132ffd85" style:font-style-asian="italic" style:font-style-complex="italic"/>
    </style:style>
    <style:style style:name="T136" style:family="text">
      <style:text-properties fo:font-style="italic" officeooo:rsid="13332aab" style:font-style-asian="italic" style:font-style-complex="italic"/>
    </style:style>
    <style:style style:name="T137" style:family="text">
      <style:text-properties fo:font-style="italic" officeooo:rsid="13381401" style:font-style-asian="italic" style:font-style-complex="italic"/>
    </style:style>
    <style:style style:name="T138" style:family="text">
      <style:text-properties fo:font-style="italic" officeooo:rsid="133fc879" style:font-style-asian="italic" style:font-style-complex="italic"/>
    </style:style>
    <style:style style:name="T139" style:family="text">
      <style:text-properties fo:font-style="italic" officeooo:rsid="13420555" style:font-style-asian="italic" style:font-style-complex="italic"/>
    </style:style>
    <style:style style:name="T140" style:family="text">
      <style:text-properties fo:font-style="italic" officeooo:rsid="1354dd76" style:font-style-asian="italic" style:font-style-complex="italic"/>
    </style:style>
    <style:style style:name="T141" style:family="text">
      <style:text-properties fo:font-style="italic" officeooo:rsid="135f7a6d" style:font-style-asian="italic" style:font-style-complex="italic"/>
    </style:style>
    <style:style style:name="T142" style:family="text">
      <style:text-properties fo:font-style="italic" officeooo:rsid="13698fbb" style:font-style-asian="italic" style:font-style-complex="italic"/>
    </style:style>
    <style:style style:name="T143" style:family="text">
      <style:text-properties fo:font-style="italic" officeooo:rsid="136f5ca5" style:font-style-asian="italic" style:font-style-complex="italic"/>
    </style:style>
    <style:style style:name="T144" style:family="text">
      <style:text-properties fo:font-style="italic" officeooo:rsid="136f918b" style:font-style-asian="italic" style:font-style-complex="italic"/>
    </style:style>
    <style:style style:name="T145" style:family="text">
      <style:text-properties fo:font-style="italic" officeooo:rsid="1381e657" style:font-style-asian="italic" style:font-style-complex="italic"/>
    </style:style>
    <style:style style:name="T146" style:family="text">
      <style:text-properties fo:font-style="italic" officeooo:rsid="138334d1" style:font-style-asian="italic" style:font-style-complex="italic"/>
    </style:style>
    <style:style style:name="T147" style:family="text">
      <style:text-properties fo:font-style="italic" officeooo:rsid="1399891b" style:font-style-asian="italic" style:font-style-complex="italic"/>
    </style:style>
    <style:style style:name="T148" style:family="text">
      <style:text-properties fo:font-style="italic" officeooo:rsid="13b16ff9" style:font-style-asian="italic" style:font-style-complex="italic"/>
    </style:style>
    <style:style style:name="T149" style:family="text">
      <style:text-properties fo:font-style="italic" officeooo:rsid="13c87d8b" style:font-style-asian="italic" style:font-style-complex="italic"/>
    </style:style>
    <style:style style:name="T150" style:family="text">
      <style:text-properties fo:font-style="italic" officeooo:rsid="13db24df" style:font-style-asian="italic" style:font-style-complex="italic"/>
    </style:style>
    <style:style style:name="T151" style:family="text">
      <style:text-properties fo:font-style="italic" officeooo:rsid="13e39bbf" style:font-style-asian="italic" style:font-style-complex="italic"/>
    </style:style>
    <style:style style:name="T152" style:family="text">
      <style:text-properties fo:font-style="italic" officeooo:rsid="13ef86c5" style:font-style-asian="italic" style:font-style-complex="italic"/>
    </style:style>
    <style:style style:name="T153" style:family="text">
      <style:text-properties fo:font-style="italic" officeooo:rsid="13f0e509" style:font-style-asian="italic" style:font-style-complex="italic"/>
    </style:style>
    <style:style style:name="T154" style:family="text">
      <style:text-properties fo:font-style="italic" officeooo:rsid="1418749c" style:font-style-asian="italic" style:font-style-complex="italic"/>
    </style:style>
    <style:style style:name="T155" style:family="text">
      <style:text-properties fo:font-style="italic" officeooo:rsid="141a0865" style:font-style-asian="italic" style:font-style-complex="italic"/>
    </style:style>
    <style:style style:name="T156" style:family="text">
      <style:text-properties fo:font-style="italic" officeooo:rsid="145a005d" style:font-style-asian="italic" style:font-style-complex="italic"/>
    </style:style>
    <style:style style:name="T157" style:family="text">
      <style:text-properties fo:font-style="italic" officeooo:rsid="14614a13" style:font-style-asian="italic" style:font-style-complex="italic"/>
    </style:style>
    <style:style style:name="T158" style:family="text">
      <style:text-properties fo:font-style="italic" officeooo:rsid="1481b33d" style:font-style-asian="italic" style:font-style-complex="italic"/>
    </style:style>
    <style:style style:name="T159" style:family="text">
      <style:text-properties fo:font-style="italic" officeooo:rsid="1488f3a5" style:font-style-asian="italic" style:font-style-complex="italic"/>
    </style:style>
    <style:style style:name="T160" style:family="text">
      <style:text-properties fo:font-style="italic" officeooo:rsid="14b01452" style:font-style-asian="italic" style:font-style-complex="italic"/>
    </style:style>
    <style:style style:name="T161" style:family="text">
      <style:text-properties fo:font-style="italic" officeooo:rsid="14b96df5" style:font-style-asian="italic" style:font-style-complex="italic"/>
    </style:style>
    <style:style style:name="T162" style:family="text">
      <style:text-properties fo:font-style="italic" officeooo:rsid="14c76b6e" style:font-style-asian="italic" style:font-style-complex="italic"/>
    </style:style>
    <style:style style:name="T163" style:family="text">
      <style:text-properties fo:font-style="italic" officeooo:rsid="14c88951" style:font-style-asian="italic" style:font-style-complex="italic"/>
    </style:style>
    <style:style style:name="T164" style:family="text">
      <style:text-properties fo:font-style="italic" officeooo:rsid="1523a7cb" style:font-style-asian="italic" style:font-style-complex="italic"/>
    </style:style>
    <style:style style:name="T165" style:family="text">
      <style:text-properties fo:font-style="italic" officeooo:rsid="1531491a" style:font-style-asian="italic" style:font-style-complex="italic"/>
    </style:style>
    <style:style style:name="T166" style:family="text">
      <style:text-properties fo:font-style="italic" officeooo:rsid="15752385" style:font-style-asian="italic" style:font-style-complex="italic"/>
    </style:style>
    <style:style style:name="T167" style:family="text">
      <style:text-properties fo:font-style="italic" officeooo:rsid="158e0dd4" style:font-style-asian="italic" style:font-style-complex="italic"/>
    </style:style>
    <style:style style:name="T168" style:family="text">
      <style:text-properties fo:font-style="italic" officeooo:rsid="158fd139" style:font-style-asian="italic" style:font-style-complex="italic"/>
    </style:style>
    <style:style style:name="T169" style:family="text">
      <style:text-properties fo:font-style="italic" officeooo:rsid="15985a25" style:font-style-asian="italic" style:font-style-complex="italic"/>
    </style:style>
    <style:style style:name="T170" style:family="text">
      <style:text-properties fo:font-style="italic" officeooo:rsid="15a9be57" style:font-style-asian="italic" style:font-style-complex="italic"/>
    </style:style>
    <style:style style:name="T171" style:family="text">
      <style:text-properties fo:font-style="italic" officeooo:rsid="15bd7e3f" style:font-style-asian="italic" style:font-style-complex="italic"/>
    </style:style>
    <style:style style:name="T172" style:family="text">
      <style:text-properties fo:font-style="italic" officeooo:rsid="15cc5c49" style:font-style-asian="italic" style:font-style-complex="italic"/>
    </style:style>
    <style:style style:name="T173" style:family="text">
      <style:text-properties fo:font-style="italic" officeooo:rsid="15ce1777" style:font-style-asian="italic" style:font-style-complex="italic"/>
    </style:style>
    <style:style style:name="T174" style:family="text">
      <style:text-properties fo:font-style="italic" officeooo:rsid="15fa94c4" style:font-style-asian="italic" style:font-style-complex="italic"/>
    </style:style>
    <style:style style:name="T175" style:family="text">
      <style:text-properties fo:font-style="italic" officeooo:rsid="1609c480" style:font-style-asian="italic" style:font-style-complex="italic"/>
    </style:style>
    <style:style style:name="T176" style:family="text">
      <style:text-properties fo:font-style="italic" officeooo:rsid="160cc026" style:font-style-asian="italic" style:font-style-complex="italic"/>
    </style:style>
    <style:style style:name="T177" style:family="text">
      <style:text-properties fo:font-style="italic" officeooo:rsid="161107a7" style:font-style-asian="italic" style:font-style-complex="italic"/>
    </style:style>
    <style:style style:name="T178" style:family="text">
      <style:text-properties fo:font-style="italic" officeooo:rsid="1612fa4d" style:font-style-asian="italic" style:font-style-complex="italic"/>
    </style:style>
    <style:style style:name="T179" style:family="text">
      <style:text-properties fo:font-style="italic" officeooo:rsid="161701dd" style:font-style-asian="italic" style:font-style-complex="italic"/>
    </style:style>
    <style:style style:name="T180" style:family="text">
      <style:text-properties fo:font-style="italic" officeooo:rsid="166051da" style:font-style-asian="italic" style:font-style-complex="italic"/>
    </style:style>
    <style:style style:name="T181" style:family="text">
      <style:text-properties fo:font-style="italic" officeooo:rsid="16689839" style:font-style-asian="italic" style:font-style-complex="italic"/>
    </style:style>
    <style:style style:name="T182" style:family="text">
      <style:text-properties fo:font-style="italic" officeooo:rsid="16805b56" style:font-style-asian="italic" style:font-style-complex="italic"/>
    </style:style>
    <style:style style:name="T183" style:family="text">
      <style:text-properties fo:font-style="italic" officeooo:rsid="16830182" style:font-style-asian="italic" style:font-style-complex="italic"/>
    </style:style>
    <style:style style:name="T184" style:family="text">
      <style:text-properties fo:font-style="italic" officeooo:rsid="16969b4f" style:font-style-asian="italic" style:font-style-complex="italic"/>
    </style:style>
    <style:style style:name="T185" style:family="text">
      <style:text-properties fo:font-style="italic" officeooo:rsid="169a3703" style:font-style-asian="italic" style:font-style-complex="italic"/>
    </style:style>
    <style:style style:name="T186" style:family="text">
      <style:text-properties fo:font-style="italic" officeooo:rsid="16a03710" style:font-style-asian="italic" style:font-style-complex="italic"/>
    </style:style>
    <style:style style:name="T187" style:family="text">
      <style:text-properties fo:font-style="italic" officeooo:rsid="16a16290" style:font-style-asian="italic" style:font-style-complex="italic"/>
    </style:style>
    <style:style style:name="T188" style:family="text">
      <style:text-properties fo:font-style="italic" officeooo:rsid="16beaaa9" style:font-style-asian="italic" style:font-style-complex="italic"/>
    </style:style>
    <style:style style:name="T189" style:family="text">
      <style:text-properties fo:font-style="italic" officeooo:rsid="16bf45f2" style:font-style-asian="italic" style:font-style-complex="italic"/>
    </style:style>
    <style:style style:name="T190" style:family="text">
      <style:text-properties fo:font-style="italic" officeooo:rsid="16cde18c" style:font-style-asian="italic" style:font-style-complex="italic"/>
    </style:style>
    <style:style style:name="T191" style:family="text">
      <style:text-properties fo:font-style="italic" officeooo:rsid="16d3a957" style:font-style-asian="italic" style:font-style-complex="italic"/>
    </style:style>
    <style:style style:name="T192" style:family="text">
      <style:text-properties fo:font-style="italic" officeooo:rsid="16d53eba" style:font-style-asian="italic" style:font-style-complex="italic"/>
    </style:style>
    <style:style style:name="T193" style:family="text">
      <style:text-properties fo:font-style="italic" officeooo:rsid="16ee0362" style:font-style-asian="italic" style:font-style-complex="italic"/>
    </style:style>
    <style:style style:name="T194" style:family="text">
      <style:text-properties fo:font-style="italic" officeooo:rsid="16f335ed" style:font-style-asian="italic" style:font-style-complex="italic"/>
    </style:style>
    <style:style style:name="T195" style:family="text">
      <style:text-properties fo:font-style="italic" officeooo:rsid="16fad103" style:font-style-asian="italic" style:font-style-complex="italic"/>
    </style:style>
    <style:style style:name="T196" style:family="text">
      <style:text-properties fo:font-style="italic" officeooo:rsid="170165de" style:font-style-asian="italic" style:font-style-complex="italic"/>
    </style:style>
    <style:style style:name="T197" style:family="text">
      <style:text-properties fo:font-style="italic" officeooo:rsid="1749f3e1" style:font-style-asian="italic" style:font-style-complex="italic"/>
    </style:style>
    <style:style style:name="T198" style:family="text">
      <style:text-properties fo:font-style="italic" officeooo:rsid="17a8aa30" style:font-style-asian="italic" style:font-style-complex="italic"/>
    </style:style>
    <style:style style:name="T199" style:family="text">
      <style:text-properties fo:font-style="italic" officeooo:rsid="17c47831" style:font-style-asian="italic" style:font-style-complex="italic"/>
    </style:style>
    <style:style style:name="T200" style:family="text">
      <style:text-properties fo:font-style="italic" officeooo:rsid="182e86b9" style:font-style-asian="italic" style:font-style-complex="italic"/>
    </style:style>
    <style:style style:name="T201" style:family="text">
      <style:text-properties fo:font-style="italic" officeooo:rsid="183fabcb" style:font-style-asian="italic" style:font-style-complex="italic"/>
    </style:style>
    <style:style style:name="T202" style:family="text">
      <style:text-properties fo:font-style="italic" officeooo:rsid="18677baa" style:font-style-asian="italic" style:font-style-complex="italic"/>
    </style:style>
    <style:style style:name="T203" style:family="text">
      <style:text-properties fo:font-style="italic" style:text-underline-style="none" fo:font-weight="normal" officeooo:rsid="0c083583" style:font-style-asian="italic" style:font-weight-asian="normal" style:font-style-complex="italic" style:font-weight-complex="normal"/>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068a7bc5" style:font-style-asian="italic" style:font-weight-asian="normal" style:font-style-complex="italic" style:font-weight-complex="normal"/>
    </style:style>
    <style:style style:name="T206" style:family="text">
      <style:text-properties fo:font-style="italic" fo:font-weight="normal" officeooo:rsid="069230ef" style:font-style-asian="italic" style:font-weight-asian="normal" style:font-style-complex="italic" style:font-weight-complex="normal"/>
    </style:style>
    <style:style style:name="T207" style:family="text">
      <style:text-properties officeooo:rsid="0019f43d"/>
    </style:style>
    <style:style style:name="T208"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09" style:family="text">
      <style:text-properties fo:font-style="normal" style:font-style-asian="normal" style:font-style-complex="normal"/>
    </style:style>
    <style:style style:name="T210" style:family="text">
      <style:text-properties fo:font-style="normal" officeooo:rsid="0019f43d" style:font-style-asian="normal" style:font-style-complex="normal"/>
    </style:style>
    <style:style style:name="T211" style:family="text">
      <style:text-properties fo:font-style="normal" officeooo:rsid="059677a8" style:font-style-asian="normal" style:font-style-complex="normal"/>
    </style:style>
    <style:style style:name="T212" style:family="text">
      <style:text-properties fo:font-style="normal" officeooo:rsid="05980c00" style:font-style-asian="normal" style:font-style-complex="normal"/>
    </style:style>
    <style:style style:name="T213" style:family="text">
      <style:text-properties fo:font-style="normal" officeooo:rsid="05982546" style:font-style-asian="normal" style:font-style-complex="normal"/>
    </style:style>
    <style:style style:name="T214" style:family="text">
      <style:text-properties fo:font-style="normal" officeooo:rsid="0599fa2e" style:font-style-asian="normal" style:font-style-complex="normal"/>
    </style:style>
    <style:style style:name="T215" style:family="text">
      <style:text-properties fo:font-style="normal" officeooo:rsid="059ab714" style:font-style-asian="normal" style:font-style-complex="normal"/>
    </style:style>
    <style:style style:name="T216" style:family="text">
      <style:text-properties fo:font-style="normal" officeooo:rsid="059b3d8f" style:font-style-asian="normal" style:font-style-complex="normal"/>
    </style:style>
    <style:style style:name="T217" style:family="text">
      <style:text-properties fo:font-style="normal" officeooo:rsid="059b5714" style:font-style-asian="normal" style:font-style-complex="normal"/>
    </style:style>
    <style:style style:name="T218" style:family="text">
      <style:text-properties fo:font-style="normal" officeooo:rsid="059cb610" style:font-style-asian="normal" style:font-style-complex="normal"/>
    </style:style>
    <style:style style:name="T219" style:family="text">
      <style:text-properties fo:font-style="normal" officeooo:rsid="059dad2b" style:font-style-asian="normal" style:font-style-complex="normal"/>
    </style:style>
    <style:style style:name="T220" style:family="text">
      <style:text-properties fo:font-style="normal" officeooo:rsid="059eadac" style:font-style-asian="normal" style:font-style-complex="normal"/>
    </style:style>
    <style:style style:name="T221" style:family="text">
      <style:text-properties fo:font-style="normal" officeooo:rsid="05a03d42" style:font-style-asian="normal" style:font-style-complex="normal"/>
    </style:style>
    <style:style style:name="T222" style:family="text">
      <style:text-properties fo:font-style="normal" officeooo:rsid="05a14e62" style:font-style-asian="normal" style:font-style-complex="normal"/>
    </style:style>
    <style:style style:name="T223" style:family="text">
      <style:text-properties fo:font-style="normal" officeooo:rsid="05a20fd0" style:font-style-asian="normal" style:font-style-complex="normal"/>
    </style:style>
    <style:style style:name="T224" style:family="text">
      <style:text-properties fo:font-style="normal" officeooo:rsid="05a34d00" style:font-style-asian="normal" style:font-style-complex="normal"/>
    </style:style>
    <style:style style:name="T225" style:family="text">
      <style:text-properties fo:font-style="normal" officeooo:rsid="05a3d095" style:font-style-asian="normal" style:font-style-complex="normal"/>
    </style:style>
    <style:style style:name="T226" style:family="text">
      <style:text-properties fo:font-style="normal" officeooo:rsid="05a69e57" style:font-style-asian="normal" style:font-style-complex="normal"/>
    </style:style>
    <style:style style:name="T227" style:family="text">
      <style:text-properties fo:font-style="normal" officeooo:rsid="05a6de75" style:font-style-asian="normal" style:font-style-complex="normal"/>
    </style:style>
    <style:style style:name="T228" style:family="text">
      <style:text-properties fo:font-style="normal" officeooo:rsid="05a85e70" style:font-style-asian="normal" style:font-style-complex="normal"/>
    </style:style>
    <style:style style:name="T229" style:family="text">
      <style:text-properties fo:font-style="normal" officeooo:rsid="05a9ab37" style:font-style-asian="normal" style:font-style-complex="normal"/>
    </style:style>
    <style:style style:name="T230" style:family="text">
      <style:text-properties fo:font-style="normal" officeooo:rsid="05ab69dc" style:font-style-asian="normal" style:font-style-complex="normal"/>
    </style:style>
    <style:style style:name="T231" style:family="text">
      <style:text-properties fo:font-style="normal" officeooo:rsid="05ad5e2b" style:font-style-asian="normal" style:font-style-complex="normal"/>
    </style:style>
    <style:style style:name="T232" style:family="text">
      <style:text-properties fo:font-style="normal" officeooo:rsid="05ae798e" style:font-style-asian="normal" style:font-style-complex="normal"/>
    </style:style>
    <style:style style:name="T233" style:family="text">
      <style:text-properties fo:font-style="normal" officeooo:rsid="05af7869" style:font-style-asian="normal" style:font-style-complex="normal"/>
    </style:style>
    <style:style style:name="T234" style:family="text">
      <style:text-properties fo:font-style="normal" officeooo:rsid="05b09df6" style:font-style-asian="normal" style:font-style-complex="normal"/>
    </style:style>
    <style:style style:name="T235" style:family="text">
      <style:text-properties fo:font-style="normal" officeooo:rsid="05b14250" style:font-style-asian="normal" style:font-style-complex="normal"/>
    </style:style>
    <style:style style:name="T236" style:family="text">
      <style:text-properties fo:font-style="normal" officeooo:rsid="05b2f5f6" style:font-style-asian="normal" style:font-style-complex="normal"/>
    </style:style>
    <style:style style:name="T237" style:family="text">
      <style:text-properties fo:font-style="normal" officeooo:rsid="05b3b25e" style:font-style-asian="normal" style:font-style-complex="normal"/>
    </style:style>
    <style:style style:name="T238" style:family="text">
      <style:text-properties fo:font-style="normal" officeooo:rsid="05b57540" style:font-style-asian="normal" style:font-style-complex="normal"/>
    </style:style>
    <style:style style:name="T239" style:family="text">
      <style:text-properties fo:font-style="normal" officeooo:rsid="05b5d28d" style:font-style-asian="normal" style:font-style-complex="normal"/>
    </style:style>
    <style:style style:name="T240" style:family="text">
      <style:text-properties fo:font-style="normal" officeooo:rsid="05b72540" style:font-style-asian="normal" style:font-style-complex="normal"/>
    </style:style>
    <style:style style:name="T241" style:family="text">
      <style:text-properties fo:font-style="normal" officeooo:rsid="05b9392f" style:font-style-asian="normal" style:font-style-complex="normal"/>
    </style:style>
    <style:style style:name="T242" style:family="text">
      <style:text-properties fo:font-style="normal" officeooo:rsid="05bacb99" style:font-style-asian="normal" style:font-style-complex="normal"/>
    </style:style>
    <style:style style:name="T243" style:family="text">
      <style:text-properties fo:font-style="normal" officeooo:rsid="05bb0ce8" style:font-style-asian="normal" style:font-style-complex="normal"/>
    </style:style>
    <style:style style:name="T244" style:family="text">
      <style:text-properties fo:font-style="normal" officeooo:rsid="05bb7910" style:font-style-asian="normal" style:font-style-complex="normal"/>
    </style:style>
    <style:style style:name="T245" style:family="text">
      <style:text-properties fo:font-style="normal" officeooo:rsid="05bc7bbb" style:font-style-asian="normal" style:font-style-complex="normal"/>
    </style:style>
    <style:style style:name="T246" style:family="text">
      <style:text-properties fo:font-style="normal" officeooo:rsid="05bd0e03" style:font-style-asian="normal" style:font-style-complex="normal"/>
    </style:style>
    <style:style style:name="T247" style:family="text">
      <style:text-properties fo:font-style="normal" officeooo:rsid="05bdb749" style:font-style-asian="normal" style:font-style-complex="normal"/>
    </style:style>
    <style:style style:name="T248" style:family="text">
      <style:text-properties fo:font-style="normal" officeooo:rsid="05bed226" style:font-style-asian="normal" style:font-style-complex="normal"/>
    </style:style>
    <style:style style:name="T249" style:family="text">
      <style:text-properties fo:font-style="normal" officeooo:rsid="05bedcf7" style:font-style-asian="normal" style:font-style-complex="normal"/>
    </style:style>
    <style:style style:name="T250" style:family="text">
      <style:text-properties fo:font-style="normal" officeooo:rsid="05bf5f29" style:font-style-asian="normal" style:font-style-complex="normal"/>
    </style:style>
    <style:style style:name="T251" style:family="text">
      <style:text-properties fo:font-style="normal" officeooo:rsid="05c0a74f" style:font-style-asian="normal" style:font-style-complex="normal"/>
    </style:style>
    <style:style style:name="T252" style:family="text">
      <style:text-properties fo:font-style="normal" officeooo:rsid="05c0b67b" style:font-style-asian="normal" style:font-style-complex="normal"/>
    </style:style>
    <style:style style:name="T253" style:family="text">
      <style:text-properties fo:font-style="normal" officeooo:rsid="05c29ab9" style:font-style-asian="normal" style:font-style-complex="normal"/>
    </style:style>
    <style:style style:name="T254" style:family="text">
      <style:text-properties fo:font-style="normal" officeooo:rsid="05c4967a" style:font-style-asian="normal" style:font-style-complex="normal"/>
    </style:style>
    <style:style style:name="T255" style:family="text">
      <style:text-properties fo:font-style="normal" officeooo:rsid="05c4b461" style:font-style-asian="normal" style:font-style-complex="normal"/>
    </style:style>
    <style:style style:name="T256" style:family="text">
      <style:text-properties fo:font-style="normal" officeooo:rsid="05c52008" style:font-style-asian="normal" style:font-style-complex="normal"/>
    </style:style>
    <style:style style:name="T257" style:family="text">
      <style:text-properties fo:font-style="normal" officeooo:rsid="05c658ed" style:font-style-asian="normal" style:font-style-complex="normal"/>
    </style:style>
    <style:style style:name="T258" style:family="text">
      <style:text-properties fo:font-style="normal" officeooo:rsid="05c7ea1a" style:font-style-asian="normal" style:font-style-complex="normal"/>
    </style:style>
    <style:style style:name="T259" style:family="text">
      <style:text-properties fo:font-style="normal" officeooo:rsid="05c8d88c" style:font-style-asian="normal" style:font-style-complex="normal"/>
    </style:style>
    <style:style style:name="T260" style:family="text">
      <style:text-properties fo:font-style="normal" officeooo:rsid="05ca944e" style:font-style-asian="normal" style:font-style-complex="normal"/>
    </style:style>
    <style:style style:name="T261" style:family="text">
      <style:text-properties fo:font-style="normal" officeooo:rsid="05cabced" style:font-style-asian="normal" style:font-style-complex="normal"/>
    </style:style>
    <style:style style:name="T262" style:family="text">
      <style:text-properties fo:font-style="normal" officeooo:rsid="05cc7d8d" style:font-style-asian="normal" style:font-style-complex="normal"/>
    </style:style>
    <style:style style:name="T263" style:family="text">
      <style:text-properties fo:font-style="normal" officeooo:rsid="05cdd045" style:font-style-asian="normal" style:font-style-complex="normal"/>
    </style:style>
    <style:style style:name="T264" style:family="text">
      <style:text-properties fo:font-style="normal" officeooo:rsid="05ce804a" style:font-style-asian="normal" style:font-style-complex="normal"/>
    </style:style>
    <style:style style:name="T265" style:family="text">
      <style:text-properties fo:font-style="normal" officeooo:rsid="05cf4bc7" style:font-style-asian="normal" style:font-style-complex="normal"/>
    </style:style>
    <style:style style:name="T266" style:family="text">
      <style:text-properties fo:font-style="normal" officeooo:rsid="05cff4a2" style:font-style-asian="normal" style:font-style-complex="normal"/>
    </style:style>
    <style:style style:name="T267" style:family="text">
      <style:text-properties fo:font-style="normal" officeooo:rsid="05d12604" style:font-style-asian="normal" style:font-style-complex="normal"/>
    </style:style>
    <style:style style:name="T268" style:family="text">
      <style:text-properties fo:font-style="normal" officeooo:rsid="05d1a48e" style:font-style-asian="normal" style:font-style-complex="normal"/>
    </style:style>
    <style:style style:name="T269" style:family="text">
      <style:text-properties fo:font-style="normal" officeooo:rsid="05d1c26c" style:font-style-asian="normal" style:font-style-complex="normal"/>
    </style:style>
    <style:style style:name="T270" style:family="text">
      <style:text-properties fo:font-style="normal" officeooo:rsid="05d20c69" style:font-style-asian="normal" style:font-style-complex="normal"/>
    </style:style>
    <style:style style:name="T271" style:family="text">
      <style:text-properties fo:font-style="normal" officeooo:rsid="05d31faf" style:font-style-asian="normal" style:font-style-complex="normal"/>
    </style:style>
    <style:style style:name="T272" style:family="text">
      <style:text-properties fo:font-style="normal" officeooo:rsid="05d35f23" style:font-style-asian="normal" style:font-style-complex="normal"/>
    </style:style>
    <style:style style:name="T273" style:family="text">
      <style:text-properties fo:font-style="normal" officeooo:rsid="05d52c1d" style:font-style-asian="normal" style:font-style-complex="normal"/>
    </style:style>
    <style:style style:name="T274" style:family="text">
      <style:text-properties fo:font-style="normal" officeooo:rsid="05d6c9ca" style:font-style-asian="normal" style:font-style-complex="normal"/>
    </style:style>
    <style:style style:name="T275" style:family="text">
      <style:text-properties fo:font-style="normal" officeooo:rsid="05d7d505" style:font-style-asian="normal" style:font-style-complex="normal"/>
    </style:style>
    <style:style style:name="T276" style:family="text">
      <style:text-properties fo:font-style="normal" officeooo:rsid="05d80498" style:font-style-asian="normal" style:font-style-complex="normal"/>
    </style:style>
    <style:style style:name="T277" style:family="text">
      <style:text-properties fo:font-style="normal" officeooo:rsid="05d94738" style:font-style-asian="normal" style:font-style-complex="normal"/>
    </style:style>
    <style:style style:name="T278" style:family="text">
      <style:text-properties fo:font-style="normal" officeooo:rsid="05dacc44" style:font-style-asian="normal" style:font-style-complex="normal"/>
    </style:style>
    <style:style style:name="T279" style:family="text">
      <style:text-properties fo:font-style="normal" officeooo:rsid="05dae861" style:font-style-asian="normal" style:font-style-complex="normal"/>
    </style:style>
    <style:style style:name="T280" style:family="text">
      <style:text-properties fo:font-style="normal" officeooo:rsid="05dc7859" style:font-style-asian="normal" style:font-style-complex="normal"/>
    </style:style>
    <style:style style:name="T281" style:family="text">
      <style:text-properties fo:font-style="normal" officeooo:rsid="05de5a95" style:font-style-asian="normal" style:font-style-complex="normal"/>
    </style:style>
    <style:style style:name="T282" style:family="text">
      <style:text-properties fo:font-style="normal" officeooo:rsid="05df07e2" style:font-style-asian="normal" style:font-style-complex="normal"/>
    </style:style>
    <style:style style:name="T283" style:family="text">
      <style:text-properties fo:font-style="normal" officeooo:rsid="05df7b81" style:font-style-asian="normal" style:font-style-complex="normal"/>
    </style:style>
    <style:style style:name="T284" style:family="text">
      <style:text-properties fo:font-style="normal" officeooo:rsid="05dff4b1" style:font-style-asian="normal" style:font-style-complex="normal"/>
    </style:style>
    <style:style style:name="T285" style:family="text">
      <style:text-properties fo:font-style="normal" officeooo:rsid="05e0feb5" style:font-style-asian="normal" style:font-style-complex="normal"/>
    </style:style>
    <style:style style:name="T286" style:family="text">
      <style:text-properties fo:font-style="normal" officeooo:rsid="05e13d0a" style:font-style-asian="normal" style:font-style-complex="normal"/>
    </style:style>
    <style:style style:name="T287" style:family="text">
      <style:text-properties fo:font-style="normal" officeooo:rsid="05e16c7b" style:font-style-asian="normal" style:font-style-complex="normal"/>
    </style:style>
    <style:style style:name="T288" style:family="text">
      <style:text-properties fo:font-style="normal" officeooo:rsid="05e2a57d" style:font-style-asian="normal" style:font-style-complex="normal"/>
    </style:style>
    <style:style style:name="T289" style:family="text">
      <style:text-properties fo:font-style="normal" officeooo:rsid="05e3d0aa" style:font-style-asian="normal" style:font-style-complex="normal"/>
    </style:style>
    <style:style style:name="T290" style:family="text">
      <style:text-properties fo:font-style="normal" officeooo:rsid="05e47207" style:font-style-asian="normal" style:font-style-complex="normal"/>
    </style:style>
    <style:style style:name="T291" style:family="text">
      <style:text-properties fo:font-style="normal" officeooo:rsid="05e62aa0" style:font-style-asian="normal" style:font-style-complex="normal"/>
    </style:style>
    <style:style style:name="T292" style:family="text">
      <style:text-properties fo:font-style="normal" officeooo:rsid="05e79957" style:font-style-asian="normal" style:font-style-complex="normal"/>
    </style:style>
    <style:style style:name="T293" style:family="text">
      <style:text-properties fo:font-style="normal" officeooo:rsid="05e7cc16" style:font-style-asian="normal" style:font-style-complex="normal"/>
    </style:style>
    <style:style style:name="T294" style:family="text">
      <style:text-properties fo:font-style="normal" officeooo:rsid="05e92e1d" style:font-style-asian="normal" style:font-style-complex="normal"/>
    </style:style>
    <style:style style:name="T295" style:family="text">
      <style:text-properties fo:font-style="normal" officeooo:rsid="05eaff2e" style:font-style-asian="normal" style:font-style-complex="normal"/>
    </style:style>
    <style:style style:name="T296" style:family="text">
      <style:text-properties fo:font-style="normal" officeooo:rsid="05ec6c34" style:font-style-asian="normal" style:font-style-complex="normal"/>
    </style:style>
    <style:style style:name="T297" style:family="text">
      <style:text-properties fo:font-style="normal" officeooo:rsid="05ed62e3" style:font-style-asian="normal" style:font-style-complex="normal"/>
    </style:style>
    <style:style style:name="T298" style:family="text">
      <style:text-properties fo:font-style="normal" officeooo:rsid="05eea832" style:font-style-asian="normal" style:font-style-complex="normal"/>
    </style:style>
    <style:style style:name="T299" style:family="text">
      <style:text-properties fo:font-style="normal" officeooo:rsid="05eec30f" style:font-style-asian="normal" style:font-style-complex="normal"/>
    </style:style>
    <style:style style:name="T300" style:family="text">
      <style:text-properties fo:font-style="normal" officeooo:rsid="05f07269" style:font-style-asian="normal" style:font-style-complex="normal"/>
    </style:style>
    <style:style style:name="T301" style:family="text">
      <style:text-properties fo:font-style="normal" officeooo:rsid="05f21e9b" style:font-style-asian="normal" style:font-style-complex="normal"/>
    </style:style>
    <style:style style:name="T302" style:family="text">
      <style:text-properties fo:font-style="normal" officeooo:rsid="05f3b95a" style:font-style-asian="normal" style:font-style-complex="normal"/>
    </style:style>
    <style:style style:name="T303" style:family="text">
      <style:text-properties fo:font-style="normal" officeooo:rsid="05f4bf9b" style:font-style-asian="normal" style:font-style-complex="normal"/>
    </style:style>
    <style:style style:name="T304" style:family="text">
      <style:text-properties fo:font-style="normal" officeooo:rsid="05f512ba" style:font-style-asian="normal" style:font-style-complex="normal"/>
    </style:style>
    <style:style style:name="T305" style:family="text">
      <style:text-properties fo:font-style="normal" officeooo:rsid="05f618e0" style:font-style-asian="normal" style:font-style-complex="normal"/>
    </style:style>
    <style:style style:name="T306" style:family="text">
      <style:text-properties fo:font-style="normal" officeooo:rsid="05f7da5a" style:font-style-asian="normal" style:font-style-complex="normal"/>
    </style:style>
    <style:style style:name="T307" style:family="text">
      <style:text-properties fo:font-style="normal" officeooo:rsid="05f9b123" style:font-style-asian="normal" style:font-style-complex="normal"/>
    </style:style>
    <style:style style:name="T308" style:family="text">
      <style:text-properties fo:font-style="normal" officeooo:rsid="05fa28da" style:font-style-asian="normal" style:font-style-complex="normal"/>
    </style:style>
    <style:style style:name="T309" style:family="text">
      <style:text-properties fo:font-style="normal" officeooo:rsid="05fb0f46" style:font-style-asian="normal" style:font-style-complex="normal"/>
    </style:style>
    <style:style style:name="T310" style:family="text">
      <style:text-properties fo:font-style="normal" officeooo:rsid="05fbb574" style:font-style-asian="normal" style:font-style-complex="normal"/>
    </style:style>
    <style:style style:name="T311" style:family="text">
      <style:text-properties fo:font-style="normal" officeooo:rsid="05fd1245" style:font-style-asian="normal" style:font-style-complex="normal"/>
    </style:style>
    <style:style style:name="T312" style:family="text">
      <style:text-properties fo:font-style="normal" officeooo:rsid="05fd7b8a" style:font-style-asian="normal" style:font-style-complex="normal"/>
    </style:style>
    <style:style style:name="T313" style:family="text">
      <style:text-properties fo:font-style="normal" officeooo:rsid="05fe5d2f" style:font-style-asian="normal" style:font-style-complex="normal"/>
    </style:style>
    <style:style style:name="T314" style:family="text">
      <style:text-properties fo:font-style="normal" officeooo:rsid="05ff9d56" style:font-style-asian="normal" style:font-style-complex="normal"/>
    </style:style>
    <style:style style:name="T315" style:family="text">
      <style:text-properties fo:font-style="normal" style:text-underline-style="none" fo:font-weight="normal" style:font-style-asian="normal" style:font-weight-asian="normal" style:font-style-complex="normal" style:font-weight-complex="normal"/>
    </style:style>
    <style:style style:name="T316" style:family="text">
      <style:text-properties fo:font-style="normal" style:text-underline-style="none" fo:font-weight="normal" officeooo:rsid="0019f43d" style:font-style-asian="normal" style:font-weight-asian="normal" style:font-style-complex="normal" style:font-weight-complex="normal"/>
    </style:style>
    <style:style style:name="T317" style:family="text">
      <style:text-properties fo:font-style="normal" style:text-underline-style="none" fo:font-weight="normal" officeooo:rsid="0be5b930" style:font-style-asian="normal" style:font-weight-asian="normal" style:font-style-complex="normal" style:font-weight-complex="normal"/>
    </style:style>
    <style:style style:name="T318" style:family="text">
      <style:text-properties fo:font-style="normal" style:text-underline-style="none" fo:font-weight="normal" officeooo:rsid="0be9051c" style:font-style-asian="normal" style:font-weight-asian="normal" style:font-style-complex="normal" style:font-weight-complex="normal"/>
    </style:style>
    <style:style style:name="T319" style:family="text">
      <style:text-properties fo:font-style="normal" style:text-underline-style="none" fo:font-weight="normal" officeooo:rsid="0beff130" style:font-style-asian="normal" style:font-weight-asian="normal" style:font-style-complex="normal" style:font-weight-complex="normal"/>
    </style:style>
    <style:style style:name="T320" style:family="text">
      <style:text-properties fo:font-style="normal" style:text-underline-style="none" fo:font-weight="normal" officeooo:rsid="0bf240c2" style:font-style-asian="normal" style:font-weight-asian="normal" style:font-style-complex="normal" style:font-weight-complex="normal"/>
    </style:style>
    <style:style style:name="T321" style:family="text">
      <style:text-properties fo:font-style="normal" style:text-underline-style="none" fo:font-weight="normal" officeooo:rsid="0bf25162" style:font-style-asian="normal" style:font-weight-asian="normal" style:font-style-complex="normal" style:font-weight-complex="normal"/>
    </style:style>
    <style:style style:name="T322" style:family="text">
      <style:text-properties fo:font-style="normal" style:text-underline-style="none" fo:font-weight="normal" officeooo:rsid="0bf2d994" style:font-style-asian="normal" style:font-weight-asian="normal" style:font-style-complex="normal" style:font-weight-complex="normal"/>
    </style:style>
    <style:style style:name="T323" style:family="text">
      <style:text-properties fo:font-style="normal" style:text-underline-style="none" fo:font-weight="normal" officeooo:rsid="0bf4b295" style:font-style-asian="normal" style:font-weight-asian="normal" style:font-style-complex="normal" style:font-weight-complex="normal"/>
    </style:style>
    <style:style style:name="T324" style:family="text">
      <style:text-properties fo:font-style="normal" style:text-underline-style="none" fo:font-weight="normal" officeooo:rsid="0bf63669" style:font-style-asian="normal" style:font-weight-asian="normal" style:font-style-complex="normal" style:font-weight-complex="normal"/>
    </style:style>
    <style:style style:name="T325" style:family="text">
      <style:text-properties fo:font-style="normal" style:text-underline-style="none" fo:font-weight="normal" officeooo:rsid="0bf6a7f8" style:font-style-asian="normal" style:font-weight-asian="normal" style:font-style-complex="normal" style:font-weight-complex="normal"/>
    </style:style>
    <style:style style:name="T326" style:family="text">
      <style:text-properties fo:font-style="normal" style:text-underline-style="none" fo:font-weight="normal" officeooo:rsid="0bf6cfb6" style:font-style-asian="normal" style:font-weight-asian="normal" style:font-style-complex="normal" style:font-weight-complex="normal"/>
    </style:style>
    <style:style style:name="T327" style:family="text">
      <style:text-properties fo:font-style="normal" style:text-underline-style="none" fo:font-weight="normal" officeooo:rsid="0bf88250" style:font-style-asian="normal" style:font-weight-asian="normal" style:font-style-complex="normal" style:font-weight-complex="normal"/>
    </style:style>
    <style:style style:name="T328" style:family="text">
      <style:text-properties fo:font-style="normal" style:text-underline-style="none" fo:font-weight="normal" officeooo:rsid="0bf944a0" style:font-style-asian="normal" style:font-weight-asian="normal" style:font-style-complex="normal" style:font-weight-complex="normal"/>
    </style:style>
    <style:style style:name="T329" style:family="text">
      <style:text-properties fo:font-style="normal" style:text-underline-style="none" fo:font-weight="normal" officeooo:rsid="0bfa3d2e" style:font-style-asian="normal" style:font-weight-asian="normal" style:font-style-complex="normal" style:font-weight-complex="normal"/>
    </style:style>
    <style:style style:name="T330" style:family="text">
      <style:text-properties fo:font-style="normal" style:text-underline-style="none" fo:font-weight="normal" officeooo:rsid="0bfbc0b3" style:font-style-asian="normal" style:font-weight-asian="normal" style:font-style-complex="normal" style:font-weight-complex="normal"/>
    </style:style>
    <style:style style:name="T331" style:family="text">
      <style:text-properties fo:font-style="normal" style:text-underline-style="none" fo:font-weight="normal" officeooo:rsid="0bfcd6ef" style:font-style-asian="normal" style:font-weight-asian="normal" style:font-style-complex="normal" style:font-weight-complex="normal"/>
    </style:style>
    <style:style style:name="T332" style:family="text">
      <style:text-properties fo:font-style="normal" style:text-underline-style="none" fo:font-weight="normal" officeooo:rsid="0bfd7459" style:font-style-asian="normal" style:font-weight-asian="normal" style:font-style-complex="normal" style:font-weight-complex="normal"/>
    </style:style>
    <style:style style:name="T333" style:family="text">
      <style:text-properties fo:font-style="normal" style:text-underline-style="none" fo:font-weight="normal" officeooo:rsid="0bfd9583" style:font-style-asian="normal" style:font-weight-asian="normal" style:font-style-complex="normal" style:font-weight-complex="normal"/>
    </style:style>
    <style:style style:name="T334" style:family="text">
      <style:text-properties fo:font-style="normal" style:text-underline-style="none" fo:font-weight="normal" officeooo:rsid="0bfec1b1" style:font-style-asian="normal" style:font-weight-asian="normal" style:font-style-complex="normal" style:font-weight-complex="normal"/>
    </style:style>
    <style:style style:name="T335" style:family="text">
      <style:text-properties fo:font-style="normal" style:text-underline-style="none" fo:font-weight="normal" officeooo:rsid="0c0096c4" style:font-style-asian="normal" style:font-weight-asian="normal" style:font-style-complex="normal" style:font-weight-complex="normal"/>
    </style:style>
    <style:style style:name="T336" style:family="text">
      <style:text-properties fo:font-style="normal" style:text-underline-style="none" fo:font-weight="normal" officeooo:rsid="0c021268" style:font-style-asian="normal" style:font-weight-asian="normal" style:font-style-complex="normal" style:font-weight-complex="normal"/>
    </style:style>
    <style:style style:name="T337" style:family="text">
      <style:text-properties fo:font-style="normal" style:text-underline-style="none" fo:font-weight="normal" officeooo:rsid="0c02622f" style:font-style-asian="normal" style:font-weight-asian="normal" style:font-style-complex="normal" style:font-weight-complex="normal"/>
    </style:style>
    <style:style style:name="T338" style:family="text">
      <style:text-properties fo:font-style="normal" style:text-underline-style="none" fo:font-weight="normal" officeooo:rsid="0c038ae1" style:font-style-asian="normal" style:font-weight-asian="normal" style:font-style-complex="normal" style:font-weight-complex="normal"/>
    </style:style>
    <style:style style:name="T339" style:family="text">
      <style:text-properties fo:font-style="normal" style:text-underline-style="none" fo:font-weight="normal" officeooo:rsid="0c040c33" style:font-style-asian="normal" style:font-weight-asian="normal" style:font-style-complex="normal" style:font-weight-complex="normal"/>
    </style:style>
    <style:style style:name="T340" style:family="text">
      <style:text-properties fo:font-style="normal" style:text-underline-style="none" fo:font-weight="normal" officeooo:rsid="0c04ab23" style:font-style-asian="normal" style:font-weight-asian="normal" style:font-style-complex="normal" style:font-weight-complex="normal"/>
    </style:style>
    <style:style style:name="T341" style:family="text">
      <style:text-properties fo:font-style="normal" style:text-underline-style="none" fo:font-weight="normal" officeooo:rsid="0c055e33" style:font-style-asian="normal" style:font-weight-asian="normal" style:font-style-complex="normal" style:font-weight-complex="normal"/>
    </style:style>
    <style:style style:name="T342" style:family="text">
      <style:text-properties fo:font-style="normal" style:text-underline-style="none" fo:font-weight="normal" officeooo:rsid="0c06d36b" style:font-style-asian="normal" style:font-weight-asian="normal" style:font-style-complex="normal" style:font-weight-complex="normal"/>
    </style:style>
    <style:style style:name="T343" style:family="text">
      <style:text-properties fo:font-style="normal" style:text-underline-style="none" fo:font-weight="normal" officeooo:rsid="0c083583" style:font-style-asian="normal" style:font-weight-asian="normal" style:font-style-complex="normal" style:font-weight-complex="normal"/>
    </style:style>
    <style:style style:name="T344" style:family="text">
      <style:text-properties fo:font-style="normal" style:text-underline-style="none" fo:font-weight="normal" officeooo:rsid="0c09648a" style:font-style-asian="normal" style:font-weight-asian="normal" style:font-style-complex="normal" style:font-weight-complex="normal"/>
    </style:style>
    <style:style style:name="T345" style:family="text">
      <style:text-properties fo:font-style="normal" style:text-underline-style="none" fo:font-weight="normal" officeooo:rsid="0c0ab349" style:font-style-asian="normal" style:font-weight-asian="normal" style:font-style-complex="normal" style:font-weight-complex="normal"/>
    </style:style>
    <style:style style:name="T346" style:family="text">
      <style:text-properties fo:font-style="normal" style:text-underline-style="none" fo:font-weight="normal" officeooo:rsid="0c0b6783" style:font-style-asian="normal" style:font-weight-asian="normal" style:font-style-complex="normal" style:font-weight-complex="normal"/>
    </style:style>
    <style:style style:name="T347" style:family="text">
      <style:text-properties fo:font-style="normal" style:text-underline-style="none" fo:font-weight="normal" officeooo:rsid="0c0c66aa" style:font-style-asian="normal" style:font-weight-asian="normal" style:font-style-complex="normal" style:font-weight-complex="normal"/>
    </style:style>
    <style:style style:name="T348" style:family="text">
      <style:text-properties fo:font-style="normal" style:text-underline-style="none" fo:font-weight="normal" officeooo:rsid="0c0ccfa0" style:font-style-asian="normal" style:font-weight-asian="normal" style:font-style-complex="normal" style:font-weight-complex="normal"/>
    </style:style>
    <style:style style:name="T349" style:family="text">
      <style:text-properties fo:font-style="normal" style:text-underline-style="none" fo:font-weight="normal" officeooo:rsid="0c0ec435" style:font-style-asian="normal" style:font-weight-asian="normal" style:font-style-complex="normal" style:font-weight-complex="normal"/>
    </style:style>
    <style:style style:name="T350" style:family="text">
      <style:text-properties fo:font-style="normal" style:text-underline-style="none" fo:font-weight="normal" officeooo:rsid="0c10c3d4" style:font-style-asian="normal" style:font-weight-asian="normal" style:font-style-complex="normal" style:font-weight-complex="normal"/>
    </style:style>
    <style:style style:name="T351" style:family="text">
      <style:text-properties fo:font-style="normal" style:text-underline-style="none" fo:font-weight="normal" officeooo:rsid="0c11a323" style:font-style-asian="normal" style:font-weight-asian="normal" style:font-style-complex="normal" style:font-weight-complex="normal"/>
    </style:style>
    <style:style style:name="T352" style:family="text">
      <style:text-properties fo:font-style="normal" style:text-underline-style="none" fo:font-weight="normal" officeooo:rsid="0c13392a" style:font-style-asian="normal" style:font-weight-asian="normal" style:font-style-complex="normal" style:font-weight-complex="normal"/>
    </style:style>
    <style:style style:name="T353" style:family="text">
      <style:text-properties fo:font-style="normal" style:text-underline-style="none" fo:font-weight="normal" officeooo:rsid="0c146d5c" style:font-style-asian="normal" style:font-weight-asian="normal" style:font-style-complex="normal" style:font-weight-complex="normal"/>
    </style:style>
    <style:style style:name="T354" style:family="text">
      <style:text-properties fo:font-style="normal" style:text-underline-style="none" fo:font-weight="normal" officeooo:rsid="0c151317" style:font-style-asian="normal" style:font-weight-asian="normal" style:font-style-complex="normal" style:font-weight-complex="normal"/>
    </style:style>
    <style:style style:name="T355" style:family="text">
      <style:text-properties fo:font-style="normal" style:text-underline-style="none" fo:font-weight="normal" officeooo:rsid="0c15664c" style:font-style-asian="normal" style:font-weight-asian="normal" style:font-style-complex="normal" style:font-weight-complex="normal"/>
    </style:style>
    <style:style style:name="T356" style:family="text">
      <style:text-properties fo:font-style="normal" style:text-underline-style="none" fo:font-weight="normal" officeooo:rsid="0c165085" style:font-style-asian="normal" style:font-weight-asian="normal" style:font-style-complex="normal" style:font-weight-complex="normal"/>
    </style:style>
    <style:style style:name="T357" style:family="text">
      <style:text-properties fo:font-style="normal" style:text-underline-style="none" fo:font-weight="normal" officeooo:rsid="0c17741d" style:font-style-asian="normal" style:font-weight-asian="normal" style:font-style-complex="normal" style:font-weight-complex="normal"/>
    </style:style>
    <style:style style:name="T358" style:family="text">
      <style:text-properties fo:font-style="normal" style:text-underline-style="none" fo:font-weight="normal" officeooo:rsid="0c183b27" style:font-style-asian="normal" style:font-weight-asian="normal" style:font-style-complex="normal" style:font-weight-complex="normal"/>
    </style:style>
    <style:style style:name="T359" style:family="text">
      <style:text-properties fo:font-style="normal" style:text-underline-style="none" fo:font-weight="normal" officeooo:rsid="0c197bc1" style:font-style-asian="normal" style:font-weight-asian="normal" style:font-style-complex="normal" style:font-weight-complex="normal"/>
    </style:style>
    <style:style style:name="T360" style:family="text">
      <style:text-properties fo:font-style="normal" style:text-underline-style="none" fo:font-weight="normal" officeooo:rsid="0c1ab50f" style:font-style-asian="normal" style:font-weight-asian="normal" style:font-style-complex="normal" style:font-weight-complex="normal"/>
    </style:style>
    <style:style style:name="T361" style:family="text">
      <style:text-properties fo:font-style="normal" style:text-underline-style="none" fo:font-weight="normal" officeooo:rsid="0c1c9d21" style:font-style-asian="normal" style:font-weight-asian="normal" style:font-style-complex="normal" style:font-weight-complex="normal"/>
    </style:style>
    <style:style style:name="T362" style:family="text">
      <style:text-properties fo:font-style="normal" style:text-underline-style="none" fo:font-weight="normal" officeooo:rsid="0c1dbd9d" style:font-style-asian="normal" style:font-weight-asian="normal" style:font-style-complex="normal" style:font-weight-complex="normal"/>
    </style:style>
    <style:style style:name="T363" style:family="text">
      <style:text-properties fo:font-style="normal" style:text-underline-style="none" fo:font-weight="normal" officeooo:rsid="0c1e5c3d" style:font-style-asian="normal" style:font-weight-asian="normal" style:font-style-complex="normal" style:font-weight-complex="normal"/>
    </style:style>
    <style:style style:name="T364" style:family="text">
      <style:text-properties fo:font-style="normal" style:text-underline-style="none" fo:font-weight="normal" officeooo:rsid="0c20559a" style:font-style-asian="normal" style:font-weight-asian="normal" style:font-style-complex="normal" style:font-weight-complex="normal"/>
    </style:style>
    <style:style style:name="T365" style:family="text">
      <style:text-properties fo:font-style="normal" style:text-underline-style="none" fo:font-weight="normal" officeooo:rsid="0c221f35" style:font-style-asian="normal" style:font-weight-asian="normal" style:font-style-complex="normal" style:font-weight-complex="normal"/>
    </style:style>
    <style:style style:name="T366" style:family="text">
      <style:text-properties fo:font-style="normal" style:text-underline-style="none" fo:font-weight="normal" officeooo:rsid="0c233110" style:font-style-asian="normal" style:font-weight-asian="normal" style:font-style-complex="normal" style:font-weight-complex="normal"/>
    </style:style>
    <style:style style:name="T367" style:family="text">
      <style:text-properties fo:font-style="normal" style:text-underline-style="none" fo:font-weight="normal" officeooo:rsid="0c23b712" style:font-style-asian="normal" style:font-weight-asian="normal" style:font-style-complex="normal" style:font-weight-complex="normal"/>
    </style:style>
    <style:style style:name="T368" style:family="text">
      <style:text-properties fo:font-style="normal" style:text-underline-style="none" fo:font-weight="normal" officeooo:rsid="0c2514d1" style:font-style-asian="normal" style:font-weight-asian="normal" style:font-style-complex="normal" style:font-weight-complex="normal"/>
    </style:style>
    <style:style style:name="T369" style:family="text">
      <style:text-properties fo:font-style="normal" style:text-underline-style="none" fo:font-weight="normal" officeooo:rsid="0c2638b4" style:font-style-asian="normal" style:font-weight-asian="normal" style:font-style-complex="normal" style:font-weight-complex="normal"/>
    </style:style>
    <style:style style:name="T370" style:family="text">
      <style:text-properties fo:font-style="normal" style:text-underline-style="none" fo:font-weight="normal" officeooo:rsid="0c27675a" style:font-style-asian="normal" style:font-weight-asian="normal" style:font-style-complex="normal" style:font-weight-complex="normal"/>
    </style:style>
    <style:style style:name="T371" style:family="text">
      <style:text-properties fo:font-style="normal" style:text-underline-style="none" fo:font-weight="normal" officeooo:rsid="0c28367c" style:font-style-asian="normal" style:font-weight-asian="normal" style:font-style-complex="normal" style:font-weight-complex="normal"/>
    </style:style>
    <style:style style:name="T372" style:family="text">
      <style:text-properties fo:font-style="normal" style:text-underline-style="none" fo:font-weight="normal" officeooo:rsid="0c284d1e" style:font-style-asian="normal" style:font-weight-asian="normal" style:font-style-complex="normal" style:font-weight-complex="normal"/>
    </style:style>
    <style:style style:name="T373" style:family="text">
      <style:text-properties fo:font-style="normal" style:text-underline-style="none" fo:font-weight="normal" officeooo:rsid="0c293422" style:font-style-asian="normal" style:font-weight-asian="normal" style:font-style-complex="normal" style:font-weight-complex="normal"/>
    </style:style>
    <style:style style:name="T374" style:family="text">
      <style:text-properties fo:font-style="normal" style:text-underline-style="none" fo:font-weight="normal" officeooo:rsid="0c2b847e" style:font-style-asian="normal" style:font-weight-asian="normal" style:font-style-complex="normal" style:font-weight-complex="normal"/>
    </style:style>
    <style:style style:name="T375" style:family="text">
      <style:text-properties fo:font-style="normal" style:text-underline-style="none" fo:font-weight="normal" officeooo:rsid="0c2c7672" style:font-style-asian="normal" style:font-weight-asian="normal" style:font-style-complex="normal" style:font-weight-complex="normal"/>
    </style:style>
    <style:style style:name="T376" style:family="text">
      <style:text-properties fo:font-style="normal" style:text-underline-style="none" fo:font-weight="normal" officeooo:rsid="0c2cfdd9" style:font-style-asian="normal" style:font-weight-asian="normal" style:font-style-complex="normal" style:font-weight-complex="normal"/>
    </style:style>
    <style:style style:name="T377" style:family="text">
      <style:text-properties fo:font-style="normal" style:text-underline-style="none" fo:font-weight="normal" officeooo:rsid="0c2d2582" style:font-style-asian="normal" style:font-weight-asian="normal" style:font-style-complex="normal" style:font-weight-complex="normal"/>
    </style:style>
    <style:style style:name="T378" style:family="text">
      <style:text-properties fo:font-style="normal" style:text-underline-style="none" fo:font-weight="normal" officeooo:rsid="0c2d2663" style:font-style-asian="normal" style:font-weight-asian="normal" style:font-style-complex="normal" style:font-weight-complex="normal"/>
    </style:style>
    <style:style style:name="T379" style:family="text">
      <style:text-properties fo:font-style="normal" style:text-underline-style="none" fo:font-weight="normal" officeooo:rsid="0c2eae55" style:font-style-asian="normal" style:font-weight-asian="normal" style:font-style-complex="normal" style:font-weight-complex="normal"/>
    </style:style>
    <style:style style:name="T380" style:family="text">
      <style:text-properties fo:font-style="normal" style:text-underline-style="none" fo:font-weight="normal" officeooo:rsid="0c2f1fcc" style:font-style-asian="normal" style:font-weight-asian="normal" style:font-style-complex="normal" style:font-weight-complex="normal"/>
    </style:style>
    <style:style style:name="T381" style:family="text">
      <style:text-properties fo:font-style="normal" style:text-underline-style="none" fo:font-weight="normal" officeooo:rsid="0c30a8e6" style:font-style-asian="normal" style:font-weight-asian="normal" style:font-style-complex="normal" style:font-weight-complex="normal"/>
    </style:style>
    <style:style style:name="T382" style:family="text">
      <style:text-properties fo:font-style="normal" style:text-underline-style="none" fo:font-weight="normal" officeooo:rsid="0c328211" style:font-style-asian="normal" style:font-weight-asian="normal" style:font-style-complex="normal" style:font-weight-complex="normal"/>
    </style:style>
    <style:style style:name="T383" style:family="text">
      <style:text-properties fo:font-style="normal" style:text-underline-style="none" fo:font-weight="normal" officeooo:rsid="0c3360e9" style:font-style-asian="normal" style:font-weight-asian="normal" style:font-style-complex="normal" style:font-weight-complex="normal"/>
    </style:style>
    <style:style style:name="T384" style:family="text">
      <style:text-properties fo:font-style="normal" style:text-underline-style="none" fo:font-weight="normal" officeooo:rsid="0c353bd1" style:font-style-asian="normal" style:font-weight-asian="normal" style:font-style-complex="normal" style:font-weight-complex="normal"/>
    </style:style>
    <style:style style:name="T385" style:family="text">
      <style:text-properties fo:font-style="normal" style:text-underline-style="none" fo:font-weight="normal" officeooo:rsid="0c37186f" style:font-style-asian="normal" style:font-weight-asian="normal" style:font-style-complex="normal" style:font-weight-complex="normal"/>
    </style:style>
    <style:style style:name="T386" style:family="text">
      <style:text-properties fo:font-style="normal" style:text-underline-style="none" fo:font-weight="normal" officeooo:rsid="0c378d8a" style:font-style-asian="normal" style:font-weight-asian="normal" style:font-style-complex="normal" style:font-weight-complex="normal"/>
    </style:style>
    <style:style style:name="T387" style:family="text">
      <style:text-properties fo:font-style="normal" style:text-underline-style="none" fo:font-weight="normal" officeooo:rsid="0c38b94b" style:font-style-asian="normal" style:font-weight-asian="normal" style:font-style-complex="normal" style:font-weight-complex="normal"/>
    </style:style>
    <style:style style:name="T388" style:family="text">
      <style:text-properties fo:font-style="normal" style:text-underline-style="none" fo:font-weight="normal" officeooo:rsid="0c3a5a4f" style:font-style-asian="normal" style:font-weight-asian="normal" style:font-style-complex="normal" style:font-weight-complex="normal"/>
    </style:style>
    <style:style style:name="T389" style:family="text">
      <style:text-properties fo:font-style="normal" style:text-underline-style="none" fo:font-weight="normal" officeooo:rsid="0c3bbf8a" style:font-style-asian="normal" style:font-weight-asian="normal" style:font-style-complex="normal" style:font-weight-complex="normal"/>
    </style:style>
    <style:style style:name="T390" style:family="text">
      <style:text-properties fo:font-style="normal" style:text-underline-style="none" fo:font-weight="normal" officeooo:rsid="0c3c6880" style:font-style-asian="normal" style:font-weight-asian="normal" style:font-style-complex="normal" style:font-weight-complex="normal"/>
    </style:style>
    <style:style style:name="T391" style:family="text">
      <style:text-properties fo:font-style="normal" style:text-underline-style="none" fo:font-weight="normal" officeooo:rsid="0c3db86d" style:font-style-asian="normal" style:font-weight-asian="normal" style:font-style-complex="normal" style:font-weight-complex="normal"/>
    </style:style>
    <style:style style:name="T392" style:family="text">
      <style:text-properties fo:font-style="normal" style:text-underline-style="none" fo:font-weight="normal" officeooo:rsid="0c3e0ebd" style:font-style-asian="normal" style:font-weight-asian="normal" style:font-style-complex="normal" style:font-weight-complex="normal"/>
    </style:style>
    <style:style style:name="T393" style:family="text">
      <style:text-properties fo:font-style="normal" style:text-underline-style="none" fo:font-weight="normal" officeooo:rsid="0c3e46c0" style:font-style-asian="normal" style:font-weight-asian="normal" style:font-style-complex="normal" style:font-weight-complex="normal"/>
    </style:style>
    <style:style style:name="T394" style:family="text">
      <style:text-properties fo:font-style="normal" style:text-underline-style="none" fo:font-weight="normal" officeooo:rsid="0c3f503f" style:font-style-asian="normal" style:font-weight-asian="normal" style:font-style-complex="normal" style:font-weight-complex="normal"/>
    </style:style>
    <style:style style:name="T395" style:family="text">
      <style:text-properties fo:font-weight="normal" style:font-weight-asian="normal" style:font-weight-complex="normal"/>
    </style:style>
    <style:style style:name="T396" style:family="text">
      <style:text-properties fo:font-weight="normal" officeooo:rsid="0019f43d" style:font-weight-asian="normal" style:font-weight-complex="normal"/>
    </style:style>
    <style:style style:name="T397" style:family="text">
      <style:text-properties fo:font-weight="normal" officeooo:rsid="063bf5bb" style:font-weight-asian="normal" style:font-weight-complex="normal"/>
    </style:style>
    <style:style style:name="T398" style:family="text">
      <style:text-properties fo:font-weight="normal" officeooo:rsid="063ccbf0" style:font-weight-asian="normal" style:font-weight-complex="normal"/>
    </style:style>
    <style:style style:name="T399" style:family="text">
      <style:text-properties fo:font-weight="normal" officeooo:rsid="063e45c6" style:font-weight-asian="normal" style:font-weight-complex="normal"/>
    </style:style>
    <style:style style:name="T400" style:family="text">
      <style:text-properties fo:font-weight="normal" officeooo:rsid="0640160f" style:font-weight-asian="normal" style:font-weight-complex="normal"/>
    </style:style>
    <style:style style:name="T401" style:family="text">
      <style:text-properties fo:font-weight="normal" officeooo:rsid="064050db" style:font-weight-asian="normal" style:font-weight-complex="normal"/>
    </style:style>
    <style:style style:name="T402" style:family="text">
      <style:text-properties fo:font-weight="normal" officeooo:rsid="0641ce9c" style:font-weight-asian="normal" style:font-weight-complex="normal"/>
    </style:style>
    <style:style style:name="T403" style:family="text">
      <style:text-properties fo:font-weight="normal" officeooo:rsid="0641fbf5" style:font-weight-asian="normal" style:font-weight-complex="normal"/>
    </style:style>
    <style:style style:name="T404" style:family="text">
      <style:text-properties fo:font-weight="normal" officeooo:rsid="0642b0b2" style:font-weight-asian="normal" style:font-weight-complex="normal"/>
    </style:style>
    <style:style style:name="T405" style:family="text">
      <style:text-properties fo:font-weight="normal" officeooo:rsid="06437b05" style:font-weight-asian="normal" style:font-weight-complex="normal"/>
    </style:style>
    <style:style style:name="T406" style:family="text">
      <style:text-properties fo:font-weight="normal" officeooo:rsid="06449e8e" style:font-weight-asian="normal" style:font-weight-complex="normal"/>
    </style:style>
    <style:style style:name="T407" style:family="text">
      <style:text-properties fo:font-weight="normal" officeooo:rsid="064504ab" style:font-weight-asian="normal" style:font-weight-complex="normal"/>
    </style:style>
    <style:style style:name="T408" style:family="text">
      <style:text-properties fo:font-weight="normal" officeooo:rsid="0645794c" style:font-weight-asian="normal" style:font-weight-complex="normal"/>
    </style:style>
    <style:style style:name="T409" style:family="text">
      <style:text-properties fo:font-weight="normal" officeooo:rsid="0645aace" style:font-weight-asian="normal" style:font-weight-complex="normal"/>
    </style:style>
    <style:style style:name="T410" style:family="text">
      <style:text-properties fo:font-weight="normal" officeooo:rsid="0647518e" style:font-weight-asian="normal" style:font-weight-complex="normal"/>
    </style:style>
    <style:style style:name="T411" style:family="text">
      <style:text-properties fo:font-weight="normal" officeooo:rsid="06483942" style:font-weight-asian="normal" style:font-weight-complex="normal"/>
    </style:style>
    <style:style style:name="T412" style:family="text">
      <style:text-properties fo:font-weight="normal" officeooo:rsid="0648fda2" style:font-weight-asian="normal" style:font-weight-complex="normal"/>
    </style:style>
    <style:style style:name="T413" style:family="text">
      <style:text-properties fo:font-weight="normal" officeooo:rsid="064a5f79" style:font-weight-asian="normal" style:font-weight-complex="normal"/>
    </style:style>
    <style:style style:name="T414" style:family="text">
      <style:text-properties fo:font-weight="normal" officeooo:rsid="064bba1a" style:font-weight-asian="normal" style:font-weight-complex="normal"/>
    </style:style>
    <style:style style:name="T415" style:family="text">
      <style:text-properties fo:font-weight="normal" officeooo:rsid="064d2cce" style:font-weight-asian="normal" style:font-weight-complex="normal"/>
    </style:style>
    <style:style style:name="T416" style:family="text">
      <style:text-properties fo:font-weight="normal" officeooo:rsid="064e5712" style:font-weight-asian="normal" style:font-weight-complex="normal"/>
    </style:style>
    <style:style style:name="T417" style:family="text">
      <style:text-properties fo:font-weight="normal" officeooo:rsid="064f5eef" style:font-weight-asian="normal" style:font-weight-complex="normal"/>
    </style:style>
    <style:style style:name="T418" style:family="text">
      <style:text-properties fo:font-weight="normal" officeooo:rsid="064fe18b" style:font-weight-asian="normal" style:font-weight-complex="normal"/>
    </style:style>
    <style:style style:name="T419" style:family="text">
      <style:text-properties fo:font-weight="normal" officeooo:rsid="0650e0fa" style:font-weight-asian="normal" style:font-weight-complex="normal"/>
    </style:style>
    <style:style style:name="T420" style:family="text">
      <style:text-properties fo:font-weight="normal" officeooo:rsid="06521274" style:font-weight-asian="normal" style:font-weight-complex="normal"/>
    </style:style>
    <style:style style:name="T421" style:family="text">
      <style:text-properties fo:font-weight="normal" officeooo:rsid="0653c41a" style:font-weight-asian="normal" style:font-weight-complex="normal"/>
    </style:style>
    <style:style style:name="T422" style:family="text">
      <style:text-properties fo:font-weight="normal" officeooo:rsid="0653f9af" style:font-weight-asian="normal" style:font-weight-complex="normal"/>
    </style:style>
    <style:style style:name="T423" style:family="text">
      <style:text-properties fo:font-weight="normal" officeooo:rsid="06547a4e" style:font-weight-asian="normal" style:font-weight-complex="normal"/>
    </style:style>
    <style:style style:name="T424" style:family="text">
      <style:text-properties fo:font-weight="normal" officeooo:rsid="06550146" style:font-weight-asian="normal" style:font-weight-complex="normal"/>
    </style:style>
    <style:style style:name="T425" style:family="text">
      <style:text-properties fo:font-weight="normal" officeooo:rsid="065609f2" style:font-weight-asian="normal" style:font-weight-complex="normal"/>
    </style:style>
    <style:style style:name="T426" style:family="text">
      <style:text-properties fo:font-weight="normal" officeooo:rsid="0657649b" style:font-weight-asian="normal" style:font-weight-complex="normal"/>
    </style:style>
    <style:style style:name="T427" style:family="text">
      <style:text-properties fo:font-weight="normal" officeooo:rsid="06582940" style:font-weight-asian="normal" style:font-weight-complex="normal"/>
    </style:style>
    <style:style style:name="T428" style:family="text">
      <style:text-properties fo:font-weight="normal" officeooo:rsid="065b4b3d" style:font-weight-asian="normal" style:font-weight-complex="normal"/>
    </style:style>
    <style:style style:name="T429" style:family="text">
      <style:text-properties fo:font-weight="normal" officeooo:rsid="065b874a" style:font-weight-asian="normal" style:font-weight-complex="normal"/>
    </style:style>
    <style:style style:name="T430" style:family="text">
      <style:text-properties fo:font-weight="normal" officeooo:rsid="065bc26f" style:font-weight-asian="normal" style:font-weight-complex="normal"/>
    </style:style>
    <style:style style:name="T431" style:family="text">
      <style:text-properties fo:font-weight="normal" officeooo:rsid="065c36db" style:font-weight-asian="normal" style:font-weight-complex="normal"/>
    </style:style>
    <style:style style:name="T432" style:family="text">
      <style:text-properties fo:font-weight="normal" officeooo:rsid="065ccdaf" style:font-weight-asian="normal" style:font-weight-complex="normal"/>
    </style:style>
    <style:style style:name="T433" style:family="text">
      <style:text-properties fo:font-weight="normal" officeooo:rsid="065d1196" style:font-weight-asian="normal" style:font-weight-complex="normal"/>
    </style:style>
    <style:style style:name="T434" style:family="text">
      <style:text-properties fo:font-weight="normal" officeooo:rsid="065f5f30" style:font-weight-asian="normal" style:font-weight-complex="normal"/>
    </style:style>
    <style:style style:name="T435" style:family="text">
      <style:text-properties fo:font-weight="normal" officeooo:rsid="065f9fe1" style:font-weight-asian="normal" style:font-weight-complex="normal"/>
    </style:style>
    <style:style style:name="T436" style:family="text">
      <style:text-properties fo:font-weight="normal" officeooo:rsid="06600103" style:font-weight-asian="normal" style:font-weight-complex="normal"/>
    </style:style>
    <style:style style:name="T437" style:family="text">
      <style:text-properties fo:font-weight="normal" officeooo:rsid="0663b68a" style:font-weight-asian="normal" style:font-weight-complex="normal"/>
    </style:style>
    <style:style style:name="T438" style:family="text">
      <style:text-properties fo:font-weight="normal" officeooo:rsid="0663fd71" style:font-weight-asian="normal" style:font-weight-complex="normal"/>
    </style:style>
    <style:style style:name="T439" style:family="text">
      <style:text-properties fo:font-weight="normal" officeooo:rsid="0664e21a" style:font-weight-asian="normal" style:font-weight-complex="normal"/>
    </style:style>
    <style:style style:name="T440" style:family="text">
      <style:text-properties fo:font-weight="normal" officeooo:rsid="06668ee2" style:font-weight-asian="normal" style:font-weight-complex="normal"/>
    </style:style>
    <style:style style:name="T441" style:family="text">
      <style:text-properties fo:font-weight="normal" officeooo:rsid="0667e71b" style:font-weight-asian="normal" style:font-weight-complex="normal"/>
    </style:style>
    <style:style style:name="T442" style:family="text">
      <style:text-properties fo:font-weight="normal" officeooo:rsid="0668d107" style:font-weight-asian="normal" style:font-weight-complex="normal"/>
    </style:style>
    <style:style style:name="T443" style:family="text">
      <style:text-properties fo:font-weight="normal" officeooo:rsid="066a7da1" style:font-weight-asian="normal" style:font-weight-complex="normal"/>
    </style:style>
    <style:style style:name="T444" style:family="text">
      <style:text-properties fo:font-weight="normal" officeooo:rsid="066a9ea2" style:font-weight-asian="normal" style:font-weight-complex="normal"/>
    </style:style>
    <style:style style:name="T445" style:family="text">
      <style:text-properties fo:font-weight="normal" officeooo:rsid="066cf1d4" style:font-weight-asian="normal" style:font-weight-complex="normal"/>
    </style:style>
    <style:style style:name="T446" style:family="text">
      <style:text-properties fo:font-weight="normal" officeooo:rsid="066e8048" style:font-weight-asian="normal" style:font-weight-complex="normal"/>
    </style:style>
    <style:style style:name="T447" style:family="text">
      <style:text-properties fo:font-weight="normal" officeooo:rsid="066ff708" style:font-weight-asian="normal" style:font-weight-complex="normal"/>
    </style:style>
    <style:style style:name="T448" style:family="text">
      <style:text-properties fo:font-weight="normal" officeooo:rsid="0671a772" style:font-weight-asian="normal" style:font-weight-complex="normal"/>
    </style:style>
    <style:style style:name="T449" style:family="text">
      <style:text-properties fo:font-weight="normal" officeooo:rsid="067357c3" style:font-weight-asian="normal" style:font-weight-complex="normal"/>
    </style:style>
    <style:style style:name="T450" style:family="text">
      <style:text-properties fo:font-weight="normal" officeooo:rsid="06753e9f" style:font-weight-asian="normal" style:font-weight-complex="normal"/>
    </style:style>
    <style:style style:name="T451" style:family="text">
      <style:text-properties fo:font-weight="normal" officeooo:rsid="06764ecf" style:font-weight-asian="normal" style:font-weight-complex="normal"/>
    </style:style>
    <style:style style:name="T452" style:family="text">
      <style:text-properties fo:font-weight="normal" officeooo:rsid="0676b69e" style:font-weight-asian="normal" style:font-weight-complex="normal"/>
    </style:style>
    <style:style style:name="T453" style:family="text">
      <style:text-properties fo:font-weight="normal" officeooo:rsid="06775ec9" style:font-weight-asian="normal" style:font-weight-complex="normal"/>
    </style:style>
    <style:style style:name="T454" style:family="text">
      <style:text-properties fo:font-weight="normal" officeooo:rsid="067935e0" style:font-weight-asian="normal" style:font-weight-complex="normal"/>
    </style:style>
    <style:style style:name="T455" style:family="text">
      <style:text-properties fo:font-weight="normal" officeooo:rsid="067974e1" style:font-weight-asian="normal" style:font-weight-complex="normal"/>
    </style:style>
    <style:style style:name="T456" style:family="text">
      <style:text-properties fo:font-weight="normal" officeooo:rsid="0679ee39" style:font-weight-asian="normal" style:font-weight-complex="normal"/>
    </style:style>
    <style:style style:name="T457" style:family="text">
      <style:text-properties fo:font-weight="normal" officeooo:rsid="067a3d45" style:font-weight-asian="normal" style:font-weight-complex="normal"/>
    </style:style>
    <style:style style:name="T458" style:family="text">
      <style:text-properties fo:font-weight="normal" officeooo:rsid="067b158f" style:font-weight-asian="normal" style:font-weight-complex="normal"/>
    </style:style>
    <style:style style:name="T459" style:family="text">
      <style:text-properties fo:font-weight="normal" officeooo:rsid="067b5d05" style:font-weight-asian="normal" style:font-weight-complex="normal"/>
    </style:style>
    <style:style style:name="T460" style:family="text">
      <style:text-properties fo:font-weight="normal" officeooo:rsid="067caf1e" style:font-weight-asian="normal" style:font-weight-complex="normal"/>
    </style:style>
    <style:style style:name="T461" style:family="text">
      <style:text-properties fo:font-weight="normal" officeooo:rsid="067ea9e8" style:font-weight-asian="normal" style:font-weight-complex="normal"/>
    </style:style>
    <style:style style:name="T462" style:family="text">
      <style:text-properties fo:font-weight="normal" officeooo:rsid="067eb1d0" style:font-weight-asian="normal" style:font-weight-complex="normal"/>
    </style:style>
    <style:style style:name="T463" style:family="text">
      <style:text-properties fo:font-weight="normal" officeooo:rsid="06802507" style:font-weight-asian="normal" style:font-weight-complex="normal"/>
    </style:style>
    <style:style style:name="T464" style:family="text">
      <style:text-properties fo:font-weight="normal" officeooo:rsid="068131b2" style:font-weight-asian="normal" style:font-weight-complex="normal"/>
    </style:style>
    <style:style style:name="T465" style:family="text">
      <style:text-properties fo:font-weight="normal" officeooo:rsid="06815185" style:font-weight-asian="normal" style:font-weight-complex="normal"/>
    </style:style>
    <style:style style:name="T466" style:family="text">
      <style:text-properties fo:font-weight="normal" officeooo:rsid="0681ad18" style:font-weight-asian="normal" style:font-weight-complex="normal"/>
    </style:style>
    <style:style style:name="T467" style:family="text">
      <style:text-properties fo:font-weight="normal" officeooo:rsid="0683dcca" style:font-weight-asian="normal" style:font-weight-complex="normal"/>
    </style:style>
    <style:style style:name="T468" style:family="text">
      <style:text-properties fo:font-weight="normal" officeooo:rsid="068585fa" style:font-weight-asian="normal" style:font-weight-complex="normal"/>
    </style:style>
    <style:style style:name="T469" style:family="text">
      <style:text-properties fo:font-weight="normal" officeooo:rsid="06867b92" style:font-weight-asian="normal" style:font-weight-complex="normal"/>
    </style:style>
    <style:style style:name="T470" style:family="text">
      <style:text-properties fo:font-weight="normal" officeooo:rsid="0686d0d3" style:font-weight-asian="normal" style:font-weight-complex="normal"/>
    </style:style>
    <style:style style:name="T471" style:family="text">
      <style:text-properties fo:font-weight="normal" officeooo:rsid="0687b4bd" style:font-weight-asian="normal" style:font-weight-complex="normal"/>
    </style:style>
    <style:style style:name="T472" style:family="text">
      <style:text-properties fo:font-weight="normal" officeooo:rsid="0688cf84" style:font-weight-asian="normal" style:font-weight-complex="normal"/>
    </style:style>
    <style:style style:name="T473" style:family="text">
      <style:text-properties fo:font-weight="normal" officeooo:rsid="0689069c" style:font-weight-asian="normal" style:font-weight-complex="normal"/>
    </style:style>
    <style:style style:name="T474" style:family="text">
      <style:text-properties fo:font-weight="normal" officeooo:rsid="068a7bc5" style:font-weight-asian="normal" style:font-weight-complex="normal"/>
    </style:style>
    <style:style style:name="T475" style:family="text">
      <style:text-properties fo:font-weight="normal" officeooo:rsid="068b2154" style:font-weight-asian="normal" style:font-weight-complex="normal"/>
    </style:style>
    <style:style style:name="T476" style:family="text">
      <style:text-properties fo:font-weight="normal" officeooo:rsid="068bfdbc" style:font-weight-asian="normal" style:font-weight-complex="normal"/>
    </style:style>
    <style:style style:name="T477" style:family="text">
      <style:text-properties fo:font-weight="normal" officeooo:rsid="068e86ef" style:font-weight-asian="normal" style:font-weight-complex="normal"/>
    </style:style>
    <style:style style:name="T478" style:family="text">
      <style:text-properties fo:font-weight="normal" officeooo:rsid="068f41b6" style:font-weight-asian="normal" style:font-weight-complex="normal"/>
    </style:style>
    <style:style style:name="T479" style:family="text">
      <style:text-properties fo:font-weight="normal" officeooo:rsid="06906a42" style:font-weight-asian="normal" style:font-weight-complex="normal"/>
    </style:style>
    <style:style style:name="T480" style:family="text">
      <style:text-properties fo:font-weight="normal" officeooo:rsid="06924ce0" style:font-weight-asian="normal" style:font-weight-complex="normal"/>
    </style:style>
    <style:style style:name="T481" style:family="text">
      <style:text-properties fo:font-weight="normal" officeooo:rsid="069445d0" style:font-weight-asian="normal" style:font-weight-complex="normal"/>
    </style:style>
    <style:style style:name="T482" style:family="text">
      <style:text-properties fo:font-weight="normal" officeooo:rsid="0694c34a" style:font-weight-asian="normal" style:font-weight-complex="normal"/>
    </style:style>
    <style:style style:name="T483" style:family="text">
      <style:text-properties fo:font-weight="normal" officeooo:rsid="0695c2d8" style:font-weight-asian="normal" style:font-weight-complex="normal"/>
    </style:style>
    <style:style style:name="T484" style:family="text">
      <style:text-properties fo:font-weight="normal" officeooo:rsid="0696e0d1" style:font-weight-asian="normal" style:font-weight-complex="normal"/>
    </style:style>
    <style:style style:name="T485" style:family="text">
      <style:text-properties fo:font-weight="normal" officeooo:rsid="06976423" style:font-weight-asian="normal" style:font-weight-complex="normal"/>
    </style:style>
    <style:style style:name="T486" style:family="text">
      <style:text-properties fo:font-weight="normal" officeooo:rsid="06990e7f" style:font-weight-asian="normal" style:font-weight-complex="normal"/>
    </style:style>
    <style:style style:name="T487" style:family="text">
      <style:text-properties fo:font-weight="normal" officeooo:rsid="0699e228" style:font-weight-asian="normal" style:font-weight-complex="normal"/>
    </style:style>
    <style:style style:name="T488" style:family="text">
      <style:text-properties style:text-position="0% 100%"/>
    </style:style>
    <style:style style:name="T489" style:family="text">
      <style:text-properties style:text-position="0% 100%" fo:font-style="italic" officeooo:rsid="1120a692" style:font-style-asian="italic" style:font-style-complex="italic"/>
    </style:style>
    <style:style style:name="T490" style:family="text">
      <style:text-properties style:text-position="0% 100%" fo:font-style="italic" officeooo:rsid="11237214" style:font-style-asian="italic" style:font-style-complex="italic"/>
    </style:style>
    <style:style style:name="T491" style:family="text">
      <style:text-properties style:text-position="0% 100%" officeooo:rsid="0019f43d"/>
    </style:style>
    <style:style style:name="T492" style:family="text">
      <style:text-properties style:text-position="0% 100%" style:font-name="Liberation Serif1"/>
    </style:style>
    <style:style style:name="T493" style:family="text">
      <style:text-properties style:text-position="0% 100%" style:font-name="Liberation Serif1" officeooo:rsid="06e45e91"/>
    </style:style>
    <style:style style:name="T494" style:family="text">
      <style:text-properties style:text-position="0% 100%" style:font-name="Liberation Serif1" fo:font-style="italic" officeooo:rsid="06e71f6e" style:font-style-asian="italic" style:font-style-complex="italic"/>
    </style:style>
    <style:style style:name="T495" style:family="text">
      <style:text-properties style:text-position="0% 100%" style:font-name="Liberation Serif1" fo:font-style="italic" officeooo:rsid="06fa0717" style:font-style-asian="italic" style:font-style-complex="italic"/>
    </style:style>
    <style:style style:name="T496" style:family="text">
      <style:text-properties style:text-position="0% 100%" style:font-name="Liberation Serif1" officeooo:rsid="06e4774b"/>
    </style:style>
    <style:style style:name="T497" style:family="text">
      <style:text-properties style:text-position="0% 100%" style:font-name="Liberation Serif1" officeooo:rsid="06e58d3f"/>
    </style:style>
    <style:style style:name="T498" style:family="text">
      <style:text-properties style:text-position="0% 100%" style:font-name="Liberation Serif1" officeooo:rsid="06e5c730"/>
    </style:style>
    <style:style style:name="T499" style:family="text">
      <style:text-properties style:text-position="0% 100%" style:font-name="Liberation Serif1" officeooo:rsid="06e71f6e"/>
    </style:style>
    <style:style style:name="T500" style:family="text">
      <style:text-properties style:text-position="0% 100%" style:font-name="Liberation Serif1" officeooo:rsid="0019f43d"/>
    </style:style>
    <style:style style:name="T501" style:family="text">
      <style:text-properties style:text-position="0% 100%" style:font-name="Liberation Serif1" officeooo:rsid="06e76a2c"/>
    </style:style>
    <style:style style:name="T502" style:family="text">
      <style:text-properties style:text-position="0% 100%" style:font-name="Liberation Serif1" officeooo:rsid="06e92904"/>
    </style:style>
    <style:style style:name="T503" style:family="text">
      <style:text-properties style:text-position="0% 100%" style:font-name="Liberation Serif1" officeooo:rsid="06ea0d9f"/>
    </style:style>
    <style:style style:name="T504" style:family="text">
      <style:text-properties style:text-position="0% 100%" style:font-name="Liberation Serif1" officeooo:rsid="06eb9f6d"/>
    </style:style>
    <style:style style:name="T505" style:family="text">
      <style:text-properties style:text-position="0% 100%" style:font-name="Liberation Serif1" officeooo:rsid="06ebc561"/>
    </style:style>
    <style:style style:name="T506" style:family="text">
      <style:text-properties style:text-position="0% 100%" style:font-name="Liberation Serif1" officeooo:rsid="06edb1f5"/>
    </style:style>
    <style:style style:name="T507" style:family="text">
      <style:text-properties style:text-position="0% 100%" style:font-name="Liberation Serif1" officeooo:rsid="06ef6ab3"/>
    </style:style>
    <style:style style:name="T508" style:family="text">
      <style:text-properties style:text-position="0% 100%" style:font-name="Liberation Serif1" officeooo:rsid="06efdc05"/>
    </style:style>
    <style:style style:name="T509" style:family="text">
      <style:text-properties style:text-position="0% 100%" style:font-name="Liberation Serif1" officeooo:rsid="06f13b88"/>
    </style:style>
    <style:style style:name="T510" style:family="text">
      <style:text-properties style:text-position="0% 100%" style:font-name="Liberation Serif1" officeooo:rsid="06f3163c"/>
    </style:style>
    <style:style style:name="T511" style:family="text">
      <style:text-properties style:text-position="0% 100%" style:font-name="Liberation Serif1" officeooo:rsid="06f3262b"/>
    </style:style>
    <style:style style:name="T512" style:family="text">
      <style:text-properties style:text-position="0% 100%" style:font-name="Liberation Serif1" officeooo:rsid="06f41828"/>
    </style:style>
    <style:style style:name="T513" style:family="text">
      <style:text-properties style:text-position="0% 100%" style:font-name="Liberation Serif1" officeooo:rsid="06f471a3"/>
    </style:style>
    <style:style style:name="T514" style:family="text">
      <style:text-properties style:text-position="0% 100%" style:font-name="Liberation Serif1" officeooo:rsid="06f607b7"/>
    </style:style>
    <style:style style:name="T515" style:family="text">
      <style:text-properties style:text-position="0% 100%" style:font-name="Liberation Serif1" officeooo:rsid="06f7bb45"/>
    </style:style>
    <style:style style:name="T516" style:family="text">
      <style:text-properties style:text-position="0% 100%" style:font-name="Liberation Serif1" officeooo:rsid="06f8d692"/>
    </style:style>
    <style:style style:name="T517" style:family="text">
      <style:text-properties style:text-position="0% 100%" style:font-name="Liberation Serif1" officeooo:rsid="06f95436"/>
    </style:style>
    <style:style style:name="T518" style:family="text">
      <style:text-properties style:text-position="0% 100%" style:font-name="Liberation Serif1" officeooo:rsid="06fa0717"/>
    </style:style>
    <style:style style:name="T519" style:family="text">
      <style:text-properties style:text-position="0% 100%" style:font-name="Liberation Serif1" officeooo:rsid="06fad612"/>
    </style:style>
    <style:style style:name="T520" style:family="text">
      <style:text-properties style:text-position="0% 100%" style:font-name="Liberation Serif1" officeooo:rsid="06fbe0e1"/>
    </style:style>
    <style:style style:name="T521" style:family="text">
      <style:text-properties style:text-position="0% 100%" style:font-name="Liberation Serif1" officeooo:rsid="06fc8fe7"/>
    </style:style>
    <style:style style:name="T522" style:family="text">
      <style:text-properties style:text-position="0% 100%" style:font-name="Liberation Serif1" officeooo:rsid="06fd18b2"/>
    </style:style>
    <style:style style:name="T523" style:family="text">
      <style:text-properties style:text-position="0% 100%" style:font-name="Liberation Serif1" officeooo:rsid="06ffb299"/>
    </style:style>
    <style:style style:name="T524" style:family="text">
      <style:text-properties style:text-position="0% 100%" style:font-name="Liberation Serif1" officeooo:rsid="073a1796"/>
    </style:style>
    <style:style style:name="T525" style:family="text">
      <style:text-properties style:text-position="0% 100%" officeooo:rsid="11029618"/>
    </style:style>
    <style:style style:name="T526" style:family="text">
      <style:text-properties style:text-position="0% 100%" officeooo:rsid="1104505c"/>
    </style:style>
    <style:style style:name="T527" style:family="text">
      <style:text-properties style:text-position="0% 100%" officeooo:rsid="11051423"/>
    </style:style>
    <style:style style:name="T528" style:family="text">
      <style:text-properties style:text-position="0% 100%" officeooo:rsid="11054436"/>
    </style:style>
    <style:style style:name="T529" style:family="text">
      <style:text-properties style:text-position="0% 100%" officeooo:rsid="11060912"/>
    </style:style>
    <style:style style:name="T530" style:family="text">
      <style:text-properties style:text-position="0% 100%" officeooo:rsid="11070952"/>
    </style:style>
    <style:style style:name="T531" style:family="text">
      <style:text-properties style:text-position="0% 100%" officeooo:rsid="1107e65f"/>
    </style:style>
    <style:style style:name="T532" style:family="text">
      <style:text-properties style:text-position="0% 100%" officeooo:rsid="11091fdb"/>
    </style:style>
    <style:style style:name="T533" style:family="text">
      <style:text-properties style:text-position="0% 100%" officeooo:rsid="110a7db7"/>
    </style:style>
    <style:style style:name="T534" style:family="text">
      <style:text-properties style:text-position="0% 100%" officeooo:rsid="110b97e2"/>
    </style:style>
    <style:style style:name="T535" style:family="text">
      <style:text-properties style:text-position="0% 100%" officeooo:rsid="110cab5d"/>
    </style:style>
    <style:style style:name="T536" style:family="text">
      <style:text-properties style:text-position="0% 100%" officeooo:rsid="110d1b3d"/>
    </style:style>
    <style:style style:name="T537" style:family="text">
      <style:text-properties style:text-position="0% 100%" officeooo:rsid="110e9a02"/>
    </style:style>
    <style:style style:name="T538" style:family="text">
      <style:text-properties style:text-position="0% 100%" officeooo:rsid="110eb12e"/>
    </style:style>
    <style:style style:name="T539" style:family="text">
      <style:text-properties style:text-position="0% 100%" officeooo:rsid="110fb595"/>
    </style:style>
    <style:style style:name="T540" style:family="text">
      <style:text-properties style:text-position="0% 100%" officeooo:rsid="11116b68"/>
    </style:style>
    <style:style style:name="T541" style:family="text">
      <style:text-properties style:text-position="0% 100%" officeooo:rsid="1112ddd2"/>
    </style:style>
    <style:style style:name="T542" style:family="text">
      <style:text-properties style:text-position="0% 100%" officeooo:rsid="11149b3f"/>
    </style:style>
    <style:style style:name="T543" style:family="text">
      <style:text-properties style:text-position="0% 100%" officeooo:rsid="11157d9e"/>
    </style:style>
    <style:style style:name="T544" style:family="text">
      <style:text-properties style:text-position="0% 100%" officeooo:rsid="11173b62"/>
    </style:style>
    <style:style style:name="T545" style:family="text">
      <style:text-properties style:text-position="0% 100%" officeooo:rsid="11194a71"/>
    </style:style>
    <style:style style:name="T546" style:family="text">
      <style:text-properties style:text-position="0% 100%" officeooo:rsid="111add45"/>
    </style:style>
    <style:style style:name="T547" style:family="text">
      <style:text-properties style:text-position="0% 100%" officeooo:rsid="111cbd63"/>
    </style:style>
    <style:style style:name="T548" style:family="text">
      <style:text-properties style:text-position="0% 100%" officeooo:rsid="111ea416"/>
    </style:style>
    <style:style style:name="T549" style:family="text">
      <style:text-properties style:text-position="0% 100%" officeooo:rsid="11202a3b"/>
    </style:style>
    <style:style style:name="T550" style:family="text">
      <style:text-properties style:text-position="0% 100%" officeooo:rsid="1120a692"/>
    </style:style>
    <style:style style:name="T551" style:family="text">
      <style:text-properties style:text-position="0% 100%" officeooo:rsid="1121791d"/>
    </style:style>
    <style:style style:name="T552" style:family="text">
      <style:text-properties style:text-position="0% 100%" officeooo:rsid="11243920"/>
    </style:style>
    <style:style style:name="T553" style:family="text">
      <style:text-properties style:text-position="0% 100%" officeooo:rsid="1124e400"/>
    </style:style>
    <style:style style:name="T554" style:family="text">
      <style:text-properties style:text-position="0% 100%" officeooo:rsid="1125d11c"/>
    </style:style>
    <style:style style:name="T555" style:family="text">
      <style:text-properties style:text-position="0% 100%" officeooo:rsid="1127bcea"/>
    </style:style>
    <style:style style:name="T556" style:family="text">
      <style:text-properties style:text-position="0% 100%" officeooo:rsid="11286bab"/>
    </style:style>
    <style:style style:name="T557" style:family="text">
      <style:text-properties style:text-position="0% 100%" officeooo:rsid="1128b0ca"/>
    </style:style>
    <style:style style:name="T558" style:family="text">
      <style:text-properties style:text-position="0% 100%" officeooo:rsid="112a0b64"/>
    </style:style>
    <style:style style:name="T559" style:family="text">
      <style:text-properties style:text-position="0% 100%" officeooo:rsid="112bc5e1"/>
    </style:style>
    <style:style style:name="T560" style:family="text">
      <style:text-properties style:text-position="0% 100%" officeooo:rsid="112d7fc2"/>
    </style:style>
    <style:style style:name="T561" style:family="text">
      <style:text-properties style:text-position="0% 100%" officeooo:rsid="112e31cf"/>
    </style:style>
    <style:style style:name="T562" style:family="text">
      <style:text-properties style:text-position="0% 100%" officeooo:rsid="11302608"/>
    </style:style>
    <style:style style:name="T563" style:family="text">
      <style:text-properties style:text-position="0% 100%" officeooo:rsid="11321ed0"/>
    </style:style>
    <style:style style:name="T564" style:family="text">
      <style:text-properties style:text-position="0% 100%" officeooo:rsid="1134171c"/>
    </style:style>
    <style:style style:name="T565" style:family="text">
      <style:text-properties style:text-position="0% 100%" officeooo:rsid="11352591"/>
    </style:style>
    <style:style style:name="T566" style:family="text">
      <style:text-properties style:text-position="0% 100%" officeooo:rsid="11363fa5"/>
    </style:style>
    <style:style style:name="T567" style:family="text">
      <style:text-properties style:text-position="0% 100%" officeooo:rsid="1137e449"/>
    </style:style>
    <style:style style:name="T568" style:family="text">
      <style:text-properties style:text-position="0% 100%" officeooo:rsid="11390de9"/>
    </style:style>
    <style:style style:name="T569" style:family="text">
      <style:text-properties style:text-position="0% 100%" officeooo:rsid="11392db6"/>
    </style:style>
    <style:style style:name="T570" style:family="text">
      <style:text-properties style:text-position="0% 100%" officeooo:rsid="1139fa4e"/>
    </style:style>
    <style:style style:name="T571" style:family="text">
      <style:text-properties style:text-position="0% 100%" officeooo:rsid="113a8d57"/>
    </style:style>
    <style:style style:name="T572" style:family="text">
      <style:text-properties style:text-position="0% 100%" officeooo:rsid="113b2d12"/>
    </style:style>
    <style:style style:name="T573" style:family="text">
      <style:text-properties style:text-position="0% 100%" officeooo:rsid="113d16d3"/>
    </style:style>
    <style:style style:name="T574" style:family="text">
      <style:text-properties style:text-position="0% 100%" officeooo:rsid="113e57f4"/>
    </style:style>
    <style:style style:name="T575" style:family="text">
      <style:text-properties style:text-position="0% 100%" officeooo:rsid="113fec8d"/>
    </style:style>
    <style:style style:name="T576" style:family="text">
      <style:text-properties style:text-position="0% 100%" officeooo:rsid="114165bc"/>
    </style:style>
    <style:style style:name="T577" style:family="text">
      <style:text-properties style:text-position="0% 100%" officeooo:rsid="11420f5f"/>
    </style:style>
    <style:style style:name="T578" style:family="text">
      <style:text-properties style:text-position="0% 100%" officeooo:rsid="114397bb"/>
    </style:style>
    <style:style style:name="T579" style:family="text">
      <style:text-properties style:text-position="0% 100%" officeooo:rsid="114577ec"/>
    </style:style>
    <style:style style:name="T580" style:family="text">
      <style:text-properties style:text-position="0% 100%" officeooo:rsid="1145e7cc"/>
    </style:style>
    <style:style style:name="T581" style:family="text">
      <style:text-properties style:text-position="0% 100%" officeooo:rsid="114608fc"/>
    </style:style>
    <style:style style:name="T582" style:family="text">
      <style:text-properties style:text-position="0% 100%" officeooo:rsid="1146810b"/>
    </style:style>
    <style:style style:name="T583" style:family="text">
      <style:text-properties style:text-position="0% 100%" officeooo:rsid="1148191d"/>
    </style:style>
    <style:style style:name="T584" style:family="text">
      <style:text-properties style:text-position="0% 100%" officeooo:rsid="1148731e"/>
    </style:style>
    <style:style style:name="T585" style:family="text">
      <style:text-properties style:text-position="0% 100%" officeooo:rsid="1149dc21"/>
    </style:style>
    <style:style style:name="T586" style:family="text">
      <style:text-properties style:text-position="0% 100%" officeooo:rsid="114bbf6f"/>
    </style:style>
    <style:style style:name="T587" style:family="text">
      <style:text-properties style:text-position="0% 100%" officeooo:rsid="114d7a80"/>
    </style:style>
    <style:style style:name="T588" style:family="text">
      <style:text-properties style:text-position="0% 100%" officeooo:rsid="114e6250"/>
    </style:style>
    <style:style style:name="T589" style:family="text">
      <style:text-properties style:text-position="0% 100%" officeooo:rsid="1152c2aa"/>
    </style:style>
    <style:style style:name="T590" style:family="text">
      <style:text-properties style:text-position="0% 100%" officeooo:rsid="11533c41"/>
    </style:style>
    <style:style style:name="T591" style:family="text">
      <style:text-properties style:text-position="0% 100%" officeooo:rsid="1154ede8"/>
    </style:style>
    <style:style style:name="T592" style:family="text">
      <style:text-properties style:text-position="0% 100%" officeooo:rsid="11566b4a"/>
    </style:style>
    <style:style style:name="T593" style:family="text">
      <style:text-properties style:text-position="0% 100%" officeooo:rsid="11581b95"/>
    </style:style>
    <style:style style:name="T594" style:family="text">
      <style:text-properties style:text-position="0% 100%" officeooo:rsid="1159d76a"/>
    </style:style>
    <style:style style:name="T595" style:family="text">
      <style:text-properties style:text-position="0% 100%" officeooo:rsid="115b6e42"/>
    </style:style>
    <style:style style:name="T596" style:family="text">
      <style:text-properties style:text-position="0% 100%" officeooo:rsid="115e1a13"/>
    </style:style>
    <style:style style:name="T597" style:family="text">
      <style:text-properties style:text-position="0% 100%" officeooo:rsid="115fae3e"/>
    </style:style>
    <style:style style:name="T598" style:family="text">
      <style:text-properties style:text-position="0% 100%" officeooo:rsid="115fb3b6"/>
    </style:style>
    <style:style style:name="T599" style:family="text">
      <style:text-properties style:text-position="0% 100%" officeooo:rsid="1160dbcb"/>
    </style:style>
    <style:style style:name="T600" style:family="text">
      <style:text-properties style:text-position="0% 100%" officeooo:rsid="116234a8"/>
    </style:style>
    <style:style style:name="T601" style:family="text">
      <style:text-properties style:text-position="0% 100%" officeooo:rsid="1162d8d0"/>
    </style:style>
    <style:style style:name="T602" style:family="text">
      <style:text-properties style:text-position="0% 100%" officeooo:rsid="1164a990"/>
    </style:style>
    <style:style style:name="T603" style:family="text">
      <style:text-properties style:text-position="0% 100%" officeooo:rsid="1164d4db"/>
    </style:style>
    <style:style style:name="T604" style:family="text">
      <style:text-properties style:text-position="0% 100%" officeooo:rsid="11664e88"/>
    </style:style>
    <style:style style:name="T605" style:family="text">
      <style:text-properties style:text-position="0% 100%" officeooo:rsid="1167a95a"/>
    </style:style>
    <style:style style:name="T606" style:family="text">
      <style:text-properties style:text-position="0% 100%" officeooo:rsid="1168f664"/>
    </style:style>
    <style:style style:name="T607" style:family="text">
      <style:text-properties fo:font-variant="normal" fo:text-transform="none" fo:color="#000000" style:font-name="FreeSerif" fo:font-size="12pt" fo:background-color="#ffffff" loext:char-shading-value="0" style:font-size-asian="12pt" style:font-size-complex="12pt"/>
    </style:style>
    <style:style style:name="T608" style:family="text">
      <style:text-properties fo:font-variant="normal" fo:text-transform="none" fo:color="#000000" style:font-name="FreeSerif" fo:font-size="12pt" officeooo:rsid="0d9a397d" fo:background-color="#ffffff" loext:char-shading-value="0" style:font-size-asian="12pt" style:font-size-complex="12pt"/>
    </style:style>
    <style:style style:name="T609" style:family="text">
      <style:text-properties fo:font-variant="normal" fo:text-transform="none" fo:color="#000000" style:font-name="FreeSerif" fo:font-size="12pt" officeooo:rsid="0d9b860c" fo:background-color="#ffffff" loext:char-shading-value="0" style:font-size-asian="12pt" style:font-size-complex="12pt"/>
    </style:style>
    <style:style style:name="T610" style:family="text">
      <style:text-properties fo:font-variant="normal" fo:text-transform="none" fo:color="#000000" style:font-name="FreeSerif" fo:font-size="12pt" officeooo:rsid="0d9bf396" fo:background-color="#ffffff" loext:char-shading-value="0" style:font-size-asian="12pt" style:font-size-complex="12pt"/>
    </style:style>
    <style:style style:name="T611" style:family="text">
      <style:text-properties fo:font-variant="normal" fo:text-transform="none" fo:color="#000000" style:font-name="FreeSerif" fo:font-size="12pt" officeooo:rsid="0defdc5a" fo:background-color="#ffffff" loext:char-shading-value="0" style:font-size-asian="12pt" style:font-size-complex="12pt"/>
    </style:style>
    <style:style style:name="T612" style:family="text">
      <style:text-properties fo:font-variant="normal" fo:text-transform="none" fo:color="#000000" style:font-name="FreeSerif" fo:font-size="12pt" officeooo:rsid="0df0b14d" fo:background-color="#ffffff" loext:char-shading-value="0" style:font-size-asian="12pt" style:font-size-complex="12pt"/>
    </style:style>
    <style:style style:name="T613" style:family="text">
      <style:text-properties fo:font-variant="normal" fo:text-transform="none" fo:color="#000000" style:font-name="FreeSerif" fo:font-size="12pt" officeooo:rsid="0df18d2b" fo:background-color="#ffffff" loext:char-shading-value="0" style:font-size-asian="12pt" style:font-size-complex="12pt"/>
    </style:style>
    <style:style style:name="T614" style:family="text">
      <style:text-properties fo:font-variant="normal" fo:text-transform="none" fo:color="#000000" style:font-name="FreeSerif" fo:font-size="12pt" officeooo:rsid="0deeaf1b" fo:background-color="#ffffff" loext:char-shading-value="0" style:font-size-asian="12pt" style:font-size-complex="12pt"/>
    </style:style>
    <style:style style:name="T615" style:family="text">
      <style:text-properties fo:font-variant="normal" fo:text-transform="none" fo:color="#000000" style:font-name="FreeSerif" fo:font-size="12pt" officeooo:rsid="0df256a1" fo:background-color="#ffffff" loext:char-shading-value="0" style:font-size-asian="12pt" style:font-size-complex="12pt"/>
    </style:style>
    <style:style style:name="T616" style:family="text">
      <style:text-properties fo:font-variant="normal" fo:text-transform="none" fo:color="#000000" style:font-name="FreeSerif" fo:font-size="12pt" officeooo:rsid="0df2847c" fo:background-color="#ffffff" loext:char-shading-value="0" style:font-size-asian="12pt" style:font-size-complex="12pt"/>
    </style:style>
    <style:style style:name="T617" style:family="text">
      <style:text-properties fo:font-variant="normal" fo:text-transform="none" fo:color="#000000" style:font-name="FreeSerif" fo:font-size="12pt" officeooo:rsid="0df28821" fo:background-color="#ffffff" loext:char-shading-value="0" style:font-size-asian="12pt" style:font-size-complex="12pt"/>
    </style:style>
    <style:style style:name="T618" style:family="text">
      <style:text-properties fo:font-variant="normal" fo:text-transform="none" fo:color="#000000" style:font-name="FreeSerif" fo:font-size="12pt" officeooo:rsid="0df2f7b4" fo:background-color="#ffffff" loext:char-shading-value="0" style:font-size-asian="12pt" style:font-size-complex="12pt"/>
    </style:style>
    <style:style style:name="T619" style:family="text">
      <style:text-properties fo:font-variant="normal" fo:text-transform="none" fo:color="#000000" style:font-name="FreeSerif" fo:font-size="12pt" officeooo:rsid="0df3a5dd" fo:background-color="#ffffff" loext:char-shading-value="0" style:font-size-asian="12pt" style:font-size-complex="12pt"/>
    </style:style>
    <style:style style:name="T620" style:family="text">
      <style:text-properties fo:font-variant="normal" fo:text-transform="none" fo:color="#000000" style:font-name="FreeSerif" fo:font-size="12pt" officeooo:rsid="0df43022" fo:background-color="#ffffff" loext:char-shading-value="0" style:font-size-asian="12pt" style:font-size-complex="12pt"/>
    </style:style>
    <style:style style:name="T621" style:family="text">
      <style:text-properties fo:font-variant="normal" fo:text-transform="none" fo:color="#000000" style:font-name="FreeSerif" fo:font-size="12pt" officeooo:rsid="0df50409" fo:background-color="#ffffff" loext:char-shading-value="0" style:font-size-asian="12pt" style:font-size-complex="12pt"/>
    </style:style>
    <style:style style:name="T622" style:family="text">
      <style:text-properties fo:font-variant="normal" fo:text-transform="none" fo:color="#000000" style:font-name="FreeSerif" fo:font-size="12pt" officeooo:rsid="0df5936a" fo:background-color="#ffffff" loext:char-shading-value="0" style:font-size-asian="12pt" style:font-size-complex="12pt"/>
    </style:style>
    <style:style style:name="T623" style:family="text">
      <style:text-properties fo:font-variant="normal" fo:text-transform="none" fo:color="#000000" style:font-name="FreeSerif" fo:font-size="12pt" officeooo:rsid="0df75f65" fo:background-color="#ffffff" loext:char-shading-value="0" style:font-size-asian="12pt" style:font-size-complex="12pt"/>
    </style:style>
    <style:style style:name="T624" style:family="text">
      <style:text-properties fo:font-variant="normal" fo:text-transform="none" fo:color="#000000" style:font-name="FreeSerif" fo:font-size="12pt" officeooo:rsid="0df7bd9a" fo:background-color="#ffffff" loext:char-shading-value="0" style:font-size-asian="12pt" style:font-size-complex="12pt"/>
    </style:style>
    <style:style style:name="T625" style:family="text">
      <style:text-properties fo:font-variant="normal" fo:text-transform="none" fo:color="#000000" style:font-name="FreeSerif" fo:font-size="12pt" officeooo:rsid="0df95354" fo:background-color="#ffffff" loext:char-shading-value="0" style:font-size-asian="12pt" style:font-size-complex="12pt"/>
    </style:style>
    <style:style style:name="T626" style:family="text">
      <style:text-properties fo:font-variant="normal" fo:text-transform="none" fo:color="#000000" style:font-name="FreeSerif" fo:font-size="12pt" officeooo:rsid="0dfa38b3" fo:background-color="#ffffff" loext:char-shading-value="0" style:font-size-asian="12pt" style:font-size-complex="12pt"/>
    </style:style>
    <style:style style:name="T627" style:family="text">
      <style:text-properties fo:font-variant="normal" fo:text-transform="none" fo:color="#000000" style:font-name="FreeSerif" fo:font-size="12pt" officeooo:rsid="0dfc2b7d" fo:background-color="#ffffff" loext:char-shading-value="0" style:font-size-asian="12pt" style:font-size-complex="12pt"/>
    </style:style>
    <style:style style:name="T628" style:family="text">
      <style:text-properties fo:font-variant="normal" fo:text-transform="none" fo:color="#000000" style:font-name="FreeSerif" fo:font-size="12pt" officeooo:rsid="0019f43d" fo:background-color="#ffffff" loext:char-shading-value="0" style:font-size-asian="12pt" style:font-size-complex="12pt"/>
    </style:style>
    <style:style style:name="T629" style:family="text">
      <style:text-properties fo:font-variant="normal" fo:text-transform="none" fo:color="#000000" style:font-name="FreeSerif" fo:font-size="12pt" officeooo:rsid="0dfd43b0" fo:background-color="#ffffff" loext:char-shading-value="0" style:font-size-asian="12pt" style:font-size-complex="12pt"/>
    </style:style>
    <style:style style:name="T630" style:family="text">
      <style:text-properties fo:font-variant="normal" fo:text-transform="none" fo:color="#000000" style:font-name="FreeSerif" fo:font-size="12pt" officeooo:rsid="0dfdbcb4" fo:background-color="#ffffff" loext:char-shading-value="0" style:font-size-asian="12pt" style:font-size-complex="12pt"/>
    </style:style>
    <style:style style:name="T631" style:family="text">
      <style:text-properties fo:font-variant="normal" fo:text-transform="none" fo:color="#000000" style:font-name="FreeSerif" fo:font-size="12pt" officeooo:rsid="0dff801e" fo:background-color="#ffffff" loext:char-shading-value="0" style:font-size-asian="12pt" style:font-size-complex="12pt"/>
    </style:style>
    <style:style style:name="T632" style:family="text">
      <style:text-properties fo:font-variant="normal" fo:text-transform="none" fo:color="#000000" style:font-name="FreeSerif" fo:font-size="12pt" officeooo:rsid="0e017abc" fo:background-color="#ffffff" loext:char-shading-value="0" style:font-size-asian="12pt" style:font-size-complex="12pt"/>
    </style:style>
    <style:style style:name="T633" style:family="text">
      <style:text-properties fo:font-variant="normal" fo:text-transform="none" fo:color="#000000" style:font-name="FreeSerif" fo:font-size="12pt" officeooo:rsid="0e024696" fo:background-color="#ffffff" loext:char-shading-value="0" style:font-size-asian="12pt" style:font-size-complex="12pt"/>
    </style:style>
    <style:style style:name="T634" style:family="text">
      <style:text-properties fo:font-variant="normal" fo:text-transform="none" fo:color="#000000" style:font-name="FreeSerif" fo:font-size="12pt" officeooo:rsid="0e0329d6" fo:background-color="#ffffff" loext:char-shading-value="0" style:font-size-asian="12pt" style:font-size-complex="12pt"/>
    </style:style>
    <style:style style:name="T635" style:family="text">
      <style:text-properties fo:font-variant="normal" fo:text-transform="none" fo:color="#000000" style:font-name="FreeSerif" fo:font-size="12pt" officeooo:rsid="0e03504f" fo:background-color="#ffffff" loext:char-shading-value="0" style:font-size-asian="12pt" style:font-size-complex="12pt"/>
    </style:style>
    <style:style style:name="T636" style:family="text">
      <style:text-properties fo:font-variant="normal" fo:text-transform="none" fo:color="#000000" style:font-name="FreeSerif" fo:font-size="12pt" officeooo:rsid="0e04b0d0" fo:background-color="#ffffff" loext:char-shading-value="0" style:font-size-asian="12pt" style:font-size-complex="12pt"/>
    </style:style>
    <style:style style:name="T637" style:family="text">
      <style:text-properties fo:font-variant="normal" fo:text-transform="none" fo:color="#000000" style:font-name="FreeSerif" fo:font-size="12pt" officeooo:rsid="0e04f3f3" fo:background-color="#ffffff" loext:char-shading-value="0" style:font-size-asian="12pt" style:font-size-complex="12pt"/>
    </style:style>
    <style:style style:name="T638"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639"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640"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641"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642"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643"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644"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645"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646"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647" style:family="text">
      <style:text-properties fo:font-variant="normal" fo:text-transform="none" style:font-name="FreeSerif" fo:background-color="#ffffff" loext:char-shading-value="0"/>
    </style:style>
    <style:style style:name="T648" style:family="text">
      <style:text-properties officeooo:rsid="058d46e9"/>
    </style:style>
    <style:style style:name="T649" style:family="text">
      <style:text-properties officeooo:rsid="0602ec88"/>
    </style:style>
    <style:style style:name="T650" style:family="text">
      <style:text-properties officeooo:rsid="06090f51"/>
    </style:style>
    <style:style style:name="T651" style:family="text">
      <style:text-properties officeooo:rsid="060c370c"/>
    </style:style>
    <style:style style:name="T652" style:family="text">
      <style:text-properties officeooo:rsid="060da6f6"/>
    </style:style>
    <style:style style:name="T653" style:family="text">
      <style:text-properties officeooo:rsid="060e6cf1"/>
    </style:style>
    <style:style style:name="T654" style:family="text">
      <style:text-properties officeooo:rsid="0617ca7b"/>
    </style:style>
    <style:style style:name="T655" style:family="text">
      <style:text-properties officeooo:rsid="061a33da"/>
    </style:style>
    <style:style style:name="T656" style:family="text">
      <style:text-properties officeooo:rsid="061b1985"/>
    </style:style>
    <style:style style:name="T657" style:family="text">
      <style:text-properties officeooo:rsid="061c3d19"/>
    </style:style>
    <style:style style:name="T658" style:family="text">
      <style:text-properties officeooo:rsid="061d4602"/>
    </style:style>
    <style:style style:name="T659" style:family="text">
      <style:text-properties officeooo:rsid="061f347e"/>
    </style:style>
    <style:style style:name="T660" style:family="text">
      <style:text-properties officeooo:rsid="061f8a61"/>
    </style:style>
    <style:style style:name="T661" style:family="text">
      <style:text-properties officeooo:rsid="061fe589"/>
    </style:style>
    <style:style style:name="T662" style:family="text">
      <style:text-properties officeooo:rsid="0631a996"/>
    </style:style>
    <style:style style:name="T663" style:family="text">
      <style:text-properties officeooo:rsid="063570fb"/>
    </style:style>
    <style:style style:name="T664" style:family="text">
      <style:text-properties officeooo:rsid="063a8985"/>
    </style:style>
    <style:style style:name="T665" style:family="text">
      <style:text-properties officeooo:rsid="063bf5bb"/>
    </style:style>
    <style:style style:name="T666" style:family="text">
      <style:text-properties officeooo:rsid="069adef1"/>
    </style:style>
    <style:style style:name="T667" style:family="text">
      <style:text-properties officeooo:rsid="069d7812"/>
    </style:style>
    <style:style style:name="T668" style:family="text">
      <style:text-properties officeooo:rsid="06a0356e"/>
    </style:style>
    <style:style style:name="T669" style:family="text">
      <style:text-properties officeooo:rsid="06adf9b7"/>
    </style:style>
    <style:style style:name="T670" style:family="text">
      <style:text-properties officeooo:rsid="06aeeece"/>
    </style:style>
    <style:style style:name="T671" style:family="text">
      <style:text-properties officeooo:rsid="06b7e540"/>
    </style:style>
    <style:style style:name="T672" style:family="text">
      <style:text-properties officeooo:rsid="06b824d0"/>
    </style:style>
    <style:style style:name="T673" style:family="text">
      <style:text-properties officeooo:rsid="06ba03cb"/>
    </style:style>
    <style:style style:name="T674" style:family="text">
      <style:text-properties officeooo:rsid="06ba5d42"/>
    </style:style>
    <style:style style:name="T675" style:family="text">
      <style:text-properties officeooo:rsid="06c00843"/>
    </style:style>
    <style:style style:name="T676" style:family="text">
      <style:text-properties officeooo:rsid="06d879c0"/>
    </style:style>
    <style:style style:name="T677" style:family="text">
      <style:text-properties officeooo:rsid="06d9b297"/>
    </style:style>
    <style:style style:name="T678" style:family="text">
      <style:text-properties officeooo:rsid="06da7596"/>
    </style:style>
    <style:style style:name="T679" style:family="text">
      <style:text-properties officeooo:rsid="06da7824"/>
    </style:style>
    <style:style style:name="T680" style:family="text">
      <style:text-properties officeooo:rsid="0702aabd"/>
    </style:style>
    <style:style style:name="T681" style:family="text">
      <style:text-properties officeooo:rsid="070428b6"/>
    </style:style>
    <style:style style:name="T682" style:family="text">
      <style:text-properties officeooo:rsid="0705f132"/>
    </style:style>
    <style:style style:name="T683" style:family="text">
      <style:text-properties officeooo:rsid="070970b2"/>
    </style:style>
    <style:style style:name="T684" style:family="text">
      <style:text-properties officeooo:rsid="070a578d"/>
    </style:style>
    <style:style style:name="T685" style:family="text">
      <style:text-properties officeooo:rsid="070eda28"/>
    </style:style>
    <style:style style:name="T686" style:family="text">
      <style:text-properties officeooo:rsid="0714ef4f"/>
    </style:style>
    <style:style style:name="T687" style:family="text">
      <style:text-properties officeooo:rsid="071ba51b"/>
    </style:style>
    <style:style style:name="T688" style:family="text">
      <style:text-properties officeooo:rsid="071c0d77"/>
    </style:style>
    <style:style style:name="T689" style:family="text">
      <style:text-properties officeooo:rsid="0720d177"/>
    </style:style>
    <style:style style:name="T690" style:family="text">
      <style:text-properties officeooo:rsid="0724114f"/>
    </style:style>
    <style:style style:name="T691" style:family="text">
      <style:text-properties officeooo:rsid="07253056"/>
    </style:style>
    <style:style style:name="T692" style:family="text">
      <style:text-properties officeooo:rsid="07260b2a"/>
    </style:style>
    <style:style style:name="T693" style:family="text">
      <style:text-properties officeooo:rsid="07299fc5"/>
    </style:style>
    <style:style style:name="T694" style:family="text">
      <style:text-properties officeooo:rsid="072e9adf"/>
    </style:style>
    <style:style style:name="T695" style:family="text">
      <style:text-properties officeooo:rsid="07307a01"/>
    </style:style>
    <style:style style:name="T696" style:family="text">
      <style:text-properties officeooo:rsid="07308a63"/>
    </style:style>
    <style:style style:name="T697" style:family="text">
      <style:text-properties officeooo:rsid="0734aca1"/>
    </style:style>
    <style:style style:name="T698" style:family="text">
      <style:text-properties officeooo:rsid="073bf243"/>
    </style:style>
    <style:style style:name="T699" style:family="text">
      <style:text-properties officeooo:rsid="073f1e9f"/>
    </style:style>
    <style:style style:name="T700" style:family="text">
      <style:text-properties officeooo:rsid="073fca12"/>
    </style:style>
    <style:style style:name="T701" style:family="text">
      <style:text-properties officeooo:rsid="07423cd9"/>
    </style:style>
    <style:style style:name="T702" style:family="text">
      <style:text-properties officeooo:rsid="0744deac"/>
    </style:style>
    <style:style style:name="T703" style:family="text">
      <style:text-properties officeooo:rsid="07476af5"/>
    </style:style>
    <style:style style:name="T704" style:family="text">
      <style:text-properties officeooo:rsid="074a0cc1"/>
    </style:style>
    <style:style style:name="T705" style:family="text">
      <style:text-properties officeooo:rsid="074eb604"/>
    </style:style>
    <style:style style:name="T706" style:family="text">
      <style:text-properties officeooo:rsid="075a4d91"/>
    </style:style>
    <style:style style:name="T707" style:family="text">
      <style:text-properties officeooo:rsid="076455d5"/>
    </style:style>
    <style:style style:name="T708" style:family="text">
      <style:text-properties officeooo:rsid="07669a6e"/>
    </style:style>
    <style:style style:name="T709" style:family="text">
      <style:text-properties officeooo:rsid="0768a266"/>
    </style:style>
    <style:style style:name="T710" style:family="text">
      <style:text-properties officeooo:rsid="076a18fa"/>
    </style:style>
    <style:style style:name="T711" style:family="text">
      <style:text-properties officeooo:rsid="076c9f93"/>
    </style:style>
    <style:style style:name="T712" style:family="text">
      <style:text-properties officeooo:rsid="076d063a"/>
    </style:style>
    <style:style style:name="T713" style:family="text">
      <style:text-properties officeooo:rsid="077662b5"/>
    </style:style>
    <style:style style:name="T714" style:family="text">
      <style:text-properties officeooo:rsid="077825bd"/>
    </style:style>
    <style:style style:name="T715" style:family="text">
      <style:text-properties officeooo:rsid="077e4daf"/>
    </style:style>
    <style:style style:name="T716" style:family="text">
      <style:text-properties officeooo:rsid="0787ef6f"/>
    </style:style>
    <style:style style:name="T717" style:family="text">
      <style:text-properties officeooo:rsid="078d22e8"/>
    </style:style>
    <style:style style:name="T718" style:family="text">
      <style:text-properties officeooo:rsid="07964edb"/>
    </style:style>
    <style:style style:name="T719" style:family="text">
      <style:text-properties officeooo:rsid="0797606e"/>
    </style:style>
    <style:style style:name="T720" style:family="text">
      <style:text-properties officeooo:rsid="0799ef3e"/>
    </style:style>
    <style:style style:name="T721" style:family="text">
      <style:text-properties officeooo:rsid="079a7f05"/>
    </style:style>
    <style:style style:name="T722" style:family="text">
      <style:text-properties style:text-line-through-style="solid" style:text-line-through-type="single" officeooo:rsid="079a7f05"/>
    </style:style>
    <style:style style:name="T723" style:family="text">
      <style:text-properties style:text-line-through-style="solid" style:text-line-through-type="single" officeooo:rsid="08053c3f"/>
    </style:style>
    <style:style style:name="T724" style:family="text">
      <style:text-properties style:text-line-through-style="none" style:text-line-through-type="none"/>
    </style:style>
    <style:style style:name="T725" style:family="text">
      <style:text-properties style:text-line-through-style="none" style:text-line-through-type="none" officeooo:rsid="079a7f05"/>
    </style:style>
    <style:style style:name="T726" style:family="text">
      <style:text-properties style:text-line-through-style="none" style:text-line-through-type="none" officeooo:rsid="07a3e91c"/>
    </style:style>
    <style:style style:name="T727" style:family="text">
      <style:text-properties style:text-line-through-style="none" style:text-line-through-type="none" officeooo:rsid="07a3fc3b"/>
    </style:style>
    <style:style style:name="T728" style:family="text">
      <style:text-properties style:text-line-through-style="none" style:text-line-through-type="none" officeooo:rsid="07a4adb2"/>
    </style:style>
    <style:style style:name="T729" style:family="text">
      <style:text-properties style:text-line-through-style="none" style:text-line-through-type="none" officeooo:rsid="07a640de"/>
    </style:style>
    <style:style style:name="T730" style:family="text">
      <style:text-properties style:text-line-through-style="none" style:text-line-through-type="none" officeooo:rsid="07a73426"/>
    </style:style>
    <style:style style:name="T731" style:family="text">
      <style:text-properties style:text-line-through-style="none" style:text-line-through-type="none" officeooo:rsid="07a8ee6f"/>
    </style:style>
    <style:style style:name="T732" style:family="text">
      <style:text-properties style:text-line-through-style="none" style:text-line-through-type="none" officeooo:rsid="07aa3224"/>
    </style:style>
    <style:style style:name="T733" style:family="text">
      <style:text-properties style:text-line-through-style="none" style:text-line-through-type="none" officeooo:rsid="07ab0450"/>
    </style:style>
    <style:style style:name="T734" style:family="text">
      <style:text-properties style:text-line-through-style="none" style:text-line-through-type="none" officeooo:rsid="07ac053e"/>
    </style:style>
    <style:style style:name="T735" style:family="text">
      <style:text-properties style:text-line-through-style="none" style:text-line-through-type="none" officeooo:rsid="07addd75"/>
    </style:style>
    <style:style style:name="T736" style:family="text">
      <style:text-properties style:text-line-through-style="none" style:text-line-through-type="none" officeooo:rsid="07af6429"/>
    </style:style>
    <style:style style:name="T737" style:family="text">
      <style:text-properties style:text-line-through-style="none" style:text-line-through-type="none" officeooo:rsid="07af997c"/>
    </style:style>
    <style:style style:name="T738" style:family="text">
      <style:text-properties style:text-line-through-style="none" style:text-line-through-type="none" officeooo:rsid="07b105e7"/>
    </style:style>
    <style:style style:name="T739" style:family="text">
      <style:text-properties style:text-line-through-style="none" style:text-line-through-type="none" fo:font-style="italic" officeooo:rsid="07b105e7" style:font-style-asian="italic" style:font-style-complex="italic"/>
    </style:style>
    <style:style style:name="T740" style:family="text">
      <style:text-properties style:text-line-through-style="none" style:text-line-through-type="none" fo:font-style="italic" officeooo:rsid="07d63faf" style:font-style-asian="italic" style:font-style-complex="italic"/>
    </style:style>
    <style:style style:name="T741" style:family="text">
      <style:text-properties style:text-line-through-style="none" style:text-line-through-type="none" fo:font-style="italic" officeooo:rsid="07e078c6" style:font-style-asian="italic" style:font-style-complex="italic"/>
    </style:style>
    <style:style style:name="T742" style:family="text">
      <style:text-properties style:text-line-through-style="none" style:text-line-through-type="none" fo:font-style="italic" officeooo:rsid="0829e54b" style:font-style-asian="italic" style:font-style-complex="italic"/>
    </style:style>
    <style:style style:name="T743" style:family="text">
      <style:text-properties style:text-line-through-style="none" style:text-line-through-type="none" officeooo:rsid="07b25b38"/>
    </style:style>
    <style:style style:name="T744" style:family="text">
      <style:text-properties style:text-line-through-style="none" style:text-line-through-type="none" officeooo:rsid="07b260ee"/>
    </style:style>
    <style:style style:name="T745" style:family="text">
      <style:text-properties style:text-line-through-style="none" style:text-line-through-type="none" officeooo:rsid="07b395c8"/>
    </style:style>
    <style:style style:name="T746" style:family="text">
      <style:text-properties style:text-line-through-style="none" style:text-line-through-type="none" officeooo:rsid="07b4b567"/>
    </style:style>
    <style:style style:name="T747" style:family="text">
      <style:text-properties style:text-line-through-style="none" style:text-line-through-type="none" officeooo:rsid="07b5ec21"/>
    </style:style>
    <style:style style:name="T748" style:family="text">
      <style:text-properties style:text-line-through-style="none" style:text-line-through-type="none" officeooo:rsid="07b6edf9"/>
    </style:style>
    <style:style style:name="T749" style:family="text">
      <style:text-properties style:text-line-through-style="none" style:text-line-through-type="none" officeooo:rsid="07b7653e"/>
    </style:style>
    <style:style style:name="T750" style:family="text">
      <style:text-properties style:text-line-through-style="none" style:text-line-through-type="none" officeooo:rsid="07b774ea"/>
    </style:style>
    <style:style style:name="T751" style:family="text">
      <style:text-properties style:text-line-through-style="none" style:text-line-through-type="none" officeooo:rsid="07ba2dd8"/>
    </style:style>
    <style:style style:name="T752" style:family="text">
      <style:text-properties style:text-line-through-style="none" style:text-line-through-type="none" officeooo:rsid="07bc0b02"/>
    </style:style>
    <style:style style:name="T753" style:family="text">
      <style:text-properties style:text-line-through-style="none" style:text-line-through-type="none" officeooo:rsid="07bc1cee"/>
    </style:style>
    <style:style style:name="T754" style:family="text">
      <style:text-properties style:text-line-through-style="none" style:text-line-through-type="none" officeooo:rsid="07bd497e"/>
    </style:style>
    <style:style style:name="T755" style:family="text">
      <style:text-properties style:text-line-through-style="none" style:text-line-through-type="none" officeooo:rsid="07bd96de"/>
    </style:style>
    <style:style style:name="T756" style:family="text">
      <style:text-properties style:text-line-through-style="none" style:text-line-through-type="none" officeooo:rsid="07bef47d"/>
    </style:style>
    <style:style style:name="T757" style:family="text">
      <style:text-properties style:text-line-through-style="none" style:text-line-through-type="none" officeooo:rsid="07c016b7"/>
    </style:style>
    <style:style style:name="T758" style:family="text">
      <style:text-properties style:text-line-through-style="none" style:text-line-through-type="none" officeooo:rsid="0019f43d"/>
    </style:style>
    <style:style style:name="T759" style:family="text">
      <style:text-properties style:text-line-through-style="none" style:text-line-through-type="none" officeooo:rsid="07c1f61f"/>
    </style:style>
    <style:style style:name="T760" style:family="text">
      <style:text-properties style:text-line-through-style="none" style:text-line-through-type="none" officeooo:rsid="07c38d5d"/>
    </style:style>
    <style:style style:name="T761" style:family="text">
      <style:text-properties style:text-line-through-style="none" style:text-line-through-type="none" officeooo:rsid="07c3c06e"/>
    </style:style>
    <style:style style:name="T762" style:family="text">
      <style:text-properties style:text-line-through-style="none" style:text-line-through-type="none" officeooo:rsid="07c59155"/>
    </style:style>
    <style:style style:name="T763" style:family="text">
      <style:text-properties style:text-line-through-style="none" style:text-line-through-type="none" officeooo:rsid="07c6233c"/>
    </style:style>
    <style:style style:name="T764" style:family="text">
      <style:text-properties style:text-line-through-style="none" style:text-line-through-type="none" officeooo:rsid="07c7d562"/>
    </style:style>
    <style:style style:name="T765" style:family="text">
      <style:text-properties style:text-line-through-style="none" style:text-line-through-type="none" officeooo:rsid="07c7e2a0"/>
    </style:style>
    <style:style style:name="T766" style:family="text">
      <style:text-properties style:text-line-through-style="none" style:text-line-through-type="none" officeooo:rsid="07c94c85"/>
    </style:style>
    <style:style style:name="T767" style:family="text">
      <style:text-properties style:text-line-through-style="none" style:text-line-through-type="none" officeooo:rsid="07cad842"/>
    </style:style>
    <style:style style:name="T768" style:family="text">
      <style:text-properties style:text-line-through-style="none" style:text-line-through-type="none" officeooo:rsid="07cbcd7e"/>
    </style:style>
    <style:style style:name="T769" style:family="text">
      <style:text-properties style:text-line-through-style="none" style:text-line-through-type="none" officeooo:rsid="07cdba70"/>
    </style:style>
    <style:style style:name="T770" style:family="text">
      <style:text-properties style:text-line-through-style="none" style:text-line-through-type="none" officeooo:rsid="07cf7c48"/>
    </style:style>
    <style:style style:name="T771" style:family="text">
      <style:text-properties style:text-line-through-style="none" style:text-line-through-type="none" officeooo:rsid="07cfcc51"/>
    </style:style>
    <style:style style:name="T772" style:family="text">
      <style:text-properties style:text-line-through-style="none" style:text-line-through-type="none" officeooo:rsid="07d1b488"/>
    </style:style>
    <style:style style:name="T773" style:family="text">
      <style:text-properties style:text-line-through-style="none" style:text-line-through-type="none" officeooo:rsid="07d2dc05"/>
    </style:style>
    <style:style style:name="T774" style:family="text">
      <style:text-properties style:text-line-through-style="none" style:text-line-through-type="none" officeooo:rsid="07d46e30"/>
    </style:style>
    <style:style style:name="T775" style:family="text">
      <style:text-properties style:text-line-through-style="none" style:text-line-through-type="none" officeooo:rsid="07d63faf"/>
    </style:style>
    <style:style style:name="T776" style:family="text">
      <style:text-properties style:text-line-through-style="none" style:text-line-through-type="none" officeooo:rsid="07d7abbc"/>
    </style:style>
    <style:style style:name="T777" style:family="text">
      <style:text-properties style:text-line-through-style="none" style:text-line-through-type="none" officeooo:rsid="07d99475"/>
    </style:style>
    <style:style style:name="T778" style:family="text">
      <style:text-properties style:text-line-through-style="none" style:text-line-through-type="none" officeooo:rsid="07d9b6d8"/>
    </style:style>
    <style:style style:name="T779" style:family="text">
      <style:text-properties style:text-line-through-style="none" style:text-line-through-type="none" officeooo:rsid="07daaac8"/>
    </style:style>
    <style:style style:name="T780" style:family="text">
      <style:text-properties style:text-line-through-style="none" style:text-line-through-type="none" officeooo:rsid="07dad2d7"/>
    </style:style>
    <style:style style:name="T781" style:family="text">
      <style:text-properties style:text-line-through-style="none" style:text-line-through-type="none" officeooo:rsid="07dbc136"/>
    </style:style>
    <style:style style:name="T782" style:family="text">
      <style:text-properties style:text-line-through-style="none" style:text-line-through-type="none" officeooo:rsid="07dd1067"/>
    </style:style>
    <style:style style:name="T783" style:family="text">
      <style:text-properties style:text-line-through-style="none" style:text-line-through-type="none" officeooo:rsid="07ddd54c"/>
    </style:style>
    <style:style style:name="T784" style:family="text">
      <style:text-properties style:text-line-through-style="none" style:text-line-through-type="none" officeooo:rsid="07de160f"/>
    </style:style>
    <style:style style:name="T785" style:family="text">
      <style:text-properties style:text-line-through-style="none" style:text-line-through-type="none" officeooo:rsid="07dfe42d"/>
    </style:style>
    <style:style style:name="T786" style:family="text">
      <style:text-properties style:text-line-through-style="none" style:text-line-through-type="none" officeooo:rsid="07e078c6"/>
    </style:style>
    <style:style style:name="T787" style:family="text">
      <style:text-properties style:text-line-through-style="none" style:text-line-through-type="none" officeooo:rsid="07e23f2c"/>
    </style:style>
    <style:style style:name="T788" style:family="text">
      <style:text-properties style:text-line-through-style="none" style:text-line-through-type="none" officeooo:rsid="07e3dbaa"/>
    </style:style>
    <style:style style:name="T789" style:family="text">
      <style:text-properties style:text-line-through-style="none" style:text-line-through-type="none" officeooo:rsid="07e3f57c"/>
    </style:style>
    <style:style style:name="T790" style:family="text">
      <style:text-properties style:text-line-through-style="none" style:text-line-through-type="none" officeooo:rsid="07e47d4b"/>
    </style:style>
    <style:style style:name="T791" style:family="text">
      <style:text-properties style:text-line-through-style="none" style:text-line-through-type="none" officeooo:rsid="07e49091"/>
    </style:style>
    <style:style style:name="T792" style:family="text">
      <style:text-properties style:text-line-through-style="none" style:text-line-through-type="none" officeooo:rsid="07e60e89"/>
    </style:style>
    <style:style style:name="T793" style:family="text">
      <style:text-properties style:text-line-through-style="none" style:text-line-through-type="none" officeooo:rsid="07e780d7"/>
    </style:style>
    <style:style style:name="T794" style:family="text">
      <style:text-properties style:text-line-through-style="none" style:text-line-through-type="none" officeooo:rsid="07e7aa36"/>
    </style:style>
    <style:style style:name="T795" style:family="text">
      <style:text-properties style:text-line-through-style="none" style:text-line-through-type="none" officeooo:rsid="07e88cf8"/>
    </style:style>
    <style:style style:name="T796" style:family="text">
      <style:text-properties style:text-line-through-style="none" style:text-line-through-type="none" officeooo:rsid="07e90f9b"/>
    </style:style>
    <style:style style:name="T797" style:family="text">
      <style:text-properties style:text-line-through-style="none" style:text-line-through-type="none" officeooo:rsid="07e94c8c"/>
    </style:style>
    <style:style style:name="T798" style:family="text">
      <style:text-properties style:text-line-through-style="none" style:text-line-through-type="none" officeooo:rsid="07e98fa0"/>
    </style:style>
    <style:style style:name="T799" style:family="text">
      <style:text-properties style:text-line-through-style="none" style:text-line-through-type="none" officeooo:rsid="07eb1e25"/>
    </style:style>
    <style:style style:name="T800" style:family="text">
      <style:text-properties style:text-line-through-style="none" style:text-line-through-type="none" officeooo:rsid="07eb3b3a"/>
    </style:style>
    <style:style style:name="T801" style:family="text">
      <style:text-properties style:text-line-through-style="none" style:text-line-through-type="none" officeooo:rsid="07eb9415"/>
    </style:style>
    <style:style style:name="T802" style:family="text">
      <style:text-properties style:text-line-through-style="none" style:text-line-through-type="none" officeooo:rsid="07eca5b3"/>
    </style:style>
    <style:style style:name="T803" style:family="text">
      <style:text-properties style:text-line-through-style="none" style:text-line-through-type="none" officeooo:rsid="07edba16"/>
    </style:style>
    <style:style style:name="T804" style:family="text">
      <style:text-properties style:text-line-through-style="none" style:text-line-through-type="none" officeooo:rsid="07edd183"/>
    </style:style>
    <style:style style:name="T805" style:family="text">
      <style:text-properties style:text-line-through-style="none" style:text-line-through-type="none" officeooo:rsid="07edda04"/>
    </style:style>
    <style:style style:name="T806" style:family="text">
      <style:text-properties style:text-line-through-style="none" style:text-line-through-type="none" officeooo:rsid="07ef3365"/>
    </style:style>
    <style:style style:name="T807" style:family="text">
      <style:text-properties style:text-line-through-style="none" style:text-line-through-type="none" officeooo:rsid="07ef4033"/>
    </style:style>
    <style:style style:name="T808" style:family="text">
      <style:text-properties style:text-line-through-style="none" style:text-line-through-type="none" officeooo:rsid="07ef9e8d"/>
    </style:style>
    <style:style style:name="T809" style:family="text">
      <style:text-properties style:text-line-through-style="none" style:text-line-through-type="none" officeooo:rsid="07f07611"/>
    </style:style>
    <style:style style:name="T810" style:family="text">
      <style:text-properties style:text-line-through-style="none" style:text-line-through-type="none" officeooo:rsid="07f0a18f"/>
    </style:style>
    <style:style style:name="T811" style:family="text">
      <style:text-properties style:text-line-through-style="none" style:text-line-through-type="none" officeooo:rsid="07f16049"/>
    </style:style>
    <style:style style:name="T812" style:family="text">
      <style:text-properties style:text-line-through-style="none" style:text-line-through-type="none" officeooo:rsid="07f23b68"/>
    </style:style>
    <style:style style:name="T813" style:family="text">
      <style:text-properties style:text-line-through-style="none" style:text-line-through-type="none" officeooo:rsid="07f28f32"/>
    </style:style>
    <style:style style:name="T814" style:family="text">
      <style:text-properties style:text-line-through-style="none" style:text-line-through-type="none" officeooo:rsid="07f373e8"/>
    </style:style>
    <style:style style:name="T815" style:family="text">
      <style:text-properties style:text-line-through-style="none" style:text-line-through-type="none" officeooo:rsid="07f4e2d9"/>
    </style:style>
    <style:style style:name="T816" style:family="text">
      <style:text-properties style:text-line-through-style="none" style:text-line-through-type="none" officeooo:rsid="07f62253"/>
    </style:style>
    <style:style style:name="T817" style:family="text">
      <style:text-properties style:text-line-through-style="none" style:text-line-through-type="none" officeooo:rsid="07f78d60"/>
    </style:style>
    <style:style style:name="T818" style:family="text">
      <style:text-properties style:text-line-through-style="none" style:text-line-through-type="none" officeooo:rsid="07f888c0"/>
    </style:style>
    <style:style style:name="T819" style:family="text">
      <style:text-properties style:text-line-through-style="none" style:text-line-through-type="none" officeooo:rsid="07f8ca62"/>
    </style:style>
    <style:style style:name="T820" style:family="text">
      <style:text-properties style:text-line-through-style="none" style:text-line-through-type="none" officeooo:rsid="07f9d4e2"/>
    </style:style>
    <style:style style:name="T821" style:family="text">
      <style:text-properties style:text-line-through-style="none" style:text-line-through-type="none" officeooo:rsid="07fb0db4"/>
    </style:style>
    <style:style style:name="T822" style:family="text">
      <style:text-properties style:text-line-through-style="none" style:text-line-through-type="none" officeooo:rsid="07fb2a19"/>
    </style:style>
    <style:style style:name="T823" style:family="text">
      <style:text-properties style:text-line-through-style="none" style:text-line-through-type="none" officeooo:rsid="07fcd160"/>
    </style:style>
    <style:style style:name="T824" style:family="text">
      <style:text-properties style:text-line-through-style="none" style:text-line-through-type="none" officeooo:rsid="07fe9cdd"/>
    </style:style>
    <style:style style:name="T825" style:family="text">
      <style:text-properties style:text-line-through-style="none" style:text-line-through-type="none" officeooo:rsid="07ffc14d"/>
    </style:style>
    <style:style style:name="T826" style:family="text">
      <style:text-properties style:text-line-through-style="none" style:text-line-through-type="none" officeooo:rsid="0800ad21"/>
    </style:style>
    <style:style style:name="T827" style:family="text">
      <style:text-properties style:text-line-through-style="none" style:text-line-through-type="none" officeooo:rsid="0800c24a"/>
    </style:style>
    <style:style style:name="T828" style:family="text">
      <style:text-properties style:text-line-through-style="none" style:text-line-through-type="none" officeooo:rsid="08010146"/>
    </style:style>
    <style:style style:name="T829" style:family="text">
      <style:text-properties style:text-line-through-style="none" style:text-line-through-type="none" officeooo:rsid="0802032a"/>
    </style:style>
    <style:style style:name="T830" style:family="text">
      <style:text-properties style:text-line-through-style="none" style:text-line-through-type="none" officeooo:rsid="08022221"/>
    </style:style>
    <style:style style:name="T831" style:family="text">
      <style:text-properties style:text-line-through-style="none" style:text-line-through-type="none" officeooo:rsid="08038b65"/>
    </style:style>
    <style:style style:name="T832" style:family="text">
      <style:text-properties style:text-line-through-style="none" style:text-line-through-type="none" officeooo:rsid="0803eeef"/>
    </style:style>
    <style:style style:name="T833" style:family="text">
      <style:text-properties style:text-line-through-style="none" style:text-line-through-type="none" officeooo:rsid="0804b51f"/>
    </style:style>
    <style:style style:name="T834" style:family="text">
      <style:text-properties style:text-line-through-style="none" style:text-line-through-type="none" officeooo:rsid="08053c3f"/>
    </style:style>
    <style:style style:name="T835" style:family="text">
      <style:text-properties style:text-line-through-style="none" style:text-line-through-type="none" officeooo:rsid="0805df0e"/>
    </style:style>
    <style:style style:name="T836" style:family="text">
      <style:text-properties style:text-line-through-style="none" style:text-line-through-type="none" officeooo:rsid="08064c1d"/>
    </style:style>
    <style:style style:name="T837" style:family="text">
      <style:text-properties style:text-line-through-style="none" style:text-line-through-type="none" officeooo:rsid="0808461c"/>
    </style:style>
    <style:style style:name="T838" style:family="text">
      <style:text-properties style:text-line-through-style="none" style:text-line-through-type="none" officeooo:rsid="0809e5f2"/>
    </style:style>
    <style:style style:name="T839" style:family="text">
      <style:text-properties style:text-line-through-style="none" style:text-line-through-type="none" officeooo:rsid="080d5233"/>
    </style:style>
    <style:style style:name="T840" style:family="text">
      <style:text-properties style:text-line-through-style="none" style:text-line-through-type="none" officeooo:rsid="080d99be"/>
    </style:style>
    <style:style style:name="T841" style:family="text">
      <style:text-properties style:text-line-through-style="none" style:text-line-through-type="none" officeooo:rsid="080dfdc8"/>
    </style:style>
    <style:style style:name="T842" style:family="text">
      <style:text-properties style:text-line-through-style="none" style:text-line-through-type="none" officeooo:rsid="080e35dc"/>
    </style:style>
    <style:style style:name="T843" style:family="text">
      <style:text-properties style:text-line-through-style="none" style:text-line-through-type="none" officeooo:rsid="080f80f4"/>
    </style:style>
    <style:style style:name="T844" style:family="text">
      <style:text-properties style:text-line-through-style="none" style:text-line-through-type="none" officeooo:rsid="08118f1b"/>
    </style:style>
    <style:style style:name="T845" style:family="text">
      <style:text-properties style:text-line-through-style="none" style:text-line-through-type="none" officeooo:rsid="08124eb0"/>
    </style:style>
    <style:style style:name="T846" style:family="text">
      <style:text-properties style:text-line-through-style="none" style:text-line-through-type="none" officeooo:rsid="0812d96e"/>
    </style:style>
    <style:style style:name="T847" style:family="text">
      <style:text-properties style:text-line-through-style="none" style:text-line-through-type="none" officeooo:rsid="08135a1c"/>
    </style:style>
    <style:style style:name="T848" style:family="text">
      <style:text-properties style:text-line-through-style="none" style:text-line-through-type="none" officeooo:rsid="08143d7f"/>
    </style:style>
    <style:style style:name="T849" style:family="text">
      <style:text-properties style:text-line-through-style="none" style:text-line-through-type="none" officeooo:rsid="0815de25"/>
    </style:style>
    <style:style style:name="T850" style:family="text">
      <style:text-properties style:text-line-through-style="none" style:text-line-through-type="none" officeooo:rsid="0817d3a4"/>
    </style:style>
    <style:style style:name="T851" style:family="text">
      <style:text-properties style:text-line-through-style="none" style:text-line-through-type="none" officeooo:rsid="0818c451"/>
    </style:style>
    <style:style style:name="T852" style:family="text">
      <style:text-properties style:text-line-through-style="none" style:text-line-through-type="none" officeooo:rsid="0819f124"/>
    </style:style>
    <style:style style:name="T853" style:family="text">
      <style:text-properties style:text-line-through-style="none" style:text-line-through-type="none" officeooo:rsid="081bef3e"/>
    </style:style>
    <style:style style:name="T854" style:family="text">
      <style:text-properties style:text-line-through-style="none" style:text-line-through-type="none" officeooo:rsid="081da997"/>
    </style:style>
    <style:style style:name="T855" style:family="text">
      <style:text-properties style:text-line-through-style="none" style:text-line-through-type="none" officeooo:rsid="081e30b0"/>
    </style:style>
    <style:style style:name="T856" style:family="text">
      <style:text-properties style:text-line-through-style="none" style:text-line-through-type="none" officeooo:rsid="081f1b81"/>
    </style:style>
    <style:style style:name="T857" style:family="text">
      <style:text-properties style:text-line-through-style="none" style:text-line-through-type="none" officeooo:rsid="0820c890"/>
    </style:style>
    <style:style style:name="T858" style:family="text">
      <style:text-properties style:text-line-through-style="none" style:text-line-through-type="none" officeooo:rsid="08227d39"/>
    </style:style>
    <style:style style:name="T859" style:family="text">
      <style:text-properties style:text-line-through-style="none" style:text-line-through-type="none" officeooo:rsid="08239c89"/>
    </style:style>
    <style:style style:name="T860" style:family="text">
      <style:text-properties style:text-line-through-style="none" style:text-line-through-type="none" officeooo:rsid="08242fa2"/>
    </style:style>
    <style:style style:name="T861" style:family="text">
      <style:text-properties style:text-line-through-style="none" style:text-line-through-type="none" officeooo:rsid="0825f8bd"/>
    </style:style>
    <style:style style:name="T862" style:family="text">
      <style:text-properties style:text-line-through-style="none" style:text-line-through-type="none" officeooo:rsid="0827d9c9"/>
    </style:style>
    <style:style style:name="T863" style:family="text">
      <style:text-properties style:text-line-through-style="none" style:text-line-through-type="none" officeooo:rsid="082889dc"/>
    </style:style>
    <style:style style:name="T864" style:family="text">
      <style:text-properties style:text-line-through-style="none" style:text-line-through-type="none" officeooo:rsid="0829e54b"/>
    </style:style>
    <style:style style:name="T865" style:family="text">
      <style:text-properties style:text-line-through-style="none" style:text-line-through-type="none" officeooo:rsid="082a5f4e"/>
    </style:style>
    <style:style style:name="T866" style:family="text">
      <style:text-properties style:text-line-through-style="none" style:text-line-through-type="none" officeooo:rsid="082afdb8"/>
    </style:style>
    <style:style style:name="T867" style:family="text">
      <style:text-properties style:text-line-through-style="none" style:text-line-through-type="none" officeooo:rsid="0847b1d8"/>
    </style:style>
    <style:style style:name="T868" style:family="text">
      <style:text-properties style:text-line-through-style="none" style:text-line-through-type="none" officeooo:rsid="08631740"/>
    </style:style>
    <style:style style:name="T869" style:family="text">
      <style:text-properties officeooo:rsid="082d3ec3"/>
    </style:style>
    <style:style style:name="T870" style:family="text">
      <style:text-properties officeooo:rsid="08382aad"/>
    </style:style>
    <style:style style:name="T871" style:family="text">
      <style:text-properties officeooo:rsid="0839671f"/>
    </style:style>
    <style:style style:name="T872" style:family="text">
      <style:text-properties officeooo:rsid="083b8757"/>
    </style:style>
    <style:style style:name="T873" style:family="text">
      <style:text-properties officeooo:rsid="083b8ff8"/>
    </style:style>
    <style:style style:name="T874" style:family="text">
      <style:text-properties officeooo:rsid="083d6786"/>
    </style:style>
    <style:style style:name="T875" style:family="text">
      <style:text-properties officeooo:rsid="08403ad2"/>
    </style:style>
    <style:style style:name="T876" style:family="text">
      <style:text-properties officeooo:rsid="08411dd3"/>
    </style:style>
    <style:style style:name="T877" style:family="text">
      <style:text-properties officeooo:rsid="084239b4"/>
    </style:style>
    <style:style style:name="T878" style:family="text">
      <style:text-properties officeooo:rsid="0843a7a1"/>
    </style:style>
    <style:style style:name="T879" style:family="text">
      <style:text-properties officeooo:rsid="0844a758"/>
    </style:style>
    <style:style style:name="T880" style:family="text">
      <style:text-properties officeooo:rsid="08462442"/>
    </style:style>
    <style:style style:name="T881" style:family="text">
      <style:text-properties officeooo:rsid="0847b8e9"/>
    </style:style>
    <style:style style:name="T882" style:family="text">
      <style:text-properties officeooo:rsid="0847fe4a"/>
    </style:style>
    <style:style style:name="T883" style:family="text">
      <style:text-properties officeooo:rsid="087ef663"/>
    </style:style>
    <style:style style:name="T884" style:family="text">
      <style:text-properties officeooo:rsid="0894cb8f"/>
    </style:style>
    <style:style style:name="T885" style:family="text">
      <style:text-properties officeooo:rsid="089f9be2"/>
    </style:style>
    <style:style style:name="T886" style:family="text">
      <style:text-properties officeooo:rsid="08a65f76"/>
    </style:style>
    <style:style style:name="T887" style:family="text">
      <style:text-properties officeooo:rsid="08a80c4a"/>
    </style:style>
    <style:style style:name="T888" style:family="text">
      <style:text-properties officeooo:rsid="08aab712"/>
    </style:style>
    <style:style style:name="T889" style:family="text">
      <style:text-properties officeooo:rsid="08af7ced"/>
    </style:style>
    <style:style style:name="T890" style:family="text">
      <style:text-properties officeooo:rsid="08b68ac8"/>
    </style:style>
    <style:style style:name="T891" style:family="text">
      <style:text-properties officeooo:rsid="08c1e529"/>
    </style:style>
    <style:style style:name="T892" style:family="text">
      <style:text-properties officeooo:rsid="08e0bad7"/>
    </style:style>
    <style:style style:name="T893" style:family="text">
      <style:text-properties officeooo:rsid="08ff1a47"/>
    </style:style>
    <style:style style:name="T894" style:family="text">
      <style:text-properties officeooo:rsid="0906efde"/>
    </style:style>
    <style:style style:name="T895" style:family="text">
      <style:text-properties officeooo:rsid="09165277"/>
    </style:style>
    <style:style style:name="T896" style:family="text">
      <style:text-properties officeooo:rsid="091da918"/>
    </style:style>
    <style:style style:name="T897" style:family="text">
      <style:text-properties officeooo:rsid="091f8041"/>
    </style:style>
    <style:style style:name="T898" style:family="text">
      <style:text-properties officeooo:rsid="0924f2ff"/>
    </style:style>
    <style:style style:name="T899" style:family="text">
      <style:text-properties officeooo:rsid="0928bc34"/>
    </style:style>
    <style:style style:name="T900" style:family="text">
      <style:text-properties officeooo:rsid="092bd3af"/>
    </style:style>
    <style:style style:name="T901" style:family="text">
      <style:text-properties officeooo:rsid="092cd439"/>
    </style:style>
    <style:style style:name="T902" style:family="text">
      <style:text-properties officeooo:rsid="092d90e3"/>
    </style:style>
    <style:style style:name="T903" style:family="text">
      <style:text-properties officeooo:rsid="092ec505"/>
    </style:style>
    <style:style style:name="T904" style:family="text">
      <style:text-properties officeooo:rsid="0934bd76"/>
    </style:style>
    <style:style style:name="T905" style:family="text">
      <style:text-properties officeooo:rsid="09387174"/>
    </style:style>
    <style:style style:name="T906" style:family="text">
      <style:text-properties officeooo:rsid="0938c201"/>
    </style:style>
    <style:style style:name="T907" style:family="text">
      <style:text-properties officeooo:rsid="093a6f2d"/>
    </style:style>
    <style:style style:name="T908" style:family="text">
      <style:text-properties officeooo:rsid="093ac2fb"/>
    </style:style>
    <style:style style:name="T909" style:family="text">
      <style:text-properties officeooo:rsid="093ae0ae"/>
    </style:style>
    <style:style style:name="T910" style:family="text">
      <style:text-properties officeooo:rsid="093cb02b"/>
    </style:style>
    <style:style style:name="T911" style:family="text">
      <style:text-properties officeooo:rsid="093cc3e7"/>
    </style:style>
    <style:style style:name="T912" style:family="text">
      <style:text-properties officeooo:rsid="0940e73d"/>
    </style:style>
    <style:style style:name="T913" style:family="text">
      <style:text-properties officeooo:rsid="0941ac29"/>
    </style:style>
    <style:style style:name="T914" style:family="text">
      <style:text-properties officeooo:rsid="09432b04"/>
    </style:style>
    <style:style style:name="T915" style:family="text">
      <style:text-properties officeooo:rsid="09471cdd"/>
    </style:style>
    <style:style style:name="T916" style:family="text">
      <style:text-properties officeooo:rsid="09475400"/>
    </style:style>
    <style:style style:name="T917" style:family="text">
      <style:text-properties officeooo:rsid="09475d4f"/>
    </style:style>
    <style:style style:name="T918" style:family="text">
      <style:text-properties officeooo:rsid="094fc29a"/>
    </style:style>
    <style:style style:name="T919" style:family="text">
      <style:text-properties officeooo:rsid="09502862"/>
    </style:style>
    <style:style style:name="T920" style:family="text">
      <style:text-properties officeooo:rsid="095153a9"/>
    </style:style>
    <style:style style:name="T921" style:family="text">
      <style:text-properties officeooo:rsid="09546733"/>
    </style:style>
    <style:style style:name="T922" style:family="text">
      <style:text-properties officeooo:rsid="095bc70a"/>
    </style:style>
    <style:style style:name="T923" style:family="text">
      <style:text-properties officeooo:rsid="09639f3d"/>
    </style:style>
    <style:style style:name="T924" style:family="text">
      <style:text-properties officeooo:rsid="09661c22"/>
    </style:style>
    <style:style style:name="T925" style:family="text">
      <style:text-properties officeooo:rsid="096838d2"/>
    </style:style>
    <style:style style:name="T926" style:family="text">
      <style:text-properties officeooo:rsid="0968ac47"/>
    </style:style>
    <style:style style:name="T927" style:family="text">
      <style:text-properties officeooo:rsid="097018d7"/>
    </style:style>
    <style:style style:name="T928" style:family="text">
      <style:text-properties officeooo:rsid="097cd398"/>
    </style:style>
    <style:style style:name="T929" style:family="text">
      <style:text-properties officeooo:rsid="0985da68"/>
    </style:style>
    <style:style style:name="T930" style:family="text">
      <style:text-properties officeooo:rsid="0991ab2a"/>
    </style:style>
    <style:style style:name="T931" style:family="text">
      <style:text-properties officeooo:rsid="0999c1ed"/>
    </style:style>
    <style:style style:name="T932" style:family="text">
      <style:text-properties officeooo:rsid="09b76969"/>
    </style:style>
    <style:style style:name="T933" style:family="text">
      <style:text-properties officeooo:rsid="09bd6575"/>
    </style:style>
    <style:style style:name="T934" style:family="text">
      <style:text-properties officeooo:rsid="09c7ba71"/>
    </style:style>
    <style:style style:name="T935" style:family="text">
      <style:text-properties officeooo:rsid="09f0764b"/>
    </style:style>
    <style:style style:name="T936" style:family="text">
      <style:text-properties officeooo:rsid="0a03825a"/>
    </style:style>
    <style:style style:name="T937" style:family="text">
      <style:text-properties officeooo:rsid="0a129d2a"/>
    </style:style>
    <style:style style:name="T938" style:family="text">
      <style:text-properties officeooo:rsid="0a198e92"/>
    </style:style>
    <style:style style:name="T939" style:family="text">
      <style:text-properties officeooo:rsid="0a1e3531"/>
    </style:style>
    <style:style style:name="T940" style:family="text">
      <style:text-properties officeooo:rsid="0a20a438"/>
    </style:style>
    <style:style style:name="T941" style:family="text">
      <style:text-properties officeooo:rsid="0a292781"/>
    </style:style>
    <style:style style:name="T942" style:family="text">
      <style:text-properties officeooo:rsid="0a29e361"/>
    </style:style>
    <style:style style:name="T943" style:family="text">
      <style:text-properties officeooo:rsid="0a343ea9"/>
    </style:style>
    <style:style style:name="T944" style:family="text">
      <style:text-properties officeooo:rsid="0a347aa4"/>
    </style:style>
    <style:style style:name="T945" style:family="text">
      <style:text-properties officeooo:rsid="0a3b84a9"/>
    </style:style>
    <style:style style:name="T946" style:family="text">
      <style:text-properties officeooo:rsid="0a4b0c12"/>
    </style:style>
    <style:style style:name="T947" style:family="text">
      <style:text-properties officeooo:rsid="0a5279ed"/>
    </style:style>
    <style:style style:name="T948" style:family="text">
      <style:text-properties officeooo:rsid="0a53fee0"/>
    </style:style>
    <style:style style:name="T949" style:family="text">
      <style:text-properties officeooo:rsid="0a54869b"/>
    </style:style>
    <style:style style:name="T950" style:family="text">
      <style:text-properties officeooo:rsid="0a590f91"/>
    </style:style>
    <style:style style:name="T951" style:family="text">
      <style:text-properties officeooo:rsid="0a594308"/>
    </style:style>
    <style:style style:name="T952" style:family="text">
      <style:text-properties officeooo:rsid="0a5ac7b6"/>
    </style:style>
    <style:style style:name="T953" style:family="text">
      <style:text-properties officeooo:rsid="0a5d083a"/>
    </style:style>
    <style:style style:name="T954" style:family="text">
      <style:text-properties officeooo:rsid="0a5eaae8"/>
    </style:style>
    <style:style style:name="T955" style:family="text">
      <style:text-properties officeooo:rsid="0a615c6a"/>
    </style:style>
    <style:style style:name="T956" style:family="text">
      <style:text-properties officeooo:rsid="0a6dffd8"/>
    </style:style>
    <style:style style:name="T957" style:family="text">
      <style:text-properties officeooo:rsid="0a70c7dd"/>
    </style:style>
    <style:style style:name="T958" style:family="text">
      <style:text-properties officeooo:rsid="0a70f87b"/>
    </style:style>
    <style:style style:name="T959" style:family="text">
      <style:text-properties officeooo:rsid="0a779aa6"/>
    </style:style>
    <style:style style:name="T960" style:family="text">
      <style:text-properties officeooo:rsid="0a7a3042"/>
    </style:style>
    <style:style style:name="T961" style:family="text">
      <style:text-properties officeooo:rsid="0a851463"/>
    </style:style>
    <style:style style:name="T962" style:family="text">
      <style:text-properties officeooo:rsid="0a85b046"/>
    </style:style>
    <style:style style:name="T963" style:family="text">
      <style:text-properties officeooo:rsid="0a884148"/>
    </style:style>
    <style:style style:name="T964" style:family="text">
      <style:text-properties officeooo:rsid="0a9270de"/>
    </style:style>
    <style:style style:name="T965" style:family="text">
      <style:text-properties officeooo:rsid="0a95ce93"/>
    </style:style>
    <style:style style:name="T966" style:family="text">
      <style:text-properties officeooo:rsid="0a991cde"/>
    </style:style>
    <style:style style:name="T967" style:family="text">
      <style:text-properties officeooo:rsid="0a993e5e"/>
    </style:style>
    <style:style style:name="T968" style:family="text">
      <style:text-properties officeooo:rsid="0a995460"/>
    </style:style>
    <style:style style:name="T969" style:family="text">
      <style:text-properties officeooo:rsid="0a9bdb93"/>
    </style:style>
    <style:style style:name="T970" style:family="text">
      <style:text-properties officeooo:rsid="0a9cffd4"/>
    </style:style>
    <style:style style:name="T971" style:family="text">
      <style:text-properties officeooo:rsid="0aa0e815"/>
    </style:style>
    <style:style style:name="T972" style:family="text">
      <style:text-properties officeooo:rsid="0aa138fa"/>
    </style:style>
    <style:style style:name="T973" style:family="text">
      <style:text-properties officeooo:rsid="0aa27677"/>
    </style:style>
    <style:style style:name="T974" style:family="text">
      <style:text-properties officeooo:rsid="0aa35f8f"/>
    </style:style>
    <style:style style:name="T975" style:family="text">
      <style:text-properties officeooo:rsid="0aa6664c"/>
    </style:style>
    <style:style style:name="T976" style:family="text">
      <style:text-properties officeooo:rsid="0aa71dd9"/>
    </style:style>
    <style:style style:name="T977" style:family="text">
      <style:text-properties officeooo:rsid="0aa91e8e"/>
    </style:style>
    <style:style style:name="T978" style:family="text">
      <style:text-properties officeooo:rsid="0aac800b"/>
    </style:style>
    <style:style style:name="T979" style:family="text">
      <style:text-properties officeooo:rsid="0abec003"/>
    </style:style>
    <style:style style:name="T980" style:family="text">
      <style:text-properties officeooo:rsid="0ac6b93e"/>
    </style:style>
    <style:style style:name="T981" style:family="text">
      <style:text-properties officeooo:rsid="0ac7daea"/>
    </style:style>
    <style:style style:name="T982" style:family="text">
      <style:text-properties officeooo:rsid="0ac8e7dc"/>
    </style:style>
    <style:style style:name="T983" style:family="text">
      <style:text-properties officeooo:rsid="0ac9b1dd"/>
    </style:style>
    <style:style style:name="T984" style:family="text">
      <style:text-properties officeooo:rsid="0acb3beb"/>
    </style:style>
    <style:style style:name="T985" style:family="text">
      <style:text-properties officeooo:rsid="0acb7890"/>
    </style:style>
    <style:style style:name="T986" style:family="text">
      <style:text-properties officeooo:rsid="0acc5d42"/>
    </style:style>
    <style:style style:name="T987" style:family="text">
      <style:text-properties officeooo:rsid="0acd1d84"/>
    </style:style>
    <style:style style:name="T988" style:family="text">
      <style:text-properties officeooo:rsid="0ad406b7"/>
    </style:style>
    <style:style style:name="T989" style:family="text">
      <style:text-properties officeooo:rsid="0ad4bc66"/>
    </style:style>
    <style:style style:name="T990" style:family="text">
      <style:text-properties officeooo:rsid="0ad6467c"/>
    </style:style>
    <style:style style:name="T991" style:family="text">
      <style:text-properties officeooo:rsid="0ad74a1a"/>
    </style:style>
    <style:style style:name="T992" style:family="text">
      <style:text-properties officeooo:rsid="0ad92926"/>
    </style:style>
    <style:style style:name="T993" style:family="text">
      <style:text-properties officeooo:rsid="0ad9d0b6"/>
    </style:style>
    <style:style style:name="T994" style:family="text">
      <style:text-properties officeooo:rsid="0ada4257"/>
    </style:style>
    <style:style style:name="T995" style:family="text">
      <style:text-properties officeooo:rsid="0adc2860"/>
    </style:style>
    <style:style style:name="T996" style:family="text">
      <style:text-properties officeooo:rsid="0ade3523"/>
    </style:style>
    <style:style style:name="T997" style:family="text">
      <style:text-properties officeooo:rsid="0ae5af65"/>
    </style:style>
    <style:style style:name="T998" style:family="text">
      <style:text-properties officeooo:rsid="0ae6e521"/>
    </style:style>
    <style:style style:name="T999" style:family="text">
      <style:text-properties officeooo:rsid="0afae74f"/>
    </style:style>
    <style:style style:name="T1000" style:family="text">
      <style:text-properties officeooo:rsid="0b0bbfc0"/>
    </style:style>
    <style:style style:name="T1001" style:family="text">
      <style:text-properties officeooo:rsid="0b0d02fb"/>
    </style:style>
    <style:style style:name="T1002" style:family="text">
      <style:text-properties officeooo:rsid="0b0f43a2"/>
    </style:style>
    <style:style style:name="T1003" style:family="text">
      <style:text-properties officeooo:rsid="0b139de0"/>
    </style:style>
    <style:style style:name="T1004" style:family="text">
      <style:text-properties officeooo:rsid="0b13af21"/>
    </style:style>
    <style:style style:name="T1005" style:family="text">
      <style:text-properties officeooo:rsid="0b1ce609"/>
    </style:style>
    <style:style style:name="T1006" style:family="text">
      <style:text-properties officeooo:rsid="0b1d232c"/>
    </style:style>
    <style:style style:name="T1007" style:family="text">
      <style:text-properties officeooo:rsid="0b26710a"/>
    </style:style>
    <style:style style:name="T1008" style:family="text">
      <style:text-properties officeooo:rsid="0b26a0f9"/>
    </style:style>
    <style:style style:name="T1009" style:family="text">
      <style:text-properties officeooo:rsid="0b31beca"/>
    </style:style>
    <style:style style:name="T1010" style:family="text">
      <style:text-properties officeooo:rsid="0b342e9c"/>
    </style:style>
    <style:style style:name="T1011" style:family="text">
      <style:text-properties officeooo:rsid="0b354054"/>
    </style:style>
    <style:style style:name="T1012" style:family="text">
      <style:text-properties officeooo:rsid="0b3f2a8d"/>
    </style:style>
    <style:style style:name="T1013" style:family="text">
      <style:text-properties officeooo:rsid="0b451901"/>
    </style:style>
    <style:style style:name="T1014" style:family="text">
      <style:text-properties officeooo:rsid="0b5fde0d"/>
    </style:style>
    <style:style style:name="T1015" style:family="text">
      <style:text-properties officeooo:rsid="0b6a0477"/>
    </style:style>
    <style:style style:name="T1016" style:family="text">
      <style:text-properties officeooo:rsid="0b6b6be3"/>
    </style:style>
    <style:style style:name="T1017" style:family="text">
      <style:text-properties officeooo:rsid="0b6d9f25"/>
    </style:style>
    <style:style style:name="T1018" style:family="text">
      <style:text-properties officeooo:rsid="0b789233"/>
    </style:style>
    <style:style style:name="T1019" style:family="text">
      <style:text-properties officeooo:rsid="0b7cc40d"/>
    </style:style>
    <style:style style:name="T1020" style:family="text">
      <style:text-properties officeooo:rsid="0b85b74a"/>
    </style:style>
    <style:style style:name="T1021" style:family="text">
      <style:text-properties officeooo:rsid="0b898d12"/>
    </style:style>
    <style:style style:name="T1022" style:family="text">
      <style:text-properties officeooo:rsid="0b8a5607"/>
    </style:style>
    <style:style style:name="T1023" style:family="text">
      <style:text-properties officeooo:rsid="0b973941"/>
    </style:style>
    <style:style style:name="T1024" style:family="text">
      <style:text-properties officeooo:rsid="0bb57552"/>
    </style:style>
    <style:style style:name="T1025" style:family="text">
      <style:text-properties officeooo:rsid="0be5b930"/>
    </style:style>
    <style:style style:name="T1026" style:family="text">
      <style:text-properties officeooo:rsid="0bf128e4"/>
    </style:style>
    <style:style style:name="T1027" style:family="text">
      <style:text-properties officeooo:rsid="0c4282df"/>
    </style:style>
    <style:style style:name="T1028" style:family="text">
      <style:text-properties officeooo:rsid="0c5c5959"/>
    </style:style>
    <style:style style:name="T1029" style:family="text">
      <style:text-properties officeooo:rsid="0c6fea84"/>
    </style:style>
    <style:style style:name="T1030" style:family="text">
      <style:text-properties officeooo:rsid="0c805e28"/>
    </style:style>
    <style:style style:name="T1031" style:family="text">
      <style:text-properties officeooo:rsid="0c8ed065"/>
    </style:style>
    <style:style style:name="T1032" style:family="text">
      <style:text-properties officeooo:rsid="0c9b9a97"/>
    </style:style>
    <style:style style:name="T1033" style:family="text">
      <style:text-properties officeooo:rsid="0c9c1720"/>
    </style:style>
    <style:style style:name="T1034" style:family="text">
      <style:text-properties officeooo:rsid="0ca3a391"/>
    </style:style>
    <style:style style:name="T1035" style:family="text">
      <style:text-properties officeooo:rsid="0cae3497"/>
    </style:style>
    <style:style style:name="T1036" style:family="text">
      <style:text-properties officeooo:rsid="0cae8287"/>
    </style:style>
    <style:style style:name="T1037" style:family="text">
      <style:text-properties officeooo:rsid="0cb201c8"/>
    </style:style>
    <style:style style:name="T1038" style:family="text">
      <style:text-properties officeooo:rsid="0cb89107"/>
    </style:style>
    <style:style style:name="T1039" style:family="text">
      <style:text-properties officeooo:rsid="0cde1e12"/>
    </style:style>
    <style:style style:name="T1040" style:family="text">
      <style:text-properties officeooo:rsid="0cf7c521"/>
    </style:style>
    <style:style style:name="T1041" style:family="text">
      <style:text-properties officeooo:rsid="0cf8491b"/>
    </style:style>
    <style:style style:name="T1042" style:family="text">
      <style:text-properties officeooo:rsid="0cfc828e"/>
    </style:style>
    <style:style style:name="T1043" style:family="text">
      <style:text-properties officeooo:rsid="0d045ced"/>
    </style:style>
    <style:style style:name="T1044" style:family="text">
      <style:text-properties officeooo:rsid="0d054618"/>
    </style:style>
    <style:style style:name="T1045" style:family="text">
      <style:text-properties officeooo:rsid="0d08797a"/>
    </style:style>
    <style:style style:name="T1046" style:family="text">
      <style:text-properties officeooo:rsid="0d09ccb7"/>
    </style:style>
    <style:style style:name="T1047" style:family="text">
      <style:text-properties officeooo:rsid="0d163240"/>
    </style:style>
    <style:style style:name="T1048" style:family="text">
      <style:text-properties officeooo:rsid="0d163767"/>
    </style:style>
    <style:style style:name="T1049" style:family="text">
      <style:text-properties officeooo:rsid="0d17217f"/>
    </style:style>
    <style:style style:name="T1050" style:family="text">
      <style:text-properties officeooo:rsid="0d18d86e"/>
    </style:style>
    <style:style style:name="T1051" style:family="text">
      <style:text-properties officeooo:rsid="0d1b6cc2"/>
    </style:style>
    <style:style style:name="T1052" style:family="text">
      <style:text-properties officeooo:rsid="0d25f785"/>
    </style:style>
    <style:style style:name="T1053" style:family="text">
      <style:text-properties officeooo:rsid="0d3c64b4"/>
    </style:style>
    <style:style style:name="T1054" style:family="text">
      <style:text-properties officeooo:rsid="0d3fd1c1"/>
    </style:style>
    <style:style style:name="T1055" style:family="text">
      <style:text-properties officeooo:rsid="0d41b137"/>
    </style:style>
    <style:style style:name="T1056" style:family="text">
      <style:text-properties officeooo:rsid="0d4635d0"/>
    </style:style>
    <style:style style:name="T1057" style:family="text">
      <style:text-properties officeooo:rsid="0d468b00"/>
    </style:style>
    <style:style style:name="T1058" style:family="text">
      <style:text-properties officeooo:rsid="0d47ed5f"/>
    </style:style>
    <style:style style:name="T1059" style:family="text">
      <style:text-properties officeooo:rsid="0d4a8582"/>
    </style:style>
    <style:style style:name="T1060" style:family="text">
      <style:text-properties officeooo:rsid="0d4a87ac"/>
    </style:style>
    <style:style style:name="T1061" style:family="text">
      <style:text-properties officeooo:rsid="0d4af74a"/>
    </style:style>
    <style:style style:name="T1062" style:family="text">
      <style:text-properties officeooo:rsid="0d4ef25f"/>
    </style:style>
    <style:style style:name="T1063" style:family="text">
      <style:text-properties officeooo:rsid="0d5144f3"/>
    </style:style>
    <style:style style:name="T1064" style:family="text">
      <style:text-properties officeooo:rsid="0d5264cf"/>
    </style:style>
    <style:style style:name="T1065" style:family="text">
      <style:text-properties officeooo:rsid="0d5b2f1b"/>
    </style:style>
    <style:style style:name="T1066" style:family="text">
      <style:text-properties officeooo:rsid="0d5f3504"/>
    </style:style>
    <style:style style:name="T1067" style:family="text">
      <style:text-properties officeooo:rsid="0d6df2df"/>
    </style:style>
    <style:style style:name="T1068" style:family="text">
      <style:text-properties officeooo:rsid="0d6fa144"/>
    </style:style>
    <style:style style:name="T1069" style:family="text">
      <style:text-properties officeooo:rsid="0d722094"/>
    </style:style>
    <style:style style:name="T1070" style:family="text">
      <style:text-properties officeooo:rsid="0d7b6861"/>
    </style:style>
    <style:style style:name="T1071" style:family="text">
      <style:text-properties officeooo:rsid="0d7f044e"/>
    </style:style>
    <style:style style:name="T1072" style:family="text">
      <style:text-properties officeooo:rsid="0d82e406"/>
    </style:style>
    <style:style style:name="T1073" style:family="text">
      <style:text-properties officeooo:rsid="0d876d7b"/>
    </style:style>
    <style:style style:name="T1074" style:family="text">
      <style:text-properties officeooo:rsid="0d893f7f"/>
    </style:style>
    <style:style style:name="T1075" style:family="text">
      <style:text-properties officeooo:rsid="0d8b3c80"/>
    </style:style>
    <style:style style:name="T1076" style:family="text">
      <style:text-properties officeooo:rsid="0d8de107"/>
    </style:style>
    <style:style style:name="T1077" style:family="text">
      <style:text-properties officeooo:rsid="0d8e494a"/>
    </style:style>
    <style:style style:name="T1078" style:family="text">
      <style:text-properties officeooo:rsid="0d965795"/>
    </style:style>
    <style:style style:name="T1079" style:family="text">
      <style:text-properties officeooo:rsid="0d989b54"/>
    </style:style>
    <style:style style:name="T1080" style:family="text">
      <style:text-properties officeooo:rsid="0d9a397d"/>
    </style:style>
    <style:style style:name="T1081" style:family="text">
      <style:text-properties officeooo:rsid="0d9c12b0"/>
    </style:style>
    <style:style style:name="T1082" style:family="text">
      <style:text-properties officeooo:rsid="0d9cd828"/>
    </style:style>
    <style:style style:name="T1083" style:family="text">
      <style:text-properties officeooo:rsid="0d9dc3f0"/>
    </style:style>
    <style:style style:name="T1084" style:family="text">
      <style:text-properties officeooo:rsid="0d9f72ba"/>
    </style:style>
    <style:style style:name="T1085" style:family="text">
      <style:text-properties officeooo:rsid="0dafadaa"/>
    </style:style>
    <style:style style:name="T1086" style:family="text">
      <style:text-properties officeooo:rsid="0db8d453"/>
    </style:style>
    <style:style style:name="T1087" style:family="text">
      <style:text-properties officeooo:rsid="0dc4d5e6"/>
    </style:style>
    <style:style style:name="T1088" style:family="text">
      <style:text-properties officeooo:rsid="0dc76b06"/>
    </style:style>
    <style:style style:name="T1089" style:family="text">
      <style:text-properties officeooo:rsid="0dc8ef6f"/>
    </style:style>
    <style:style style:name="T1090" style:family="text">
      <style:text-properties officeooo:rsid="0dc98e70"/>
    </style:style>
    <style:style style:name="T1091" style:family="text">
      <style:text-properties officeooo:rsid="0dc9f466"/>
    </style:style>
    <style:style style:name="T1092" style:family="text">
      <style:text-properties officeooo:rsid="0dceb8dd"/>
    </style:style>
    <style:style style:name="T1093" style:family="text">
      <style:text-properties officeooo:rsid="0dd04e59"/>
    </style:style>
    <style:style style:name="T1094" style:family="text">
      <style:text-properties officeooo:rsid="0dd21831"/>
    </style:style>
    <style:style style:name="T1095" style:family="text">
      <style:text-properties officeooo:rsid="0dd2560e"/>
    </style:style>
    <style:style style:name="T1096" style:family="text">
      <style:text-properties officeooo:rsid="0dd3386d"/>
    </style:style>
    <style:style style:name="T1097" style:family="text">
      <style:text-properties officeooo:rsid="0dd9d39d"/>
    </style:style>
    <style:style style:name="T1098" style:family="text">
      <style:text-properties officeooo:rsid="0de07497"/>
    </style:style>
    <style:style style:name="T1099" style:family="text">
      <style:text-properties officeooo:rsid="0de1f2d0"/>
    </style:style>
    <style:style style:name="T1100" style:family="text">
      <style:text-properties officeooo:rsid="0de3be36"/>
    </style:style>
    <style:style style:name="T1101" style:family="text">
      <style:text-properties officeooo:rsid="0de6b4f1"/>
    </style:style>
    <style:style style:name="T1102" style:family="text">
      <style:text-properties officeooo:rsid="0de8dc99"/>
    </style:style>
    <style:style style:name="T1103" style:family="text">
      <style:text-properties officeooo:rsid="0dea5631"/>
    </style:style>
    <style:style style:name="T1104" style:family="text">
      <style:text-properties officeooo:rsid="0dee9f0a"/>
    </style:style>
    <style:style style:name="T1105" style:family="text">
      <style:text-properties officeooo:rsid="0deeaf1b"/>
    </style:style>
    <style:style style:name="T1106" style:family="text">
      <style:text-properties officeooo:rsid="0defdc5a"/>
    </style:style>
    <style:style style:name="T1107" style:family="text">
      <style:text-properties officeooo:rsid="0e07a54b"/>
    </style:style>
    <style:style style:name="T1108" style:family="text">
      <style:text-properties officeooo:rsid="0e083318"/>
    </style:style>
    <style:style style:name="T1109" style:family="text">
      <style:text-properties officeooo:rsid="0e0a9f92"/>
    </style:style>
    <style:style style:name="T1110" style:family="text">
      <style:text-properties officeooo:rsid="0e0af591"/>
    </style:style>
    <style:style style:name="T1111" style:family="text">
      <style:text-properties officeooo:rsid="0e0cc87b"/>
    </style:style>
    <style:style style:name="T1112" style:family="text">
      <style:text-properties officeooo:rsid="0e121fa2"/>
    </style:style>
    <style:style style:name="T1113" style:family="text">
      <style:text-properties officeooo:rsid="0e1280ed"/>
    </style:style>
    <style:style style:name="T1114" style:family="text">
      <style:text-properties officeooo:rsid="0e2561b3"/>
    </style:style>
    <style:style style:name="T1115" style:family="text">
      <style:text-properties officeooo:rsid="0e2ffce4"/>
    </style:style>
    <style:style style:name="T1116" style:family="text">
      <style:text-properties officeooo:rsid="0e429899"/>
    </style:style>
    <style:style style:name="T1117" style:family="text">
      <style:text-properties officeooo:rsid="0e45b175"/>
    </style:style>
    <style:style style:name="T1118" style:family="text">
      <style:text-properties officeooo:rsid="0e5556a0"/>
    </style:style>
    <style:style style:name="T1119" style:family="text">
      <style:text-properties officeooo:rsid="0e59ea46"/>
    </style:style>
    <style:style style:name="T1120" style:family="text">
      <style:text-properties officeooo:rsid="0e5ef724"/>
    </style:style>
    <style:style style:name="T1121" style:family="text">
      <style:text-properties officeooo:rsid="0e735c1b"/>
    </style:style>
    <style:style style:name="T1122" style:family="text">
      <style:text-properties officeooo:rsid="0e76ca7a"/>
    </style:style>
    <style:style style:name="T1123" style:family="text">
      <style:text-properties officeooo:rsid="0e76d693"/>
    </style:style>
    <style:style style:name="T1124" style:family="text">
      <style:text-properties officeooo:rsid="0e7a5147"/>
    </style:style>
    <style:style style:name="T1125" style:family="text">
      <style:text-properties officeooo:rsid="0e82411c"/>
    </style:style>
    <style:style style:name="T1126" style:family="text">
      <style:text-properties officeooo:rsid="0e83fa2b"/>
    </style:style>
    <style:style style:name="T1127" style:family="text">
      <style:text-properties officeooo:rsid="0e892b1f"/>
    </style:style>
    <style:style style:name="T1128" style:family="text">
      <style:text-properties officeooo:rsid="0e8f1d8c"/>
    </style:style>
    <style:style style:name="T1129" style:family="text">
      <style:text-properties officeooo:rsid="0e9035e0"/>
    </style:style>
    <style:style style:name="T1130" style:family="text">
      <style:text-properties officeooo:rsid="0e92aabe"/>
    </style:style>
    <style:style style:name="T1131" style:family="text">
      <style:text-properties officeooo:rsid="0e93ae87"/>
    </style:style>
    <style:style style:name="T1132" style:family="text">
      <style:text-properties officeooo:rsid="0e95669f"/>
    </style:style>
    <style:style style:name="T1133" style:family="text">
      <style:text-properties officeooo:rsid="0e982e51"/>
    </style:style>
    <style:style style:name="T1134" style:family="text">
      <style:text-properties officeooo:rsid="0e9c0c5a"/>
    </style:style>
    <style:style style:name="T1135" style:family="text">
      <style:text-properties officeooo:rsid="0e9c2eb3"/>
    </style:style>
    <style:style style:name="T1136" style:family="text">
      <style:text-properties officeooo:rsid="0e9d4edf"/>
    </style:style>
    <style:style style:name="T1137" style:family="text">
      <style:text-properties officeooo:rsid="0e9e2115"/>
    </style:style>
    <style:style style:name="T1138" style:family="text">
      <style:text-properties officeooo:rsid="0e9f8df3"/>
    </style:style>
    <style:style style:name="T1139" style:family="text">
      <style:text-properties officeooo:rsid="0ea0a5f3"/>
    </style:style>
    <style:style style:name="T1140" style:family="text">
      <style:text-properties officeooo:rsid="0ea1ed86"/>
    </style:style>
    <style:style style:name="T1141" style:family="text">
      <style:text-properties officeooo:rsid="0eb5b29b"/>
    </style:style>
    <style:style style:name="T1142" style:family="text">
      <style:text-properties officeooo:rsid="0eb5bd09"/>
    </style:style>
    <style:style style:name="T1143" style:family="text">
      <style:text-properties officeooo:rsid="0eb614b8"/>
    </style:style>
    <style:style style:name="T1144" style:family="text">
      <style:text-properties officeooo:rsid="0eb6bb58"/>
    </style:style>
    <style:style style:name="T1145" style:family="text">
      <style:text-properties officeooo:rsid="0eb7ec65"/>
    </style:style>
    <style:style style:name="T1146" style:family="text">
      <style:text-properties officeooo:rsid="0eb99a95"/>
    </style:style>
    <style:style style:name="T1147" style:family="text">
      <style:text-properties officeooo:rsid="0ebaeb78"/>
    </style:style>
    <style:style style:name="T1148" style:family="text">
      <style:text-properties officeooo:rsid="0ebd9cd5"/>
    </style:style>
    <style:style style:name="T1149" style:family="text">
      <style:text-properties officeooo:rsid="0ec0c799"/>
    </style:style>
    <style:style style:name="T1150" style:family="text">
      <style:text-properties officeooo:rsid="0ec11ac4"/>
    </style:style>
    <style:style style:name="T1151" style:family="text">
      <style:text-properties officeooo:rsid="0ec3525f"/>
    </style:style>
    <style:style style:name="T1152" style:family="text">
      <style:text-properties officeooo:rsid="0ec4de6f"/>
    </style:style>
    <style:style style:name="T1153" style:family="text">
      <style:text-properties officeooo:rsid="0ec5c7af"/>
    </style:style>
    <style:style style:name="T1154" style:family="text">
      <style:text-properties officeooo:rsid="0ec7644c"/>
    </style:style>
    <style:style style:name="T1155" style:family="text">
      <style:text-properties officeooo:rsid="0ec86a0d"/>
    </style:style>
    <style:style style:name="T1156" style:family="text">
      <style:text-properties officeooo:rsid="0ecaa185"/>
    </style:style>
    <style:style style:name="T1157" style:family="text">
      <style:text-properties officeooo:rsid="0ecff853"/>
    </style:style>
    <style:style style:name="T1158" style:family="text">
      <style:text-properties officeooo:rsid="0ed06862"/>
    </style:style>
    <style:style style:name="T1159" style:family="text">
      <style:text-properties officeooo:rsid="0ed2b947"/>
    </style:style>
    <style:style style:name="T1160" style:family="text">
      <style:text-properties officeooo:rsid="0ed42e56"/>
    </style:style>
    <style:style style:name="T1161" style:family="text">
      <style:text-properties officeooo:rsid="0eea4c48"/>
    </style:style>
    <style:style style:name="T1162" style:family="text">
      <style:text-properties officeooo:rsid="0f021478"/>
    </style:style>
    <style:style style:name="T1163" style:family="text">
      <style:text-properties officeooo:rsid="0f026fa5"/>
    </style:style>
    <style:style style:name="T1164" style:family="text">
      <style:text-properties officeooo:rsid="0f055234"/>
    </style:style>
    <style:style style:name="T1165" style:family="text">
      <style:text-properties officeooo:rsid="0f0634e2"/>
    </style:style>
    <style:style style:name="T1166" style:family="text">
      <style:text-properties officeooo:rsid="0f0780b4"/>
    </style:style>
    <style:style style:name="T1167" style:family="text">
      <style:text-properties officeooo:rsid="0f0d369b"/>
    </style:style>
    <style:style style:name="T1168" style:family="text">
      <style:text-properties officeooo:rsid="0f0e84e8"/>
    </style:style>
    <style:style style:name="T1169" style:family="text">
      <style:text-properties officeooo:rsid="0f11fea9"/>
    </style:style>
    <style:style style:name="T1170" style:family="text">
      <style:text-properties officeooo:rsid="0f1996ba"/>
    </style:style>
    <style:style style:name="T1171" style:family="text">
      <style:text-properties officeooo:rsid="0f1b7c46"/>
    </style:style>
    <style:style style:name="T1172" style:family="text">
      <style:text-properties officeooo:rsid="0f29f63e"/>
    </style:style>
    <style:style style:name="T1173" style:family="text">
      <style:text-properties officeooo:rsid="0f2df68e"/>
    </style:style>
    <style:style style:name="T1174" style:family="text">
      <style:text-properties officeooo:rsid="0f2fdcb0"/>
    </style:style>
    <style:style style:name="T1175" style:family="text">
      <style:text-properties officeooo:rsid="0f32506b"/>
    </style:style>
    <style:style style:name="T1176" style:family="text">
      <style:text-properties officeooo:rsid="0f3edb54"/>
    </style:style>
    <style:style style:name="T1177" style:family="text">
      <style:text-properties officeooo:rsid="0f4296a5"/>
    </style:style>
    <style:style style:name="T1178" style:family="text">
      <style:text-properties officeooo:rsid="0f44f213"/>
    </style:style>
    <style:style style:name="T1179" style:family="text">
      <style:text-properties officeooo:rsid="0f48e0ab"/>
    </style:style>
    <style:style style:name="T1180" style:family="text">
      <style:text-properties officeooo:rsid="0f4d6d69"/>
    </style:style>
    <style:style style:name="T1181" style:family="text">
      <style:text-properties officeooo:rsid="0f4d891d"/>
    </style:style>
    <style:style style:name="T1182" style:family="text">
      <style:text-properties officeooo:rsid="0f4e72bd"/>
    </style:style>
    <style:style style:name="T1183" style:family="text">
      <style:text-properties officeooo:rsid="0f506265"/>
    </style:style>
    <style:style style:name="T1184" style:family="text">
      <style:text-properties officeooo:rsid="0f57c665"/>
    </style:style>
    <style:style style:name="T1185" style:family="text">
      <style:text-properties officeooo:rsid="0f5bd22f"/>
    </style:style>
    <style:style style:name="T1186" style:family="text">
      <style:text-properties officeooo:rsid="0f5d3275"/>
    </style:style>
    <style:style style:name="T1187" style:family="text">
      <style:text-properties officeooo:rsid="0f5dbd52"/>
    </style:style>
    <style:style style:name="T1188" style:family="text">
      <style:text-properties officeooo:rsid="0f5e869f"/>
    </style:style>
    <style:style style:name="T1189" style:family="text">
      <style:text-properties officeooo:rsid="0f5fa945"/>
    </style:style>
    <style:style style:name="T1190" style:family="text">
      <style:text-properties officeooo:rsid="0f644f9b"/>
    </style:style>
    <style:style style:name="T1191" style:family="text">
      <style:text-properties officeooo:rsid="0f6578d1"/>
    </style:style>
    <style:style style:name="T1192" style:family="text">
      <style:text-properties officeooo:rsid="0f66a1e2"/>
    </style:style>
    <style:style style:name="T1193" style:family="text">
      <style:text-properties officeooo:rsid="0f67b135"/>
    </style:style>
    <style:style style:name="T1194" style:family="text">
      <style:text-properties officeooo:rsid="0f68169d"/>
    </style:style>
    <style:style style:name="T1195" style:family="text">
      <style:text-properties officeooo:rsid="0f69c884"/>
    </style:style>
    <style:style style:name="T1196" style:family="text">
      <style:text-properties officeooo:rsid="0f6b0827"/>
    </style:style>
    <style:style style:name="T1197" style:family="text">
      <style:text-properties officeooo:rsid="0f749e62"/>
    </style:style>
    <style:style style:name="T1198" style:family="text">
      <style:text-properties officeooo:rsid="0f769fcf"/>
    </style:style>
    <style:style style:name="T1199" style:family="text">
      <style:text-properties officeooo:rsid="0f7b203b"/>
    </style:style>
    <style:style style:name="T1200" style:family="text">
      <style:text-properties officeooo:rsid="0f81037b"/>
    </style:style>
    <style:style style:name="T1201" style:family="text">
      <style:text-properties officeooo:rsid="0f813660"/>
    </style:style>
    <style:style style:name="T1202" style:family="text">
      <style:text-properties officeooo:rsid="0f8daf70"/>
    </style:style>
    <style:style style:name="T1203" style:family="text">
      <style:text-properties officeooo:rsid="0f8f2783"/>
    </style:style>
    <style:style style:name="T1204" style:family="text">
      <style:text-properties officeooo:rsid="0f8ff995"/>
    </style:style>
    <style:style style:name="T1205" style:family="text">
      <style:text-properties officeooo:rsid="0f927871"/>
    </style:style>
    <style:style style:name="T1206" style:family="text">
      <style:text-properties officeooo:rsid="0f9eb8f6"/>
    </style:style>
    <style:style style:name="T1207" style:family="text">
      <style:text-properties officeooo:rsid="0faa9c71"/>
    </style:style>
    <style:style style:name="T1208" style:family="text">
      <style:text-properties officeooo:rsid="0fbe4ba9"/>
    </style:style>
    <style:style style:name="T1209" style:family="text">
      <style:text-properties officeooo:rsid="0fc0c51a"/>
    </style:style>
    <style:style style:name="T1210" style:family="text">
      <style:text-properties officeooo:rsid="0fc68672"/>
    </style:style>
    <style:style style:name="T1211" style:family="text">
      <style:text-properties officeooo:rsid="0fcac347"/>
    </style:style>
    <style:style style:name="T1212" style:family="text">
      <style:text-properties officeooo:rsid="0fcd9567"/>
    </style:style>
    <style:style style:name="T1213" style:family="text">
      <style:text-properties officeooo:rsid="0fe1f36a"/>
    </style:style>
    <style:style style:name="T1214" style:family="text">
      <style:text-properties officeooo:rsid="0fee37ab"/>
    </style:style>
    <style:style style:name="T1215" style:family="text">
      <style:text-properties officeooo:rsid="0ff1747f"/>
    </style:style>
    <style:style style:name="T1216" style:family="text">
      <style:text-properties officeooo:rsid="0ff1c76f"/>
    </style:style>
    <style:style style:name="T1217" style:family="text">
      <style:text-properties officeooo:rsid="0ff2c007"/>
    </style:style>
    <style:style style:name="T1218" style:family="text">
      <style:text-properties officeooo:rsid="0ff2e205"/>
    </style:style>
    <style:style style:name="T1219" style:family="text">
      <style:text-properties officeooo:rsid="0ff432f6"/>
    </style:style>
    <style:style style:name="T1220" style:family="text">
      <style:text-properties officeooo:rsid="0ff70779"/>
    </style:style>
    <style:style style:name="T1221" style:family="text">
      <style:text-properties officeooo:rsid="0ff8d2a0"/>
    </style:style>
    <style:style style:name="T1222" style:family="text">
      <style:text-properties officeooo:rsid="0ff95304"/>
    </style:style>
    <style:style style:name="T1223" style:family="text">
      <style:text-properties officeooo:rsid="0ffd77a6"/>
    </style:style>
    <style:style style:name="T1224" style:family="text">
      <style:text-properties officeooo:rsid="0ffef091"/>
    </style:style>
    <style:style style:name="T1225" style:family="text">
      <style:text-properties officeooo:rsid="0fff5acf"/>
    </style:style>
    <style:style style:name="T1226" style:family="text">
      <style:text-properties officeooo:rsid="1001531d"/>
    </style:style>
    <style:style style:name="T1227" style:family="text">
      <style:text-properties officeooo:rsid="100223f2"/>
    </style:style>
    <style:style style:name="T1228" style:family="text">
      <style:text-properties officeooo:rsid="10033dd1"/>
    </style:style>
    <style:style style:name="T1229" style:family="text">
      <style:text-properties officeooo:rsid="1004506e"/>
    </style:style>
    <style:style style:name="T1230" style:family="text">
      <style:text-properties officeooo:rsid="10046e02"/>
    </style:style>
    <style:style style:name="T1231" style:family="text">
      <style:text-properties officeooo:rsid="10090d0c"/>
    </style:style>
    <style:style style:name="T1232" style:family="text">
      <style:text-properties officeooo:rsid="100af2d6"/>
    </style:style>
    <style:style style:name="T1233" style:family="text">
      <style:text-properties officeooo:rsid="100b8f4d"/>
    </style:style>
    <style:style style:name="T1234" style:family="text">
      <style:text-properties officeooo:rsid="10104c75"/>
    </style:style>
    <style:style style:name="T1235" style:family="text">
      <style:text-properties officeooo:rsid="10107a31"/>
    </style:style>
    <style:style style:name="T1236" style:family="text">
      <style:text-properties officeooo:rsid="101112a4"/>
    </style:style>
    <style:style style:name="T1237" style:family="text">
      <style:text-properties officeooo:rsid="101286f6"/>
    </style:style>
    <style:style style:name="T1238" style:family="text">
      <style:text-properties officeooo:rsid="101d3661"/>
    </style:style>
    <style:style style:name="T1239" style:family="text">
      <style:text-properties officeooo:rsid="101d8b80"/>
    </style:style>
    <style:style style:name="T1240" style:family="text">
      <style:text-properties officeooo:rsid="101f2f26"/>
    </style:style>
    <style:style style:name="T1241" style:family="text">
      <style:text-properties officeooo:rsid="10203f39"/>
    </style:style>
    <style:style style:name="T1242" style:family="text">
      <style:text-properties officeooo:rsid="10211388"/>
    </style:style>
    <style:style style:name="T1243" style:family="text">
      <style:text-properties officeooo:rsid="10257e0e"/>
    </style:style>
    <style:style style:name="T1244" style:family="text">
      <style:text-properties officeooo:rsid="1025f857"/>
    </style:style>
    <style:style style:name="T1245" style:family="text">
      <style:text-properties officeooo:rsid="102a56d7"/>
    </style:style>
    <style:style style:name="T1246" style:family="text">
      <style:text-properties officeooo:rsid="102b87b0"/>
    </style:style>
    <style:style style:name="T1247" style:family="text">
      <style:text-properties officeooo:rsid="102cc26f"/>
    </style:style>
    <style:style style:name="T1248" style:family="text">
      <style:text-properties officeooo:rsid="102e3897"/>
    </style:style>
    <style:style style:name="T1249" style:family="text">
      <style:text-properties officeooo:rsid="1031bc84"/>
    </style:style>
    <style:style style:name="T1250" style:family="text">
      <style:text-properties officeooo:rsid="1033769f"/>
    </style:style>
    <style:style style:name="T1251" style:family="text">
      <style:text-properties officeooo:rsid="1037cb07"/>
    </style:style>
    <style:style style:name="T1252" style:family="text">
      <style:text-properties officeooo:rsid="103c9a0e"/>
    </style:style>
    <style:style style:name="T1253" style:family="text">
      <style:text-properties officeooo:rsid="103e06d8"/>
    </style:style>
    <style:style style:name="T1254" style:family="text">
      <style:text-properties officeooo:rsid="103ffe01"/>
    </style:style>
    <style:style style:name="T1255" style:family="text">
      <style:text-properties officeooo:rsid="104210e2"/>
    </style:style>
    <style:style style:name="T1256" style:family="text">
      <style:text-properties officeooo:rsid="10432e63"/>
    </style:style>
    <style:style style:name="T1257" style:family="text">
      <style:text-properties officeooo:rsid="10447d0a"/>
    </style:style>
    <style:style style:name="T1258" style:family="text">
      <style:text-properties officeooo:rsid="1046bb81"/>
    </style:style>
    <style:style style:name="T1259" style:family="text">
      <style:text-properties officeooo:rsid="1049b504"/>
    </style:style>
    <style:style style:name="T1260" style:family="text">
      <style:text-properties officeooo:rsid="104c505f"/>
    </style:style>
    <style:style style:name="T1261" style:family="text">
      <style:text-properties officeooo:rsid="104e006c"/>
    </style:style>
    <style:style style:name="T1262" style:family="text">
      <style:text-properties officeooo:rsid="104ea95d"/>
    </style:style>
    <style:style style:name="T1263" style:family="text">
      <style:text-properties officeooo:rsid="10506f4a"/>
    </style:style>
    <style:style style:name="T1264" style:family="text">
      <style:text-properties officeooo:rsid="10524070"/>
    </style:style>
    <style:style style:name="T1265" style:family="text">
      <style:text-properties officeooo:rsid="10530e52"/>
    </style:style>
    <style:style style:name="T1266" style:family="text">
      <style:text-properties officeooo:rsid="1056818c"/>
    </style:style>
    <style:style style:name="T1267" style:family="text">
      <style:text-properties officeooo:rsid="10577e0f"/>
    </style:style>
    <style:style style:name="T1268" style:family="text">
      <style:text-properties officeooo:rsid="1067b138"/>
    </style:style>
    <style:style style:name="T1269" style:family="text">
      <style:text-properties officeooo:rsid="10717297"/>
    </style:style>
    <style:style style:name="T1270" style:family="text">
      <style:text-properties officeooo:rsid="10726313"/>
    </style:style>
    <style:style style:name="T1271" style:family="text">
      <style:text-properties officeooo:rsid="10751705"/>
    </style:style>
    <style:style style:name="T1272" style:family="text">
      <style:text-properties officeooo:rsid="107ba50c"/>
    </style:style>
    <style:style style:name="T1273" style:family="text">
      <style:text-properties officeooo:rsid="1080fd39"/>
    </style:style>
    <style:style style:name="T1274" style:family="text">
      <style:text-properties officeooo:rsid="108133b7"/>
    </style:style>
    <style:style style:name="T1275" style:family="text">
      <style:text-properties officeooo:rsid="10819a72"/>
    </style:style>
    <style:style style:name="T1276" style:family="text">
      <style:text-properties officeooo:rsid="108863c7"/>
    </style:style>
    <style:style style:name="T1277" style:family="text">
      <style:text-properties officeooo:rsid="1089bee9"/>
    </style:style>
    <style:style style:name="T1278" style:family="text">
      <style:text-properties officeooo:rsid="108b0ee5"/>
    </style:style>
    <style:style style:name="T1279" style:family="text">
      <style:text-properties officeooo:rsid="108c390d"/>
    </style:style>
    <style:style style:name="T1280" style:family="text">
      <style:text-properties officeooo:rsid="108ca726"/>
    </style:style>
    <style:style style:name="T1281" style:family="text">
      <style:text-properties officeooo:rsid="108d32d6"/>
    </style:style>
    <style:style style:name="T1282" style:family="text">
      <style:text-properties officeooo:rsid="1092c034"/>
    </style:style>
    <style:style style:name="T1283" style:family="text">
      <style:text-properties officeooo:rsid="109bf72b"/>
    </style:style>
    <style:style style:name="T1284" style:family="text">
      <style:text-properties officeooo:rsid="109d0ca6"/>
    </style:style>
    <style:style style:name="T1285" style:family="text">
      <style:text-properties officeooo:rsid="109d9a24"/>
    </style:style>
    <style:style style:name="T1286" style:family="text">
      <style:text-properties officeooo:rsid="10a08974"/>
    </style:style>
    <style:style style:name="T1287" style:family="text">
      <style:text-properties officeooo:rsid="10a1551b"/>
    </style:style>
    <style:style style:name="T1288" style:family="text">
      <style:text-properties officeooo:rsid="10a2ad5c"/>
    </style:style>
    <style:style style:name="T1289" style:family="text">
      <style:text-properties officeooo:rsid="10a3adcc"/>
    </style:style>
    <style:style style:name="T1290" style:family="text">
      <style:text-properties officeooo:rsid="10a4b24d"/>
    </style:style>
    <style:style style:name="T1291" style:family="text">
      <style:text-properties officeooo:rsid="10a59203"/>
    </style:style>
    <style:style style:name="T1292" style:family="text">
      <style:text-properties officeooo:rsid="10a7c9e5"/>
    </style:style>
    <style:style style:name="T1293" style:family="text">
      <style:text-properties officeooo:rsid="10ae0ccb"/>
    </style:style>
    <style:style style:name="T1294" style:family="text">
      <style:text-properties officeooo:rsid="10b3c980"/>
    </style:style>
    <style:style style:name="T1295" style:family="text">
      <style:text-properties officeooo:rsid="10b4d510"/>
    </style:style>
    <style:style style:name="T1296" style:family="text">
      <style:text-properties officeooo:rsid="10b6771d"/>
    </style:style>
    <style:style style:name="T1297" style:family="text">
      <style:text-properties officeooo:rsid="10bb03e6"/>
    </style:style>
    <style:style style:name="T1298" style:family="text">
      <style:text-properties officeooo:rsid="10bd087d"/>
    </style:style>
    <style:style style:name="T1299" style:family="text">
      <style:text-properties officeooo:rsid="10cd4909"/>
    </style:style>
    <style:style style:name="T1300" style:family="text">
      <style:text-properties officeooo:rsid="10e33f33"/>
    </style:style>
    <style:style style:name="T1301" style:family="text">
      <style:text-properties officeooo:rsid="10eca923"/>
    </style:style>
    <style:style style:name="T1302" style:family="text">
      <style:text-properties officeooo:rsid="10ee7e78"/>
    </style:style>
    <style:style style:name="T1303" style:family="text">
      <style:text-properties officeooo:rsid="11007fac"/>
    </style:style>
    <style:style style:name="T1304" style:family="text">
      <style:text-properties officeooo:rsid="11029618"/>
    </style:style>
    <style:style style:name="T1305" style:family="text">
      <style:text-properties style:text-position="sub 58%" fo:font-weight="bold" officeooo:rsid="11029618" style:font-weight-asian="bold" style:font-weight-complex="bold"/>
    </style:style>
    <style:style style:name="T1306" style:family="text">
      <style:text-properties style:text-position="sub 58%" fo:font-weight="bold" officeooo:rsid="1128b0ca" style:font-weight-asian="bold" style:font-weight-complex="bold"/>
    </style:style>
    <style:style style:name="T1307" style:family="text">
      <style:text-properties style:text-position="sub 58%" fo:font-weight="bold" officeooo:rsid="112d7fc2" style:font-weight-asian="bold" style:font-weight-complex="bold"/>
    </style:style>
    <style:style style:name="T1308" style:family="text">
      <style:text-properties style:text-position="sub 58%" fo:font-weight="bold" officeooo:rsid="11302608" style:font-weight-asian="bold" style:font-weight-complex="bold"/>
    </style:style>
    <style:style style:name="T1309" style:family="text">
      <style:text-properties officeooo:rsid="1169fb87"/>
    </style:style>
    <style:style style:name="T1310" style:family="text">
      <style:text-properties officeooo:rsid="117171f1"/>
    </style:style>
    <style:style style:name="T1311" style:family="text">
      <style:text-properties officeooo:rsid="117272b4"/>
    </style:style>
    <style:style style:name="T1312" style:family="text">
      <style:text-properties officeooo:rsid="117583d5"/>
    </style:style>
    <style:style style:name="T1313" style:family="text">
      <style:text-properties officeooo:rsid="11770f6d"/>
    </style:style>
    <style:style style:name="T1314" style:family="text">
      <style:text-properties officeooo:rsid="117795fe"/>
    </style:style>
    <style:style style:name="T1315" style:family="text">
      <style:text-properties officeooo:rsid="117d9623"/>
    </style:style>
    <style:style style:name="T1316" style:family="text">
      <style:text-properties officeooo:rsid="117e8ca2"/>
    </style:style>
    <style:style style:name="T1317" style:family="text">
      <style:text-properties officeooo:rsid="1180741d"/>
    </style:style>
    <style:style style:name="T1318" style:family="text">
      <style:text-properties officeooo:rsid="119381fa"/>
    </style:style>
    <style:style style:name="T1319" style:family="text">
      <style:text-properties officeooo:rsid="119f7eb2"/>
    </style:style>
    <style:style style:name="T1320" style:family="text">
      <style:text-properties officeooo:rsid="11ac66af"/>
    </style:style>
    <style:style style:name="T1321" style:family="text">
      <style:text-properties officeooo:rsid="11adf444"/>
    </style:style>
    <style:style style:name="T1322" style:family="text">
      <style:text-properties officeooo:rsid="11b3b09a"/>
    </style:style>
    <style:style style:name="T1323" style:family="text">
      <style:text-properties fo:language="ru" fo:country="RU"/>
    </style:style>
    <style:style style:name="T1324" style:family="text">
      <style:text-properties fo:language="ru" fo:country="RU" officeooo:rsid="0019f43d"/>
    </style:style>
    <style:style style:name="T1325" style:family="text">
      <style:text-properties fo:language="ru" fo:country="RU" officeooo:rsid="122f6623"/>
    </style:style>
    <style:style style:name="T1326" style:family="text">
      <style:text-properties officeooo:rsid="11cb1965"/>
    </style:style>
    <style:style style:name="T1327" style:family="text">
      <style:text-properties officeooo:rsid="11e3029a"/>
    </style:style>
    <style:style style:name="T1328" style:family="text">
      <style:text-properties officeooo:rsid="11f35610"/>
    </style:style>
    <style:style style:name="T1329" style:family="text">
      <style:text-properties officeooo:rsid="1203a641"/>
    </style:style>
    <style:style style:name="T1330" style:family="text">
      <style:text-properties officeooo:rsid="1217e85e"/>
    </style:style>
    <style:style style:name="T1331" style:family="text">
      <style:text-properties officeooo:rsid="121e41ee"/>
    </style:style>
    <style:style style:name="T1332" style:family="text">
      <style:text-properties officeooo:rsid="1226cbc7"/>
    </style:style>
    <style:style style:name="T1333" style:family="text">
      <style:text-properties officeooo:rsid="122aed56"/>
    </style:style>
    <style:style style:name="T1334" style:family="text">
      <style:text-properties officeooo:rsid="12309529"/>
    </style:style>
    <style:style style:name="T1335" style:family="text">
      <style:text-properties officeooo:rsid="1230e668"/>
    </style:style>
    <style:style style:name="T1336" style:family="text">
      <style:text-properties officeooo:rsid="1232f239"/>
    </style:style>
    <style:style style:name="T1337" style:family="text">
      <style:text-properties officeooo:rsid="1236dacc"/>
    </style:style>
    <style:style style:name="T1338" style:family="text">
      <style:text-properties officeooo:rsid="124134e1"/>
    </style:style>
    <style:style style:name="T1339" style:family="text">
      <style:text-properties officeooo:rsid="12441088"/>
    </style:style>
    <style:style style:name="T1340" style:family="text">
      <style:text-properties officeooo:rsid="124aa287"/>
    </style:style>
    <style:style style:name="T1341" style:family="text">
      <style:text-properties officeooo:rsid="12693bdf"/>
    </style:style>
    <style:style style:name="T1342" style:family="text">
      <style:text-properties style:font-name="Liberation Serif1" officeooo:rsid="12693bdf"/>
    </style:style>
    <style:style style:name="T1343" style:family="text">
      <style:text-properties style:font-name="Liberation Serif"/>
    </style:style>
    <style:style style:name="T1344" style:family="text">
      <style:text-properties style:font-name="Liberation Serif" officeooo:rsid="12693bdf"/>
    </style:style>
    <style:style style:name="T1345" style:family="text">
      <style:text-properties style:font-name="Liberation Serif" officeooo:rsid="1271d674"/>
    </style:style>
    <style:style style:name="T1346" style:family="text">
      <style:text-properties style:font-name="Liberation Serif" officeooo:rsid="12721e72"/>
    </style:style>
    <style:style style:name="T1347" style:family="text">
      <style:text-properties style:font-name="Liberation Serif" officeooo:rsid="1273cad4"/>
    </style:style>
    <style:style style:name="T1348" style:family="text">
      <style:text-properties style:font-name="Liberation Serif" officeooo:rsid="1274d08f"/>
    </style:style>
    <style:style style:name="T1349" style:family="text">
      <style:text-properties style:font-name="Liberation Serif" officeooo:rsid="1275682a"/>
    </style:style>
    <style:style style:name="T1350" style:family="text">
      <style:text-properties style:font-name="Liberation Serif" officeooo:rsid="1276d988"/>
    </style:style>
    <style:style style:name="T1351" style:family="text">
      <style:text-properties style:font-name="Liberation Serif" officeooo:rsid="1278cb47"/>
    </style:style>
    <style:style style:name="T1352" style:family="text">
      <style:text-properties style:font-name="Liberation Serif" officeooo:rsid="0019f43d"/>
    </style:style>
    <style:style style:name="T1353" style:family="text">
      <style:text-properties style:font-name="Liberation Serif" officeooo:rsid="127adf35"/>
    </style:style>
    <style:style style:name="T1354" style:family="text">
      <style:text-properties style:font-name="Liberation Serif" officeooo:rsid="127c2211"/>
    </style:style>
    <style:style style:name="T1355" style:family="text">
      <style:text-properties style:font-name="Liberation Serif" officeooo:rsid="127d00ea"/>
    </style:style>
    <style:style style:name="T1356" style:family="text">
      <style:text-properties style:font-name="Liberation Serif" fo:font-style="italic" officeooo:rsid="127d00ea" style:font-style-asian="italic" style:font-style-complex="italic"/>
    </style:style>
    <style:style style:name="T1357" style:family="text">
      <style:text-properties style:font-name="Liberation Serif" fo:font-style="italic" officeooo:rsid="12830ca6" style:font-style-asian="italic" style:font-style-complex="italic"/>
    </style:style>
    <style:style style:name="T1358" style:family="text">
      <style:text-properties style:font-name="Liberation Serif" fo:font-style="italic" officeooo:rsid="129a1402" style:font-style-asian="italic" style:font-style-complex="italic"/>
    </style:style>
    <style:style style:name="T1359" style:family="text">
      <style:text-properties style:font-name="Liberation Serif" fo:font-style="italic" officeooo:rsid="12ac343f" style:font-style-asian="italic" style:font-style-complex="italic"/>
    </style:style>
    <style:style style:name="T1360" style:family="text">
      <style:text-properties style:font-name="Liberation Serif" fo:font-style="italic" officeooo:rsid="12ae2bc2" style:font-style-asian="italic" style:font-style-complex="italic"/>
    </style:style>
    <style:style style:name="T1361" style:family="text">
      <style:text-properties style:font-name="Liberation Serif" fo:font-style="italic" officeooo:rsid="12af223b" style:font-style-asian="italic" style:font-style-complex="italic"/>
    </style:style>
    <style:style style:name="T1362" style:family="text">
      <style:text-properties style:font-name="Liberation Serif" fo:font-style="italic" officeooo:rsid="12b6f606" style:font-style-asian="italic" style:font-style-complex="italic"/>
    </style:style>
    <style:style style:name="T1363" style:family="text">
      <style:text-properties style:font-name="Liberation Serif" fo:font-style="italic" officeooo:rsid="12cfda21" style:font-style-asian="italic" style:font-style-complex="italic"/>
    </style:style>
    <style:style style:name="T1364" style:family="text">
      <style:text-properties style:font-name="Liberation Serif" officeooo:rsid="127e3b10"/>
    </style:style>
    <style:style style:name="T1365" style:family="text">
      <style:text-properties style:font-name="Liberation Serif" officeooo:rsid="127e5b89"/>
    </style:style>
    <style:style style:name="T1366" style:family="text">
      <style:text-properties style:font-name="Liberation Serif" officeooo:rsid="127e7163"/>
    </style:style>
    <style:style style:name="T1367" style:family="text">
      <style:text-properties style:font-name="Liberation Serif" officeooo:rsid="127e90a8"/>
    </style:style>
    <style:style style:name="T1368" style:family="text">
      <style:text-properties style:font-name="Liberation Serif" officeooo:rsid="127ed8f6"/>
    </style:style>
    <style:style style:name="T1369" style:family="text">
      <style:text-properties style:font-name="Liberation Serif" officeooo:rsid="127f1dca"/>
    </style:style>
    <style:style style:name="T1370" style:family="text">
      <style:text-properties style:font-name="Liberation Serif" officeooo:rsid="128115c7"/>
    </style:style>
    <style:style style:name="T1371" style:family="text">
      <style:text-properties style:font-name="Liberation Serif" officeooo:rsid="1281f793"/>
    </style:style>
    <style:style style:name="T1372" style:family="text">
      <style:text-properties style:font-name="Liberation Serif" officeooo:rsid="12830ca6"/>
    </style:style>
    <style:style style:name="T1373" style:family="text">
      <style:text-properties style:font-name="Liberation Serif" officeooo:rsid="1284afd7"/>
    </style:style>
    <style:style style:name="T1374" style:family="text">
      <style:text-properties style:font-name="Liberation Serif" officeooo:rsid="1285265f"/>
    </style:style>
    <style:style style:name="T1375" style:family="text">
      <style:text-properties style:font-name="Liberation Serif" officeooo:rsid="12878eec"/>
    </style:style>
    <style:style style:name="T1376" style:family="text">
      <style:text-properties style:font-name="Liberation Serif" officeooo:rsid="1287fa73"/>
    </style:style>
    <style:style style:name="T1377" style:family="text">
      <style:text-properties style:font-name="Liberation Serif" officeooo:rsid="1288409a"/>
    </style:style>
    <style:style style:name="T1378" style:family="text">
      <style:text-properties style:font-name="Liberation Serif" officeooo:rsid="12885462"/>
    </style:style>
    <style:style style:name="T1379" style:family="text">
      <style:text-properties style:font-name="Liberation Serif" officeooo:rsid="128c2ae4"/>
    </style:style>
    <style:style style:name="T1380" style:family="text">
      <style:text-properties style:font-name="Liberation Serif" officeooo:rsid="128d565f"/>
    </style:style>
    <style:style style:name="T1381" style:family="text">
      <style:text-properties style:font-name="Liberation Serif" officeooo:rsid="128de783"/>
    </style:style>
    <style:style style:name="T1382" style:family="text">
      <style:text-properties style:font-name="Liberation Serif" officeooo:rsid="12906e3d"/>
    </style:style>
    <style:style style:name="T1383" style:family="text">
      <style:text-properties style:font-name="Liberation Serif" officeooo:rsid="12923d98"/>
    </style:style>
    <style:style style:name="T1384" style:family="text">
      <style:text-properties style:font-name="Liberation Serif" officeooo:rsid="1293c95c"/>
    </style:style>
    <style:style style:name="T1385" style:family="text">
      <style:text-properties style:font-name="Liberation Serif" officeooo:rsid="12940ead"/>
    </style:style>
    <style:style style:name="T1386" style:family="text">
      <style:text-properties style:font-name="Liberation Serif" officeooo:rsid="1297a2cd"/>
    </style:style>
    <style:style style:name="T1387" style:family="text">
      <style:text-properties style:font-name="Liberation Serif" officeooo:rsid="129a1402"/>
    </style:style>
    <style:style style:name="T1388" style:family="text">
      <style:text-properties style:font-name="Liberation Serif" officeooo:rsid="129a42be"/>
    </style:style>
    <style:style style:name="T1389" style:family="text">
      <style:text-properties style:font-name="Liberation Serif" officeooo:rsid="129bcac2"/>
    </style:style>
    <style:style style:name="T1390" style:family="text">
      <style:text-properties style:font-name="Liberation Serif" officeooo:rsid="129c7533"/>
    </style:style>
    <style:style style:name="T1391" style:family="text">
      <style:text-properties style:font-name="Liberation Serif" officeooo:rsid="129cfa18"/>
    </style:style>
    <style:style style:name="T1392" style:family="text">
      <style:text-properties style:font-name="Liberation Serif" officeooo:rsid="12a004b9"/>
    </style:style>
    <style:style style:name="T1393" style:family="text">
      <style:text-properties style:font-name="Liberation Serif" officeooo:rsid="12a07853"/>
    </style:style>
    <style:style style:name="T1394" style:family="text">
      <style:text-properties style:font-name="Liberation Serif" officeooo:rsid="12a2ce93"/>
    </style:style>
    <style:style style:name="T1395" style:family="text">
      <style:text-properties style:font-name="Liberation Serif" officeooo:rsid="12a2dd8c"/>
    </style:style>
    <style:style style:name="T1396" style:family="text">
      <style:text-properties style:font-name="Liberation Serif" officeooo:rsid="12a389e5"/>
    </style:style>
    <style:style style:name="T1397" style:family="text">
      <style:text-properties style:font-name="Liberation Serif" officeooo:rsid="12a3de35"/>
    </style:style>
    <style:style style:name="T1398" style:family="text">
      <style:text-properties style:font-name="Liberation Serif" officeooo:rsid="12a5d043"/>
    </style:style>
    <style:style style:name="T1399" style:family="text">
      <style:text-properties style:font-name="Liberation Serif" officeooo:rsid="12a74b74"/>
    </style:style>
    <style:style style:name="T1400" style:family="text">
      <style:text-properties style:font-name="Liberation Serif" officeooo:rsid="12aa909a"/>
    </style:style>
    <style:style style:name="T1401" style:family="text">
      <style:text-properties style:font-name="Liberation Serif" officeooo:rsid="12ac343f"/>
    </style:style>
    <style:style style:name="T1402" style:family="text">
      <style:text-properties style:font-name="Liberation Serif" officeooo:rsid="12ae2bc2"/>
    </style:style>
    <style:style style:name="T1403" style:family="text">
      <style:text-properties style:font-name="Liberation Serif" officeooo:rsid="12ae5e20"/>
    </style:style>
    <style:style style:name="T1404" style:family="text">
      <style:text-properties style:font-name="Liberation Serif" officeooo:rsid="12af223b"/>
    </style:style>
    <style:style style:name="T1405" style:family="text">
      <style:text-properties style:font-name="Liberation Serif" officeooo:rsid="12b0b2d3"/>
    </style:style>
    <style:style style:name="T1406" style:family="text">
      <style:text-properties style:font-name="Liberation Serif" officeooo:rsid="12b1c0a5"/>
    </style:style>
    <style:style style:name="T1407" style:family="text">
      <style:text-properties style:font-name="Liberation Serif" officeooo:rsid="12b2b455"/>
    </style:style>
    <style:style style:name="T1408" style:family="text">
      <style:text-properties style:font-name="Liberation Serif" officeooo:rsid="12b3de45"/>
    </style:style>
    <style:style style:name="T1409" style:family="text">
      <style:text-properties style:font-name="Liberation Serif" officeooo:rsid="12b56a2b"/>
    </style:style>
    <style:style style:name="T1410" style:family="text">
      <style:text-properties style:font-name="Liberation Serif" officeooo:rsid="12b6f606"/>
    </style:style>
    <style:style style:name="T1411" style:family="text">
      <style:text-properties style:font-name="Liberation Serif" officeooo:rsid="12b76333"/>
    </style:style>
    <style:style style:name="T1412" style:family="text">
      <style:text-properties style:font-name="Liberation Serif" officeooo:rsid="12b875e9"/>
    </style:style>
    <style:style style:name="T1413" style:family="text">
      <style:text-properties style:font-name="Liberation Serif" officeooo:rsid="12b9039d"/>
    </style:style>
    <style:style style:name="T1414" style:family="text">
      <style:text-properties style:font-name="Liberation Serif" officeooo:rsid="12ba134b"/>
    </style:style>
    <style:style style:name="T1415" style:family="text">
      <style:text-properties style:font-name="Liberation Serif" officeooo:rsid="12baa081"/>
    </style:style>
    <style:style style:name="T1416" style:family="text">
      <style:text-properties style:font-name="Liberation Serif" officeooo:rsid="12bb4b83"/>
    </style:style>
    <style:style style:name="T1417" style:family="text">
      <style:text-properties style:font-name="Liberation Serif" officeooo:rsid="12bbfad4"/>
    </style:style>
    <style:style style:name="T1418" style:family="text">
      <style:text-properties style:font-name="Liberation Serif" officeooo:rsid="12bd1bd6"/>
    </style:style>
    <style:style style:name="T1419" style:family="text">
      <style:text-properties style:font-name="Liberation Serif" officeooo:rsid="12be4b42"/>
    </style:style>
    <style:style style:name="T1420" style:family="text">
      <style:text-properties style:font-name="Liberation Serif" officeooo:rsid="12beb8a8"/>
    </style:style>
    <style:style style:name="T1421" style:family="text">
      <style:text-properties style:font-name="Liberation Serif" officeooo:rsid="12c01274"/>
    </style:style>
    <style:style style:name="T1422" style:family="text">
      <style:text-properties style:font-name="Liberation Serif" officeooo:rsid="12c12343"/>
    </style:style>
    <style:style style:name="T1423" style:family="text">
      <style:text-properties style:font-name="Liberation Serif" officeooo:rsid="12c3cb70"/>
    </style:style>
    <style:style style:name="T1424" style:family="text">
      <style:text-properties style:font-name="Liberation Serif" officeooo:rsid="12c46f51"/>
    </style:style>
    <style:style style:name="T1425" style:family="text">
      <style:text-properties style:font-name="Liberation Serif" officeooo:rsid="12c66171"/>
    </style:style>
    <style:style style:name="T1426" style:family="text">
      <style:text-properties style:font-name="Liberation Serif" officeooo:rsid="12c825a1"/>
    </style:style>
    <style:style style:name="T1427" style:family="text">
      <style:text-properties style:font-name="Liberation Serif" officeooo:rsid="12c93131"/>
    </style:style>
    <style:style style:name="T1428" style:family="text">
      <style:text-properties style:font-name="Liberation Serif" officeooo:rsid="12ca8f66"/>
    </style:style>
    <style:style style:name="T1429" style:family="text">
      <style:text-properties style:font-name="Liberation Serif" officeooo:rsid="12cbe103"/>
    </style:style>
    <style:style style:name="T1430" style:family="text">
      <style:text-properties style:font-name="Liberation Serif" officeooo:rsid="12cc0163"/>
    </style:style>
    <style:style style:name="T1431" style:family="text">
      <style:text-properties style:font-name="Liberation Serif" officeooo:rsid="12cd1e6f"/>
    </style:style>
    <style:style style:name="T1432" style:family="text">
      <style:text-properties style:font-name="Liberation Serif" officeooo:rsid="12cee112"/>
    </style:style>
    <style:style style:name="T1433" style:family="text">
      <style:text-properties style:font-name="Liberation Serif" officeooo:rsid="12cee660"/>
    </style:style>
    <style:style style:name="T1434" style:family="text">
      <style:text-properties style:font-name="Liberation Serif" officeooo:rsid="12cfda21"/>
    </style:style>
    <style:style style:name="T1435" style:family="text">
      <style:text-properties style:font-name="Liberation Serif" officeooo:rsid="12cff5b4"/>
    </style:style>
    <style:style style:name="T1436" style:family="text">
      <style:text-properties style:font-name="Liberation Serif" officeooo:rsid="12d0a881"/>
    </style:style>
    <style:style style:name="T1437" style:family="text">
      <style:text-properties style:font-name="Liberation Serif" officeooo:rsid="12d15e95"/>
    </style:style>
    <style:style style:name="T1438" style:family="text">
      <style:text-properties style:font-name="Liberation Serif" officeooo:rsid="12d22f85"/>
    </style:style>
    <style:style style:name="T1439" style:family="text">
      <style:text-properties style:font-name="Liberation Serif" officeooo:rsid="12d26711"/>
    </style:style>
    <style:style style:name="T1440" style:family="text">
      <style:text-properties style:font-name="Liberation Serif" officeooo:rsid="12d27293"/>
    </style:style>
    <style:style style:name="T1441" style:family="text">
      <style:text-properties style:font-name="Liberation Serif" officeooo:rsid="12dd1223"/>
    </style:style>
    <style:style style:name="T1442" style:family="text">
      <style:text-properties style:font-name="Liberation Serif" officeooo:rsid="12dda6e8"/>
    </style:style>
    <style:style style:name="T1443" style:family="text">
      <style:text-properties style:font-name="Liberation Serif" officeooo:rsid="144a3661"/>
    </style:style>
    <style:style style:name="T1444" style:family="text">
      <style:text-properties officeooo:rsid="12d65e3c"/>
    </style:style>
    <style:style style:name="T1445" style:family="text">
      <style:text-properties officeooo:rsid="12df4c19"/>
    </style:style>
    <style:style style:name="T1446" style:family="text">
      <style:text-properties officeooo:rsid="12e1963f"/>
    </style:style>
    <style:style style:name="T1447" style:family="text">
      <style:text-properties officeooo:rsid="12e68199"/>
    </style:style>
    <style:style style:name="T1448" style:family="text">
      <style:text-properties officeooo:rsid="12e77ced"/>
    </style:style>
    <style:style style:name="T1449" style:family="text">
      <style:text-properties officeooo:rsid="12e83d70"/>
    </style:style>
    <style:style style:name="T1450" style:family="text">
      <style:text-properties officeooo:rsid="12e88889"/>
    </style:style>
    <style:style style:name="T1451" style:family="text">
      <style:text-properties officeooo:rsid="12ea8792"/>
    </style:style>
    <style:style style:name="T1452" style:family="text">
      <style:text-properties officeooo:rsid="12ebf9c5"/>
    </style:style>
    <style:style style:name="T1453" style:family="text">
      <style:text-properties officeooo:rsid="12eeee31"/>
    </style:style>
    <style:style style:name="T1454" style:family="text">
      <style:text-properties officeooo:rsid="12f051b3"/>
    </style:style>
    <style:style style:name="T1455" style:family="text">
      <style:text-properties officeooo:rsid="12f13b88"/>
    </style:style>
    <style:style style:name="T1456" style:family="text">
      <style:text-properties officeooo:rsid="12f4d61d"/>
    </style:style>
    <style:style style:name="T1457" style:family="text">
      <style:text-properties officeooo:rsid="12f64ffa"/>
    </style:style>
    <style:style style:name="T1458" style:family="text">
      <style:text-properties officeooo:rsid="12f97fc3"/>
    </style:style>
    <style:style style:name="T1459" style:family="text">
      <style:text-properties officeooo:rsid="12f9a7bf"/>
    </style:style>
    <style:style style:name="T1460" style:family="text">
      <style:text-properties officeooo:rsid="12f9da52"/>
    </style:style>
    <style:style style:name="T1461" style:family="text">
      <style:text-properties officeooo:rsid="12fc660a"/>
    </style:style>
    <style:style style:name="T1462" style:family="text">
      <style:text-properties officeooo:rsid="12fcae2b"/>
    </style:style>
    <style:style style:name="T1463" style:family="text">
      <style:text-properties officeooo:rsid="12ff9aac"/>
    </style:style>
    <style:style style:name="T1464" style:family="text">
      <style:text-properties officeooo:rsid="130160bc"/>
    </style:style>
    <style:style style:name="T1465" style:family="text">
      <style:text-properties officeooo:rsid="1302c61c"/>
    </style:style>
    <style:style style:name="T1466" style:family="text">
      <style:text-properties officeooo:rsid="130412ab"/>
    </style:style>
    <style:style style:name="T1467" style:family="text">
      <style:text-properties officeooo:rsid="13068dd1"/>
    </style:style>
    <style:style style:name="T1468" style:family="text">
      <style:text-properties officeooo:rsid="130838e4"/>
    </style:style>
    <style:style style:name="T1469" style:family="text">
      <style:text-properties officeooo:rsid="130e1663"/>
    </style:style>
    <style:style style:name="T1470" style:family="text">
      <style:text-properties officeooo:rsid="1310e49e"/>
    </style:style>
    <style:style style:name="T1471" style:family="text">
      <style:text-properties officeooo:rsid="131701c7"/>
    </style:style>
    <style:style style:name="T1472" style:family="text">
      <style:text-properties officeooo:rsid="13187d44"/>
    </style:style>
    <style:style style:name="T1473" style:family="text">
      <style:text-properties officeooo:rsid="131aeb3c"/>
    </style:style>
    <style:style style:name="T1474" style:family="text">
      <style:text-properties officeooo:rsid="131c1298"/>
    </style:style>
    <style:style style:name="T1475" style:family="text">
      <style:text-properties officeooo:rsid="131fcc28"/>
    </style:style>
    <style:style style:name="T1476" style:family="text">
      <style:text-properties officeooo:rsid="1326d2ae"/>
    </style:style>
    <style:style style:name="T1477" style:family="text">
      <style:text-properties officeooo:rsid="13286d96"/>
    </style:style>
    <style:style style:name="T1478" style:family="text">
      <style:text-properties officeooo:rsid="132dd06b"/>
    </style:style>
    <style:style style:name="T1479" style:family="text">
      <style:text-properties officeooo:rsid="132fab52"/>
    </style:style>
    <style:style style:name="T1480" style:family="text">
      <style:text-properties officeooo:rsid="132ffd85"/>
    </style:style>
    <style:style style:name="T1481" style:family="text">
      <style:text-properties officeooo:rsid="13332aab"/>
    </style:style>
    <style:style style:name="T1482" style:family="text">
      <style:text-properties officeooo:rsid="13381401"/>
    </style:style>
    <style:style style:name="T1483" style:family="text">
      <style:text-properties officeooo:rsid="13420555"/>
    </style:style>
    <style:style style:name="T1484" style:family="text">
      <style:text-properties officeooo:rsid="134f79c3"/>
    </style:style>
    <style:style style:name="T1485" style:family="text">
      <style:text-properties officeooo:rsid="1354dd76"/>
    </style:style>
    <style:style style:name="T1486" style:family="text">
      <style:text-properties officeooo:rsid="1356b3d8"/>
    </style:style>
    <style:style style:name="T1487" style:family="text">
      <style:text-properties officeooo:rsid="13583c16"/>
    </style:style>
    <style:style style:name="T1488" style:family="text">
      <style:text-properties officeooo:rsid="13599e87"/>
    </style:style>
    <style:style style:name="T1489" style:family="text">
      <style:text-properties officeooo:rsid="1359c8c4"/>
    </style:style>
    <style:style style:name="T1490" style:family="text">
      <style:text-properties officeooo:rsid="135dc4e9"/>
    </style:style>
    <style:style style:name="T1491" style:family="text">
      <style:text-properties officeooo:rsid="135e1b8f"/>
    </style:style>
    <style:style style:name="T1492" style:family="text">
      <style:text-properties officeooo:rsid="135f7a6d"/>
    </style:style>
    <style:style style:name="T1493" style:family="text">
      <style:text-properties officeooo:rsid="13663c8c"/>
    </style:style>
    <style:style style:name="T1494" style:family="text">
      <style:text-properties officeooo:rsid="136795d3"/>
    </style:style>
    <style:style style:name="T1495" style:family="text">
      <style:text-properties officeooo:rsid="13698fbb"/>
    </style:style>
    <style:style style:name="T1496" style:family="text">
      <style:text-properties officeooo:rsid="136a3cba"/>
    </style:style>
    <style:style style:name="T1497" style:family="text">
      <style:text-properties officeooo:rsid="136b7e91"/>
    </style:style>
    <style:style style:name="T1498" style:family="text">
      <style:text-properties officeooo:rsid="136dba1a"/>
    </style:style>
    <style:style style:name="T1499" style:family="text">
      <style:text-properties officeooo:rsid="136f5ca5"/>
    </style:style>
    <style:style style:name="T1500" style:family="text">
      <style:text-properties officeooo:rsid="136f918b"/>
    </style:style>
    <style:style style:name="T1501" style:family="text">
      <style:text-properties officeooo:rsid="1381e657"/>
    </style:style>
    <style:style style:name="T1502" style:family="text">
      <style:text-properties officeooo:rsid="1382f38e"/>
    </style:style>
    <style:style style:name="T1503" style:family="text">
      <style:text-properties officeooo:rsid="138334d1"/>
    </style:style>
    <style:style style:name="T1504" style:family="text">
      <style:text-properties officeooo:rsid="139002eb"/>
    </style:style>
    <style:style style:name="T1505" style:family="text">
      <style:text-properties officeooo:rsid="1399891b"/>
    </style:style>
    <style:style style:name="T1506" style:family="text">
      <style:text-properties officeooo:rsid="13a5ec76"/>
    </style:style>
    <style:style style:name="T1507" style:family="text">
      <style:text-properties officeooo:rsid="13a5ef1a"/>
    </style:style>
    <style:style style:name="T1508" style:family="text">
      <style:text-properties officeooo:rsid="13a74f43"/>
    </style:style>
    <style:style style:name="T1509" style:family="text">
      <style:text-properties officeooo:rsid="13a7d750"/>
    </style:style>
    <style:style style:name="T1510" style:family="text">
      <style:text-properties officeooo:rsid="13a9b38e"/>
    </style:style>
    <style:style style:name="T1511" style:family="text">
      <style:text-properties officeooo:rsid="13ad7a5c"/>
    </style:style>
    <style:style style:name="T1512" style:family="text">
      <style:text-properties officeooo:rsid="13ae146a"/>
    </style:style>
    <style:style style:name="T1513" style:family="text">
      <style:text-properties officeooo:rsid="13ae5b1f"/>
    </style:style>
    <style:style style:name="T1514" style:family="text">
      <style:text-properties officeooo:rsid="13afaa70"/>
    </style:style>
    <style:style style:name="T1515" style:family="text">
      <style:text-properties officeooo:rsid="13b16ff9"/>
    </style:style>
    <style:style style:name="T1516" style:family="text">
      <style:text-properties officeooo:rsid="13b2bba2"/>
    </style:style>
    <style:style style:name="T1517" style:family="text">
      <style:text-properties officeooo:rsid="13b9c294"/>
    </style:style>
    <style:style style:name="T1518" style:family="text">
      <style:text-properties officeooo:rsid="13baa9c0"/>
    </style:style>
    <style:style style:name="T1519" style:family="text">
      <style:text-properties officeooo:rsid="13baf1eb"/>
    </style:style>
    <style:style style:name="T1520" style:family="text">
      <style:text-properties officeooo:rsid="13c031d7"/>
    </style:style>
    <style:style style:name="T1521" style:family="text">
      <style:text-properties officeooo:rsid="13c1fb30"/>
    </style:style>
    <style:style style:name="T1522" style:family="text">
      <style:text-properties officeooo:rsid="13c3a22e"/>
    </style:style>
    <style:style style:name="T1523" style:family="text">
      <style:text-properties officeooo:rsid="13c4ec1d"/>
    </style:style>
    <style:style style:name="T1524" style:family="text">
      <style:text-properties officeooo:rsid="13c87d8b"/>
    </style:style>
    <style:style style:name="T1525" style:family="text">
      <style:text-properties officeooo:rsid="13d05d3b"/>
    </style:style>
    <style:style style:name="T1526" style:family="text">
      <style:text-properties officeooo:rsid="13d259d7"/>
    </style:style>
    <style:style style:name="T1527" style:family="text">
      <style:text-properties officeooo:rsid="13d55dde"/>
    </style:style>
    <style:style style:name="T1528" style:family="text">
      <style:text-properties officeooo:rsid="13d58ddc"/>
    </style:style>
    <style:style style:name="T1529" style:family="text">
      <style:text-properties officeooo:rsid="13d7899b"/>
    </style:style>
    <style:style style:name="T1530" style:family="text">
      <style:text-properties officeooo:rsid="13db24df"/>
    </style:style>
    <style:style style:name="T1531" style:family="text">
      <style:text-properties officeooo:rsid="13e39bbf"/>
    </style:style>
    <style:style style:name="T1532" style:family="text">
      <style:text-properties officeooo:rsid="13ea236a"/>
    </style:style>
    <style:style style:name="T1533" style:family="text">
      <style:text-properties officeooo:rsid="13eaaffe"/>
    </style:style>
    <style:style style:name="T1534" style:family="text">
      <style:text-properties officeooo:rsid="13ef86c5"/>
    </style:style>
    <style:style style:name="T1535" style:family="text">
      <style:text-properties officeooo:rsid="13f0e509"/>
    </style:style>
    <style:style style:name="T1536" style:family="text">
      <style:text-properties officeooo:rsid="13fda005"/>
    </style:style>
    <style:style style:name="T1537" style:family="text">
      <style:text-properties officeooo:rsid="1407543c"/>
    </style:style>
    <style:style style:name="T1538" style:family="text">
      <style:text-properties officeooo:rsid="1415dcf4"/>
    </style:style>
    <style:style style:name="T1539" style:family="text">
      <style:text-properties officeooo:rsid="1416eecc"/>
    </style:style>
    <style:style style:name="T1540" style:family="text">
      <style:text-properties officeooo:rsid="1418749c"/>
    </style:style>
    <style:style style:name="T1541" style:family="text">
      <style:text-properties officeooo:rsid="141a0865"/>
    </style:style>
    <style:style style:name="T1542" style:family="text">
      <style:text-properties officeooo:rsid="14234f7b"/>
    </style:style>
    <style:style style:name="T1543" style:family="text">
      <style:text-properties officeooo:rsid="1428619b"/>
    </style:style>
    <style:style style:name="T1544" style:family="text">
      <style:text-properties officeooo:rsid="1429595d"/>
    </style:style>
    <style:style style:name="T1545" style:family="text">
      <style:text-properties officeooo:rsid="14356d2b"/>
    </style:style>
    <style:style style:name="T1546" style:family="text">
      <style:text-properties officeooo:rsid="144925a4"/>
    </style:style>
    <style:style style:name="T1547" style:family="text">
      <style:text-properties officeooo:rsid="1454b196"/>
    </style:style>
    <style:style style:name="T1548" style:family="text">
      <style:text-properties officeooo:rsid="1457dc2f"/>
    </style:style>
    <style:style style:name="T1549" style:family="text">
      <style:text-properties officeooo:rsid="145928bb"/>
    </style:style>
    <style:style style:name="T1550" style:family="text">
      <style:text-properties officeooo:rsid="145a005d"/>
    </style:style>
    <style:style style:name="T1551" style:family="text">
      <style:text-properties officeooo:rsid="145cac29"/>
    </style:style>
    <style:style style:name="T1552" style:family="text">
      <style:text-properties officeooo:rsid="14614a13"/>
    </style:style>
    <style:style style:name="T1553" style:family="text">
      <style:text-properties officeooo:rsid="146494d5"/>
    </style:style>
    <style:style style:name="T1554" style:family="text">
      <style:text-properties officeooo:rsid="1467ffdc"/>
    </style:style>
    <style:style style:name="T1555" style:family="text">
      <style:text-properties officeooo:rsid="146bf3f4"/>
    </style:style>
    <style:style style:name="T1556" style:family="text">
      <style:text-properties officeooo:rsid="14736c5e"/>
    </style:style>
    <style:style style:name="T1557" style:family="text">
      <style:text-properties officeooo:rsid="14771aa5"/>
    </style:style>
    <style:style style:name="T1558" style:family="text">
      <style:text-properties officeooo:rsid="1481b33d"/>
    </style:style>
    <style:style style:name="T1559" style:family="text">
      <style:text-properties officeooo:rsid="1481f038"/>
    </style:style>
    <style:style style:name="T1560" style:family="text">
      <style:text-properties officeooo:rsid="1488f3a5"/>
    </style:style>
    <style:style style:name="T1561" style:family="text">
      <style:text-properties officeooo:rsid="14a0b1d8"/>
    </style:style>
    <style:style style:name="T1562" style:family="text">
      <style:text-properties officeooo:rsid="14aa6688"/>
    </style:style>
    <style:style style:name="T1563" style:family="text">
      <style:text-properties officeooo:rsid="14ad76bf"/>
    </style:style>
    <style:style style:name="T1564" style:family="text">
      <style:text-properties officeooo:rsid="14ae5dc6"/>
    </style:style>
    <style:style style:name="T1565" style:family="text">
      <style:text-properties officeooo:rsid="14afb2bb"/>
    </style:style>
    <style:style style:name="T1566" style:family="text">
      <style:text-properties officeooo:rsid="14b01452"/>
    </style:style>
    <style:style style:name="T1567" style:family="text">
      <style:text-properties officeooo:rsid="14b28a4a"/>
    </style:style>
    <style:style style:name="T1568" style:family="text">
      <style:text-properties officeooo:rsid="14bcf76c"/>
    </style:style>
    <style:style style:name="T1569" style:family="text">
      <style:text-properties officeooo:rsid="14c16ad4"/>
    </style:style>
    <style:style style:name="T1570" style:family="text">
      <style:text-properties officeooo:rsid="14c76b6e"/>
    </style:style>
    <style:style style:name="T1571" style:family="text">
      <style:text-properties officeooo:rsid="14c88951"/>
    </style:style>
    <style:style style:name="T1572" style:family="text">
      <style:text-properties officeooo:rsid="1513a2a1"/>
    </style:style>
    <style:style style:name="T1573" style:family="text">
      <style:text-properties officeooo:rsid="151701d9"/>
    </style:style>
    <style:style style:name="T1574" style:family="text">
      <style:text-properties officeooo:rsid="15181e86"/>
    </style:style>
    <style:style style:name="T1575" style:family="text">
      <style:text-properties officeooo:rsid="151ec0b9"/>
    </style:style>
    <style:style style:name="T1576" style:family="text">
      <style:text-properties officeooo:rsid="151ff790"/>
    </style:style>
    <style:style style:name="T1577" style:family="text">
      <style:text-properties officeooo:rsid="15214ca3"/>
    </style:style>
    <style:style style:name="T1578" style:family="text">
      <style:text-properties officeooo:rsid="1523a7cb"/>
    </style:style>
    <style:style style:name="T1579" style:family="text">
      <style:text-properties officeooo:rsid="1531491a"/>
    </style:style>
    <style:style style:name="T1580" style:family="text">
      <style:text-properties officeooo:rsid="155fbcf4"/>
    </style:style>
    <style:style style:name="T1581" style:family="text">
      <style:text-properties officeooo:rsid="156259bc"/>
    </style:style>
    <style:style style:name="T1582" style:family="text">
      <style:text-properties officeooo:rsid="15752385"/>
    </style:style>
    <style:style style:name="T1583" style:family="text">
      <style:text-properties officeooo:rsid="158a8cef"/>
    </style:style>
    <style:style style:name="T1584" style:family="text">
      <style:text-properties officeooo:rsid="158da38b"/>
    </style:style>
    <style:style style:name="T1585" style:family="text">
      <style:text-properties officeooo:rsid="158e0dd4"/>
    </style:style>
    <style:style style:name="T1586" style:family="text">
      <style:text-properties officeooo:rsid="158e5b2a"/>
    </style:style>
    <style:style style:name="T1587" style:family="text">
      <style:text-properties officeooo:rsid="158fd139"/>
    </style:style>
    <style:style style:name="T1588" style:family="text">
      <style:text-properties officeooo:rsid="1593945d"/>
    </style:style>
    <style:style style:name="T1589" style:family="text">
      <style:text-properties officeooo:rsid="15942cef"/>
    </style:style>
    <style:style style:name="T1590" style:family="text">
      <style:text-properties officeooo:rsid="159583b6"/>
    </style:style>
    <style:style style:name="T1591" style:family="text">
      <style:text-properties officeooo:rsid="15985a25"/>
    </style:style>
    <style:style style:name="T1592" style:family="text">
      <style:text-properties officeooo:rsid="159e65df"/>
    </style:style>
    <style:style style:name="T1593" style:family="text">
      <style:text-properties officeooo:rsid="15a9be57"/>
    </style:style>
    <style:style style:name="T1594" style:family="text">
      <style:text-properties officeooo:rsid="15ab2a26"/>
    </style:style>
    <style:style style:name="T1595" style:family="text">
      <style:text-properties officeooo:rsid="15ae8f20"/>
    </style:style>
    <style:style style:name="T1596" style:family="text">
      <style:text-properties officeooo:rsid="15b06283"/>
    </style:style>
    <style:style style:name="T1597" style:family="text">
      <style:text-properties officeooo:rsid="15b0818b"/>
    </style:style>
    <style:style style:name="T1598" style:family="text">
      <style:text-properties officeooo:rsid="15b6f586"/>
    </style:style>
    <style:style style:name="T1599" style:family="text">
      <style:text-properties officeooo:rsid="15b8fd72"/>
    </style:style>
    <style:style style:name="T1600" style:family="text">
      <style:text-properties officeooo:rsid="15ba0c49"/>
    </style:style>
    <style:style style:name="T1601" style:family="text">
      <style:text-properties officeooo:rsid="15bad9e6"/>
    </style:style>
    <style:style style:name="T1602" style:family="text">
      <style:text-properties officeooo:rsid="15bd7e3f"/>
    </style:style>
    <style:style style:name="T1603" style:family="text">
      <style:text-properties officeooo:rsid="15cc5c49"/>
    </style:style>
    <style:style style:name="T1604" style:family="text">
      <style:text-properties officeooo:rsid="15ce1777"/>
    </style:style>
    <style:style style:name="T1605" style:family="text">
      <style:text-properties officeooo:rsid="15ceac2e"/>
    </style:style>
    <style:style style:name="T1606" style:family="text">
      <style:text-properties officeooo:rsid="15cf23fe"/>
    </style:style>
    <style:style style:name="T1607" style:family="text">
      <style:text-properties officeooo:rsid="15d10c0b"/>
    </style:style>
    <style:style style:name="T1608" style:family="text">
      <style:text-properties officeooo:rsid="15d76dd2"/>
    </style:style>
    <style:style style:name="T1609" style:family="text">
      <style:text-properties officeooo:rsid="15d7a588"/>
    </style:style>
    <style:style style:name="T1610" style:family="text">
      <style:text-properties officeooo:rsid="15d9e03d"/>
    </style:style>
    <style:style style:name="T1611" style:family="text">
      <style:text-properties officeooo:rsid="15dbde36"/>
    </style:style>
    <style:style style:name="T1612" style:family="text">
      <style:text-properties officeooo:rsid="15dcc141"/>
    </style:style>
    <style:style style:name="T1613" style:family="text">
      <style:text-properties officeooo:rsid="15de7f54"/>
    </style:style>
    <style:style style:name="T1614" style:family="text">
      <style:text-properties officeooo:rsid="15e1230a"/>
    </style:style>
    <style:style style:name="T1615" style:family="text">
      <style:text-properties officeooo:rsid="15f85afc"/>
    </style:style>
    <style:style style:name="T1616" style:family="text">
      <style:text-properties officeooo:rsid="15f93f0c"/>
    </style:style>
    <style:style style:name="T1617" style:family="text">
      <style:text-properties officeooo:rsid="15fa94c4"/>
    </style:style>
    <style:style style:name="T1618" style:family="text">
      <style:text-properties officeooo:rsid="15fdf6c5"/>
    </style:style>
    <style:style style:name="T1619" style:family="text">
      <style:text-properties officeooo:rsid="1602b801"/>
    </style:style>
    <style:style style:name="T1620" style:family="text">
      <style:text-properties officeooo:rsid="1605b1bd"/>
    </style:style>
    <style:style style:name="T1621" style:family="text">
      <style:text-properties officeooo:rsid="1606c4db"/>
    </style:style>
    <style:style style:name="T1622" style:family="text">
      <style:text-properties officeooo:rsid="1608a752"/>
    </style:style>
    <style:style style:name="T1623" style:family="text">
      <style:text-properties officeooo:rsid="1609c480"/>
    </style:style>
    <style:style style:name="T1624" style:family="text">
      <style:text-properties officeooo:rsid="160c572f"/>
    </style:style>
    <style:style style:name="T1625" style:family="text">
      <style:text-properties officeooo:rsid="160cc026"/>
    </style:style>
    <style:style style:name="T1626" style:family="text">
      <style:text-properties officeooo:rsid="161107a7"/>
    </style:style>
    <style:style style:name="T1627" style:family="text">
      <style:text-properties officeooo:rsid="161231ea"/>
    </style:style>
    <style:style style:name="T1628" style:family="text">
      <style:text-properties officeooo:rsid="1612fa4d"/>
    </style:style>
    <style:style style:name="T1629" style:family="text">
      <style:text-properties officeooo:rsid="161701dd"/>
    </style:style>
    <style:style style:name="T1630" style:family="text">
      <style:text-properties officeooo:rsid="1617c2f3"/>
    </style:style>
    <style:style style:name="T1631" style:family="text">
      <style:text-properties officeooo:rsid="161ac0c6"/>
    </style:style>
    <style:style style:name="T1632" style:family="text">
      <style:text-properties officeooo:rsid="161be3c4"/>
    </style:style>
    <style:style style:name="T1633" style:family="text">
      <style:text-properties officeooo:rsid="161ea796"/>
    </style:style>
    <style:style style:name="T1634" style:family="text">
      <style:text-properties officeooo:rsid="16265a15"/>
    </style:style>
    <style:style style:name="T1635" style:family="text">
      <style:text-properties officeooo:rsid="16274299"/>
    </style:style>
    <style:style style:name="T1636" style:family="text">
      <style:text-properties officeooo:rsid="16420d4f"/>
    </style:style>
    <style:style style:name="T1637" style:family="text">
      <style:text-properties officeooo:rsid="1651f805"/>
    </style:style>
    <style:style style:name="T1638" style:family="text">
      <style:text-properties officeooo:rsid="165d7cb1"/>
    </style:style>
    <style:style style:name="T1639" style:family="text">
      <style:text-properties officeooo:rsid="165f10c1"/>
    </style:style>
    <style:style style:name="T1640" style:family="text">
      <style:text-properties officeooo:rsid="166051da"/>
    </style:style>
    <style:style style:name="T1641" style:family="text">
      <style:text-properties officeooo:rsid="166058fb"/>
    </style:style>
    <style:style style:name="T1642" style:family="text">
      <style:text-properties officeooo:rsid="1664427a"/>
    </style:style>
    <style:style style:name="T1643" style:family="text">
      <style:text-properties officeooo:rsid="16689839"/>
    </style:style>
    <style:style style:name="T1644" style:family="text">
      <style:text-properties officeooo:rsid="1677d4a0"/>
    </style:style>
    <style:style style:name="T1645" style:family="text">
      <style:text-properties officeooo:rsid="1679209a"/>
    </style:style>
    <style:style style:name="T1646" style:family="text">
      <style:text-properties officeooo:rsid="16798d03"/>
    </style:style>
    <style:style style:name="T1647" style:family="text">
      <style:text-properties officeooo:rsid="167ec98c"/>
    </style:style>
    <style:style style:name="T1648" style:family="text">
      <style:text-properties officeooo:rsid="16805b56"/>
    </style:style>
    <style:style style:name="T1649" style:family="text">
      <style:text-properties officeooo:rsid="16830182"/>
    </style:style>
    <style:style style:name="T1650" style:family="text">
      <style:text-properties officeooo:rsid="16867e00"/>
    </style:style>
    <style:style style:name="T1651" style:family="text">
      <style:text-properties officeooo:rsid="168af081"/>
    </style:style>
    <style:style style:name="T1652" style:family="text">
      <style:text-properties officeooo:rsid="168bfeff"/>
    </style:style>
    <style:style style:name="T1653" style:family="text">
      <style:text-properties officeooo:rsid="168faa63"/>
    </style:style>
    <style:style style:name="T1654" style:family="text">
      <style:text-properties officeooo:rsid="1690a491"/>
    </style:style>
    <style:style style:name="T1655" style:family="text">
      <style:text-properties officeooo:rsid="1691b616"/>
    </style:style>
    <style:style style:name="T1656" style:family="text">
      <style:text-properties officeooo:rsid="16933548"/>
    </style:style>
    <style:style style:name="T1657" style:family="text">
      <style:text-properties officeooo:rsid="1694cca9"/>
    </style:style>
    <style:style style:name="T1658" style:family="text">
      <style:text-properties officeooo:rsid="16954868"/>
    </style:style>
    <style:style style:name="T1659" style:family="text">
      <style:text-properties officeooo:rsid="1696419a"/>
    </style:style>
    <style:style style:name="T1660" style:family="text">
      <style:text-properties officeooo:rsid="16967518"/>
    </style:style>
    <style:style style:name="T1661" style:family="text">
      <style:text-properties officeooo:rsid="16969b4f"/>
    </style:style>
    <style:style style:name="T1662" style:family="text">
      <style:text-properties officeooo:rsid="169a3703"/>
    </style:style>
    <style:style style:name="T1663" style:family="text">
      <style:text-properties officeooo:rsid="169bca07"/>
    </style:style>
    <style:style style:name="T1664" style:family="text">
      <style:text-properties officeooo:rsid="169c675d"/>
    </style:style>
    <style:style style:name="T1665" style:family="text">
      <style:text-properties officeooo:rsid="169e9e46"/>
    </style:style>
    <style:style style:name="T1666" style:family="text">
      <style:text-properties officeooo:rsid="16a03710"/>
    </style:style>
    <style:style style:name="T1667" style:family="text">
      <style:text-properties officeooo:rsid="16a269b3"/>
    </style:style>
    <style:style style:name="T1668" style:family="text">
      <style:text-properties officeooo:rsid="16a55eec"/>
    </style:style>
    <style:style style:name="T1669" style:family="text">
      <style:text-properties officeooo:rsid="16ad013f"/>
    </style:style>
    <style:style style:name="T1670" style:family="text">
      <style:text-properties officeooo:rsid="16bd754e"/>
    </style:style>
    <style:style style:name="T1671" style:family="text">
      <style:text-properties officeooo:rsid="16beaaa9"/>
    </style:style>
    <style:style style:name="T1672" style:family="text">
      <style:text-properties officeooo:rsid="16bf45f2"/>
    </style:style>
    <style:style style:name="T1673" style:family="text">
      <style:text-properties officeooo:rsid="16c33d33"/>
    </style:style>
    <style:style style:name="T1674" style:family="text">
      <style:text-properties officeooo:rsid="16cbfab6"/>
    </style:style>
    <style:style style:name="T1675" style:family="text">
      <style:text-properties officeooo:rsid="16cde18c"/>
    </style:style>
    <style:style style:name="T1676" style:family="text">
      <style:text-properties officeooo:rsid="16ee0362"/>
    </style:style>
    <style:style style:name="T1677" style:family="text">
      <style:text-properties officeooo:rsid="16f335ed"/>
    </style:style>
    <style:style style:name="T1678" style:family="text">
      <style:text-properties officeooo:rsid="16f7b068"/>
    </style:style>
    <style:style style:name="T1679" style:family="text">
      <style:text-properties officeooo:rsid="16f8073a"/>
    </style:style>
    <style:style style:name="T1680" style:family="text">
      <style:text-properties officeooo:rsid="16fad103"/>
    </style:style>
    <style:style style:name="T1681" style:family="text">
      <style:text-properties officeooo:rsid="170165de"/>
    </style:style>
    <style:style style:name="T1682" style:family="text">
      <style:text-properties officeooo:rsid="1726e559"/>
    </style:style>
    <style:style style:name="T1683" style:family="text">
      <style:text-properties officeooo:rsid="172a6c5c"/>
    </style:style>
    <style:style style:name="T1684" style:family="text">
      <style:text-properties officeooo:rsid="172bbba7"/>
    </style:style>
    <style:style style:name="T1685" style:family="text">
      <style:text-properties officeooo:rsid="1730adf9"/>
    </style:style>
    <style:style style:name="T1686" style:family="text">
      <style:text-properties officeooo:rsid="1735d334"/>
    </style:style>
    <style:style style:name="T1687" style:family="text">
      <style:text-properties officeooo:rsid="17375944"/>
    </style:style>
    <style:style style:name="T1688" style:family="text">
      <style:text-properties officeooo:rsid="173eeab0"/>
    </style:style>
    <style:style style:name="T1689" style:family="text">
      <style:text-properties officeooo:rsid="173f66ea"/>
    </style:style>
    <style:style style:name="T1690" style:family="text">
      <style:text-properties officeooo:rsid="174455d8"/>
    </style:style>
    <style:style style:name="T1691" style:family="text">
      <style:text-properties officeooo:rsid="1749f3e1"/>
    </style:style>
    <style:style style:name="T1692" style:family="text">
      <style:text-properties officeooo:rsid="17774d43"/>
    </style:style>
    <style:style style:name="T1693" style:family="text">
      <style:text-properties officeooo:rsid="17a8aa30"/>
    </style:style>
    <style:style style:name="T1694" style:family="text">
      <style:text-properties officeooo:rsid="17b8d53f"/>
    </style:style>
    <style:style style:name="T1695" style:family="text">
      <style:text-properties officeooo:rsid="17c47831"/>
    </style:style>
    <style:style style:name="T1696" style:family="text">
      <style:text-properties officeooo:rsid="17d94977"/>
    </style:style>
    <style:style style:name="T1697" style:family="text">
      <style:text-properties officeooo:rsid="17d9ee1a"/>
    </style:style>
    <style:style style:name="T1698" style:family="text">
      <style:text-properties officeooo:rsid="1327ae62"/>
    </style:style>
    <style:style style:name="T1699" style:family="text">
      <style:text-properties officeooo:rsid="17dbcb42"/>
    </style:style>
    <style:style style:name="T1700" style:family="text">
      <style:text-properties officeooo:rsid="17dcb181"/>
    </style:style>
    <style:style style:name="T1701" style:family="text">
      <style:text-properties officeooo:rsid="17de7b94"/>
    </style:style>
    <style:style style:name="T1702" style:family="text">
      <style:text-properties officeooo:rsid="17e6544d"/>
    </style:style>
    <style:style style:name="T1703" style:family="text">
      <style:text-properties officeooo:rsid="17eb9850"/>
    </style:style>
    <style:style style:name="T1704" style:family="text">
      <style:text-properties officeooo:rsid="17ecca87"/>
    </style:style>
    <style:style style:name="T1705" style:family="text">
      <style:text-properties officeooo:rsid="17ef06c2"/>
    </style:style>
    <style:style style:name="T1706" style:family="text">
      <style:text-properties officeooo:rsid="17f14a36"/>
    </style:style>
    <style:style style:name="T1707" style:family="text">
      <style:text-properties officeooo:rsid="17f662fb"/>
    </style:style>
    <style:style style:name="T1708" style:family="text">
      <style:text-properties officeooo:rsid="17f84ce5"/>
    </style:style>
    <style:style style:name="T1709" style:family="text">
      <style:text-properties officeooo:rsid="181a3432"/>
    </style:style>
    <style:style style:name="T1710" style:family="text">
      <style:text-properties officeooo:rsid="181e9f66"/>
    </style:style>
    <style:style style:name="T1711" style:family="text">
      <style:text-properties officeooo:rsid="18263780"/>
    </style:style>
    <style:style style:name="T1712" style:family="text">
      <style:text-properties officeooo:rsid="182b834e"/>
    </style:style>
    <style:style style:name="T1713" style:family="text">
      <style:text-properties officeooo:rsid="182e86b9"/>
    </style:style>
    <style:style style:name="T1714" style:family="text">
      <style:text-properties officeooo:rsid="1830266f"/>
    </style:style>
    <style:style style:name="T1715" style:family="text">
      <style:text-properties officeooo:rsid="18333127"/>
    </style:style>
    <style:style style:name="T1716" style:family="text">
      <style:text-properties officeooo:rsid="183a154b"/>
    </style:style>
    <style:style style:name="T1717" style:family="text">
      <style:text-properties officeooo:rsid="183b4cc9"/>
    </style:style>
    <style:style style:name="T1718" style:family="text">
      <style:text-properties officeooo:rsid="183cc366"/>
    </style:style>
    <style:style style:name="T1719" style:family="text">
      <style:text-properties officeooo:rsid="183fabcb"/>
    </style:style>
    <style:style style:name="T1720" style:family="text">
      <style:text-properties officeooo:rsid="1851979c"/>
    </style:style>
    <style:style style:name="T1721" style:family="text">
      <style:text-properties officeooo:rsid="18630b23"/>
    </style:style>
    <style:style style:name="T1722" style:family="text">
      <style:text-properties officeooo:rsid="18677baa"/>
    </style:style>
    <style:style style:name="T1723" style:family="text">
      <style:text-properties officeooo:rsid="186b098f"/>
    </style:style>
    <style:style style:name="T1724" style:family="text">
      <style:text-properties officeooo:rsid="18981ab1"/>
    </style:style>
    <style:style style:name="T1725" style:family="text">
      <style:text-properties officeooo:rsid="18e1fec7"/>
    </style:style>
    <style:style style:name="T1726" style:family="text">
      <style:text-properties officeooo:rsid="18eaf734"/>
    </style:style>
    <style:style style:name="T1727" style:family="text">
      <style:text-properties officeooo:rsid="18ec5fb3"/>
    </style:style>
    <style:style style:name="T1728" style:family="text">
      <style:text-properties officeooo:rsid="18ec9e44"/>
    </style:style>
    <style:style style:name="T1729" style:family="text">
      <style:text-properties officeooo:rsid="18ee405c"/>
    </style:style>
    <style:style style:name="T1730" style:family="text">
      <style:text-properties officeooo:rsid="18f00812"/>
    </style:style>
    <style:style style:name="T1731" style:family="text">
      <style:text-properties officeooo:rsid="18f098a1"/>
    </style:style>
    <style:style style:name="T1732"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5"><text:span text:style-name="T402"/></text:p>
      <text:p text:style-name="P263"><draw:frame draw:style-name="fr1" draw:name="Image4" text:anchor-type="paragraph" svg:width="6.9252in" svg:height="0.3661in" draw:z-index="0"><draw:image xlink:href="Pictures/1000000000000B720000009B428C9716555D8079.png" xlink:type="simple" xlink:show="embed" xlink:actuate="onLoad" loext:mime-type="image/png"/></draw:frame></text:p>
      <text:p text:style-name="P472"><text:span text:style-name="T395">Они </text:span><text:span text:style-name="T405">двинулись</text:span><text:span text:style-name="T395"> </text:span><text:span text:style-name="T404">вдоль Шпрее-Одер Канал</text:span><text:span text:style-name="T405">а, направляясь </text:span><text:span text:style-name="T406">наконец-то в Свинемюнде, </text:span><text:span text:style-name="T407">Слотроп проверить </text:span><text:span text:style-name="T408">куда выведет его намёк Гели </text:span><text:span text:style-name="T409">Трипинг относительно Schwarzgerät, Маргрета для рандеву с полной яхтой беженцев от Люблинского режима, </text:span><text:span text:style-name="T410">среди которых должна быть её дочь Бианка. Какие-то части Канала всё ещё забиты</text:span><text:span text:style-name="T396">—</text:span><text:span text:style-name="T410">по ночам слышно как Русские сапёры взрывают толом остатки затопленных кораблей</text:span><text:span text:style-name="T396">—</text:span><text:span text:style-name="T411">но Слотроп и Грета могут призывать, как фантазёры, плавсредства с осадкой достаточно мелкой, чтобы обходить </text:span><text:span text:style-name="T412">что уж там Война оставила у них на пути. </text:span><text:span text:style-name="T413">От дождя к дождю. Небо начнёт хмурится к полудню, </text:span><text:span text:style-name="T415">н</text:span><text:span text:style-name="T414">абирая цвет мокрого цемента</text:span><text:span text:style-name="T396">—</text:span><text:span text:style-name="T415">затем </text:span><text:span text:style-name="T416">поднимается </text:span><text:span text:style-name="T415">ветер, </text:span><text:span text:style-name="T416">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417">дерева, соломы. В тихие ночи, ночи лягушачьих хоров, </text:span><text:span text:style-name="T418">полосы звёзд и тени вдоль канала доводят до дрожи взгляд путешествующих. </text:span><text:span text:style-name="T419">Ивы тянутся по берегам. </text:span><text:span text:style-name="T420">К полуночи клубы тумана </text:span><text:span text:style-name="T421">собираются заслоняя даже отсвет из трубы баржи, </text:span><text:span text:style-name="T422">далеко выше или ниже, </text:span><text:span text:style-name="T423">зачарованный караван. Эти ночи, пахучие и вьющиеся как трубочный дым, </text:span><text:span text:style-name="T424">спокойны и </text:span><text:span text:style-name="T423">хороши для сна. </text:span><text:span text:style-name="T425">Берлинское безумие миновало, </text:span><text:span text:style-name="T426">страхи Греты словно отступили, </text:span><text:span text:style-name="T427">наверное <text:s/>им просто нужно было двигаться….</text:span></text:p>
      <text:p text:style-name="P473"><text:span text:style-name="T427">Н</text:span><text:span text:style-name="T395">о в один из дней, </text:span><text:span text:style-name="T428">скользя по долгому тихому склону Одера к Балтийскому морю, </text:span><text:span text:style-name="T429">они примечают красный и белый курортный городок, </text:span><text:span text:style-name="T430">исхлёстанный широкими бороздами Войны, </text:span><text:span text:style-name="T431">и она ухватывается за руку Слотропа.</text:span></text:p>
      <text:p text:style-name="P264">– Я была тут…</text:p>
      <text:p text:style-name="P264">– Да?</text:p>
      <text:p text:style-name="P470"><text:span text:style-name="T431">– Как раз перед вторжением в Польшу… </text:span><text:span text:style-name="T432">я была тут с Зигмундом, на </text:span><text:span text:style-name="T433">водах</text:span><text:span text:style-name="T432">…..</text:span></text:p>
      <text:p text:style-name="P474"><text:span text:style-name="T432">Н</text:span><text:span text:style-name="T395">а берегу, за кранами и стальными перилами, подымаются фронтоны того, что когда-то было ресторанами, мастерскими, отелями, </text:span><text:span text:style-name="T434">теперь сожжённые, лишённые окон, припудренные </text:span><text:span text:style-name="T435">собственным нутром. Город называется Бад Карма. Дождь из первой половины дня исполосовал стены, </text:span><text:span text:style-name="T436">пики развалин и булыжники мостовой. </text:span><text:span text:style-name="T437">Дети и старики стоят на берегу готовясь принять швартовые и п</text:span><text:span text:style-name="T438">ри</text:span><text:span text:style-name="T437">тянуть баржу. </text:span><text:span text:style-name="T439">Чёрные клёцки дыма всплывают из трубы </text:span><text:span text:style-name="T440">белого </text:span><text:span text:style-name="T439">речного парохода. </text:span><text:span text:style-name="T441">Корабельные слесаря громыхают внутри его трюма. Грета уставилась на него. </text:span><text:span text:style-name="T442">Жилка пульсирует на её горле. </text:span><text:span text:style-name="T443">Она трясёт головой: «Я думала это корабль Бианки, </text:span><text:span text:style-name="T444">но нет».</text:span></text:p>
      <text:p text:style-name="P475"><text:span text:style-name="T444">П</text:span><text:span text:style-name="T395">одойдя к пристани, они перемахивают на берег ухватываясь за железную лесенку закреплённую в </text:span><text:span text:style-name="T445">старом </text:span><text:span text:style-name="T395">камне ржавыми болтами, </text:span><text:span text:style-name="T446">каждый пачкает стену ниже себя мокрым веером охры. </text:span><text:span text:style-name="T447">На жакете Маргреты розовая гардения начинает подрагивать. Это не ветер. </text:span><text:span text:style-name="T448">Она твердит: «Я </text:span><text:span text:style-name="T449">должна увидеть</text:span><text:span text:style-name="T448">….»</text:span></text:p>
      <text:p text:style-name="P476"><text:span text:style-name="T448">С</text:span><text:span text:style-name="T395">тарики опираются на перила, курят трубки, поглядывая на </text:span><text:span text:style-name="T450">Грету или на реку. </text:span><text:span text:style-name="T451">На них серая одежда, </text:span><text:span text:style-name="T452">широкие штаны, широкополые шляпы с круглыми тульями. </text:span><text:span text:style-name="T453">Рыночная площадь оживлённа и ухожена: </text:span><text:span text:style-name="T454">поблескивают трамвайные пути, </text:span><text:span text:style-name="T455">пахнет свежей поливкой. </text:span><text:span text:style-name="T456">В руинах сирени сочатся своим цветом, своей избыточной жизнью по </text:span><text:span text:style-name="T459">раздроблённым</text:span><text:span text:style-name="T456"> камням </text:span><text:span text:style-name="T457">и</text:span><text:span text:style-name="T456"> кирпичам.</text:span></text:p>
      <text:p text:style-name="P476"><text:span text:style-name="T457">Помимо пары фигур в чёрном, сидящих на солнышке, </text:span><text:span text:style-name="T458">сам Курорт безлюден. </text:span><text:span text:style-name="T459">Маргрета к этому времени издёргана не меньше, чем она была в Берлине. </text:span><text:span text:style-name="T460">Слотроп тащится рядом в своём Ракетмэнском прикиде, чувствует себя подавленным. Sprudelhof </text:span><text:span text:style-name="T461">с одной стороны ограничен </text:span><text:span text:style-name="T462">аркадой песчаного цвета: </text:span><text:span text:style-name="T463">колонны песка и коричневые тени. </text:span><text:span text:style-name="T464">Полоса вплотную к ней отведена кипарисам. Фонтаны скачут в массивных каменных чашах: </text:span><text:span text:style-name="T465">струи 6-метровой высоты, чьи </text:span><text:span text:style-name="T466">тени поперёк гладкой брусчатки двора широки и нервны. </text:span></text:p>
      <text:p text:style-name="P477"><text:span text:style-name="T466">Н</text:span><text:span text:style-name="T395">о кто это стоит там у центрального источника? </text:span><text:span text:style-name="T467">И почему Маргрета обратилась в камень? </text:span><text:span text:style-name="T468">Солнце в небе, другие смотрят, но даже у Слотропа всё дыбится по спине и бокам, </text:span><text:span text:style-name="T469">мороз пробегает волна за волной, под каждым краем его челюсти… </text:span><text:span text:style-name="T470">на женщине чёрное пальто, </text:span><text:soft-page-break/><text:span text:style-name="T470">креповый шарф покрывает её волосы, </text:span><text:span text:style-name="T471">плоть её толстых икр проступающая сквозь чёрные чулки </text:span><text:span text:style-name="T472">почти пурпурна, она лишь опирается над водами </text:span><text:span text:style-name="T473">очень напряжённо и </text:span><text:span text:style-name="T474">наблюдает как они пытаются приблизиться… но </text:span><text:span text:style-name="T205">улыбка</text:span><text:span text:style-name="T474">… </text:span><text:span text:style-name="T475">за десять метров подметённого двора</text:span><text:span text:style-name="T474">, </text:span><text:span text:style-name="T475">улыбка становится уверенной на очень белом лице, </text:span><text:span text:style-name="T476">вся удручённость </text:span><text:span text:style-name="T477">Европы умершей и минувшей </text:span><text:span text:style-name="T478">скопилась в этих глазах столь же чёрных как её одежд</text:span><text:span text:style-name="T479">а, чёрных и безразличных. </text:span><text:span text:style-name="T206">Она знает их</text:span><text:span text:style-name="T478">. </text:span><text:span text:style-name="T480">Грета отвернулась и пытается спрятать своё лицо в плече Слотропа. «</text:span><text:span text:style-name="T481">У колодца»,</text:span><text:span text:style-name="T396">– </text:span><text:span text:style-name="T481">это она шепчет?</text:span><text:span text:style-name="T396">– «</text:span><text:span text:style-name="T481">на закате, эта женщина в чёрном….»</text:span><text:span text:style-name="T478"> </text:span></text:p>
      <text:p text:style-name="P471"><text:span text:style-name="T478">– </text:span><text:span text:style-name="T482">Ладно тебе. Всё хорошо,</text:span><text:span text:style-name="T395">– </text:span><text:span text:style-name="T482">опять пошли Берлинские разговоры.</text:span><text:span text:style-name="T395">– </text:span><text:span text:style-name="T483">Она тут просто для лечения.</text:span><text:span text:style-name="T395">– </text:span><text:span text:style-name="T484">Идиот, идиот</text:span><text:span text:style-name="T395">—</text:span><text:span text:style-name="T485">прежде, чем он успевает её остановить, она вырывается и бежит прочь, </text:span><text:span text:style-name="T486">отчаянное тату высоких каблуков по </text:span><text:span text:style-name="T487">камню, в затенённые арки Kurhaus.</text:span></text:p>
      <text:p text:style-name="P34">– <text:span text:style-name="T666">Эй,</text:span>– <text:span text:style-name="T666">Слотроп, чувствуя подкатывающую тошноту, набрасывается на женщину,</text:span>– <text:span text:style-name="T666">что за дела, леди?</text:span></text:p>
      <text:p text:style-name="P265">Но её лицо уже изменилось, это всего лишь лицо ещё одной женщины из развалин, <text:span text:style-name="T667">такое он не заметил бы, прошёл мимо. Она улыбается, верно, но с принуждённым и деловым видом, который ему знаком. «</text:span><text:span text:style-name="T13">Zigaretten, bitte?</text:span><text:span text:style-name="T667">», он отдаёт ей длинный окурок, который приберегал, и отправляется искать Маргрету.</text:span></text:p>
      <text:p text:style-name="P266">Аркада оказывается пустой. <text:span text:style-name="T668">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14">Анубиса</text:span><text:span text:style-name="T668">, и это лишь ещё больше его опечалит.</text:span></text:p>
      <text:p text:style-name="P267">Он продолжает искать её пока не опустилась темнота, а он вернулся <text:span text:style-name="T669">обратно </text:span>вдоль реки. <text:span text:style-name="T670">Он сидит в кафе на открытом воздухе пронизанном жёлтыми огнями, пьёт пиво, ест </text:span><text:span text:style-name="T15">spaetzle</text:span><text:span text:style-name="T670"> суп, 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35">– <text:span text:style-name="T671">Я ходила в обсерваторию,</text:span>– <text:span text:style-name="T672">вот что она наконец сказала,</text:span>– <text:span text:style-name="T672">посмотреть вдоль реки. Она уже близко. Я видела корабль на котором она. Осталось не больше километра.</text:span></text:p>
      <text:p text:style-name="P36">– <text:span text:style-name="T673">Это ещё что?</text:span></text:p>
      <text:p text:style-name="P37">– <text:span text:style-name="T674">Бианка, моё дитя, и мои друзья. Я думала они уже давно в Синемюнде. Но никто уже не придерживается расписаний….</text:span></text:p>
      <text:p text:style-name="P268">И конечно же. После ещё пары <text:span text:style-name="T675">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269">Корабль подходит к причалу, команда опускает трап. <text:span text:style-name="T676">Улыбающиеся пассажиры уже на полпути вниз, протягивают обтянутые перчатками, или унизанные кольцами руки к Маргрете.</text:span></text:p>
      <text:p text:style-name="P38">– <text:span text:style-name="T677">Ну, ты идёшь?</text:span></text:p>
      <text:p text:style-name="P38">– <text:span text:style-name="T677">А… а надо?</text:span></text:p>
      <text:p text:style-name="P270"><text:soft-page-break/>Она пожимает плечами, и повернувшись к нему спиной осторожно ступает с причала и на борт, <text:span text:style-name="T678">юбка натягивается и лоснится секунду в жёлтом свете от кафе</text:span>. <text:span text:style-name="T679">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08">Świnojśie</text:span><text:span text:style-name="T493">, стараясь держаться подальше от тех винтов. </text:span><text:span text:style-name="T496">По другому борту он замечает конец свисающей верёвки, доплывает и хватается за неё. </text:span><text:span text:style-name="T497">Оркестр на палубе наигрывает польки. Три пьяных дамы в тиарах и жемчужных ожерельях </text:span><text:span text:style-name="T498">маются бездельем у спасательного леера, глядя как Слотроп карабкается по верёвке. «</text:span><text:span text:style-name="T499">Давайте её обрежем»,</text:span><text:span text:style-name="T500">– </text:span><text:span text:style-name="T499">кричит одна из них,</text:span><text:span text:style-name="T500">–</text:span><text:span text:style-name="T499"> «и посмотрим, как он </text:span><text:span text:style-name="T494">снова</text:span><text:span text:style-name="T499"> бултыхнётся!» «Да, давайте!»</text:span><text:span text:style-name="T500">– </text:span><text:span text:style-name="T499">соглашаются её компаньонки. </text:span><text:span text:style-name="T501">Иисусе. Одна из них раздобыла здоровенный тесак для мяса и размахивает им вовсю, под весьма оживлённый смех, </text:span><text:span text:style-name="T502">примерно в этот момент кто-то ухватывает Слотропа за лодыжку. </text:span><text:span text:style-name="T503">Он смотрит вниз, замечает </text:span><text:span text:style-name="T504">протянутые из иллюминатора два тонких запястья </text:span><text:span text:style-name="T505">в серебре и сапфирах, </text:span><text:span text:style-name="T506">подсвеченные изнутри словно лёд, </text:span><text:span text:style-name="T507">и маслянистую реку бурлящую ниже.</text:span></text:p>
      <text:p text:style-name="P39"><text:span text:style-name="T507">– </text:span><text:span text:style-name="T508">Сюда,</text:span><text:span text:style-name="T492">– </text:span><text:span text:style-name="T508">девичий голос. </text:span><text:span text:style-name="T509">Он соскальзывает ниже, пока она дёргает его ступню, и садится верхом в иллюминатор. </text:span><text:span text:style-name="T510">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511">рядом с девушкой около 18 </text:span><text:span text:style-name="T512">в длинном платье с блёстками, </text:span><text:span text:style-name="T513">волосы светлые до белизны, </text:span><text:span text:style-name="T514">и с первыми скулами на памяти Слотропа, , от </text:span><text:span text:style-name="T515">вида </text:span><text:span text:style-name="T514">которых у него встаёт. </text:span><text:span text:style-name="T516">У него определённо уже там мозги сдвинулись, наверняка….</text:span></text:p>
      <text:p text:style-name="P40"><text:span text:style-name="T516">– </text:span><text:span text:style-name="T517">Э…</text:span></text:p>
      <text:p text:style-name="P40"><text:span text:style-name="T517">– Ммм.</text:span><text:span text:style-name="T492">– </text:span><text:span text:style-name="T517">Они смотрят друг на друга пока он продолжает изливаться водой. </text:span><text:span text:style-name="T518">Зовут её, оказывается, Стефания Прокловска. Её муж </text:span><text:span text:style-name="T524">Э</text:span><text:span text:style-name="T518">нтони владелец этого </text:span><text:span text:style-name="T495">Анубиса</text:span><text:span text:style-name="T518">.</text:span></text:p>
      <text:p text:style-name="P271"><text:span text:style-name="T518">Н</text:span><text:span text:style-name="T492">у, муж, ладно. «Т</text:span><text:span text:style-name="T524">ы ж</text:span><text:span text:style-name="T492"> посмотри»,</text:span><text:span text:style-name="T500">– </text:span><text:span text:style-name="T492">грит Слотроп.</text:span><text:span text:style-name="T500">– «</text:span><text:span text:style-name="T519">Я до нитки промок».</text:span></text:p>
      <text:p text:style-name="P41"><text:span text:style-name="T519">– Я заметила. </text:span><text:span text:style-name="T520">Чей-нибудь вечерний костюм должен тебе подойти. </text:span><text:span text:style-name="T521">Обсушись, я выйду посмотрю что можно раздобыть. </text:span><text:span text:style-name="T522">Можешь пользоваться </text:span><text:span text:style-name="T523">туалетом</text:span><text:span text:style-name="T522">, если хочешь, там всё есть.</text:span></text:p>
      <text:p text:style-name="P272">Он стаскивает остатки Ракетмэнова прикида, <text:span text:style-name="T680">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42">– <text:span text:style-name="T681">Значит ты с Маргретой.</text:span></text:p>
      <text:p text:style-name="P42">– <text:span text:style-name="T681">Не совсем уверен насчёт этого «с». Она нашла своего ребёнка?</text:span></text:p>
      <text:p text:style-name="P43">– <text:span text:style-name="T682">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44">– <text:span text:style-name="T683">А…</text:span></text:p>
      <text:p text:style-name="P273">Стефания часто пожимает плечами и каждая блёс<text:span text:style-name="T684">т</text:span>ка её платья пляшет. «<text:span text:style-name="T684">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45">– <text:span text:style-name="T685">Макс Шлепциг, или что-то там.</text:span></text:p>
      <text:p text:style-name="P46">– <text:span text:style-name="T685">Или что-то там, вот именно. Никогда не смотрел </text:span><text:span text:style-name="T16">Alpdrücken</text:span><text:span text:style-name="T685">?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686">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47">– <text:span text:style-name="T687">Ага.</text:span>– <text:span text:style-name="T687">Слотроп приступает к протиранию своего лица лавровишнёвой водой.</text:span></text:p>
      <text:p text:style-name="P48"><text:soft-page-break/>– <text:span text:style-name="T688">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689">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49">– <text:span text:style-name="T690">Танац?</text:span></text:p>
      <text:p text:style-name="P50">– <text:span text:style-name="T691">Ах, она тебе не сказала.</text:span>– <text:span text:style-name="T692">Смеётся,</text:span>– <text:span text:style-name="T692">Миклош Танац, её муж. Они то сходятся, то расходятся. В конце войны разъезжали с гастролями для парней на фронте</text:span>—<text:span text:style-name="T693">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51">– <text:span text:style-name="T694">Вон оно как, ну, я не знал.</text:span>– <text:span text:style-name="T695">Ракетные площадки? Рука Провидения ползёт среди звёзд, протягивает Слотропу палец.</text:span></text:p>
      <text:p text:style-name="P51">– <text:span text:style-name="T696">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274">Вечерний костюм сидит превосходно. <text:span text:style-name="T697">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52">– <text:span text:style-name="T698">Энтони,</text:span>– <text:span text:style-name="T698">она подвела Слотропа к громадному детине в полевой форме Польской кавалерии со множеством маниакальных зубов.</text:span></text:p>
      <text:p text:style-name="P53">– <text:span text:style-name="T699">Американец?</text:span>– <text:span text:style-name="T699">качает руку Слотропа.</text:span>– <text:span text:style-name="T700">Браво. Ты почти завершаешь набор. Теперь мы кораблю всех наций. У нас даже Японецесть на борту. Экс-представитель из Берлина, которому затруднительно проехать через Россию. Бар найдёшь на следующей палубе. Всё что тут бродит вокруг,</text:span>– <text:span text:style-name="T701">привлекая к себе Стефанию,</text:span>– <text:span text:style-name="T701">кроме вот этой, дозволенная дичь.</text:span></text:p>
      <text:p text:style-name="P275">Слотроп козыряет, решает, что тем хочется побыть наедине и находит лестницу в бар. <text:span text:style-name="T702">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275"/>
      <text:p text:style-name="P743">Добро пожаловать на борт!</text:p>
      <text:p text:style-name="P272"/>
      <text:p text:style-name="P276">Добро пожаловать на борт, эй, это крутая ор-гия,</text:p>
      <text:p text:style-name="P276">Куда ты угодил, мой друг,</text:p>
      <text:p text:style-name="P277">Уже не вспомнить как мы начинали,</text:p>
      <text:p text:style-name="P278">Зато конец один, без вариантов, <text:span text:style-name="T703">классный</text:span>!</text:p>
      <text:p text:style-name="P279">Ведём себя по скотски, без лишних слов, и плотски,</text:p>
      <text:p text:style-name="P279">Но ты придёшься ко двору,</text:p>
      <text:p text:style-name="P279">Если забудешь этики муру</text:p>
      <text:p text:style-name="P279">И будешь истерично громогласным!</text:p>
      <text:p text:style-name="P279"/>
      <text:p text:style-name="P281">Тут мамочки любовников меняют,</text:p>
      <text:p text:style-name="P281">У дочек ухажёров отбивают.</text:p>
      <text:p text:style-name="P282">Большим эрекциям особенная предилекция,</text:p>
      <text:p text:style-name="P282">Ты не поверишь и глазам,</text:p>
      <text:p text:style-name="P282">Хочешь попробуй сам,</text:p>
      <text:p text:style-name="P282"><text:soft-page-break/><text:s/><text:span text:style-name="T704">И подымайся </text:span></text:p>
      <text:p text:style-name="P283">На борт <text:span text:style-name="T4">Титаника,</text:span> где среди праздника </text:p>
      <text:p text:style-name="P283">Трахнет айсберг в трюм,</text:p>
      <text:p text:style-name="P284">Так вем придёт конец, затихнет визг и вой,</text:p>
      <text:p text:style-name="P284">Итак, добро пожаловать на борт, друг мой!</text:p>
      <text:p text:style-name="P284"/>
      <text:p text:style-name="P285">Ну, вон тебе парочки стонут в спасательных шлюпках, <text:span text:style-name="T705">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17">Mme.</text:span><text:span text:style-name="T705"> Штип. Всё та же старая херня, что творилась когда-то на вилле Рауля де ля Пирлимпинпин и, насколько Слотроп в курсе, всё та же вечеринка.</text:span></text:p>
      <text:p text:style-name="P286">Он примечает Маргрету с её дочерью, но вокруг них сгрудились оргиасты держа его в удалении. <text:span text:style-name="T706">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18">Time</text:span><text:span text:style-name="T5">—</text:span><text:span text:style-name="T707">Умер, Ракетмэн, не достигнув 30, в Зоне, от страсти.</text:span></text:p>
      <text:p text:style-name="P287">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708">Волосы её уложены или стилизованы так, чтобы напоминать определённый срез мяса. Заказ Слотропа, номинально Ирландское виски с водой, прибыл и он придвигается послушать.</text:span></text:p>
      <text:p text:style-name="P54">– <text:span text:style-name="T709">её Нептун с изъяном. А чей без? спросит кое-кто. Ах. Но как обитатели </text:span><text:span text:style-name="T19">этой</text:span><text:span text:style-name="T709"> планеты, обычно. Грета жила, <text:s/>большей частью, </text:span><text:span text:style-name="T19">на</text:span><text:span text:style-name="T709"> Нептуне</text:span>—<text:span text:style-name="T710">её недуг был более прямым, чистым, ясным, чем известные нам тут.</text:span></text:p>
      <text:p text:style-name="P55"><text:span text:style-name="T710">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711">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712">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20">они не срабатывают</text:span><text:span text:style-name="T712">. <text:s/></text:span></text:p>
      <text:p text:style-name="P288">Онейрин Джамф Imipolex A4. . . .</text:p>
      <text:p text:style-name="P56">– <text:span text:style-name="T713">Эта тупая сука,</text:span>– <text:span text:style-name="T713">замечает голос у локтя Слотропа,</text:span>– <text:span text:style-name="T713">с каждым разом рассказывает всё хуже.</text:span></text:p>
      <text:p text:style-name="P57">– <text:span text:style-name="T714">Прошу прощения?</text:span>– <text:span text:style-name="T714">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289"><text:soft-page-break/>Он без проблем заруливается на тему Ракеты. «<text:span text:style-name="T715">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21">глубоко</text:span><text:span text:style-name="T715">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21">избрал</text:span><text:span text:style-name="T715"> бы такую роль. Но с каждым годом, как-то, число их растёт. </text:span></text:p>
      <text:p text:style-name="P290">Но турне с ракетчиками генерала Каммлера, вот о чём Слотроп больше всего извращённо хочет<text:span text:style-name="T207">—</text:span>хочет?<text:span text:style-name="T207">—</text:span>знать: «<text:span text:style-name="T716">Ну, я был в Нордхаузене, видал куски и части. Но никогда А4 в полном сборе. <text:s/>Это должно быть что-то, а?»</text:span></text:p>
      <text:p text:style-name="P291">Танац протягивает свой бокал для добавки. <text:span text:style-name="T717">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58">– <text:span text:style-name="T718">Угу...</text:span></text:p>
      <text:p text:style-name="P59">– <text:span text:style-name="T719">Хмм, </text:span><text:span text:style-name="T4">ja</text:span>, <text:span text:style-name="T719">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720">Пьяные воспоминания? Или выдумывает на ходу?</text:span>– «<text:span text:style-name="T721">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722">Wozzeck </text:span><text:span text:style-name="T725"><text:s/>, </text:span><text:span text:style-name="T726">и голос срывался вдруг в самые верхни регистры истерики. </text:span><text:span text:style-name="T727">Всё разваливало</text:span><text:span text:style-name="T731">с</text:span><text:span text:style-name="T727">ь и он вернулся к какой-то бывшей у предков версии самого себя, </text:span><text:span text:style-name="T728">орал в небо, сидел <text:s/>часами в застылом трансе, с глазами явно закатившимися под лоб.</text:span><text:span text:style-name="T729"> Без предупреждения <text:s/>впадал в ту безбожную колоратуру. </text:span><text:span text:style-name="T730">Белые пустые овалы, глаза статуи, </text:span><text:span text:style-name="T731">с серым дождём позади них. </text:span><text:span text:style-name="T732">Он оставил 1945, </text:span><text:span text:style-name="T733">закоротил нервы на землю, по которой мы уб</text:span><text:span text:style-name="T734">е</text:span><text:span text:style-name="T733">гали, </text:span><text:span text:style-name="T734">в Urstoff доисторического Германца, </text:span><text:span text:style-name="T735">Божье самое нищее и паникующее создание. </text:span><text:span text:style-name="T736">Мы с тобой возможно </text:span><text:span text:style-name="T737">стали </text:span><text:span text:style-name="T736">на протяжении поколений </text:span><text:span text:style-name="T738">до того</text:span><text:span text:style-name="T737"> Христианизирова</text:span><text:span text:style-name="T738">н</text:span><text:span text:style-name="T737">ными, </text:span><text:span text:style-name="T738">настолько расслабленными </text:span><text:span text:style-name="T739">Gesellschaft</text:span><text:span text:style-name="T738"> </text:span><text:span text:style-name="T743">нашими обязанностями перед его </text:span><text:span text:style-name="T744">прославленным «Договором», что никогда не существовал, </text:span><text:span text:style-name="T745">что мы, даже мы приходим в ужас сталкиваясь с такими рецидивами. </text:span><text:span text:style-name="T746">Но в глубине, из своего молчания Urstoff пробуждается и поёт… </text:span><text:span text:style-name="T747">а в последний день… </text:span><text:span text:style-name="T748">стыдно сказать… весь тот день меня не покидала эрекция… </text:span><text:span text:style-name="T749">не осуждай… я ничего не мог поделать… </text:span><text:span text:style-name="T750">всё вышло из-под контроля</text:span><text:span text:style-name="T724">—</text:span></text:p>
      <text:p text:style-name="P292"><text:span text:style-name="T724">На этом месте их прервали Маргрета и Бианка играющие театралльную мать и непослушное дитя. </text:span><text:span text:style-name="T751">Перешёптыванье с дирижёром, любители затей охотно окружают </text:span><text:span text:style-name="T752">рас</text:span><text:span text:style-name="T751">чищенное место, </text:span><text:span text:style-name="T752">где Бианка </text:span><text:span text:style-name="T753">теперь <text:s/></text:span><text:span text:style-name="T752">стоит </text:span><text:span text:style-name="T753">надув губки, </text:span><text:span text:style-name="T754">красное платьице до середины её стройных ляжек, чёрные кружев</text:span><text:span text:style-name="T791">а нижней юбки</text:span><text:span text:style-name="T754"> чуть выглядывают из-под подола, наверняка это будет нечто утончённое, столичное, </text:span><text:span text:style-name="T755">и порочное, но что это она делает </text:span><text:span text:style-name="T756">своим пальчиком так вот отставленным от её щ</text:span><text:span text:style-name="T757">ё</text:span><text:span text:style-name="T756">чки с ямочкой</text:span><text:span text:style-name="T758">—</text:span><text:span text:style-name="T757">как раз тут вступает оркестр, </text:span><text:span text:style-name="T759">предблёвная слюна </text:span><text:span text:style-name="T760">начинает переполнять</text:span><text:span text:style-name="T759"> рот Слотропа,</text:span><text:span text:style-name="T761">а его мозг жуткое сомнение как он продержится предстоящие несколько минут. </text:span></text:p>
      <text:p text:style-name="P293"><text:span text:style-name="T761">Н</text:span><text:span text:style-name="T724">е только её песенка «На кораблике Леденец», но и сама <text:s/>она </text:span><text:span text:style-name="T762">сейчас начинает, </text:span><text:span text:style-name="T763">ни капли стеснения, выстанывать её в точности копируя юную Ширли Темпл</text:span><text:span text:style-name="T758">—</text:span><text:span text:style-name="T763">каждую интонацию </text:span><text:soft-page-break/><text:span text:style-name="T763">поросёночка, </text:span><text:span text:style-name="T764">каждый встрях локона, бездумная улыбка, запинающаяся чечётка… </text:span><text:span text:style-name="T765">её нежные голые руки начинают </text:span><text:span text:style-name="T766">толстеть, платьице укорачиваться</text:span><text:span text:style-name="T758">—</text:span><text:span text:style-name="T766">кто-то там дурачится с освещением? </text:span><text:span text:style-name="T767">Но припухлости бесполого младенческого жирка </text:span><text:span text:style-name="T768">не изменили её глаз: </text:span><text:span text:style-name="T769">они остались как и были насмешливыми, тёмными, её собственными….</text:span></text:p>
      <text:p text:style-name="P293"><text:span text:style-name="T770">Много аплодисментов и алкогольный «браво!» когда </text:span><text:span text:style-name="T771">это всё же кончилось. </text:span><text:span text:style-name="T772">Танац воздерживается, отечески покачивая головой, </text:span><text:span text:style-name="T773">огромные брови насуплены: «</text:span><text:span text:style-name="T774">Ей никогда не стать женщиной, если так и продолжится….»</text:span><text:span text:style-name="T771"> </text:span><text:span text:style-name="T763"><text:s/></text:span></text:p>
      <text:p text:style-name="P60"><text:span text:style-name="T763">– </text:span><text:span text:style-name="T775">А </text:span><text:span text:style-name="T740">теперь</text:span><text:span text:style-name="T775">, </text:span><text:span text:style-name="T740">liebling</text:span><text:span text:style-name="T775">,</text:span><text:span text:style-name="T763">– </text:span><text:span text:style-name="T775">Маргрета с редкой для неё и чем-то фальшивой улыбкой,</text:span><text:span text:style-name="T763">– </text:span><text:span text:style-name="T776">давай послушаем Крекеры-зверушки в Супе у Меня.</text:span></text:p>
      <text:p text:style-name="P63"><text:span text:style-name="T763">– </text:span><text:span text:style-name="T780">Супер Звери в Крэке у Меня,</text:span><text:span text:style-name="T763">– </text:span><text:span text:style-name="T781">выкрикивает юморист из толпы.</text:span></text:p>
      <text:p text:style-name="P61"><text:span text:style-name="T763">– </text:span><text:span text:style-name="T777">Нет,</text:span><text:span text:style-name="T763">– </text:span><text:span text:style-name="T777">стонет ребёнок.</text:span></text:p>
      <text:p text:style-name="P62"><text:span text:style-name="T763">– </text:span><text:span text:style-name="T778">Бианка</text:span><text:span text:style-name="T724">—</text:span></text:p>
      <text:p text:style-name="P63"><text:span text:style-name="T763">– </text:span><text:span text:style-name="T851">Хватит,</text:span><text:span text:style-name="T778"> сука!</text:span><text:span text:style-name="T763">– </text:span><text:span text:style-name="T779">Высокий каблук звякает о сталь палубы. Это представление.</text:span><text:span text:style-name="T763">– </text:span><text:span text:style-name="T782">Мало ты</text:span><text:span text:style-name="T781"> меня </text:span><text:span text:style-name="T782">о</text:span><text:span text:style-name="T781">позори</text:span><text:span text:style-name="T782">ла</text:span><text:span text:style-name="T781">?</text:span></text:p>
      <text:p text:style-name="P64"><text:span text:style-name="T763">– </text:span><text:span text:style-name="T782">Вижу, что мало,</text:span><text:span text:style-name="T763">– </text:span><text:span text:style-name="T783">бросившись к дочери хватает её за волосы </text:span><text:span text:style-name="T784">и трясёт. Девочка падает на колени, </text:span><text:span text:style-name="T785">вырываясь, стараясь убежать.</text:span></text:p>
      <text:p text:style-name="P65"><text:span text:style-name="T763">– </text:span><text:span text:style-name="T785">О, бесподобно,</text:span><text:span text:style-name="T763">– </text:span><text:span text:style-name="T785">кричит дама тесака для мяса.</text:span><text:span text:style-name="T763">– </text:span><text:span text:style-name="T785">Грета её накажет.</text:span></text:p>
      <text:p text:style-name="P66"><text:span text:style-name="T763">– </text:span><text:span text:style-name="T786">Как бы и </text:span><text:span text:style-name="T741">мне</text:span><text:span text:style-name="T786"> хотелось,</text:span><text:span text:style-name="T763">– </text:span><text:span text:style-name="T787">бормочет броская девушка мулатка в платье без бретелек, </text:span><text:span text:style-name="T788">задевая щеку Слотропа длинным мундштуком с бриллиантами пока атласное бедро прошелестало поперёк его ляжки. </text:span><text:span text:style-name="T789">Кто-то подал Маргрете стальную линейку и эбонитовый Имперский стул. </text:span><text:span text:style-name="T790">Она валит Бианку себе на колени, вздёргивает платье и </text:span><text:span text:style-name="T791">нижнюю юбку</text:span><text:span text:style-name="T790"> повыше, </text:span><text:span text:style-name="T791">стаскивает белые кружевные панталоны. </text:span><text:span text:style-name="T792">Прекрасные девчушкины ягодицы восходят как луны. </text:span><text:span text:style-name="T793">Нежная расселина сжимается и расслабляется, </text:span><text:span text:style-name="T794">резинки подвязок сдвигаются и растягиваются, </text:span><text:span text:style-name="T796">на взбрыки ног</text:span><text:span text:style-name="T794"> Бианки, </text:span><text:span text:style-name="T795">шёлковые чулки попискиваю друг о друга, </text:span><text:span text:style-name="T796">эротично и различимо теперь, когда зрители затихли и нашли к чему приложить</text:span><text:span text:style-name="T797">ся, руки прижались к грудям и пахам, кадыки вздрагивают, языки </text:span><text:span text:style-name="T798">в </text:span><text:span text:style-name="T797">пробеж</text:span><text:span text:style-name="T798">ке</text:span><text:span text:style-name="T797"> по губам…</text:span><text:span text:style-name="T790"> </text:span><text:span text:style-name="T799">где старая мазохистка и статуя, которую Слотроп знал в Берлине! </text:span><text:span text:style-name="T800">Грета словно изливает теперь всю боль скопившуюся </text:span><text:span text:style-name="T801">в минувшие недели на </text:span><text:span text:style-name="T802">обнажённый зад ребёнка, </text:span><text:span text:style-name="T803">кожа настолько нежно-гладкая, что белая разметка сантиметров и цифры </text:span><text:span text:style-name="T804">остаются зеркально-обёрнутыми в красных </text:span><text:span text:style-name="T805">полосах от каждого удара, </text:span><text:span text:style-name="T806">перекрещиваясь, искажая скошенной матрицей боли </text:span><text:span text:style-name="T807">плоть</text:span><text:span text:style-name="T806"> Бианки. </text:span><text:span text:style-name="T808">Слёзы льются ручьями </text:span><text:span text:style-name="T809">по её стянувшемуся и красному лицу, смывая косметику, брызгая на бледный ящеричный верх туфлей её матери… </text:span><text:span text:style-name="T810">волосы её рас</text:span><text:span text:style-name="T867">сыпались</text:span><text:span text:style-name="T810"> до палубы, </text:span><text:span text:style-name="T811">тёмные, с щепоткой семян-жемчуж</text:span><text:span text:style-name="T812">инок. Девушка мулатка упёрлась спиной о Слотропа, </text:span><text:span text:style-name="T813">ухватив в пригоршню его вскочивший хуй, который покрыт всего лишь чьими-то брюками </text:span><text:span text:style-name="T868">со складками</text:span><text:span text:style-name="T813">. Все тут типа как возбудились, Танац сидит на стойке бара, а его пока ещё не вытащенный член охватывает ртом </text:span><text:span text:style-name="T814">один из Вендов в белых перчатках. </text:span><text:span text:style-name="T815">Два официанта, </text:span><text:span text:style-name="T816">опустившись коленями на палубу </text:span><text:span text:style-name="T817">вылизывают сочные гениталии блондинки </text:span><text:span text:style-name="T818">в винном бархатном платье, </text:span><text:span text:style-name="T819">которая тем временем страстно ёлзает языком </text:span><text:span text:style-name="T820">по высоким сияющим Французским каблукам пожилой дамы в лимонной органзе </text:span><text:span text:style-name="T821">занятой застегиванием серебряных наручников с войлочным подбоем на своём спутнике, майоре Югославской артиллерии в парадной форме, </text:span><text:span text:style-name="T822">что стоит на коленях, уткнув нос и язык между исхлёстанных ягодиц </text:span><text:span text:style-name="T823">длинноногой </text:span><text:span text:style-name="T822">балерины из Парижа, </text:span><text:span text:style-name="T823">которая придерживает своё платье для него покорными кончиками пальцев, </text:span><text:span text:style-name="T824">а её подружка, высокая Шведская разведёнка в кожаном корсете плотной вязки </text:span><text:span text:style-name="T825">и в чёрных Русских сапогах, расстёгивает верх её платья и </text:span><text:span text:style-name="T826">изощрённо </text:span><text:span text:style-name="T825">начинает </text:span><text:span text:style-name="T826">сечь </text:span><text:span text:style-name="T827">её оголённые груди </text:span><text:span text:style-name="T828">стеблями полдюжины роз, </text:span><text:span text:style-name="T829">красных, как капельки пробившейся крови, что скоро начинают скапывать с её затверделых сосков </text:span><text:span text:style-name="T830">в жадный рот второго Ве</text:span><text:span text:style-name="T831">н</text:span><text:span text:style-name="T830">да</text:span><text:span text:style-name="T822">, </text:span><text:span text:style-name="T831">которого дрочит удалившийся от дел Голландский банкир сидя на палубе, </text:span><text:span text:style-name="T832">туфли и носки его только что сняты парой миленьких школьниц, </text:span><text:span text:style-name="T833">близняшек, фактически, </text:span><text:span text:style-name="T834">в одинаковых платьях цветущей </text:span><text:span text:style-name="T723">voile</text:span><text:span text:style-name="T834">, </text:span><text:span text:style-name="T835">большой палец каждой его ступни вставлен сейчас в пушистую бороздку, </text:span><text:span text:style-name="T836">а они вытянулись поверх его ног целуя его мохнатое брюхо, симпатичные близняшные <text:s/>ягодицы </text:span><text:soft-page-break/><text:span text:style-name="T836">приподняты принять в свои анальные отверстия хуи двух официантов, </text:span><text:span text:style-name="T837">которые недавно, если припоминаешь, выхлёбывали ту сочную блондинку </text:span><text:span text:style-name="T838">в бархатном платье, <text:s/>по течению реки Одер, где-то </text:span><text:span text:style-name="T850">ещё </text:span><text:span text:style-name="T838">там….</text:span></text:p>
      <text:p text:style-name="P294"><text:span text:style-name="T838">Ч</text:span><text:span text:style-name="T724">то касается Слотропа, он кончает тем, </text:span><text:span text:style-name="T839">что кончает между трепещущих грудей девушки из Вены </text:span><text:span text:style-name="T840">с волосами цвета шкуры львицы </text:span><text:span text:style-name="T841">и изумрудными глазами с ресницами пушистыми как мех, </text:span><text:span text:style-name="T842">его сперва всплёскивает до ямки на её выгнутом горле и между всех алмазов её колье, </text:span><text:span text:style-name="T843">горящих из дали времён сквозь дымку его семени—и такое ощущение, во всяком случае, будто все кончили вместе, хотя как может такое быть?</text:span><text:span text:style-name="T841"> </text:span><text:span text:style-name="T844">Он всё же подмечает, что не участвовал </text:span><text:span text:style-name="T845">похоже</text:span><text:span text:style-name="T844">, помимо Энтони и Стефании, <text:s/>лишь </text:span><text:span text:style-name="T845">Японский представитель, </text:span><text:span text:style-name="T846">сидевший в одиночестве, на верхней палубе, наблюдая. </text:span><text:span text:style-name="T847">Не мастурбируя или чего-то ещё, а просто наблюдая, наблюдая реку, ночь…. </text:span><text:span text:style-name="T848">ну, их трудно раскусить, сам знаешь, этих Япо</text:span><text:span text:style-name="T849">ш</text:span><text:span text:style-name="T848">ек.</text:span></text:p>
      <text:p text:style-name="P295"><text:span text:style-name="T781">П</text:span><text:span text:style-name="T724">роисходит общий отвал от отверстий чуть погодя, выпивка, приём наркотитков и болтовня возобновляются и многие начинают брести прочь </text:span><text:span text:style-name="T852">поспать. Тут и там остаются подзадержавшиеся парочки и троечки. </text:span><text:span text:style-name="T853">Саксофонист саксофона-тенора</text:span><text:span text:style-name="T724"> <text:s/></text:span><text:span text:style-name="T853">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854">это точно</text:span><text:span text:style-name="T758">—</text:span><text:span text:style-name="T854">саксофонист наяривает «</text:span><text:span text:style-name="T855">Чатануга Чу Чу» </text:span><text:span text:style-name="T856">и эти вибрации заводят её </text:span><text:span text:style-name="T857">просто </text:span><text:span text:style-name="T856">без предела. </text:span><text:span text:style-name="T858">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859">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295"><text:span text:style-name="T860">До восхода ещё несколько часов, солнце ещ</text:span><text:span text:style-name="T861">ё</text:span><text:span text:style-name="T860"> внизу, за </text:span><text:span text:style-name="T861">непостижимыми н</text:span><text:span text:style-name="T860">изинными равнинами </text:span><text:span text:style-name="T861">Росии. </text:span><text:span text:style-name="T862">Туман сползается и моторы сбавляют ход. </text:span><text:span text:style-name="T863">Затону</text:span><text:span text:style-name="T864">в</text:span><text:span text:style-name="T863">шие обломки </text:span><text:span text:style-name="T864">проскальзывают под килем белого корабля. Трупы с весны застрявшие в обломках колышутся и поворачиваются когда </text:span><text:span text:style-name="T742">Анубис</text:span><text:span text:style-name="T864"> проплывает сверху. </text:span><text:span text:style-name="T865">Под бушпритом, золочёный шакал, единственное существо на борту, которому дано видеть сквозь туман, </text:span><text:span text:style-name="T866">уставился вперёд, вниз по реке, к Свинемюнде.</text:span></text:p>
      <text:p text:style-name="P280"><draw:frame draw:style-name="fr1" draw:name="Image5" text:anchor-type="paragraph" svg:width="6.9252in" svg:height="0.3661in" draw:z-index="1"><draw:image xlink:href="Pictures/1000000000000B720000009B428C9716555D8079.png" xlink:type="simple" xlink:show="embed" xlink:actuate="onLoad" loext:mime-type="image/png"/></draw:frame></text:p>
      <text:p text:style-name="P296">Слотропу тут приснился Ландадно, где он провёл дождливый отпуск <text:span text:style-name="T869">однажды накачиваясь горьким с дочкой буксирного шкипера. Также где Льюис Кэрол написал </text:span><text:span text:style-name="T22">Алиса в Стране Чудес</text:span><text:span text:style-name="T869">.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67">– <text:span text:style-name="T870">Ты не должен говорить Маргрете. Пожалуйста.</text:span>– <text:span text:style-name="T871">Это Бианка. Её волосы распущены до бёдер, щёки размазаны, глаза горят.</text:span>– <text:span text:style-name="T872">Она убьёт меня.</text:span></text:p>
      <text:p text:style-name="P68">– <text:span text:style-name="T873">Который час?</text:span></text:p>
      <text:p text:style-name="P68">– <text:span text:style-name="T873">Солнце взошло давным-давно. Зачем тебе время?</text:span></text:p>
      <text:p text:style-name="P297">Зачем время. Хмм. Может ещё поспать, тут. «Твоя мать на тебя злится или что?»</text:p>
      <text:p text:style-name="P69">– <text:span text:style-name="T874">О, она просто с ума сошла, только что обвинила меня в любовной связи с Танацем. </text:span><text:span text:style-name="T23">Сума</text:span><text:span text:style-name="T874">сшествие, конечно мы добрые </text:span><text:span text:style-name="T23">друзья</text:span><text:span text:style-name="T874">, но и только… если б она хоть </text:span><text:span text:style-name="T23">чуть-чуть</text:span><text:span text:style-name="T874"> уделяла мне внимание, то знала бы.</text:span></text:p>
      <text:p text:style-name="P70">– <text:span text:style-name="T875">Она уж точно уделила там внимание твоей заднице, детка.</text:span></text:p>
      <text:p text:style-name="P71">– <text:span text:style-name="T875"><text:s/>Ой-о-ёй,</text:span>– <text:span text:style-name="T876">приподнимая своё платье, оборачиваясь так, чтобы следить за Слотропом через плечо.</text:span>– <text:span text:style-name="T877">Я до сих пор </text:span><text:span text:style-name="T24">чувствую</text:span><text:span text:style-name="T877">. Следы остались?</text:span></text:p>
      <text:p text:style-name="P72"><text:soft-page-break/>– <text:span text:style-name="T878">Тебе придётся подойти поближе.</text:span></text:p>
      <text:p text:style-name="P298">Она движется к нему, улыбаясь, вытягивая ступню на каждый шаг. «<text:span text:style-name="T879">Я смотрела как ты спишь. Ты очень симпатичный, знаешь. Мать ещё говорила, что ты жестокий».</text:span></text:p>
      <text:p text:style-name="P73">– <text:span text:style-name="T880">А вот посмотри,</text:span>– <text:span text:style-name="T880">он склоняется мягко укусить в одну из щёк её зада. Она выкручивается, но не отходит.</text:span></text:p>
      <text:p text:style-name="P74">– <text:span text:style-name="T881">Мм. Тут этот зиппер, ты бы…</text:span>– <text:span text:style-name="T882">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299">Тут что-то, э, типа <text:span text:style-name="T4">забавное</text:span> тут происходит. <text:span text:style-name="T883">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25">внутри его собственного хуя</text:span><text:span text:style-name="T883">.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25">вылазке…</text:span><text:span text:style-name="T883"> красная плоть отдаёт эхом… необычайное ощущение </text:span><text:span text:style-name="T25">ожидания взлёта</text:span><text:span text:style-name="T883">….</text:span></text:p>
      <text:p text:style-name="P300">Она спешит, его прелестная наездница, <text:span text:style-name="T884">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01"><text:soft-page-break/>Где-то в их за<text:span text:style-name="T885">мершем</text:span> лежании <text:span text:style-name="T885">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02">Они в объятиях друг друга. Она говорила, что им нужно скрыться.</text:p>
      <text:p text:style-name="P75">– <text:span text:style-name="T886">Конечно, только нужно выбрать момент, чтобы где-то сойти. Свинемюнде, или ещё где.</text:span></text:p>
      <text:p text:style-name="P76">– <text:span text:style-name="T887">Нет. Мы можем скрыться. Я ребёнок, я умею прятаться. Я и тебя могу спрятать.</text:span></text:p>
      <text:p text:style-name="P303"><text:span text:style-name="T888">Он знает, что о</text:span>на может. <text:span text:style-name="T888">Он знает. Прямо здесь, прямо сейчас, под косметикой и прихотливым нижним, она </text:span><text:span text:style-name="T26">есть</text:span><text:span text:style-name="T888">, любовь, невидимость…. Для Слотропа это немалое открытие. </text:span></text:p>
      <text:p text:style-name="P304">Но её руки зашевелились у него на шее, <text:span text:style-name="T889">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05">Поэтому, когда он выпутывается, то делает это нелепо. <text:span text:style-name="T890">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306">Одна, коленями на крашеной стали, <text:span text:style-name="T891">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07">Её <text:span text:style-name="T892">взгляд</text:span> сейчас<text:span text:style-name="T207">—</text:span>эт<text:span text:style-name="T892">и</text:span> <text:span text:style-name="T892">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27">па</text:span><text:span text:style-name="T892"> (хм), <text:s/></text:span><text:span text:style-name="T27">па</text:span><text:span text:style-name="T892"> (хм), </text:span><text:span text:style-name="T27">па</text:span><text:span text:style-name="T892"> до того в самое оно, что явно же чуть забегает, но </text:span><text:span text:style-name="T27">чувствовалось</text:span><text:span text:style-name="T892"> будто отстаёт, вы оба на разных </text:span><text:soft-page-break/><text:span text:style-name="T892">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27">её</text:span><text:span text:style-name="T892"> обочины дороги…. </text:span></text:p>
      <text:p text:style-name="P308">Покинула Слотропа с его городскими рефлексами <text:span text:style-name="T893">и </text:span>в его носках Гарвардской команды<text:span text:style-name="T207">—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09">Отдалены, да эти хорошенько отдалены. Ещё как. <text:span text:style-name="T894">Чересчур вблизи и становится больно возвращать её. Но существует эта зацикленность на Эвридике, это </text:span><text:span text:style-name="T28">возвращение её обратно из</text:span><text:span text:style-name="T894">…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10">Из всех её предполагаемых отцов<text:span text:style-name="T207">—</text:span>Макс Шлепциг и массовка в масках <text:span text:style-name="T895">с одной стороны стрекочущей плёнки, Франц Пёклер и наверняка другие пары рук трудящихся через материал штанов, на том сеансе </text:span><text:span text:style-name="T29">Alpdrücken</text:span><text:span text:style-name="T895">,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29">знаю я их, </text:span><text:span text:style-name="T896">пропущен</text:span><text:span text:style-name="T30">, </text:span><text:span text:style-name="T897">хихикающий</text:span><text:span text:style-name="T31"> так и меня зачтите</text:span><text:span text:style-name="T897">, не можешь, прикидывающий </text:span><text:span text:style-name="T31">возможно какая-нибудь проститутка</text:span><text:span text:style-name="T897">… Она выбирает тебя, из всех. Ты никогда её не увидишь. Так что кто-то должен был тебе сказать. </text:span></text:p>
      <text:p text:style-name="P311"><draw:frame draw:style-name="fr1" draw:name="Image6" text:anchor-type="paragraph" svg:width="6.9252in" svg:height="0.3661in" draw:z-index="2"><draw:image xlink:href="Pictures/1000000000000B720000009B428C9716555D8079.png" xlink:type="simple" xlink:show="embed" xlink:actuate="onLoad" loext:mime-type="image/png"/></draw:frame><text:s/><text:span text:style-name="T89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77">– <text:span text:style-name="T899">А и я...</text:span>– <text:span text:style-name="T899">с чего это Слотроп заговорил с ковбойской оттяжкой?</text:span>– <text:span text:style-name="T899">видал тя как смотришь… </text:span><text:span text:style-name="T32">прошлой ночью</text:span><text:span text:style-name="T899">, мистер….</text:span></text:p>
      <text:p text:style-name="P77">– <text:span text:style-name="T899">Вы думаете, что я вуайер. Да, думаете. Но это не так. Меня не возбуждает, хочу сказать. Но когда смотрю на людей, мне нетак одиноко.</text:span></text:p>
      <text:p text:style-name="P78">– <text:span text:style-name="T900">Ну, лады, мичман… дак чё тада ты… не присодиняисся? </text:span><text:span text:style-name="T34">Они</text:span><text:span text:style-name="T900"> всегда рады… в компании.</text:span></text:p>
      <text:p text:style-name="P79">– <text:span text:style-name="T901">О, Боже мой,</text:span>– <text:span text:style-name="T901">лучится одной из тех многогранных Япошных улыбок, как они умеют,</text:span>– <text:span text:style-name="T902">тогда б мне </text:span><text:span text:style-name="T33">стало</text:span><text:span text:style-name="T902"> ещё тоскливее.</text:span></text:p>
      <text:p text:style-name="P312">Столы и стулья расставлены под оранжево-красными полосами тента на корме <text:span text:style-name="T903">Слотроп и Моритури наверху почти одни, если не считать нескольких девушек в купальниках, что ловят </text:span><text:soft-page-break/><text:span text:style-name="T903">солнце пока есть. Облачная громада собирается прямо по курсу. Слышится громыханье вдалеке. Воздух оживляется.</text:span></text:p>
      <text:p text:style-name="P313">Стюарт приносит кофе, сливки, кашу и свежие апельсины. <text:span text:style-name="T904">Слотроп взглядывает на кашу с сомнением. «Я буду»,– Моритури ухватывает тарелку.</text:span></text:p>
      <text:p text:style-name="P80">– <text:span text:style-name="T905">О, конечно,</text:span>– <text:span text:style-name="T905">Слотроп теперь замечает какие у этого Йипа широкие усы,</text:span>– <text:span text:style-name="T906">Ага, ага. Я тя вычислил. Кашелюб! Стыдоба. Скрытый Англофил</text:span>—<text:span text:style-name="T907">вон как краснеешь.</text:span>– <text:span text:style-name="T908">Показывает пальцем и орёт ха, ха, ха.</text:span></text:p>
      <text:p text:style-name="P81">– <text:span text:style-name="T909">Ты меня раскрыл. Да, да. Шесть лет я был не за тех.</text:span></text:p>
      <text:p text:style-name="P82">– <text:span text:style-name="T910">Ни разу не пробовал переметнуться?</text:span></text:p>
      <text:p text:style-name="P83">– <text:span text:style-name="T910">И узнать что вы за люди? Чёрт возьми! Что если фил поменялся бы на фоба? Что бы я делал?</text:span>– <text:span text:style-name="T911">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912">вздыхает он.</text:span>– «<text:span text:style-name="T913">Так что меня снова послали сюда, через Россию и Швейцарию. На этот раз при Министерстве Пропаганды».</text:span>– <text:span text:style-name="T914">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915">Всё, что я знаю о Великобритании идёт от тех просмотров.</text:span></text:p>
      <text:p text:style-name="P84">– <text:span text:style-name="T916">Похоже ты тут не один, кому Германское кино свихнуло мировосприятие.</text:span></text:p>
      <text:p text:style-name="P85">– <text:span text:style-name="T917">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86">– <text:span text:style-name="T918">Какие обиды. Я и сам знаю тут творится что-то жуткое.</text:span>– <text:span text:style-name="T919">Он рассказывает Моритури про случай в Sprudelhof и о бегстве Маргреты от привидения в чёрном.</text:span></text:p>
      <text:p text:style-name="P314">Мичман кивает, угрюмо, подкручивая один ус так, что тот саблей указывает на его глаз. «<text:span text:style-name="T920">Она не сказала <text:s/>тебе из-за чего? Чёрт, Джек, тебе лучше знать….»</text:span></text:p>
      <text:p text:style-name="P314"/>
      <text:p text:style-name="P744">Рассказ мичмана Моритури</text:p>
      <text:p text:style-name="P315">Войны знают способ опережать дни накануне своего начала. <text:span text:style-name="T921">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316">Маргрету пробовали уговорить, чтоб перебралась в Голливуд. Она поехала, но неудачно. <text:span text:style-name="T922">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317">Ролло не был слишком умён. Он хотел как лучше, но через месяц с нею почувствовал, что с него хватит. <text:span text:style-name="T923">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318">Проблемой с Зигмундом было место где он тогда жил, продуваемое насквозь, зубчатое безобразие над маленьким озером в Баварских Альпах. <text:span text:style-name="T924">Часть сооружения должно быть датировалось временем падения Рима. Вот куда Зигмунд привёз её.</text:span></text:p>
      <text:p text:style-name="P319">Она где-то подцепила мысль, будто она <text:span text:style-name="T925">отчасти</text:span> Еврейка. <text:span text:style-name="T926">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text:span><text:soft-page-break/><text:span text:style-name="T926">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320">При всей психогенности <text:span text:style-name="T927">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35">curanderos</text:span><text:span text:style-name="T927">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321">Где были все в то лето накануне Войны? В <text:span text:style-name="T928">снах</text:span>. <text:span text:style-name="T928">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322">Маргрета и Зигмунд прогуливались по тем же дорожкам в тени магнолий, <text:span text:style-name="T929">сидели в креслах-качалках на концертах патриотической музыки… в дождь занимали себя карточной игрой в одном из публичных залов их </text:span><text:span text:style-name="T36">Kurhaus</text:span><text:span text:style-name="T929">’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323">Когда Зигмунд впервые заметил её <text:span text:style-name="T933">исчезновения</text:span>, или когда они стали для него выходить за рамки обычного? <text:span text:style-name="T930">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324">Моритури видел их часто. <text:span text:style-name="T931">При встречах они раскланивались, обменивались </text:span><text:span text:style-name="T37">Heil Hitler</text:span><text:span text:style-name="T929">’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text:span><text:soft-page-break/><text:span text:style-name="T929">больше всех. «Они казались такими же чуждыми там, как и я. У каждого из нас есть антенны, не так ли, опознавать своих….»</text:span></text:p>
      <text:p text:style-name="P325">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932">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326">Моритури, который читал газеты, для которого связь выскочила сразу <text:span text:style-name="T934">как монстр из шипящих пузырьков в </text:span><text:span text:style-name="T38">Trinkhalle</text:span><text:span text:style-name="T934">,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38">Весёлой Вдовы</text:span><text:span text:style-name="T934"> и </text:span><text:span text:style-name="T38">Тайн Сюзанны</text:span><text:span text:style-name="T934">,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327">На следующий вечер, Моритури следил за ней в последний раз. <text:span text:style-name="T935">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328">Они вышли на край прудка чёрной грязи: <text:span text:style-name="T936">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text:span><text:soft-page-break/><text:span text:style-name="T936">чтобы <text:s/>мог двигаться, хотя он не хотел. Наверняка они повторяли этот прерванное действо из более раннего времени….</text:span></text:p>
      <text:p text:style-name="P329">Её голос начал повышаться, <text:span text:style-name="T937">а у</text:span> мальчик<text:span text:style-name="T937">а</text:span> дрожа<text:span text:style-name="T937">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87">– <text:span text:style-name="T938">Но...</text:span>– <text:span text:style-name="T938">однако под конец поднимаясь, в дерзком вопросе.</text:span></text:p>
      <text:p text:style-name="P88">– <text:span text:style-name="T939">Ты знаешь кто я, тоже. Мой дом есть формой Света,</text:span>– <text:span text:style-name="T940">переходя теперь в бурлеск, с усиленным Еврейским акцентом, актёрски фальшивым,</text:span>–<text:span text:style-name="T940">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88">– <text:span text:style-name="T39">Нет…</text:span></text:p>
      <text:p text:style-name="P330"><text:span text:style-name="T941">Т</text:span>ак что мичман Моритури совершил единственный за свою карьеру акт героизма. Он даже не отмечен в его <text:span text:style-name="T942">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40">шевелились</text:span><text:span text:style-name="T942">.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331">Маргрета рухнула <text:span text:style-name="T943">у края широко разлившейся тьмы. </text:span><text:s/><text:span text:style-name="T944">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332">Она и Зигмунд оставили Бад Карму в ту же ночь. <text:span text:style-name="T945">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332"/>
      <text:p text:style-name="P333">День потемнел. <text:span text:style-name="T946">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334">Почёсывая свои боьшущие усы: «Что ты имеешь ввиду? Ты спрашиваешь, можно ли её спасти?»</text:p>
      <text:p text:style-name="P89">– <text:span text:style-name="T947">О, чик-трак, старый Йип, брось</text:span>—</text:p>
      <text:p text:style-name="P90">– <text:span text:style-name="T948">Слушай, от чего можешь </text:span><text:span text:style-name="T41">ты</text:span><text:span text:style-name="T948"> спасти её?</text:span>– <text:span text:style-name="T949">Пытливый взгляд лишает Слотропа равновесия. Дождь теперь барабанит по тенту, проливаясь ясным кружевом по краям.</text:span></text:p>
      <text:p text:style-name="P91">– <text:span text:style-name="T950">Но погоди-ка. Та женщина вчера, в том Sprudelhof—</text:span></text:p>
      <text:p text:style-name="P92">– <text:span text:style-name="T951">Да. И помни, Грета тоже видела как ты вылез из реки. Теперь подумай про весь фольклёр среди этих людей на тему радиоактивности</text:span>—<text:span text:style-name="T952">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953">вдруг это </text:span><text:span text:style-name="T42">предельное</text:span><text:span text:style-name="T953"> исцеление?</text:span></text:p>
      <text:p text:style-name="P93">– <text:span text:style-name="T954">Э...</text:span></text:p>
      <text:p text:style-name="P94">– <text:span text:style-name="T954">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955">сохранён, </text:span><text:soft-page-break/><text:span text:style-name="T955">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335">Почти над самой головой, <text:span text:style-name="T956">гром вдруг рвётся слепящим яйцом грохота. Где-то внутри взрыва, Слотроп пробормотал: « Брось дурить».</text:span></text:p>
      <text:p text:style-name="P95">– <text:span text:style-name="T957">Хочешь рискнуть и убедиться?</text:span></text:p>
      <text:p text:style-name="P336">Кто это вообще, а, ну, конечно, это мичман Япошка <text:span text:style-name="T958">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96">– <text:span text:style-name="T959">Мы так и будем всё просто двигаться, только и всего. В конце не имеет значения.</text:span></text:p>
      <text:p text:style-name="P96">– <text:span text:style-name="T959">Послушай, у тебя ведь дети, как можешь такое говорить? Это всё ,что ты хочешь «просто двигаться»?</text:span></text:p>
      <text:p text:style-name="P97">– <text:span text:style-name="T960">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337">Но один из тех узлов крепящих <text:span text:style-name="T961">отягчённый дождём </text:span>тент <text:span text:style-name="T961">к его раме </text:span>подался, <text:span text:style-name="T962">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338">Они разделяются в толпе недавно поднявшихся гуляк. <text:span text:style-name="T963">В голове Слотропа теперь нет ничего кроме мысли найти Бианку. В конце прохода за роем пустых лиц он различает Стефанию в 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98">– <text:span text:style-name="T964">Можете прикидываться душой праздника,</text:span>–<text:span text:style-name="T964"> приветствует его Стефания,</text:span>–<text:span text:style-name="T964"> но меня не проведёшь. Под этой развесёлой маской лицо Ионы.</text:span></text:p>
      <text:p text:style-name="P98">– <text:span text:style-name="T965">Это вы, э, про, э</text:span>—</text:p>
      <text:p text:style-name="P98">– <text:span text:style-name="T965">Это я про Маргрету. Она заперлась в туалете. В истерике. Никто не может выманить её.</text:span></text:p>
      <text:p text:style-name="P99">– <text:span text:style-name="T966">И я вам нужен. Как насчёт Танаца?</text:span></text:p>
      <text:p text:style-name="P100">– <text:span text:style-name="T967">Танац исчез, и Бианка тоже.</text:span></text:p>
      <text:p text:style-name="P101">– <text:span text:style-name="T968">О, блядь.</text:span></text:p>
      <text:p text:style-name="P101">– <text:span text:style-name="T968">Маргрета думает вы с ней убежали.</text:span></text:p>
      <text:p text:style-name="P102">– <text:span text:style-name="T969">Не я.</text:span>– <text:span text:style-name="T969">Он вкраце передаёт повесть мичмана Моритури. Часть её пыла, напористости, улеглась. Она прикусывает ноготь.</text:span></text:p>
      <text:p text:style-name="P103">– <text:span text:style-name="T970">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104">– <text:span text:style-name="T971">Попробую разобраться.</text:span>– <text:span text:style-name="T971">Тут его прерывает быстрый пинок в зад.</text:span></text:p>
      <text:p text:style-name="P106">– <text:span text:style-name="T972">Не повезло тебе,</text:span>– <text:span text:style-name="T972">крякает голос за спиной,</text:span>– <text:span text:style-name="T973">только я, из всех кто на борту, умею читать на Нижне-Померанском.</text:span></text:p>
      <text:p text:style-name="P107">– <text:span text:style-name="T974">Я всего лишь хоть бесплатно добраться в Свинемюнде.</text:span></text:p>
      <text:p text:style-name="P339">Но, как замечает Стефания: «Бесплатно отвозят только в одно место. Начинайте отрабатыватьь за свой проезд. <text:span text:style-name="T975">Идите к Маргрете.</text:span></text:p>
      <text:p text:style-name="P108">– <text:span text:style-name="T975">Вы хотите, чтобы я</text:span>—<text:span text:style-name="T975">да, ладно.</text:span></text:p>
      <text:p text:style-name="P108"><text:soft-page-break/>– <text:span text:style-name="T976">Мы не хоти, чтоб что-нибудь случилось.</text:span></text:p>
      <text:p text:style-name="P340">Один из Общих Распорядков на этом судне. Ничего не должно случиться. <text:span text:style-name="T977">Ладно, Слотроп вежливо вставляет остатки своей сигары между губ </text:span><text:span text:style-name="T43">Mme</text:span><text:span text:style-name="T977">. Прокаловска и оставляет её попыхивать её, с кулаками в вязаных карманах джемпера.</text:span></text:p>
      <text:p text:style-name="P341">Бианки нет в машинном отделении. <text:span text:style-name="T978">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342">Сплотившимися у двери в туалет, находит он сортимент высокосветских бездельни<text:span text:style-name="T987">ц</text:span> и пьян<text:span text:style-name="T987">чуг</text:span>, <text:span text:style-name="T979">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122">– Убирайся.</text:p>
      <text:p text:style-name="P122">– Тебе не надо выходить. Просто впусти меня.</text:p>
      <text:p text:style-name="P123">– Я знаю кто ты.</text:p>
      <text:p text:style-name="P123">– Пожалуйста.</text:p>
      <text:p text:style-name="P124">– Они очень умные, подослали тебя как бедного Макса. <text:s/>Но тут ничего не выйдет.</text:p>
      <text:p text:style-name="P109">– <text:span text:style-name="T980">Я <text:s/>больше не с Ними. Клянусь. Ты нужна мне Грета.</text:span>– <text:span text:style-name="T981">Брехня. Для чего?</text:span></text:p>
      <text:p text:style-name="P110">– <text:span text:style-name="T982">Они тогда убьют тебя. Убирайся.</text:span></text:p>
      <text:p text:style-name="P111">– <text:span text:style-name="T983">Я знаю где Бианка.</text:span></text:p>
      <text:p text:style-name="P112">– <text:span text:style-name="T984">Что ты с ней сделал?</text:span></text:p>
      <text:p text:style-name="P113">– <text:span text:style-name="T985">Просто</text:span>—<text:span text:style-name="T985">может всё-таки впустишь?</text:span>– <text:span text:style-name="T986">После целой минуты молчания, она всё таки открывает.</text:span>– <text:span text:style-name="T987">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114">– <text:span text:style-name="T988">Где она?</text:span></text:p>
      <text:p text:style-name="P115">– <text:span text:style-name="T989">Прячется.</text:span></text:p>
      <text:p text:style-name="P115">– <text:span text:style-name="T989">От меня?</text:span></text:p>
      <text:p text:style-name="P115">– <text:span text:style-name="T989">От Них.</text:span></text:p>
      <text:p text:style-name="P343">Быстрый взгляд на него. <text:span text:style-name="T990">Слишком много зеркал, лезвий, ножниц, огней. Слишком белых.</text:span></text:p>
      <text:p text:style-name="P116">– <text:span text:style-name="T991">Но </text:span><text:span text:style-name="T44">ты</text:span><text:span text:style-name="T991"> один из Них.</text:span></text:p>
      <text:p text:style-name="P117">– <text:span text:style-name="T992">Прекрати, ты знаешь, что нет.</text:span></text:p>
      <text:p text:style-name="P117">– <text:span text:style-name="T993">Это так. Ты поднялся из реки.</text:span></text:p>
      <text:p text:style-name="P118">– <text:span text:style-name="T994">Ну, это потому, что я </text:span><text:span text:style-name="T45">туда</text:span><text:span text:style-name="T994"> упал, Грета.</text:span></text:p>
      <text:p text:style-name="P119">– <text:span text:style-name="T995">Значит Они сделали тебя.</text:span></text:p>
      <text:p text:style-name="P344">Он смотрит как она поигрывает, нервно, с прядями своих волос. <text:span text:style-name="T46">Анубис</text:span><text:span text:style-name="T996">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344"><draw:frame draw:style-name="fr1" draw:name="Image7" text:anchor-type="paragraph" svg:width="6.9252in" svg:height="0.3661in" draw:z-index="3"><draw:image xlink:href="Pictures/1000000000000B720000009B428C9716555D8079.png" xlink:type="simple" xlink:show="embed" xlink:actuate="onLoad" loext:mime-type="image/png"/></draw:frame></text:p>
      <text:p text:style-name="P345">Мужчинам всегда было просто под<text:span text:style-name="T997">ойти и сказа</text:span>ть ей <text:span text:style-name="T997">кем</text:span> она должна <text:span text:style-name="T997">быть</text:span>. <text:span text:style-name="T998">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text:span><text:soft-page-break/><text:span text:style-name="T998">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345"/>
      <text:p text:style-name="P346">В <text:span text:style-name="T4">Weisse Sandwüste von Neumexiko</text:span> она играла девушку-ковбоя. <text:span text:style-name="T999">Е</text:span>ё <text:span text:style-name="T999">первым делом </text:span>спросили: «Можешь ездить <text:span text:style-name="T999">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346"/>
      <text:p text:style-name="P468">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p>
      <text:p text:style-name="P120">– <text:span text:style-name="T1000">Расскажи мне как там у вас?</text:span>– <text:span text:style-name="T1000">Что разбудило её? Топот ботинок на улице, ранний паровой экскаватор. Она едва слышала её усталый шепоток.</text:span></text:p>
      <text:p text:style-name="P347">Труп отвечает: «Мы живём очень далеко <text:span text:style-name="T1001">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348">На миг она задумалась<text:span text:style-name="T207">—</text:span>не <text:span text:style-name="T1002">совсем </text:span>словами<text:span text:style-name="T207">—не так ли точно чувствует её податливое сознание под пальцами Тех, кто…</text:span></text:p>
      <text:p text:style-name="P121">– <text:span text:style-name="T1003">Мм, там внизу уютно. Время отвремени можешь разобрать что-то от Них</text:span>—<text:span text:style-name="T1004">отдалённый рокот, предполагаемый силуэт, передавшийся сюда через землю над головой… но ничего, никогда, </text:span><text:span text:style-name="T47">слишком близко</text:span><text:span text:style-name="T1004">. Там настолько темно, что всякая вещь мерцает. Можем летать. Секса нет. Зато есть фантазии, даже такие, что мы привыкли увязывать с сексом</text:span>—<text:span text:style-name="T1005">которыми мы когда-то модулировали его энергию….</text:span></text:p>
      <text:p text:style-name="P120"/>
      <text:p text:style-name="P349">Как ошеломлённая дебютантка Лотта Люстиг, она оказалась во время наводнения, принятая за посудомойку, плывущей вниз по реке в одной ванне с <text:span text:style-name="T1006">богатым</text:span> плейбоем <text:span text:style-name="T1006">Максом Шлепцигом. Мечта каждой девушки. Фильм назывался J</text:span><text:span text:style-name="T48">ugend Herauf</text:span><text:span text:style-name="T1006">!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48">парик</text:span><text:span text:style-name="T1006">!</text:span></text:p>
      <text:p text:style-name="P350"><text:soft-page-break/>По реке хлещет дождь: слыш<text:span text:style-name="T1007">атся</text:span> приближающиеся пороги, <text:span text:style-name="T1008">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350"/>
      <text:p text:style-name="P351">Бианка обычно серебряная, или никакого цвета вообще: <text:span text:style-name="T1009">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010">и</text:span> Gundlach Turner-Reichs <text:span text:style-name="T1010">от</text:span> 1895. <text:span text:style-name="T1011">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105"/>
      <text:p text:style-name="P125">– <text:span text:style-name="T1012">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013">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49">справятся</text:span><text:span text:style-name="T1013">, убегут. И за сыпал прежде чем озверение и надежда совсем покидали его. Больше всего она любила его в эти моменты, засыпая, её обратная сторона 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125"/>
      <text:p text:style-name="P360">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352">Недалеко от одной площадки запуска ракет, <text:span text:style-name="T1014">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353">Они держались за руки. <text:s/>Танац был <text:span text:style-name="T1016">одет в старый </text:span>пиджак зелёной замши с накладками на <text:span text:style-name="T1015">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354">Они подошли к оползню, где мого лет назад дорога была смыта. <text:span text:style-name="T1017">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355"><text:soft-page-break/>Вдали за деревьями виднелись <text:span text:style-name="T1018">о</text:span>статки домов. <text:span text:style-name="T1018">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356">В тот же миг она и Танац, оба осознали что часами шли <text:span text:style-name="T1019">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50">наблюдающее</text:span><text:span text:style-name="T1019">. Оно говорило: «Ни шагу дальше. На этом всё. Ни одного. Уходите откуда пришли».</text:span></text:p>
      <text:p text:style-name="P357">Невозможно было <text:span text:style-name="T1020">про</text:span>двигаться дальше в это. <text:span text:style-name="T1020">Ужас охватил обоих. Они развернулись, чувствуя <text:s/>спинами </text:span><text:span text:style-name="T51">это</text:span><text:span text:style-name="T1020">, и быстро ушли.</text:span></text:p>
      <text:p text:style-name="P358">Вернувшись на Schußstelle, они нашли Блисеро в крайней стадии его безумия. <text:span text:style-name="T1021">С древесных <text:s/>стволов у холодной полянки ободрана <text:s/>кора, они истекали бисером смолы от ракетных пусков.</text:span></text:p>
      <text:p text:style-name="P126">– <text:span text:style-name="T1022">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359">Мы продвигались в Хит. Там были нефтеносные поля и почернелая почва. <text:span text:style-name="T4">Jabos</text:span> <text:span text:style-name="T1023">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52">Острова</text:span><text:span text:style-name="T1023">: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52">мифическими регионами</text:span><text:span text:style-name="T1023">: там были свои карты, с настоящими горами, реками и цветом. Он продвигался не по Германии. То было его особное пространство. Но он вёл всех </text:span><text:span text:style-name="T52">нас</text:span><text:span text:style-name="T1023"> с собою! Моя пизда набрякала кровью от 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361">Я всё забываю спросить Танаца что случилось с Готфридом. <text:span text:style-name="T1024">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text:span><text:soft-page-break/><text:span text:style-name="T1024">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07">– прошептал он.</text:span></text:p>
      <text:p text:style-name="P127">–<text:span text:style-name="T4"> </text:span><text:span text:style-name="T53">F</text:span><text:span text:style-name="T1024">?</text:span>– <text:span text:style-name="T1025">грит Слотроп.</text:span>–<text:span text:style-name="T1025"> <text:s/>F-Gerät, ты уверена?</text:span></text:p>
      <text:p text:style-name="P127">– <text:span text:style-name="T1025">Какая-то буква.</text:span></text:p>
      <text:p text:style-name="P127">– S?</text:p>
      <text:p text:style-name="P480"><text:span text:style-name="T316">– </text:span><text:span text:style-name="T317">Ну, хорошо, S. Они как дети ещё не умеющие говорить, с этими <text:s/>их <text:s/>словами, что изобретают на каждом шагу. Мне это казалось эктоплазмой</text:span><text:span text:style-name="T316">—</text:span><text:span text:style-name="T318">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316">– </text:span><text:span text:style-name="T319">и начинает изливать передо мной восторги тяжкой чашей из </text:span>метилметакрилат<text:span text:style-name="T1026">а, копией </text:span><text:span text:style-name="T319">Святого Грааля… </text:span><text:span text:style-name="T320">Мы были у башни реактора. </text:span><text:span text:style-name="T321">Сильный запах растворителя пронизывал воздух. </text:span><text:span text:style-name="T322">Прозрачные прутья какого-то пластика с шипением выходили из экструдера </text:span><text:span text:style-name="T323">у подножия башни, в охлаждающие каналы, или в нарезку. </text:span><text:span text:style-name="T324">В помещение было очень жарко. </text:span><text:span text:style-name="T325">Мне представлялось что-то глубокое, чёрное и вязкое, поступающее на это производство. </text:span><text:span text:style-name="T326">Снаружи </text:span><text:span text:style-name="T332">раздавался звук</text:span><text:span text:style-name="T326"> мотор</text:span><text:span text:style-name="T332">ов</text:span><text:span text:style-name="T326">. Они разъезжа</text:span><text:span text:style-name="T332">ются</text:span><text:span text:style-name="T326">? </text:span><text:span text:style-name="T332">Зачем я тут?</text:span><text:span text:style-name="T326"> </text:span><text:span text:style-name="T327">Пластмассовые змии ползли бесконечно влево и вправо. </text:span><text:span text:style-name="T328">Эрекция моих сопровождающих старалась выползти </text:span><text:span text:style-name="T332">в местах распахивания</text:span><text:span text:style-name="T328"> их <text:s/>одежд. Я могла делать что вздумается. </text:span><text:span text:style-name="T329">Чёрные сияющие и глубокие. </text:span><text:span text:style-name="T330">Я опустилась на колени и начала расстёгивать брюки на Дроне. </text:span><text:span text:style-name="T331">Но двое других ухватили меня под руки и потащили в складское отделение. </text:span><text:span text:style-name="T333">Остальные пришли следом, или вошли через другую дверь. </text:span><text:span text:style-name="T334">Огромные занавеси стирола или винила, </text:span><text:span text:style-name="T335">всех цветов, сплошных и прозрачных, свисали ряд за рядом </text:span><text:span text:style-name="T336">над головой. </text:span><text:span text:style-name="T337">Они переливались словно северное сияние. </text:span><text:span text:style-name="T338">Я чувствовала, что где-то за ними присутствуют зрители, </text:span><text:span text:style-name="T339">в ожидании начала чего-то. </text:span><text:span text:style-name="T340">Дроне с людьми растянули меня на неподатливом матрасе из пластика. </text:span><text:span text:style-name="T341">Все вокруг и я, смотрели на ясный обвал <text:s/>воздух</text:span><text:span text:style-name="T342">а, или света. </text:span><text:span text:style-name="T343">Кто-то произнёс «бутадиен», а мне слышалось</text:span><text:span text:style-name="T203"> будто дева…</text:span><text:span text:style-name="T343"> </text:span><text:span text:style-name="T344">Пластик прошелестал и сомкнулся вокруг нас, </text:span><text:span text:style-name="T345">окутывая нас, призрачно белым. </text:span><text:span text:style-name="T346">Они сняли мою одежду и нарядили </text:span><text:span text:style-name="T347">м</text:span><text:span text:style-name="T346">еня в экзотичный </text:span><text:span text:style-name="T347">костюм из </text:span><text:span text:style-name="T346">како</text:span><text:span text:style-name="T347">го</text:span><text:span text:style-name="T346">-то </text:span><text:span text:style-name="T347">чёрного полимера, </text:span><text:span text:style-name="T348">очень тугой в талии, открытый на </text:span><text:span text:style-name="T349">рассохе.</text:span><text:span text:style-name="T348"> </text:span><text:span text:style-name="T349">Казалось он живёт на мне. «</text:span><text:span text:style-name="T350">Забудь про кожу, и про атлас»,</text:span><text:span text:style-name="T316">– </text:span><text:span text:style-name="T350">трепетал Дроне.</text:span><text:span text:style-name="T316">– «</text:span><text:span text:style-name="T351">Это Imipolex, материал будущего». </text:span><text:span text:style-name="T352">Я не могу описать его аромат, или как он ощущался</text:span><text:span text:style-name="T316">—</text:span><text:span text:style-name="T352">сама роскошь. </text:span><text:span text:style-name="T353">Едва коснувшись, он вынудил мои соски встать торчком и молить об укусах. </text:span><text:span text:style-name="T354">Мне хотелось ощутить его своей пиздой. </text:span><text:span text:style-name="T355">Ничто из всего, что я когда-либо одевала, до или после этого, не возбуждало меня настолько, как <text:s/></text:span><text:span text:style-name="T351">Imipolex. </text:span><text:span text:style-name="T356">Они обещали мне лифчики, сорочки, чулки, </text:span><text:span text:style-name="T357">платья из такого же материала. </text:span><text:span text:style-name="T358">Дроне нацепил гигантский член из <text:s/></text:span><text:span text:style-name="T351">Imipolex’</text:span><text:span text:style-name="T358">а поверх собственного. </text:span><text:span text:style-name="T359">Я тёрлась об него лицом, это </text:span><text:span text:style-name="T360">было </text:span><text:span text:style-name="T359">так упоительно…. </text:span><text:span text:style-name="T361">Между ног моих разверзлась пропасть. </text:span><text:span text:style-name="T362">Предметы, воспоминания, </text:span><text:span text:style-name="T363">невозможно уже различить это всё, </text:span><text:span text:style-name="T364">скатывались вниз через мою голову. </text:span><text:span text:style-name="T365">Неудержимый поток. </text:span><text:span text:style-name="T366">Я извергала всё это в некую пустоту… </text:span><text:span text:style-name="T367">из моего омута, извиваясь, ярко расцвеченные галлюцинации </text:span><text:span text:style-name="T368">лились… </text:span><text:span text:style-name="T369">безделушки, обрывки диалогов, </text:span><text:span text:style-name="T370">произведения d’art… я избавлялась от всего </text:span><text:span text:style-name="T371">этого. </text:span><text:span text:style-name="T372">Ничего не удерживала. </text:span><text:span text:style-name="T373">Было это «покорностью», тогда</text:span><text:span text:style-name="T316">—</text:span><text:span text:style-name="T373">избавляться от всего?</text:span></text:p>
      <text:p text:style-name="P481"><text:soft-page-break/><text:span text:style-name="T373">Н</text:span><text:span text:style-name="T315">е знаю как долго меня там держали. </text:span><text:span text:style-name="T374">Я засыпала, просыпалась. </text:span><text:span text:style-name="T375">Мужчины появлялись и пропадали. </text:span><text:span text:style-name="T376">Время потеряло значение. </text:span><text:span text:style-name="T377">В одно утро я оказалась снаружи завода, голая, под дождём. </text:span><text:span text:style-name="T378">Там ничего не росло. </text:span><text:span text:style-name="T379">Что-то свалено было огромным расходящимся веером на многие мили.</text:span><text:span text:style-name="T376"> </text:span><text:span text:style-name="T380">Какие-то смолистые отходы. </text:span><text:span text:style-name="T381">Мне при</text:span><text:span text:style-name="T382">ш</text:span><text:span text:style-name="T381">лось прошагать весь путь до пусковой площадки. </text:span><text:span text:style-name="T382">Там было пусто. Танац оставил записку, просил меня попытаться попасть в Свинемюнде. </text:span><text:span text:style-name="T383">Что-то <text:s/>явно случилось на площадке. </text:span><text:span text:style-name="T384">На поляне царила тишь, которую мне случалось почувствовать лишь однажды. Однажды в Мехико. В том году, как я была в Америке. </text:span><text:span text:style-name="T385">Мы были глубоко в джунглях. </text:span><text:span text:style-name="T386">Мы подошли к лестнице из каменных ступеней, </text:span><text:span text:style-name="T387">покрыты лианами, мхом, столетия тления. </text:span><text:span text:style-name="T388">Остальные поднялись на самый верх, </text:span><text:span text:style-name="T389">но</text:span><text:span text:style-name="T388"> я не могла. </text:span><text:span text:style-name="T390">Это было как в тот день с Танацем, </text:span><text:span text:style-name="T391">в сосновом лесу. </text:span><text:span text:style-name="T392">Я чувствовала молчание </text:span><text:span text:style-name="T393">дожидавшееся</text:span><text:span text:style-name="T392"> меня наверху. </text:span><text:span text:style-name="T393">Не их, а только меня одну… </text:span><text:span text:style-name="T394">моя собственная тишь, для меня лично….</text:span></text:p>
      <text:p text:style-name="P363"><draw:frame draw:style-name="fr1" draw:name="Image8" text:anchor-type="paragraph" svg:width="6.9252in" svg:height="0.3661in" draw:z-index="4"><draw:image xlink:href="Pictures/1000000000000B720000009B428C9716555D8079.png" xlink:type="simple" xlink:show="embed" xlink:actuate="onLoad" loext:mime-type="image/png"/></draw:frame></text:p>
      <text:p text:style-name="P362">Наверху, на мостике <text:span text:style-name="T4">Анубиса</text:span>, шторм лупит лапами громко по стеклу, <text:span text:style-name="T1027">большущие мокрые ласты беспорядочно хлещут из ночи </text:span><text:span text:style-name="T54">шлёп!</text:span><text:span text:style-name="T1027">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364">Весь это свет. <text:span text:style-name="T1028">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365"><text:span text:style-name="T1029">Насколько вероятен </text:span><text:span text:style-name="T55">Анубис</text:span><text:span text:style-name="T1029">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text:span><text:soft-page-break/><text:span text:style-name="T1029">Анубиса, а также причины против, споры продолжаются, слишком далеко, чтоб уследить, и приказы меняются час от часу.</text:span></text:p>
      <text:p text:style-name="P366">В яростной качке, <text:span text:style-name="T4">Анубис</text:span> движется к северу. <text:span text:style-name="T1030">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367">Участники <text:span text:style-name="T1031">развлечения</text:span> шатаются от носа до кормы, <text:span text:style-name="T1031">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56">Imipolectique </text:span><text:span text:style-name="T1033">со своей собственной мощью</text:span><text:span text:style-name="T57"> </text:span><text:span text:style-name="T1032">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58">Что же мне так сильно нужно? </text:span></text:p>
      <text:p text:style-name="P368">Даже месяц назад, пусть и с парой дней мира, он мог проследить путь обратно <text:span text:style-name="T1034">к тому</text:span> сентябрьско<text:span text:style-name="T1034">му</text:span> дн<text:span text:style-name="T1034">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369">Но теперь некое пространство, <text:span text:style-name="T1035">против которого он не может двигаться,</text:span> пролегло позади Слотропа, <text:span text:style-name="T1036">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478">Не получается…</text:p>
      <text:p text:style-name="P370">Обращения Русских врываются с треском по радио <text:span text:style-name="T1037">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59">Анубисе</text:span><text:span text:style-name="T1037">.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371">Белый кораблю, замаскированный <text:span text:style-name="T1038">под </text:span>шторм, <text:span text:style-name="T1038">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60">Анубиса</text:span><text:span text:style-name="T1038">.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text:span><text:soft-page-break/><text:span text:style-name="T1038">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60">Да здравствует Смерть</text:span><text:span text:style-name="T1038">,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60">Анубис</text:span><text:span text:style-name="T1038">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60">ёб твою</text:span><text:span text:style-name="T1038">, слёзы, которые ничем не дополнят вспененно белое опустошение, что проносится над Дельтой Одера в эту ночь….</text:span></text:p>
      <text:p text:style-name="P371"><draw:frame draw:style-name="fr1" draw:name="Image9" text:anchor-type="paragraph" svg:width="6.9252in" svg:height="0.3661in" draw:z-index="5"><draw:image xlink:href="Pictures/1000000000000B720000009B428C9716555D8079.png" xlink:type="simple" xlink:show="embed" xlink:actuate="onLoad" loext:mime-type="image/png"/></draw:frame></text:p>
      <text:p text:style-name="P372">Голоса на Немецком. <text:span text:style-name="T1039">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151">–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128">– <text:span text:style-name="T1040">Мать моя,</text:span>– <text:span text:style-name="T1040">розовый парнишка присаживается на корточки рядом со Слотропом с виновато беспомощным видом.</text:span>– <text:span text:style-name="T1041">Гроза открытого моря.</text:span></text:p>
      <text:p text:style-name="P373">Эта яблоко-щёкая дама Фрау Гнаб, а <text:span text:style-name="T1042">имя её сынка</text:span> Отто. <text:span text:style-name="T1042">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129">– <text:span text:style-name="T1043">Знаком вам человек в белом костюме,</text:span>– <text:span text:style-name="T1043">цитируя Гели Трипинг из пары эпох тому назад,</text:span>– <text:span text:style-name="T1044">который вроде бывает на Прибрежном Променаде в том Свинемюнде всегда примерно в полдень?</text:span></text:p>
      <text:p text:style-name="P374">Фрау Гнаб занюхивает щепотку табака и сияет: «<text:span text:style-name="T207">Его все знают. Он рыцарь белого коня на чёрном рынке, а я королева каботажного товарооборота». </text:span></text:p>
      <text:p text:style-name="P130">– <text:span text:style-name="T1045">Дер Шпрингер, верно?</text:span></text:p>
      <text:p text:style-name="P130"><text:soft-page-break/>– <text:span text:style-name="T1045">А кто ж ещё.</text:span></text:p>
      <text:p text:style-name="P375">Больше некому. В кармане штанов Слотропа до сих пор заныкана та шахматная фигурка от старого Кислоты Бумера. <text:span text:style-name="T1046">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131">– <text:span text:style-name="T1047">Чёрный рынок,</text:span>– <text:span text:style-name="T1047">урчит Отто,</text:span>– <text:span text:style-name="T1047">хорошее дело вертеть на нём дела.</text:span></text:p>
      <text:p text:style-name="P132">– <text:span text:style-name="T1048">Я малость занимался….</text:span>– <text:span text:style-name="T1048">О, да и он оставил остатки того Бодвинского гашиша, не так ли, несколько ёбаных унций фактически, на том </text:span><text:span text:style-name="T61">Анубисе, </text:span><text:span text:style-name="T1049">умница. Сиди и облизывайя на воспоминания—</text:span></text:p>
      <text:p text:style-name="P133">– <text:span text:style-name="T1050">Приятное утро,</text:span>– <text:span text:style-name="T1050">замечает Отто.</text:span></text:p>
      <text:p text:style-name="P376">Слотроп натягивает обратно свой вечерний, <text:span text:style-name="T1051">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62">Анубис</text:span><text:span text:style-name="T1051">,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377">Шторм улёгся, <text:span text:style-name="T1052">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378">Как Гели и говорила, <text:span text:style-name="T1053">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134">– <text:span text:style-name="T1054">Герхардт фон Гёль, к вашим услугам.</text:span>–<text:span text:style-name="T1054"> Они обмениваются рукопожатием, хотя у Слотропа в руке неприятное колотье.</text:span></text:p>
      <text:p text:style-name="P379">Чайки кричат, волны распрямляются на берегу. «<text:span text:style-name="T1055">Э»,– грит Слотроп.– «Со слухом у меня не совсем того, так не могли бы—говорите Герхард фон что простите?»– это скумбриозное небо </text:span><text:soft-page-break/><text:span text:style-name="T1055">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135">– <text:span text:style-name="T1056">Про неё говорили будто она погибла.</text:span>–<text:span text:style-name="T1056"> Он берёт Слотропа под руку и они начинают прогуливаться по променаду.</text:span></text:p>
      <text:p text:style-name="P136">– <text:span text:style-name="T1057">Н-ну, про вас говорили, будто вы кинорежиссёр.</text:span></text:p>
      <text:p text:style-name="P137">– <text:span text:style-name="T1057">Это одно и то же,</text:span>– <text:span text:style-name="T1058">подносит огонь к Американским сигаретам каждого.</text:span>– <text:span text:style-name="T1058">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138">– <text:span text:style-name="T1059">Это по ошибке. Он не виноват.</text:span></text:p>
      <text:p text:style-name="P139">– <text:span text:style-name="T1060">Ха. Конечно, нет. Ошибки тоже часть этого</text:span>—<text:span text:style-name="T1061">всё вписывается. Начинаешь понимать как всё вписывается, </text:span><text:span text:style-name="T63">ja</text:span><text:span text:style-name="T1061">?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062">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64">полёт был дан одному лишь Springer!</text:span><text:span text:style-name="T1062"> </text:span></text:p>
      <text:p text:style-name="P140">– <text:span text:style-name="T1063">Верно, Шпрингер,</text:span>– <text:span text:style-name="T1063">грит Отто.</text:span></text:p>
      <text:p text:style-name="P380">Четвёрка Русских рядовых вышли из навала рухнувших гостиничных фронтонов, пересмеива<text:span text:style-name="T1064">ясь</text:span> <text:span text:style-name="T1064">поперёк</text:span> променада, <text:span text:style-name="T1064">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141">– <text:span text:style-name="T1065">Вы умеете утешить, Шпрингер.</text:span></text:p>
      <text:p text:style-name="P381">Балтика, неутихающий серый Вермахта, шепчет вдоль берега. <text:span text:style-name="T1066">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65">Schwarzkommando</text:span><text:span text:style-name="T1066">,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142">– <text:span text:style-name="T1067">Они сегодня голоднее,</text:span>– <text:span text:style-name="T1067">замечает Нэриш.</text:span></text:p>
      <text:p text:style-name="P143">– <text:span text:style-name="T1067">Верно,</text:span>– <text:span text:style-name="T1067">откликается Шпрингер,</text:span>– <text:span text:style-name="T1068">но сегодня их меньше.</text:span></text:p>
      <text:p text:style-name="P143">– <text:span text:style-name="T1068">Ух,</text:span>– <text:span text:style-name="T1068">доходит до Слотропа,</text:span>– <text:span text:style-name="T1068">гадко говорить такое.</text:span></text:p>
      <text:p text:style-name="P382">Шпрингер пожимает плечами «Сочувствуй. Но не строй фантазий на их счёт. <text:span text:style-name="T1069">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66">in toto</text:span><text:span text:style-name="T1069">. Взвесьте честно посему, <text:s/>молодой человек, на какой изсторон предпочтёте вы быть. Пока они изнывают в вечной сумеречности, тут… всегда—</text:span></text:p>
      <text:p text:style-name="P380"/>
      <text:p text:style-name="P745"><text:span text:style-name="T1070">Прекрасная</text:span> <text:span text:style-name="T1070">Погода</text:span> (Фокс-трот)</text:p>
      <text:p text:style-name="P380"/>
      <text:p text:style-name="P748">—<text:span text:style-name="T1070">прекрасная погода для чёрного рын-ка</text:span></text:p>
      <text:p text:style-name="P749">Золото и серебро текут, звенят, <text:s/>блестят!</text:p>
      <text:p text:style-name="P749"><text:soft-page-break/>От Моря Кораллов до Балтики синей</text:p>
      <text:p text:style-name="P749">Деньги чудеса творят</text:p>
      <text:p text:style-name="P749">Будто луч маяка сверкает этикетка,</text:p>
      <text:p text:style-name="P749">В таком декольте ты будешь как конфетка!</text:p>
      <text:p text:style-name="P750">Зелёное иль алое, неважно, подружка!</text:p>
      <text:p text:style-name="P750">В таком и мамаша, смотрится шлюшкой…</text:p>
      <text:p text:style-name="P750">А и прекрасная погода для чёрного, чёрного ры(ы)нка,</text:p>
      <text:p text:style-name="P750">Найдёшь тут всё: от танкера и до ботинков!</text:p>
      <text:p text:style-name="P383"/>
      <text:p text:style-name="P384">Нэриш и Отта тут тоже вступают в гармонии на три голоса, <text:span text:style-name="T1071">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385">Оставив променад, они пост<text:span text:style-name="T1072">о</text:span>яли на углу улицы, <text:span text:style-name="T1072">пока подразделение Русской пехоты и кавалерии маршируют мимо. «Гля, они так и валят»,– отмечает Отто.– «Где цирк?»</text:span></text:p>
      <text:p text:style-name="P145">– <text:span text:style-name="T1073">Дальше по берегу, пацан,</text:span>– <text:span text:style-name="T1073">грит Нэриш.</text:span></text:p>
      <text:p text:style-name="P145">– <text:span text:style-name="T1073">Что дальше по берегу,</text:span>– <text:span text:style-name="T1073">интересуется Слотроп.</text:span></text:p>
      <text:p text:style-name="P145">–<text:span text:style-name="T4"> </text:span><text:span text:style-name="T67">Осторожней</text:span><text:span text:style-name="T1073">,</text:span>– <text:span text:style-name="T1073">предупреждает Нэриш,</text:span>– <text:span text:style-name="T67">он шпион</text:span><text:span text:style-name="T1073">.</text:span></text:p>
      <text:p text:style-name="P145">– <text:span text:style-name="T1073">Не говори на меня «пацан»,</text:span>– <text:span text:style-name="T1073">окрысивается Отто.</text:span></text:p>
      <text:p text:style-name="P145">– <text:span text:style-name="T1073">Жопа от шпиона,</text:span>– <text:span text:style-name="T1073">грит Слотроп.</text:span></text:p>
      <text:p text:style-name="P146">– <text:span text:style-name="T1074">Он в порядке,</text:span>– <text:span text:style-name="T1074">Шпрингер похлопывает каждого из них по плечу, прям тебе тут Herr Gemütlich,</text:span>– <text:span text:style-name="T1074">об нём уже базарили. Он даже без оружия.</text:span>– <text:span text:style-name="T1075">Обернувшись к Слотропу.</text:span>– <text:span text:style-name="T1076">Добро пожаловать <text:s/>с нами, вдоль берега. Тебе может показаться интересным.</text:span>– <text:span text:style-name="T1076">Но Слотроп не лыком шит. Он замечает позабавленные взгляды от всех тут, включая Шпрингера.</text:span></text:p>
      <text:p text:style-name="P386">Среди груза направляемого вдоль берега шесть девушек хористок, <text:span text:style-name="T1077">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147">– <text:span text:style-name="T1078">Ну,</text:span>– <text:span text:style-name="T1078">невразумительно,</text:span>– <text:span text:style-name="T1078">ему лучше не связываться с моей мамашей.</text:span></text:p>
      <text:p text:style-name="P387">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4">воркуя</text:span> ему: «Deine <text:span text:style-name="T4">Mut</text:span>ter . . .»</text:p>
      <text:p text:style-name="P388"><text:span text:style-name="T207">– Слышь, </text:span><text:span text:style-name="T5">она</text:span><text:span text:style-name="T207">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079">так же ж?</text:span></text:p>
      <text:p text:style-name="P148">– <text:span text:style-name="T1080">Ах, она полный фантаст</text:span><text:span text:style-name="T608">и́к. Инстинктом знает</text:span><text:span text:style-name="T607">—</text:span><text:span text:style-name="T609">как именно оскорбить кого угодно. </text:span><text:span text:style-name="T610">И неважно живое, или растительное</text:span><text:span text:style-name="T607">—</text:span><text:span text:style-name="T610">я даже видел </text:span><text:span text:style-name="T639">как</text:span><text:span text:style-name="T610"> она кроет </text:span><text:span text:style-name="T639">скалу</text:span><text:span text:style-name="T610"> однажды.</text:span><text:span text:style-name="T608"> </text:span></text:p>
      <text:p text:style-name="P149">– <text:span text:style-name="T1081">Да, ладно</text:span>—</text:p>
      <text:p text:style-name="P150">– <text:span text:style-name="T1082">Правда! </text:span><text:span text:style-name="T68">Ja</text:span><text:span text:style-name="T1082">. Здоровенная глыба фельзитового выброса, в прошлом году, у берегов Дании, она критиковала,</text:span>– <text:span text:style-name="T1083">вот-вот впадёт в приступ того безрадостного хохота, что мы стараемся сдерживать,</text:span>– <text:span text:style-name="T1083">её </text:span><text:span text:style-name="T69">кристаллическую структуру</text:span><text:span text:style-name="T1083"> двадцать минут без передышки. Невероятно.</text:span></text:p>
      <text:p text:style-name="P389">Хористки уже вскрыли один ящик водки. Хафтунг, причёсывая волосы, которые растут лишь в памяти на его темени, бросается туда наорать на них. <text:span text:style-name="T1084">Мальчики и девочки, всех возрастов, оборванные и тощие, тянутся поперёк носа, затаскивая груз. На фоне чистого неба, шимпы </text:span><text:soft-page-break/><text:span text:style-name="T1084">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70">u.s.w.</text:span><text:span text:style-name="T1084">, птичка на каждого ребёнка.</text:span></text:p>
      <text:p text:style-name="P390">Вскоре всё было убрано под палубу, шимпы уснули, музыканты проснулись, <text:span text:style-name="T1085">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391">Боковые течения сносят корабль <text:span text:style-name="T1086">при движении через расширяющуюся воронку Свина, к морю. Всё ещё за волноломом, где пенятся проломы пробомбленные весной </text:span><text:span text:style-name="T71">поберегись</text:span><text:span text:style-name="T1086">,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391"/>
      <text:p text:style-name="P746">Морской Напев</text:p>
      <text:p text:style-name="P392"/>
      <text:p text:style-name="P790">Я Пиратская Царица на волнах<text:span text:style-name="T1087"> </text:span>Балти<text:span text:style-name="T1087">ки</text:span> <text:s/><text:span text:style-name="T1087">всей, со мной не залупайся: не соберёшь костей</text:span></text:p>
      <text:p text:style-name="P791">От <text:span text:style-name="T1090">вс</text:span>ех что <text:span text:style-name="T1090">когда-то </text:span>пытались <text:span text:style-name="T1089">лишь</text:span> черепа на дне остались</text:p>
      <text:p text:style-name="P791">Рыбки как посыльные к ним в глаза заплывают, пес<text:span text:style-name="T1089">е</text:span>н<text:span text:style-name="T1089">к</text:span>и распевают:</text:p>
      <text:p text:style-name="P791">«Теперь догадался, что зря залупался на бизнес Гори Гнаб?»</text:p>
      <text:p text:style-name="P791">Затею битву с крейсером, <text:span text:style-name="T1088">возьму на абордаж</text:span></text:p>
      <text:p text:style-name="P792">При виде моей посудины адмиралы впадают в мандраж</text:p>
      <text:p text:style-name="P792">Встречала я Летучего Голландца, <text:span text:style-name="T1089">он стал послушным как мелкий краб,</text:span></text:p>
      <text:p text:style-name="P793">С тех пор орёт по всем морям: «Не залупайтесь на бизнес Гори Гнаб!»</text:p>
      <text:p text:style-name="P144"/>
      <text:p text:style-name="P393">После чего она ухватывается за своё рулевое колесо и добавляет ходу. <text:span text:style-name="T1091">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152">– <text:span text:style-name="T1092">Она затевает что-то не очень законное,</text:span>– <text:span text:style-name="T1092">Отто минутой позже, переведя дух,</text:span>– <text:span text:style-name="T1093">будьте начеку. Я не знаю что с ней делать.</text:span></text:p>
      <text:p text:style-name="P153">– <text:span text:style-name="T1094">Бедный мальчик,</text:span>– <text:span text:style-name="T1094">улыбается девушка.</text:span></text:p>
      <text:p text:style-name="P154">– <text:span text:style-name="T1095">О,</text:span>– <text:span text:style-name="T1095">грит Отто.</text:span></text:p>
      <text:p text:style-name="P394">Слотроп оставляет их, всегда рад видеть как молодые люди симпатизируют друг другу, <text:span text:style-name="T1096">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155">– <text:span text:style-name="T1097">Ну. И куда мы теперь, корешки?</text:span>– <text:span text:style-name="T1097">хочет знать повеселевший Слотроп.</text:span></text:p>
      <text:p text:style-name="P395"><text:soft-page-break/>Нэриш молча уставился. «Это остров Юзедом»,<text:span text:style-name="T207">– </text:span>поясняет фон Гёль, мягко.<text:span text:style-name="T207">–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156">– <text:span text:style-name="T1098">Ладно. Ладно.</text:span></text:p>
      <text:p text:style-name="P156">– <text:span text:style-name="T1098">Мы направляемся вокруг острова Юзедом в место являющееся устьем реки Пене.</text:span></text:p>
      <text:p text:style-name="P157">– <text:span text:style-name="T1099">Попробую угадать… значит то место будет называться Перемюнде, верно?</text:span></text:p>
      <text:p text:style-name="P158">– <text:span text:style-name="T1100">Очень хорошо.</text:span></text:p>
      <text:p text:style-name="P158">– <text:span text:style-name="T1100">Ну и?</text:span>– <text:span text:style-name="T1100">Следует пауза.</text:span>– <text:span text:style-name="T1100">О. О, т</text:span><text:span text:style-name="T72">о самое</text:span><text:span text:style-name="T1100"> Пенемюнде?</text:span></text:p>
      <text:p text:style-name="P396">Нэриш, оказывается, работал <text:span text:style-name="T1101">там. Он в состоянии вынашивать какую-то идею о Русских оккупантах там. </text:span></text:p>
      <text:p text:style-name="P159">–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159">– <text:span text:style-name="T1102">Есть ещё куча ЖК генераторов вокруг Нордхаузен,</text:span>– <text:span text:style-name="T1102">Слотроп старается быть полезным.</text:span></text:p>
      <text:p text:style-name="P160">– <text:span text:style-name="T1103">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161">– <text:span text:style-name="T1117">Охренеть,</text:span>– <text:span text:style-name="T1104">Слотроп-умница на это,</text:span>– <text:span text:style-name="T1105">как по-вашему, они нашли уже тот S-</text:span><text:span text:style-name="T73">Gerät, </text:span><text:span text:style-name="T74">а, </text:span><text:span text:style-name="T1105">мистер фон Гёль?</text:span></text:p>
      <text:p text:style-name="P162">– <text:span text:style-name="T1106">А, умн</text:span><text:span text:style-name="T611">о́,</text:span><text:span text:style-name="T607">– </text:span><text:span text:style-name="T612">сияет этот Шпрингер.</text:span></text:p>
      <text:p text:style-name="P163"><text:span text:style-name="T612">– </text:span><text:span text:style-name="T613">Он человек от ОСС,</text:span><text:span text:style-name="T607">– </text:span><text:span text:style-name="T613">стонет Нэриш,</text:span><text:span text:style-name="T607">– </text:span><text:span text:style-name="T613">говорю тебе, надо от него избавиться.</text:span></text:p>
      <text:p text:style-name="P164"><text:span text:style-name="T607">– </text:span><text:span text:style-name="T614">S-Gerät</text:span><text:span text:style-name="T640"> </text:span><text:span text:style-name="T615">идёт нынче за</text:span><text:span text:style-name="T641"> </text:span><text:span text:style-name="T613">£10,000, </text:span><text:span text:style-name="T615">половину вперёд. Интересуетесь?</text:span></text:p>
      <text:p text:style-name="P165"><text:span text:style-name="T615">– </text:span><text:span text:style-name="T616">Не-а. Но я точно слыхал в Нордхаузене, что он у вас.</text:span></text:p>
      <text:p text:style-name="P742">– Неверный слух.</text:p>
      <text:p text:style-name="P165"><text:span text:style-name="T616">– Герхардт</text:span><text:span text:style-name="T607">—</text:span></text:p>
      <text:p text:style-name="P166"><text:span text:style-name="T616">– Он </text:span><text:span text:style-name="T642">в порядке</text:span><text:span text:style-name="T616">, Клаус.– </text:span><text:span text:style-name="T617">Взгляд с которым Слотроп уже сталкивался, так продавец автомобилей сигналит своим напарникам </text:span><text:span text:style-name="T643">тут попался полный идиот, Леонард, смотри не спугни его, ладно?</text:span><text:span text:style-name="T618"> </text:span><text:span text:style-name="T619">Мы специально распустили этот слух в Штеттине. </text:span><text:span text:style-name="T620">Убедиться как прореагирует полковник Чичерин.</text:span></text:p>
      <text:p text:style-name="P167"><text:span text:style-name="T616">– </text:span><text:span text:style-name="T621">Блядь. Опять он? </text:span><text:span text:style-name="T622">Этот отреагирует, будьте уверены.</text:span></text:p>
      <text:p text:style-name="P168"><text:span text:style-name="T616">– </text:span><text:span text:style-name="T623">Ну, вот это мы и хотим узнать сегодня в Пенемюнде.</text:span></text:p>
      <text:p text:style-name="P169"><text:span text:style-name="T616">– </text:span><text:span text:style-name="T624">Ё-моё,</text:span><text:span text:style-name="T616">– </text:span><text:span text:style-name="T624">и Слотроп пересказывает о поимке в Потсдаме, </text:span><text:span text:style-name="T625">и что, по мнению Гели, Чичерина интересует не столько запчасти Ракеты, как расправа с оберстом Енциным. </text:span><text:span text:style-name="T626">Если это как-то зацепило двух чёрнорыночников, виду они не подали.</text:span></text:p>
      <text:p text:style-name="P397"><text:span text:style-name="T626">Р</text:span><text:span text:style-name="T607">азговор перетёк на что-то типа тех вольных, многоимённых пересказов, </text:span><text:span text:style-name="T627">которыми мать Слотропа Налин любила занять себя во второй половине дня</text:span><text:span text:style-name="T628">—</text:span><text:span text:style-name="T629">Хелен Трент, Стелла Даллас, Мэри Благородная Жена за Кулисами….</text:span></text:p>
      <text:p text:style-name="P170"><text:span text:style-name="T629">– </text:span><text:span text:style-name="T630">Чичерин сложный человек. Это почти как если… </text:span><text:span text:style-name="T631">он </text:span><text:span text:style-name="T632">думает, что</text:span><text:span text:style-name="T631"> Енцин как бы… </text:span><text:span text:style-name="T632">другая </text:span><text:span text:style-name="T644">часть</text:span><text:span text:style-name="T632"> его</text:span><text:span text:style-name="T607">—</text:span><text:span text:style-name="T633">чёрная версия чего-то сидящего внутри него </text:span><text:span text:style-name="T645">самого…</text:span><text:span text:style-name="T633"> </text:span><text:span text:style-name="T634">Что-то, что ему нужно… ликвидировать.</text:span></text:p>
      <text:p text:style-name="P171"><text:span text:style-name="T2">Нэриш</text:span><text:span text:style-name="T635">: Ты считаешь тут может быть какая-то… какая-то </text:span><text:span text:style-name="T646">политическая</text:span><text:span text:style-name="T635"> причина?</text:span></text:p>
      <text:p text:style-name="P398"><text:span text:style-name="T3">Ф</text:span><text:span text:style-name="T1">он Гёль</text:span><text:span text:style-name="T607">: (покачивая головой) </text:span><text:span text:style-name="T636">Я просто не знаю, Клаус. После того случая в Центральной Азии</text:span><text:span text:style-name="T628">—</text:span></text:p>
      <text:p text:style-name="P399"><text:span text:style-name="T2">Нэриш</text:span><text:span text:style-name="T607">: Ты имеешь ввиду</text:span><text:span text:style-name="T628">—</text:span></text:p>
      <text:p text:style-name="P399"><text:span text:style-name="T3">Ф</text:span><text:span text:style-name="T2">он Гёль</text:span><text:span text:style-name="T607">: Да. Киргизский свет. Знаешь. Забавно, что он никогда </text:span><text:span text:style-name="T638">не</text:span><text:span text:style-name="T607"> </text:span><text:span text:style-name="T638">хотел</text:span><text:span text:style-name="T607">, </text:span><text:span text:style-name="T637">чтобы его считали</text:span><text:span text:style-name="T607"> <text:s/>империалистом</text:span><text:span text:style-name="T628">—</text:span></text:p>
      <text:p text:style-name="P400"><text:span text:style-name="T2">Нэриш</text:span>: Никто из них не хочет. <text:span text:style-name="T1107">Но эта девушка….</text:span></text:p>
      <text:p text:style-name="P401"><text:span text:style-name="T3">Ф</text:span><text:span text:style-name="T2">он Гёль</text:span> Малышка Гели Трипинг. Та, что считает себя ведьмой.</text:p>
      <text:p text:style-name="P401"><text:soft-page-break/><text:span text:style-name="T2">Нэриш</text:span>: Но ты действительно думаешь, что она пойдёт на этот<text:span text:style-name="T207">—</text:span>этот её план, <text:span text:style-name="T1108">найти Чичерина?</text:span></text:p>
      <text:p text:style-name="P402"><text:span text:style-name="T3">Ф</text:span><text:span text:style-name="T2">он Гёль</text:span>: Я думаю… <text:span text:style-name="T4">Они</text:span>… так….</text:p>
      <text:p text:style-name="P403"><text:span text:style-name="T2">Нэриш</text:span>: Но Герхардт, она же его любит.</text:p>
      <text:p text:style-name="P403"><text:span text:style-name="T3">Ф</text:span><text:span text:style-name="T2">он Гёль</text:span>: <text:span text:style-name="T1109">Он не <text:s/>устраивал свиданий с ней, не так ли?</text:span></text:p>
      <text:p text:style-name="P404"><text:span text:style-name="T2">Нэриш</text:span>: Ты же не хочешь сказать, будто<text:span text:style-name="T207">—</text:span></text:p>
      <text:p text:style-name="P172">– <text:span text:style-name="T1109">Слышь,</text:span>– <text:span text:style-name="T1109">взборматывает Слотроп,</text:span>– <text:span text:style-name="T1109">что за околёсицу вы тут </text:span><text:span text:style-name="T75">плетёте</text:span><text:span text:style-name="T1109">, вообще?</text:span></text:p>
      <text:p text:style-name="P173">– <text:span text:style-name="T1109">Паранойя,</text:span>– <text:span text:style-name="T1109">Шпрингер огрызается досадливо ) как люди огрызаются, когда их отрывают от увлекательной игры).</text:span>– <text:span text:style-name="T1110">Тебе этого не понять.</text:span></text:p>
      <text:p text:style-name="P174">– <text:span text:style-name="T1111">Ну ызвиняюсь, надо отойти проблеваться,</text:span>– <text:span text:style-name="T1111">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112">подпевает Слотроп за борт.</text:span></text:p>
      <text:p text:style-name="P405">И так вот их отчаянное предприятие катит вдоль берега Юзедома, под облачно летним небом. <text:span text:style-name="T1113">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406">Прежде чем разглядишь, ты можешь почувствовать место. <text:span text:style-name="T1114">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407">Невысокие, выжженные строения теперь потянулись, пепельные образы маскировочных сетей впеклись в бетон (<text:span text:style-name="T1115">им отпущена всего минута на горение, как шёлковой мантии </text:span><text:span text:style-name="T76">bürger</text:span><text:span text:style-name="T1115">’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text:span><text:soft-page-break/><text:span text:style-name="T1115">известен как Дурак, но в здешней Зоне его кличут Проныра. Это 1945. Всё ещё ранний, всё ещё невинный. Отчасти.)</text:span></text:p>
      <text:p text:style-name="P408">Обугленная беспомощная решётка: что было деревянным теперь лишь оседает, обессилено. <text:span text:style-name="T1116">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409">Проплывают сейчас <text:span text:style-name="T1118">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119">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410">Огибая северное закругление полуострова, <text:span text:style-name="T1120">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411">Фрау Гнаб проводит свой кораблю с резким поворотом, через узкий залив к <text:span text:style-name="T1122">пристани</text:span>. <text:span text:style-name="T1121">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123">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412">Чья-то штабная машина, протарахтев из-за угла <text:span text:style-name="T1124">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175">– <text:span text:style-name="T1125">Майор Ждаев,</text:span>– <text:span text:style-name="T1125">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413">Точно. Прежде, чем кто-либо успел шевельнутся, они подскочили беря в кордон Ждаева и Шпрингера, оружие наготове. «<text:span text:style-name="T1126">Не стоит беспокоиться»,– машет <text:s/>сияющий Ждаев, направляясь обратно к машине, полуобняв другой рукою Шпрингера,– «мы ненадолго задержим вашего </text:span><text:soft-page-break/><text:span text:style-name="T1126">друга. Можете закончить свою работу и уйти. Мы позаботимся, чтоб он вернулся в Свинемюнде в полной безопасности».</text:span></text:p>
      <text:p text:style-name="P176">– <text:span text:style-name="T1127">Что за чёрт,</text:span>– <text:span text:style-name="T1181">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177">– <text:span text:style-name="T1128">Блядь,</text:span>– <text:span text:style-name="T1128">призадумался Нэриш.</text:span></text:p>
      <text:p text:style-name="P177">– <text:span text:style-name="T1128">Думаете, всё накрылось?</text:span></text:p>
      <text:p text:style-name="P178">– <text:span text:style-name="T1129">Думаю, Чичерин отреагировал с интересом. Как ты и говорил.</text:span></text:p>
      <text:p text:style-name="P178">– <text:span text:style-name="T1129">А, брось</text:span>—</text:p>
      <text:p text:style-name="P179">– <text:span text:style-name="T1130">Нет, нет,</text:span>– <text:span text:style-name="T1130">рука на рукаве,</text:span>– <text:span text:style-name="T1130">он прав. Ты безвреден.</text:span></text:p>
      <text:p text:style-name="P180">– <text:span text:style-name="T1131">Спасибо.</text:span></text:p>
      <text:p text:style-name="P180">– <text:span text:style-name="T1131">Я предупреждал его, но он только смеялся. ‘Обычный прыжок, Нэриш. Я же должен скакать, верно?’</text:span></text:p>
      <text:p text:style-name="P181">– <text:span text:style-name="T1132">Ну, и что теперь собираешься делать, освободить его?</text:span></text:p>
      <text:p text:style-name="P414">Тут некоторая заварушка посреди судна. Русские сдёрнули брезент <text:span text:style-name="T1133">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182">– <text:span text:style-name="T1134">Так получилось...</text:span>– <text:span text:style-name="T1135">Слотропу </text:span><text:span text:style-name="T77">очень</text:span><text:span text:style-name="T1135"> хочется, чтоб тот перестал говорить в такой манере.</text:span>– <text:span text:style-name="T1136">Я его должник</text:span>—<text:span text:style-name="T78">настолько</text:span><text:span text:style-name="T1136">.</text:span></text:p>
      <text:p text:style-name="P183">– <text:span text:style-name="T1136">Ну, а я нет,</text:span>– <text:span text:style-name="T1136">Слотроп уворачивается от нежданного выплеска жёлтой шимпанзиной рвоты.</text:span>– <text:span text:style-name="T1137">Он должен сам уметь о себе заботиться.</text:span></text:p>
      <text:p text:style-name="P184">– <text:span text:style-name="T1138">Толкует он довольно грандиозно. Но не достаточно параноик, </text:span><text:span text:style-name="T79">в глубине сердца</text:span>—<text:span text:style-name="T1139">для такой работы, это катастрофа.</text:span></text:p>
      <text:p text:style-name="P415">Тут один из шимпов кусает Советского ефрейтора за ногу. <text:span text:style-name="T1140">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185">– <text:span text:style-name="T1141">Слушай,</text:span>– <text:span text:style-name="T1141">Фрау Граб перевешивается через борт.</text:span></text:p>
      <text:p text:style-name="P416">Слотроп подмечает неестественный прищур. «Ты что-то задумала».</text:p>
      <text:p text:style-name="P186">– <text:span text:style-name="T1142">Вам придётся выкинуть диверсионный финт.</text:span></text:p>
      <text:p text:style-name="P186">– <text:span text:style-name="T1142">Что? Что?</text:span></text:p>
      <text:p text:style-name="P186">– <text:span text:style-name="T1142">Шимпы, музыканты, девки канкана. Приманки все разбросаны. Пока вы втроём прошмыгнёте и выхватите дер Шпригера.</text:span></text:p>
      <text:p text:style-name="P187">– <text:span text:style-name="T1143">Можем спрятаться,</text:span>– <text:span text:style-name="T1143">Нэриш озирается гангстерским взором.</text:span>– <text:span text:style-name="T1144">Никто не заметит. </text:span><text:span text:style-name="T80">Ja, ja!</text:span><text:span text:style-name="T1144"> Корабь может отплыть как </text:span><text:span text:style-name="T80">будто мы на борту</text:span><text:span text:style-name="T1144">.</text:span></text:p>
      <text:p text:style-name="P188">– <text:span text:style-name="T1145">Я пас,</text:span>– <text:span text:style-name="T1145">грит Слотроп.</text:span></text:p>
      <text:p text:style-name="P188">– <text:span text:style-name="T1145">Ха! Ха!</text:span>– <text:span text:style-name="T1145">грит Фрау Гнаб.</text:span></text:p>
      <text:p text:style-name="P188">– <text:span text:style-name="T1145">Ха! Ха!</text:span>– <text:span text:style-name="T1145">грит Нэриш.</text:span></text:p>
      <text:p text:style-name="P189"><text:soft-page-break/>– <text:span text:style-name="T1146">Я лягу в дрейф на северо-восточном углу,</text:span>– <text:span text:style-name="T1146">продолжает эта шальная мамаша,</text:span>– <text:span text:style-name="T1146">в проливе между островком и треугольной частью берега.</text:span></text:p>
      <text:p text:style-name="P190">– <text:span text:style-name="T1147">Испытательная Установка Х.</text:span></text:p>
      <text:p text:style-name="P190">– <text:span text:style-name="T1147">Крутое имечко. Думаю, к тому времени прилив начнётся. Разведёте костёр. Отто! Отдать швартовы.</text:span></text:p>
      <text:p text:style-name="P191">– <text:span text:style-name="T4">Zu Befehl, Mutti!</text:span></text:p>
      <text:p text:style-name="P417">Слотроп и Нэриш делают рывок за товарный склад и прячутся в одновм из вагонов на путях. Никто не заметил. <text:span text:style-name="T1148">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192">– <text:span text:style-name="T1149">Ну, Нэриш,</text:span>– <text:span text:style-name="T1149">Слотропу можно уже и спросить,</text:span>– <text:span text:style-name="T1149">куда его отвезут, по-твоему? а?</text:span></text:p>
      <text:p text:style-name="P193">– <text:span text:style-name="T1150">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151">идеально для штаба. На вид неплохо сохранилось, хотя у Рокоссовского был приказ сравнять тут всё с землёй.</text:span></text:p>
      <text:p text:style-name="P194">– <text:span text:style-name="T1152">У тебя пушка есть?</text:span>– <text:span text:style-name="T1153">Нэриш качает головой, отрицательно.</text:span>– <text:span text:style-name="T1153">то ты за делец чёрного рынка, вообще? <text:s/>даже без пушки?</text:span></text:p>
      <text:p text:style-name="P195">– <text:span text:style-name="T1154">Я был по управлению инерционной частью. Ждёшь, что поверну обратно?</text:span></text:p>
      <text:p text:style-name="P195">– <text:span text:style-name="T1154">Н-ну и чем нам стрелять тогда? Своими мозгами?</text:span></text:p>
      <text:p text:style-name="P418">За дощатой стенкой вагона, небо темнеет, облака становятся оранжевыми, мандариновыми, тропическими. <text:span text:style-name="T1155">Отто и его девушка мурлычут в одном из углов. «Распротак его»,– кривит рот Нэриш.– «Пять минут как от мамочки и уже Казанова».</text:span></text:p>
      <text:p text:style-name="P419">Отто всерьёз излагает своё отношение к <text:span text:style-name="T1156">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196">– ‘<text:span text:style-name="T1157">У меня от работы пальцы до костей стёрлись!</text:span>’– <text:span text:style-name="T1158">грит девушка.</text:span></text:p>
      <text:p text:style-name="P197">– <text:span text:style-name="T1158">Точно! И вечно готовила те жуткие кастрюли к-картошки с луком</text:span>—</text:p>
      <text:p text:style-name="P198">– <text:span text:style-name="T1159">И с салом! Маленькие кусочки сала</text:span>—</text:p>
      <text:p text:style-name="P199">– <text:span text:style-name="T1160">Вот видишь, видишь? Такое </text:span><text:span text:style-name="T81">не может</text:span><text:span text:style-name="T1160"> быть случайностью! Они проводят конкурс на Мать Года, кормление грудью, смена пелёнок, </text:span><text:span text:style-name="T81">засекают время</text:span><text:span text:style-name="T1160">, кастрюльные соревнования, </text:span><text:span text:style-name="T81">ja</text:span><text:span text:style-name="T1160">—а ближе к концу начинают пользоваться </text:span><text:span text:style-name="T81">детьми</text:span><text:span text:style-name="T1160">.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160">что только вздумается. Удачи, мой мальчик». Пистолеты заряжены холостыми, </text:span><text:span text:style-name="T81">natürlich</text:span><text:span text:style-name="T1160">,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81">мило</text:span><text:span text:style-name="T1160"> было со стороны Мамочки разрушить твой роман с тем длинноволосым поэтом?» «Как видно, вы с матерью, э, </text:span><text:span text:style-name="T81">очень близки</text:span><text:span text:style-name="T1160">, Герман. Помнишь как она застала тебя </text:span><text:span text:style-name="T81">мастурбирующим в её перчатку</text:span><text:span text:style-name="T1160">?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81">Тристана и Изольду.</text:span></text:p>
      <text:p text:style-name="P479"><draw:frame draw:style-name="fr1" draw:name="Image10" text:anchor-type="paragraph" svg:width="6.9252in" svg:height="0.3661in" draw:z-index="6"><draw:image xlink:href="Pictures/1000000000000B720000009B428C9716555D8079.png" xlink:type="simple" xlink:show="embed" xlink:actuate="onLoad" loext:mime-type="image/png"/></draw:frame></text:p>
      <text:p text:style-name="P420"><text:soft-page-break/><text:s/>Они вышли в остатки сумерек. Просто сонный летний вечер в Пенемюнде. <text:span text:style-name="T1161">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426">Ночь наступила, когда они двинулись. Вглубь острова направляется <text:span text:style-name="T1237">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200">– <text:span text:style-name="T1163">Это по моим обезьянам стреляют?</text:span>– <text:span text:style-name="T1162">заводится Хафтунг.</text:span>– <text:span text:style-name="T1163">Они по 2000 марок за штуку. Как мне вообще получить возмещение?</text:span></text:p>
      <text:p text:style-name="P421">Мышиное семейство стремглав перебегают поперёк путей, ещё и наступили Слотропу на ногу. «<text:span text:style-name="T1164">Я ожидал просто бескрайнее кладбище. Похоже, вряд ли».</text:span> </text:p>
      <text:p text:style-name="P201">– <text:span text:style-name="T1165">Когда мы приехали, то расчистили сколько необходимо,</text:span>– <text:span text:style-name="T1166">вспоминает Нэриш.</text:span>– <text:span text:style-name="T1166">Большая част осталась</text:span>—<text:span text:style-name="T1166">лес, жизнь… тут наверно до сих пор олени водятся, где-нибудь. Такие здоровые с тёмными рогами. И птицы</text:span>—<text:span text:style-name="T1167">бекасы, лысухи, дикие гуси</text:span>—<text:span text:style-name="T1168">шум испытаний отпугивал их к морю, но они всегда возвращались, когда утихнет.</text:span></text:p>
      <text:p text:style-name="P422">Пока они шли к аэродрому пришлось дважды рассыпаться по лесу, <text:span text:style-name="T1169">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423">Через полосу леса, а затем <text:span text:style-name="T1170">осторожно </text:span>на открытое поле аэродрома. <text:span text:style-name="T1171">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424">Они пересекли гудрон до дороги <text:span text:style-name="T1172">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202">– <text:span text:style-name="T1173">Скорее улетает,</text:span>– <text:span text:style-name="T1174">отрезал Нэриш.</text:span>– <text:span text:style-name="T1174">Нам надо поторопиться.</text:span></text:p>
      <text:p text:style-name="P425">Вернувшись в сосновые леса теперь, направляясь по укатанной грунтовке к Испытательно<text:span text:style-name="T1272">й</text:span> <text:span text:style-name="T1272">Установке</text:span> VII, они начали собирать заблудившихся девушек и шимпанзе. <text:span text:style-name="T1175">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176">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203"><text:soft-page-break/>– <text:span text:style-name="T1177">Кажется так и есть,</text:span>– <text:span text:style-name="T1177">Слотроп немного нервничает.</text:span></text:p>
      <text:p text:style-name="P204">– <text:span text:style-name="T1178">Шш.</text:span>– <text:span text:style-name="T1178">Звук самолёта, одномоторного истребителя, что кружит для захода на посадку низко над соснами. «Времени мало».</text:span>– <text:span text:style-name="T1179">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205">– <text:span text:style-name="T1180">Титьки с жопой,</text:span>– <text:span text:style-name="T1180">бормочут девушки,</text:span>– <text:span text:style-name="T1180">титьки с жопой. Вот и всё зачем мы понадобились.</text:span></text:p>
      <text:p text:style-name="P206">– <text:span text:style-name="T1181">А ну, позатыкались быстро,</text:span>– <text:span text:style-name="T1182">рычит Хафтунг, в своей обычной манере обращения с вспомогательным контингентом.</text:span></text:p>
      <text:p text:style-name="P207">– <text:span text:style-name="T1183">Тем временем,</text:span>– <text:span text:style-name="T1183">продолжает Нэриш,</text:span>– <text:span text:style-name="T1183">Слотроп и я зайдём внутрь за Шпрингером. Когда он будет с нами постараемся вызвать их огонь. Это будет </text:span><text:span text:style-name="T82">вам</text:span><text:span text:style-name="T1183"> сигналом ломиться прочь как от чёрта.</text:span></text:p>
      <text:p text:style-name="P208">–<text:span text:style-name="T1183"> Ну, ещё как откроют огонь,</text:span>– <text:span text:style-name="T1184">грит Слотроп.</text:span>– <text:span text:style-name="T1184">а и как насчёт такого?</text:span>– <text:span text:style-name="T1184">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209">– <text:span text:style-name="T1185">Но это пойло вряд ли даже загорится.</text:span></text:p>
      <text:p text:style-name="P210">– <text:span text:style-name="T1185">Но они-то будут думать, что это бензин,</text:span>– <text:span text:style-name="T1186">начинает ощипывать страусиные перья с костюма ближайшей к нему девушки.</text:span>– <text:span text:style-name="T1187">И только представьте насколько увереннее </text:span><text:span text:style-name="T83">мы</text:span><text:span text:style-name="T1187"> будем себя чувствовать.</text:span></text:p>
      <text:p text:style-name="P211">– <text:span text:style-name="T1188">Феликс,</text:span>– <text:span text:style-name="T1188">кларнетист спрашивает музыканта с тубой.</text:span>– <text:span text:style-name="T1188">Во что мы вляпались?</text:span>– <text:span text:style-name="T1189">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84">Zitz und Arsch,</text:span><text:span text:style-name="T1189"> вниз по склону.</text:span></text:p>
      <text:p text:style-name="P212">– <text:span text:style-name="T1190">Так что мы представляем внушительную угрозу,</text:span>– <text:span text:style-name="T1190">шепчет Нэриш.</text:span>– <text:span text:style-name="T1190">Нужны будут спички. У кого-нибудь есть спички?</text:span></text:p>
      <text:p text:style-name="P213">– <text:span text:style-name="T1191">Не у меня.</text:span></text:p>
      <text:p text:style-name="P213">– <text:span text:style-name="T1191">И у меня нет.</text:span></text:p>
      <text:p text:style-name="P214">– <text:span text:style-name="T1192">От же ж, в зажигалке кремень кончился.</text:span></text:p>
      <text:p text:style-name="P215">– <text:span text:style-name="T4">Kot</text:span>,– <text:span text:style-name="T1193">Нэриш всплескивает руками,</text:span>– <text:s/><text:span text:style-name="T4">Kot,</text:span>– <text:span text:style-name="T1193">отходя между деревьев, где сталкивается с Феликсом и его тубой.</text:span>– <text:span text:style-name="T1193">Ты тоже совсем без спичек.</text:span></text:p>
      <text:p text:style-name="P216">– <text:span text:style-name="T1193">У меня зажигалка Зиппо,</text:span>– <text:span text:style-name="T1194">отвечает Феликс,</text:span>– <text:span text:style-name="T1194">и две сигары Корона, из клуба Американских офицеров в</text:span>—</text:p>
      <text:p text:style-name="P427"><text:span text:style-name="T1195">Минуту спустя</text:span>. <text:span text:style-name="T1196">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428">И вот он Нэриш, что когда-то ракетой управлял. И каждый день в Полдень Ракеты смерть в небо запускал…. <text:span text:style-name="T1197">Хотя Нэришу удалось, в своё время, избежать почти всё это.</text:span></text:p>
      <text:p text:style-name="P429">Фактически, не случалось ещё двум людям с таким неподходящим снаряжением приближаться к <text:s/>пресвятому Центру, <text:span text:style-name="T1198">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430">Подхождение-к-Святому-Центру скоро станет Зонным спортом номер один. <text:span text:style-name="T1199">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431">Слотроп, как уже отмечалось, во всяком случае ещё в эру <text:span text:style-name="T4">Анубиса</text:span>, начал редеть, рассеиваться. «<text:span text:style-name="T1200">Плотность личности»,–Курт Мондауген в своём кабинете в Пенеюнде, не так уж во многих </text:span><text:soft-page-break/><text:span text:style-name="T1200">шагах отсюда, формулируя Закон, что однажды буде носить его имя,– «прямо пропорциональна ширине темпорального охвата».</text:span></text:p>
      <text:p text:style-name="P432">«<text:span text:style-name="T1201">Ширина темпорального охвата» это ширина твоего настоящего, твоё </text:span><text:span text:style-name="T85">сейчас</text:span><text:span text:style-name="T1201">.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85">тут</text:span><text:span text:style-name="T1201"> делаешь, у подножия этой колоссальной загнутой насыпи….</text:span></text:p>
      <text:p text:style-name="P218">– <text:span text:style-name="T1202">Э,</text:span>– <text:span text:style-name="T1202">развесив губы оборачивается он к Нэришу,</text:span>– <text:span text:style-name="T1202">что мы вообще…</text:span></text:p>
      <text:p text:style-name="P217">– <text:span text:style-name="T1203">Что мы что?</text:span></text:p>
      <text:p text:style-name="P217">– <text:span text:style-name="T1203">Что?</text:span></text:p>
      <text:p text:style-name="P218">– <text:span text:style-name="T1204">Ты сказал <text:s/></text:span>‘<text:span text:style-name="T1204">Что мы вообще...</text:span>’ <text:span text:style-name="T1204">и остановился.</text:span></text:p>
      <text:p text:style-name="P218">– <text:span text:style-name="T1204">О. Так, пошутил.</text:span></text:p>
      <text:p text:style-name="P433">Что касается Нэриша, он слишком поглощён делом. <text:span text:style-name="T1205">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86">самый первый раз</text:span><text:span text:style-name="T1205">, и с той поры это станет абсолютной потребностью, направляющей целью… х-х-х-</text:span><text:span text:style-name="T86">хлысть </text:span><text:span text:style-name="T1206">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434">Нет, но даже это всего лишь пролетает мельком через какую-то часть рельефа Слотропиановской <text:s/>доли мозга <text:span text:style-name="T1207">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87">ой-мне-дошло</text:span><text:span text:style-name="T1207">,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435">Слотроп <text:span text:style-name="T1209">при</text:span>слуш<text:span text:style-name="T1209">ив</text:span>ает<text:span text:style-name="T1209">ся к</text:span> перипатетическую туб<text:span text:style-name="T1209">е</text:span> <text:span text:style-name="T1208">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436">Нэриш, кожаное пугало, стара<text:span text:style-name="T1210">ясь</text:span> игнорировать поведение Слотропа, <text:span text:style-name="T1210">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219">– <text:span text:style-name="T1211">О, да я подумал это бензин, но они ж ведь поддельные, так что это просто водка, правда?</text:span></text:p>
      <text:p text:style-name="P437">Но по ту сторону насыпи, внизу на арене, <text:span text:style-name="T1212">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text:span><text:soft-page-break/><text:span text:style-name="T1212">трепещет жертва, перебирает чётки, стучит по дереву, избегая любого Готового Слова. Неужто это никогда не придёт за тобой, теперь?</text:span></text:p>
      <text:p text:style-name="P447">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438">Они проталкиваются через ветви сосен и снова вниз, <text:span text:style-name="T1213">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439">Они прошли полпути вдоль <text:span text:style-name="T1214">склона</text:span> к <text:span text:style-name="T1214">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220">– <text:span text:style-name="T1215">Прошу прощения,</text:span>– <text:span text:style-name="T1216">хотя это вышло не слишком спокойно.</text:span></text:p>
      <text:p text:style-name="P221">– <text:span text:style-name="T1217">О, ничего страшного,</text:span>– <text:span text:style-name="T1217">с Русским акцентом,</text:span>– <text:span text:style-name="T1218">я не пострадал.</text:span>– <text:span text:style-name="T1219">Он выпроваживает Слотропа обратно, о, </text:span><text:span text:style-name="T93">сволочного</text:span><text:span text:style-name="T1219"> вида младший сержант вам тут, под два метра ростом.</text:span></text:p>
      <text:p text:style-name="P222">– <text:span text:style-name="T1220">Ну, так</text:span>— <text:span text:style-name="T1220">и тут к ним подходит Нэриш.</text:span></text:p>
      <text:p text:style-name="P223">– <text:span text:style-name="T1221">О,</text:span>– <text:span text:style-name="T1221">Нэриш моргая глядит на охрану.</text:span>– <text:span text:style-name="T1222">Сержант, вы не слышите музыку? Почему вы не в Здании для Собраний, со своими товарищами? Там, как понимаю, несколько горячих </text:span><text:span text:style-name="T88">fräuleins</text:span><text:span text:style-name="T1222"> развлекают их,</text:span>– <text:span text:style-name="T1223">подпихивает локотком,</text:span>– <text:span text:style-name="T1223">в самом обворожительном состоянии полуодетости, к тому же.</text:span></text:p>
      <text:p text:style-name="P224">– <text:span text:style-name="T1224">Не сомневаюсь, это всё совершенно божественно,</text:span>– <text:span text:style-name="T1225">отвечает сержант,</text:span>– <text:span text:style-name="T1225">для </text:span><text:span text:style-name="T89">кое-кого</text:span><text:span text:style-name="T1225">.</text:span></text:p>
      <text:p text:style-name="P225">– <text:s/><text:span text:style-name="T4">Kot</text:span>...– <text:span text:style-name="T1226">время тактических манёвров истекло.</text:span></text:p>
      <text:p text:style-name="P225">– <text:span text:style-name="T1227">И к тому же, это уже сверх </text:span><text:span text:style-name="T90">меры</text:span><text:span text:style-name="T1227">.</text:span></text:p>
      <text:p text:style-name="P440">Со вздохом, Нэриш вскидывает свою бутылку и обрушивает её вниз, или ещё выше, <text:span text:style-name="T91">тресь</text:span><text:span text:style-name="T1228"> сержанта по</text:span> затылк<text:span text:style-name="T1228">у, сбивая с него подшлемник, только и всего. «Хулиганьё»– Русский, уже осерчавши, наклоняется подобрать свой головной убор.– «</text:span><text:span text:style-name="T91">Правда</text:span><text:span text:style-name="T1228">, мне следует взять вас </text:span><text:span text:style-name="T91">обоих</text:span><text:span text:style-name="T1228"> под арест».</text:span></text:p>
      <text:p text:style-name="P226">– <text:span text:style-name="T1229">Хватит базарить,</text:span>– <text:span text:style-name="T1229">рычит Слотроп, размахивая сигарой и «коктейлем Молотова»,</text:span>– <text:span text:style-name="T1230">сдавай оружие, Иван, или я из тебя сделаю живую </text:span><text:span text:style-name="T92">сигнальную ракету</text:span><text:span text:style-name="T1230">!</text:span></text:p>
      <text:p text:style-name="P227">– <text:span text:style-name="T1231">Ты, </text:span><text:span text:style-name="T94">сволочь,</text:span><text:span text:style-name="T4">– </text:span><text:span text:style-name="T95">окрысился </text:span><text:span text:style-name="T1232">сержант стаскивая свой ППШ чуть-чуть чересчур быстро</text:span>—<text:span text:style-name="T1233">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234">скулит Русский,</text:span>– «<text:span text:style-name="T1235">о, подлые, жуткие...»</text:span>– <text:span text:style-name="T1235">убегая прочь в обступившую ночь.</text:span></text:p>
      <text:p text:style-name="P228">– <text:span text:style-name="T1236">Две минуты,</text:span>– <text:span text:style-name="T1236">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229">– <text:span text:style-name="T1238">Бросай свой карандаш,</text:span>– <text:span text:style-name="T1238">командует Слотроп.</text:span>– <text:span text:style-name="T1238">Молодец, где тот майор Ждаев?</text:span></text:p>
      <text:p text:style-name="P230">– <text:span text:style-name="T1239">Он на совещании. Если вы сообщите своё имя</text:span>—</text:p>
      <text:p text:style-name="P230">– <text:span text:style-name="T1240">Наркотик,</text:span>– <text:span text:style-name="T1240">кричит Нэриш,</text:span>– <text:span text:style-name="T1240">они дали ему какой-то </text:span><text:span text:style-name="T96">наркотик</text:span><text:span text:style-name="T1240">! Герхардт, Герхардт, ответь мне!</text:span></text:p>
      <text:p text:style-name="P441">Слотроп распознаёт симптомы: «<text:span text:style-name="T1241">Это тот Натрий Амитал. Пройдёт. Надо уходить.</text:span></text:p>
      <text:p text:style-name="P442"><text:soft-page-break/><text:span text:style-name="T207">–</text:span> <text:span text:style-name="T1242">Майор будет с минуты на минуту. Они наверху в караульном помещении, курят. По какому номеру он сможет позвонить вам?</text:span></text:p>
      <text:p text:style-name="P443">Слотроп проскользнул под одну руку Шпрингера, Нэриш под другую, <text:span text:style-name="T1243">когда снаружи громко забарабанили в дверь.</text:span></text:p>
      <text:p text:style-name="P231">– <text:span text:style-name="T1243">Курят? Что курят?</text:span></text:p>
      <text:p text:style-name="P232">– <text:span text:style-name="T97">Слотроп, нам сюда!</text:span></text:p>
      <text:p text:style-name="P232">– <text:span text:style-name="T1244">О.</text:span>– <text:span text:style-name="T1244">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233">– <text:span text:style-name="T1245">Нам конец,</text:span>– <text:span text:style-name="T1245">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234">– <text:span text:style-name="T1246">Она ни капли не запнётся, гетероскоростная,</text:span>–<text:span text:style-name="T1246"> орёт Герхардт фон Гёль.</text:span></text:p>
      <text:p text:style-name="P235">– <text:span text:style-name="T1247">Попробуй сам идти,</text:span>– <text:span text:style-name="T1247">Слотроп не на шутку пересрал, </text:span>–<text:span text:style-name="T1247">давай, мэн, а то нам </text:span><text:span text:style-name="T98">жопа</text:span><text:span text:style-name="T1247">!</text:span>– <text:span text:style-name="T1248">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249">Чичерин! Привет.</text:span></text:p>
      <text:p text:style-name="P444">Они стоят обернувшись друг к другу, каждый в своём кругу света. <text:span text:style-name="T1250">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236">– <text:span text:style-name="T1251">Ракетмэн!</text:span></text:p>
      <text:p text:style-name="P236">– <text:s/><text:span text:style-name="T1251">Как поживаешь?</text:span></text:p>
      <text:p text:style-name="P236">– <text:span text:style-name="T1251">Что ты делаешь в такой Фашистской униформе?</text:span></text:p>
      <text:p text:style-name="P237">– <text:span text:style-name="T1251">Ты прав. Пожалуй, перейду в Красную Армия,</text:span>– <text:s/><text:span text:style-name="T1257">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237">– <text:span text:style-name="T1252">Так может всё же разденетесь, парни? Слышь, Чичерин, как тебе понравился тот гашиш, между прочим?</text:span></text:p>
      <text:p text:style-name="P238">– <text:span text:style-name="T1253">Ну,</text:span>– <text:span text:style-name="T1253">стаскивая брюки,</text:span>– <text:span text:style-name="T1253">мы щас собрались все там в </text:span><text:span text:style-name="T99">budka</text:span><text:span text:style-name="T1253"> наверху, покурили… Ракетмэн, ты всегда фантастически вовремя. Ждаев, ну, разве он не что-то с чем-то?</text:span></text:p>
      <text:p text:style-name="P445">Слотроп выскальзывает из своего вечернего: «<text:span text:style-name="T1254">Просто смотри, чтоб у тебя не вскочил сейчас, кореш.</text:span></text:p>
      <text:p text:style-name="P446"><text:span text:style-name="T207">–</text:span> <text:span text:style-name="T1255">Я серьёзно. Это твой </text:span><text:span text:style-name="T100">Schwarzphänomen</text:span><text:span text:style-name="T1255">.</text:span></text:p>
      <text:p text:style-name="P239">– <text:span text:style-name="T1256">Брось дурить.</text:span></text:p>
      <text:p text:style-name="P240">– <text:span text:style-name="T1257">Ты даже не догадываешься как. Ты пляшешь под его дудку. Мой постоянно пытается довести меня до погибели. Нам лучше обменяться </text:span><text:span text:style-name="T101">ими</text:span><text:span text:style-name="T1257">, вместо униформы.</text:span></text:p>
      <text:p text:style-name="P241"><text:span text:style-name="T1251"><text:s/>Процесс переодевания усложняется. Китель Ждаева с золото-звездными </text:span><text:span text:style-name="T102">pogoni </text:span><text:span text:style-name="T1258">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259">Слотроп поясняет</text:span>– «<text:span text:style-name="T1260">ты, Чичерин, изображаешь меня, пока майор этот</text:span>—» <text:span text:style-name="T1261">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262">бормочет он Чичерину,</text:span>– «<text:span text:style-name="T1262">я в тебя верю сейчас, но учти, у меня очень большой пассивный запас слов, разберу что ты говоришь».</text:span></text:p>
      <text:p text:style-name="P448"><text:soft-page-break/>Чичерин не против, но сбит с толку: «Так я теперь буду кто?»</text:p>
      <text:p text:style-name="P242">– <text:span text:style-name="T1263">О, блядь… слушай, просто пошли их проверить насосную снаружи, скажи, это срочно.</text:span>– <text:span text:style-name="T1263">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243">– <text:span text:style-name="T1264">Те обезьяны,</text:span>– <text:span text:style-name="T1265">Чичерин трясёт головой.</text:span>– <text:span text:style-name="T1265">Те </text:span><text:span text:style-name="T103">чёрные обезьяны</text:span><text:span text:style-name="T1265">! Как ты мог догадаться, Ракетмэн? Конечно, ты ни при чём, это всё твой </text:span><text:span text:style-name="T103">Schwarzphänomen</text:span><text:span text:style-name="T1265"> нарулил. Отличная деталь. Две из них посмотрели на меня через окно. Тут я подумал</text:span>—<text:span text:style-name="T1266">ну, сам знаешь: я подумал, что ты думал, что я подумаю….</text:span></text:p>
      <text:p text:style-name="P449">Но к этому времени Слотроп уже за пределами слышимости. <text:span text:style-name="T1267">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450">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268">составляемую</text:span> масс<text:span text:style-name="T1268">ой щебечущего</text:span> <text:span text:style-name="T1268">Герхарда</text:span> <text:span text:style-name="T1268">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257">– А, да распроеби твою...– рычит Слотроп.</text:p>
      <text:p text:style-name="P258">– Торчаще зелёный конь планетоида и хуя,– кивает Шпрингер в ответ.</text:p>
      <text:p text:style-name="P451">Музыка и разговоры в Здании Собраний уже стихли, <text:span text:style-name="T1269">их сменила неприятная тишина</text:span>. <text:span text:style-name="T1270">Наконец выбрались наверх и в лес, где Шпрингер притискивает свой лоб к стволу дерева и начинает безудержно блевать.</text:span></text:p>
      <text:p text:style-name="P451"><text:span text:style-name="T207">– Нэриш, и мы подставляем свою жопу ради</text:span><text:span text:style-name="T5"> этого жлоба</text:span><text:span text:style-name="T207">?</text:span></text:p>
      <text:p text:style-name="P452">Однако Нэриш <text:span text:style-name="T1271">занят жимами на живот своего друга: «Герхардт, ты в порядке? Чем тебе помочь?»</text:span></text:p>
      <text:p text:style-name="P259">– Прекрасно,– пёрхает Шпригер, блевотина стекает по подбородку. – Ахх. Какое облегчение!</text:p>
      <text:p text:style-name="P453">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273">й</text:span> Установк<text:span text:style-name="T1273">и</text:span> Х, <text:span text:style-name="T1274">и к морю</text:span>. <text:span text:style-name="T1275">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260">– Мне тоже,– он обнимает её.</text:p>
      <text:p text:style-name="P454">Взрывается адская катавасия<text:span text:style-name="T207">—</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244">– <text:span text:style-name="T1276">Мы захватили один автомат и два пистолета,</text:span>– <text:span text:style-name="T1277">шепчет Нэриш.</text:span>– <text:span text:style-name="T1278">Они подойдут к нам с юга. Одному из нас надо вернуться и задержать их.</text:span>– <text:span text:style-name="T1279">Он кивает и начинает проверять своё снаряжение.</text:span></text:p>
      <text:p text:style-name="P245">– <text:span text:style-name="T1280">Ты чокнулся,</text:span>– <text:span text:style-name="T1280">шипит Слотроп,</text:span>– <text:span text:style-name="T1280">они убьют тебя.</text:span>– <text:span text:style-name="T1280">Заваруха теперь повыше Испытательной Установки VII. Фары появляются, пара за парой, на той дороге.</text:span></text:p>
      <text:p text:style-name="P455">Нэриш похлопывает Шпрингера по подбородку. <text:span text:style-name="T1281">Не ясно понимает ли Шпрингер кто это. «</text:span><text:span text:style-name="T104">Lebe wohl</text:span><text:span text:style-name="T1281">»,–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246"><text:soft-page-break/>– <text:span text:style-name="T1282">Где корабль?</text:span>– <text:span text:style-name="T1282">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456">Выстрелы наверху<text:span text:style-name="T207">—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247">– <text:span text:style-name="T1283">Хмм, СЕЕС,</text:span>– <text:span text:style-name="T1283">предполагает Феликс.</text:span></text:p>
      <text:p text:style-name="P247">– <text:span text:style-name="T1283">Может они не точки,</text:span>– <text:span text:style-name="T1283">грит тенор-саксофонист,</text:span>– <text:span text:style-name="T1283">может они тире.</text:span></text:p>
      <text:p text:style-name="P248">– <text:span text:style-name="T1284">Смешно,</text:span>–<text:span text:style-name="T1284"> грит Отто,</text:span>– <text:span text:style-name="T1284">тогда получается ОТТО.</text:span></text:p>
      <text:p text:style-name="P249">– <text:span text:style-name="T1285">Так тебя зовут,</text:span>– <text:span text:style-name="T1285">грит Хильда.</text:span></text:p>
      <text:p text:style-name="P250">– <text:span text:style-name="T1285">Мать!</text:span>– <text:span text:style-name="T1285">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286">Отто скачет вверх-вниз по топи.</text:span></text:p>
      <text:p text:style-name="P251">– <text:span text:style-name="T1287">Эй, Нэриш,</text:span>– <text:span text:style-name="T1288">Слотроп щурится пытаясь разглядеть того в свете, что всю дорогу был слишком слабым,</text:span>– <text:span text:style-name="T1289">давай. Отходим.</text:span>– <text:span text:style-name="T1289">Нет ответа. Но стрельба усиливается.</text:span></text:p>
      <text:p text:style-name="P457">С потушенными огнями, судно подходит на максимальной скорости, Фрау Граб решила протаранить Пенемюнде? <text:span text:style-name="T1290">нет, теперь она даёт полный назад, визг подшипников, гейзеры пены от винтов, судно разворачивается с остановкой. </text:span></text:p>
      <text:p text:style-name="P252">– <text:span text:style-name="T1291">Всем на борт,</text:span>– <text:span text:style-name="T1291">рявкает она.</text:span></text:p>
      <text:p text:style-name="P458">Слотроп всё кричит Нэришу. Фрау Гнаб жмёт на свой гудок. <text:span text:style-name="T1292">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253">– <text:span text:style-name="T1293">Они убьют нас.</text:span>– <text:span text:style-name="T1293">Отто заталкивает Слотропа через борт, сам переваливается следом. Прожектора нашли и скрестились на них. Огонь усиливается</text:span>—<text:span text:style-name="T1294">взбрызги и взбульки от воды, пули стучат о борт. </text:span></text:p>
      <text:p text:style-name="P254">– <text:span text:style-name="T1295">Все тут?</text:span>– <text:span text:style-name="T1295">клыки Фрау обнажились в ухмылке.</text:span>– <text:span text:style-name="T1296">Отлично!</text:span>– <text:span text:style-name="T1296">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255">– <text:span text:style-name="T1297">Слышь, Феликс,</text:span>– <text:span text:style-name="T1297">грит саксофонист,</text:span>– <text:span text:style-name="T1297">как думаешь, может подвернуться халтура в Свинемюнде?</text:span></text:p>
      <text:p text:style-name="P255"/>
      <text:p text:style-name="P459">Джон Дилинджер, в конце, нашёл пару секунд странн<text:span text:style-name="T1298">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05">пока, Блэки…</text:span><text:span text:style-name="T1298">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05">ты</text:span><text:span text:style-name="T1298"> таки Гейбл, гордая, блестящая, змеиная голова—помочь Дилинджеру продраться сквозь кусты, и чуть легче в смерть.</text:span></text:p>
      <text:p text:style-name="P460"><text:soft-page-break/><text:span text:style-name="T1299">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06">Der Müde Tod</text:span><text:span text:style-name="T1299">.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06">обе</text:span><text:span text:style-name="T1299"> руки?—после бедного линейного Пенемюнде, разве кто-то его осудил бы?</text:span></text:p>
      <text:p text:style-name="P461">Даже не было необходимости знать План целиком… <text:span text:style-name="T1300">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07">полных</text:span><text:span text:style-name="T1300">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07">ja, ja… </text:span><text:span text:style-name="T108">но слишком поздно что-то менять….</text:span></text:p>
      <text:p text:style-name="P462"><text:span text:style-name="T1301">Р</text:span>азве в программе S-Gerät в Нордхаузене был в своё время хоть намёк как много людей, <text:span text:style-name="T1302">держав</text:span>, <text:span text:style-name="T1302">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09">попёрла Удача!</text:span></text:p>
      <text:p text:style-name="P463">Но звонкое яркое <text:span text:style-name="T1303">предвкушенье</text:span> в груди привело его сюда, <text:span text:style-name="T1303">вместо всего: сюда, в эту трубу, не больше как на пригоршню оставшихся минут….</text:span></text:p>
      <text:p text:style-name="P464">Идея была в том, чтоб постоянно держаться<draw:frame draw:style-name="fr2" draw:name="Image11" text:anchor-type="char" svg:x="5.4898in" svg:y="0.7591in" svg:width="0.3346in" svg:height="0.1764in" draw:z-index="7"><draw:image xlink:href="Pictures/10000201000000390000001E89DDC89C2F1EAD69.png" xlink:type="simple" xlink:show="embed" xlink:actuate="onLoad" loext:mime-type="image/png"/></draw:frame> фиксированного количества, А. <text:span text:style-name="T1304">Иногда ты использовал диодный мост настроенный на определённую частоту, A</text:span><text:span text:style-name="T1305">t</text:span><text:span text:style-name="T525">, гудящую, тяжёлую предзнаменованием, </text:span><text:span text:style-name="T526">внутри электронных коридоров… </text:span><text:span text:style-name="T527">пока снаружи, в соответствии с традицией в этих делах, </text:span><text:span text:style-name="T528">где-то будет собираться количество В, нарастать, по мере того как Ракета набирает скорость. </text:span><text:span text:style-name="T529">И так до назначенной для Brennschluss <text:s/>скорости, <text:s text:c="33"/>загнанная как всякая крыса электрошоком в этот узкий лабиринт </text:span><text:span text:style-name="T530">открытого пространства</text:span><text:span text:style-name="T491">—</text:span><text:span text:style-name="T531">да, радиосигналы с земли будут входить в тело Ракеты, </text:span><text:span text:style-name="T532">и следуя рефлексу</text:span><text:span text:style-name="T491">—</text:span><text:span text:style-name="T533">буквально электросигналам пробегающим по рефлекторной дуге</text:span><text:span text:style-name="T491">—</text:span><text:span text:style-name="T533">контрольные поверхности </text:span><text:span text:style-name="T534">прощёлкиваются, </text:span><text:span text:style-name="T535">направить тебя обратно на курс в тот момент, когда </text:span><text:span text:style-name="T536">ты начал отклоняться </text:span><text:span text:style-name="T537">(как мог ты не сместиться, </text:span><text:span text:style-name="T538">на такой высоте, в ту блистающую небрежность, </text:span><text:span text:style-name="T539">покорённый ветром, чисто высотой… </text:span><text:span text:style-name="T540">невообразимым пламенем у тебя под ногами)…</text:span><text:span text:style-name="T537"> </text:span><text:span text:style-name="T541">так что для этого строго контролируемого пролёта, всё держалось </text:span><text:span text:style-name="T542">на острейшем, самом болезненном предчу</text:span><text:span text:style-name="T543">в</text:span><text:span text:style-name="T542">ствии, </text:span><text:span text:style-name="T543">с В постоянно растущим, так ощутимо вздымающимся, как приливная волна, </text:span><text:span text:style-name="T544">что обездвиживает всякое мелкое создание, оттачивая воздух до холодного посвиста…. </text:span><text:span text:style-name="T545">Твоё количество А—</text:span><text:span text:style-name="T546">блистающее, постоянное А, унесённое как должно быть когда-то </text:span><text:span text:style-name="T547">за тридяветь земель среди ночи Грааль, </text:span><text:span text:style-name="T548">со своим давнишним солдафонски оголённым юмором… </text:span><text:span text:style-name="T549">и однажды утром на широкой верхней </text:span><text:soft-page-break/><text:span text:style-name="T549">губе сталист</text:span><text:span text:style-name="T550">о-</text:span><text:span text:style-name="T549">шерст</text:span><text:span text:style-name="T550">яная седина </text:span><text:span text:style-name="T489">двухдневной щетины,</text:span><text:span text:style-name="T550"> роковой, ужасный знак, </text:span><text:span text:style-name="T551">он брился начисто ежесуточно, что означало это </text:span><text:span text:style-name="T490">настал</text:span><text:span text:style-name="T551"> Последний День</text:span><text:span text:style-name="T491">—</text:span><text:span text:style-name="T552">и, опять-таки, только лишь угрюмым шестым чувством, настолько же гадательно, </text:span><text:span text:style-name="T553">как</text:span><text:span text:style-name="T552"> и </text:span><text:span text:style-name="T554">чисто </text:span><text:span text:style-name="T552">восприятием, </text:span><text:span text:style-name="T553">что В с Множествеными Индексами </text:span><text:span text:style-name="T555">уже тут, </text:span><text:span text:style-name="T554">сразу за электро</text:span><text:span text:style-name="T555">н</text:span><text:span text:style-name="T554">ным горизонтом, </text:span><text:span text:style-name="T556">действительно нарастает приближаясь, </text:span><text:span text:style-name="T557">возможно на этот раз как «В</text:span><text:span text:style-name="T1306">iw</text:span><text:span text:style-name="T557">», </text:span><text:span text:style-name="T558">угол прецессии гироскопа, надвигается невидимо, но ощутимо, </text:span><text:span text:style-name="T559">жутко возбуждающе, </text:span><text:span text:style-name="T560">по металлической раме к углу A</text:span><text:span text:style-name="T1307">iw</text:span><text:span text:style-name="T560"> </text:span><text:span text:style-name="T561">(так установлены тебе контакты: </text:span><text:span text:style-name="T562">замыкаться, ты должен понять, именно при таком угловом значении</text:span><text:span text:style-name="T561">). </text:span><text:span text:style-name="T562">Или как «В</text:span><text:span text:style-name="T1308">iL</text:span><text:span text:style-name="T562">», </text:span><text:span text:style-name="T563">другое</text:span><text:span text:style-name="T562"> интегрирование, </text:span><text:span text:style-name="T564">не по значениям гироскопа, но </text:span><text:span text:style-name="T565">по необработанным показателям самого тока, </text:span><text:span text:style-name="T566">истекающего из движимой катушки между полюсами, «</text:span><text:span text:style-name="T567">скованный» маятник… </text:span><text:span text:style-name="T568">им так это представлялось, в Группе Разработки, </text:span><text:span text:style-name="T569">условия </text:span><text:span text:style-name="T571">принуждённости</text:span><text:span text:style-name="T569">, </text:span><text:span text:style-name="T570">запретности… </text:span><text:span text:style-name="T572">отношение к своему аппаратному обеспечению было </text:span><text:span text:style-name="T573">более жестоким и солдафонским, о чём большинство инженеров и помечтать не могли… </text:span><text:span text:style-name="T574">Они и вправду чувствовались как подкованная шипами элита, Дривелинг, и Шмайл, </text:span><text:span text:style-name="T575">с флуоресцентными лампами отблескивающими на его голом лбу ночь за ночью… </text:span><text:span text:style-name="T576">Внутри своих мозгов </text:span><text:span text:style-name="T577">они разделяли общий давний-предавний электро-декор—</text:span><text:span text:style-name="T578">стеклянные переменные конденсаторы, керосин как диэлектрик, медные платы и эбонитовые крышки, </text:span><text:span text:style-name="T579">Цейссовские гальванометры </text:span><text:span text:style-name="T580">с тысячами болтиком мелкой резбы для настройки, </text:span><text:span text:style-name="T581">миллиамперметры от Сименса</text:span><text:span text:style-name="T580"> </text:span><text:span text:style-name="T582">на шиферных основах, </text:span><text:span text:style-name="T583">терминалы с дизайном из </text:span><text:span text:style-name="T584">Р</text:span><text:span text:style-name="T583">имских цифр, </text:span><text:span text:style-name="T584">Стандартные Омметры </text:span><text:span text:style-name="T585">с марганцевой проволокой в смазке, старый Gülcher Thermosäule термо-электрический генератор </text:span><text:span text:style-name="T587">что работал от пара отопления</text:span><text:span text:style-name="T585">, выда</text:span><text:span text:style-name="T587">вал</text:span><text:span text:style-name="T585"> 4 вольта, </text:span><text:span text:style-name="T586">никель и сурьма, </text:span><text:span text:style-name="T588">азбестные воронки сверху, слюдяные трубки….</text:span></text:p>
      <text:p text:style-name="P465"><text:span text:style-name="T588">Р</text:span><text:span text:style-name="T488">азве не была та жизнь приличнее гангстерства? </text:span><text:span text:style-name="T589">Дружба чище… не такая кручёная, во всяком случае…. </text:span><text:span text:style-name="T590">Там мы видели что как сочетается… </text:span><text:span text:style-name="T591">механизмы сами определяли это… </text:span><text:span text:style-name="T592">всё было так ясно тогда, </text:span><text:span text:style-name="T593">паранойя была лишь для врага, </text:span><text:span text:style-name="T594">и </text:span><text:span text:style-name="T593">никогда </text:span><text:span text:style-name="T594">для своих….</text:span></text:p>
      <text:p text:style-name="P256"><text:span text:style-name="T594">– </text:span><text:span text:style-name="T595">А как же SS?</text:span></text:p>
      <text:p text:style-name="P483">– О, они были врагом, я бы сказал… [Смех.]</text:p>
      <text:p text:style-name="P466"><text:span text:style-name="T595">Н</text:span><text:span text:style-name="T488">ет, Клаус, не расслабляйся, пожалуйста, никаких мечтаний о добреньком Советском допросе, что закончится в какой-то горностаевой постели, </text:span><text:span text:style-name="T596">в каком-то водочно-ароматном ступоре, ты знаешь это глупо….</text:span></text:p>
      <text:p text:style-name="P467"><text:span text:style-name="T596">В, </text:span><text:span text:style-name="T488">В-индекс-Н-для Нэриш, </text:span><text:span text:style-name="T597">почти тут</text:span><text:span text:style-name="T491">—</text:span><text:span text:style-name="T598">вот-вот прожгут сквозь последнюю шепчущую ширму </text:span><text:span text:style-name="T599">сравняться с «А»</text:span><text:span text:style-name="T491">—</text:span><text:span text:style-name="T599">сравнять </text:span><text:span text:style-name="T600">единственный кусочек себя с оставленным ими,</text:span><text:span text:style-name="T601">чтобы миновать этот миг, </text:span><text:span text:style-name="T602">минимальная куколка </text:span><text:span text:style-name="T603">Германского стирола, менее подлинная, чем все прежние «я»… </text:span><text:span text:style-name="T604">количество, которым можно пренебречь в этом последнем свете… </text:span><text:span text:style-name="T605">эта дробь сапог охотников, и </text:span><text:span text:style-name="T606">хорошо</text:span><text:span text:style-name="T605"> смазанных </text:span><text:span text:style-name="T606">оружейных затворов</text:span><text:span text:style-name="T605">….</text:span></text:p>
      <text:p text:style-name="P484"><draw:frame draw:style-name="fr1" draw:name="Image12" text:anchor-type="paragraph" svg:width="6.9252in" svg:height="0.3661in" draw:z-index="8"><draw:image xlink:href="Pictures/1000000000000B720000009B428C9716555D8079.png" xlink:type="simple" xlink:show="embed" xlink:actuate="onLoad" loext:mime-type="image/png"/></draw:frame></text:p>
      <text:p text:style-name="P485">И тут Енцин, <text:span text:style-name="T1309">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486">– <text:span text:style-name="T1310">Где она</text:span>—,– <text:span text:style-name="T1311">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487">– <text:span text:style-name="T1312">Нам лучше,</text:span>– <text:span text:style-name="T1312">Енцин уже повернулся на выход,</text:span>– <text:span text:style-name="T1312">к её, э... мужу, знаешь….</text:span></text:p>
      <text:p text:style-name="P488">– <text:span text:style-name="T1313">К Павлу.</text:span>– <text:span text:style-name="T1313">Кристиан хочет видеть его глаза, но Енцин не обернулся.</text:span></text:p>
      <text:p text:style-name="P606">У Павла с Марией должен был родиться ребёнок. <text:span text:style-name="T1314">Тогда Иосиф Омбинди и его люди начали являться с посещениями. Они научились этому стервятничеству от Христианских миссионеров. </text:span><text:soft-page-break/><text:span text:style-name="T1314">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489">– <text:span text:style-name="T1315">Нефтеочистительный,</text:span>– <text:span text:style-name="T1315">предполагает Андреас Орукамбе.</text:span></text:p>
      <text:p text:style-name="P489">– <text:span text:style-name="T1315">Точно? Он же зарок дал.</text:span></text:p>
      <text:p text:style-name="P490">– <text:span text:style-name="T1316">Теперь, может, и развязал.</text:span>– <text:span text:style-name="T1316">Брат девушки уставился на него играя желваками. Енцин, старый ублюдок, </text:span><text:span text:style-name="T110">тебе уж и впрямь ничего не доходит</text:span><text:span text:style-name="T1316">….</text:span></text:p>
      <text:p text:style-name="P607">Они вновь садятся на свои мотоциклы и снова в путь. <text:span text:style-name="T1317">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11">Schwarzkommando</text:span><text:span text:style-name="T1317"> верхом на мотоциклах без глушителей с рёвом проносятся в эту ночь.</text:span></text:p>
      <text:p text:style-name="P610">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608"><text:span text:style-name="T1318">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12">что</text:span><text:span text:style-name="T1318">? Тут какая-то ошибка, это должно бытьь для другого города….</text:span></text:p>
      <text:p text:style-name="P609"><text:span text:style-name="T4">Фрр</text:span> под нефтяной трубой на опорах <text:span text:style-name="T1319">сбегающих вниз налево к воде теперь, громадные стянутые болтами фланцы над головой смягчённые ржавчиной и промасленной грязью. </text:span><text:span text:style-name="T113">Далеко</text:span><text:span text:style-name="T1319"> по гавани движется нефтяной танкер поколыхивается безмятежно как паутина звёзд... </text:span><text:span text:style-name="T113">Вж</text:span><text:span text:style-name="T114">и</text:span><text:span text:style-name="T113">ик</text:span><text:span text:style-name="T1319">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611">Тут не то, чтобы озар<text:span text:style-name="T1321">ило</text:span>, нет, но <text:span text:style-name="T4">прор</text:span><text:span text:style-name="T115">валось</text:span>, <text:span text:style-name="T1320">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16">вовсе даже не развалина. Тут всё в отличном рабочем состоянии. </text:span><text:span text:style-name="T1322">Лишь в ожидании <text:s/>нужных подключений, и пуска… модифицировано, очень чётко, </text:span><text:span text:style-name="T117">нарочно</text:span><text:span text:style-name="T1322"> бомбардировкой, которая никогда не была враждебной, но частью плана обеих сторон—«</text:span><text:span text:style-name="T117">сторон</text:span><text:span text:style-name="T1322">?»—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17">natürlich</text:span><text:span text:style-name="T1322">!—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text:span><text:soft-page-break/><text:span text:style-name="T1322">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612">Но, если я гоню через него, Действительный Текст, <text:span text:style-name="T1326">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18">именно такие руины </text:span><text:span text:style-name="T1326">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613">И следовательно эта Война никак и никогда не была политической, политика просто спектакль, для отвода гла<text:span text:style-name="T1327">з</text:span> народам… <text:span text:style-name="T1327">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19"> вот-вот рассвет</text:span><text:span text:style-name="T120">ёт</text:span><text:span text:style-name="T119">, мне нужна моя порция ночной крови, моё финансирование, финансирование, ахх, ещё, ещё</text:span><text:span text:style-name="T1327">….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614">Да но Технология всего лишь реагирует <text:span text:style-name="T1328">(как часто этот довод повторялся, упрямый и унылый как редукция по Гауссу, среди </text:span><text:span text:style-name="T121">Schwarzkommando</text:span><text:span text:style-name="T1328">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615">Вот где мы должны искать источники власти, <text:span text:style-name="T1329">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616">А если это не именно Jamf Ölfabriken Werke? <text:span text:style-name="T1330">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22">стране</text:span><text:span text:style-name="T1330">? ЙАААГГГГХХХХХ!</text:span></text:p>
      <text:p text:style-name="P617">Да, такой вот стимулирующий разговор, <text:span text:style-name="T1331">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text:span><text:soft-page-break/><text:span text:style-name="T1331">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809">Типа рояля</text:p>
            <text:p text:style-name="P809">Оджи</text:p>
            <text:p text:style-name="P809">Кармайкла</text:p>
            <text:p text:style-name="P809">слышится </text:p>
            <text:p text:style-name="P809">фоном,</text:p>
            <text:p text:style-name="P809">тут</text:p>
          </table:table-cell>
          <table:table-cell table:style-name="Table1.B1" office:value-type="string">
            <text:p text:style-name="P796">Море по колено, Батя, с Дезокс-ёпфедрин</text:p>
            <text:p text:style-name="P797">У меня в карманах п<text:span text:style-name="T647">о́</text:span>лно <text:span text:style-name="T1332">щастья без границ,</text:span></text:p>
            <text:p text:style-name="P798">Я по Зоне проношуся, среди диких псов,</text:p>
            <text:p text:style-name="P798">Раздаю задарма клочья своих снов…</text:p>
            <text:p text:style-name="P799"><text:span text:style-name="T1333">Хошь р</text:span>адиолампы мне с приёмника вытаску-уй,</text:p>
            <text:p text:style-name="P800">Мне до лампочки вся эта чип-уха<text:span text:style-name="T1324">—</text:span></text:p>
            <text:p text:style-name="P801"><text:span text:style-name="T1324">Н</text:span><text:span text:style-name="T1323">а госгимны ты меня <text:s/>уж не подсажу-вуй</text:span></text:p>
            <text:p text:style-name="P808">Склепаю сам не хуже, чем вся энта труха….</text:p>
          </table:table-cell>
        </table:table-row>
        <table:table-row>
          <table:table-cell table:style-name="Table1.A1" office:value-type="string">
            <text:p text:style-name="P795"/>
          </table:table-cell>
          <table:table-cell table:style-name="Table1.A1" office:value-type="string">
            <text:p text:style-name="P802"><text:span text:style-name="T1324">Р</text:span><text:span text:style-name="T1323">от не закрыть, хоть слушать некому, </text:span></text:p>
            <text:p text:style-name="P803"><text:span text:style-name="T1323">Трещу без умолку в</text:span><text:span text:style-name="T1325">сякую</text:span><text:span text:style-name="T1323"> муть</text:span><text:span text:style-name="T1324">—</text:span></text:p>
            <text:p text:style-name="P804">И чё пристаю без толку к калекам у</text:p>
            <text:p text:style-name="P804">Кого ботинки не жмуть!</text:p>
            <text:p text:style-name="P804"/>
            <text:p text:style-name="P805">Тебя от меня эфедринит, малышка,</text:p>
            <text:p text:style-name="P806"><text:span text:style-name="T1335">Ты от имени моего</text:span> впадаешь в балдёж</text:p>
            <text:p text:style-name="P807">В комендантский час, когда свет угас,</text:p>
            <text:p text:style-name="P807">Как всякий другой я буду хорош,</text:p>
            <text:p text:style-name="P806"><text:span text:style-name="T1334">(Токо свечку зажги)</text:span> </text:p>
            <text:p text:style-name="P807"><text:span text:style-name="T1335">К</text:span>ак в прошлый раз….</text:p>
            <text:p text:style-name="P805"/>
          </table:table-cell>
        </table:table-row>
      </table:table>
      <text:p text:style-name="P618">Прошлой ночью в сво<text:span text:style-name="T1516">ей тетради</text:span> Енци<text:span text:style-name="T1516">н</text:span> записал: «Рот в последнее время почти не закрывался. Почти ничего, что могло бы пойти кому-нибудь на пользу. <text:span text:style-name="T1336">Оправдания, О, Боже, о, Боже. Но они меня и впрямь достали. Пожалуйста, я не </text:span><text:span text:style-name="T123">желаю</text:span><text:span text:style-name="T1336">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619">Я мог бы уйти хоть завтра. Я научен жить в одиночку. <text:span text:style-name="T1337">Меня это не так пугает, как они. Берут без конца—но они никогда не </text:span><text:span text:style-name="T124">пользуются</text:span><text:span text:style-name="T1337">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24">ничего</text:span><text:span text:style-name="T1337">. Деньги больше не существуют—никто их тут не видел месяцами, нет это не из-за денег… сигареты? Сигарет у меня всегда в обрез….</text:span></text:p>
      <text:p text:style-name="P491">– <text:span text:style-name="T1338">Если я оставлю их, куда бы я мог уйти?</text:span></text:p>
      <text:p text:style-name="P620">Обратно среди резервуаров теперь, в вечерний ветер, заносясь <text:span text:style-name="T1339">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621">Кристиан всё же не заглох, а Павел оказался на месте, типа как бы. <text:span text:style-name="T1340">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25">Leunagasolin</text:span><text:span text:style-name="T1340">’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text:span><text:soft-page-break/><text:span text:style-name="T1340">на интерфейсе между горючим и водой на дне, начали звать его: «Павел! Омунене! Почему не приходишь, проведать </text:span><text:span text:style-name="T125">нас</text:span><text:span text:style-name="T1340">?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25">Leunahalluzinationen </text:span><text:span text:style-name="T1341">случается зашкаливают в полный хрен разберёшь, охрененнее, чем культурный шок, даже, вот эта вот текущая уже вообще </text:span><text:span text:style-name="T126">мета</text:span><text:span text:style-name="T1341">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1342">½</text:span><text:span text:style-name="T1344"> </text:span><text:span text:style-name="T1345">недели самоистязаний, люди Омбинди поджидали его у обмотанны</text:span><text:span text:style-name="T1346">х</text:span><text:span text:style-name="T1345"> стекло</text:span><text:span text:style-name="T1346">волокном</text:span><text:span text:style-name="T1345"> труб </text:span><text:span text:style-name="T1346">котельной, </text:span><text:span text:style-name="T1347">мужчины и женщины, все стараются приласкать его, склонить с двух сторон Вопроса Самоубийства Племени, </text:span><text:span text:style-name="T1348">Енцин жалуется, слишком впутался в ту Ракету, чересчур вмалинился в свою распрю с Русским, </text:span><text:span text:style-name="T1349">чтобы думать ещё про кого-то кроме самого себя… </text:span><text:span text:style-name="T1350">А этот Павел старался держаться подальше от этого, </text:span><text:span text:style-name="T1351">От дыхания Мукуру, старался просто быть хорошим человеком</text:span><text:span text:style-name="T1352">—</text:span></text:p>
      <text:p text:style-name="P623"><text:span text:style-name="T1352">М</text:span><text:span text:style-name="T1343">оховое Создание шевелится. </text:span><text:span text:style-name="T1353">Оно подползло страшно ближе с прошлого раза как Паваел смотрел. </text:span><text:span text:style-name="T1354">Нежданно обильное истекание вишнёво-красного по склону горы справа от него (</text:span><text:span text:style-name="T1355">тут и горы были? Откуда </text:span><text:span text:style-name="T1356">горы-то</text:span><text:span text:style-name="T1355"> взялись?</text:span><text:span text:style-name="T1354">) </text:span><text:span text:style-name="T1364">и он сразу же понимает, без </text:span><text:span text:style-name="T1365">всяких </text:span><text:span text:style-name="T1364">увёрток и</text:span><text:span text:style-name="T1365">ли</text:span><text:span text:style-name="T1364"> надежды, </text:span><text:span text:style-name="T1366">что он соскользнул в Север, </text:span><text:span text:style-name="T1367">что вдыхание </text:span><text:span text:style-name="T1368">выдоха </text:span><text:span text:style-name="T1367">первого предка </text:span><text:span text:style-name="T1368">перенесло его в жуткий край, </text:span><text:span text:style-name="T1369">а он должен был знать, что так и будет, </text:span><text:span text:style-name="T1370">шаг за шагом, за эти последние годы, </text:span><text:span text:style-name="T1371">повернуть не получится (что значит повернуть? </text:span><text:span text:style-name="T1373">н</text:span><text:span text:style-name="T1372">е знаю куда начать двигаться, не знаю </text:span><text:span text:style-name="T1357">как</text:span><text:span text:style-name="T1372"> двигаться…</text:span><text:span text:style-name="T1373">) </text:span><text:span text:style-name="T1374">слишком поздно, мили и перемены слишком поздно уже.</text:span></text:p>
      <text:p text:style-name="P624"><text:span text:style-name="T1374">И </text:span><text:span text:style-name="T1343">вот его голова на стальной мушке Кристиана </text:span><text:span text:style-name="T1375">за 300 метров. </text:span><text:span text:style-name="T1376">Неожиданно эта ужасная развилка: </text:span><text:span text:style-name="T1377">две возможности уже начавшие разлетаться со скоростью мысли</text:span><text:span text:style-name="T1352">—</text:span><text:span text:style-name="T1378">новая Зона в любом случае, теперь, неважно стреляет Кристиан или сдерживается</text:span><text:span text:style-name="T1352">—</text:span><text:span text:style-name="T1378">прыгни, выбери</text:span><text:span text:style-name="T1352">—</text:span></text:p>
      <text:p text:style-name="P625"><text:span text:style-name="T1352">Е</text:span><text:span text:style-name="T1343">нцин постарался вовсю</text:span><text:span text:style-name="T1352">—</text:span><text:span text:style-name="T1343">отбил ствол в сторону, обменялся парой резких слов с молодым мстителем. </text:span><text:span text:style-name="T1379">Но оба они видели разделившиеся ветви. </text:span><text:span text:style-name="T1380">Зона снова, только что, </text:span><text:span text:style-name="T1381">изменилась и они уже в ней, в новой….</text:span></text:p>
      <text:p text:style-name="P626"><text:span text:style-name="T1381">О</text:span><text:span text:style-name="T1343">ни едут дальше туда, где Павел </text:span><text:span text:style-name="T1382">нюхает синтетический бензин </text:span><text:span text:style-name="T1383">на склоне бежевого холма без фонарей, </text:span><text:span text:style-name="T1384">под резервуарами ползущими бледно как улитки к небу, <text:s/></text:span><text:span text:style-name="T1385">туда, где он, один из счастливейших клиентов IG….</text:span></text:p>
      <text:p text:style-name="P627"><text:span text:style-name="T1343">Знает ли Павел что-то, о чём никто из нас не догадывается? </text:span><text:span text:style-name="T1386">Если IG хотели сделать это прикрытием для чего-то ещё, то почему не для дыхания Мукуру?</text:span></text:p>
      <text:p text:style-name="P628"><text:span text:style-name="T1386">Е</text:span><text:span text:style-name="T1343">нцин может представить себя </text:span><text:span text:style-name="T1387">в </text:span><text:span text:style-name="T1358">Erdschweinhöhle</text:span><text:span text:style-name="T1387"> </text:span><text:span text:style-name="T1343">начинающим </text:span><text:span text:style-name="T1387">новую жизнь на IG</text:span><text:span text:style-name="T1352">—</text:span><text:span text:style-name="T1388">устроить, чтоб становилась тучней и тучнее с отладкой новых связей, </text:span><text:span text:style-name="T1389">проверка бухгалтерских книг, приходят свидетели</text:span><text:span text:style-name="T1352">—</text:span><text:span text:style-name="T1390">не на переднем плане </text:span><text:span text:style-name="T1391">но сбоку по крайней мере, всегда в тени…. </text:span><text:span text:style-name="T1392">А если окажется, что дело не в Ракете, не в </text:span><text:span text:style-name="T1387">IG? </text:span><text:span text:style-name="T1393">Что ж, тогда ему придётся, так ведь, перейти на что-нибудь ещё</text:span><text:span text:style-name="T1352">—</text:span><text:span text:style-name="T1395">завод</text:span><text:span text:style-name="T1394"> Фольксваген, </text:span><text:span text:style-name="T1395">фармацевтические компании….</text:span><text:span text:style-name="T1388"> </text:span><text:span text:style-name="T1396">А если это даже не в Германии, </text:span><text:soft-page-break/><text:span text:style-name="T1397">то ему придётся начинать в Америке, или в России, </text:span><text:span text:style-name="T1398">и если он умрёт прежде, чем найдут Истинный Текст для изучения, </text:span><text:span text:style-name="T1399">то нужен некий механизм, чтоб смогли продолжить другие…. </text:span><text:span text:style-name="T1400">Глянь, крутая идея</text:span><text:span text:style-name="T1352">—</text:span><text:span text:style-name="T1401">созываешь всех сколько есть </text:span><text:span text:style-name="T1359">Erdschweinhöhle, </text:span><text:span text:style-name="T1401">подымаешься </text:span><text:span text:style-name="T1402">там, типа, </text:span><text:span text:style-name="T1360">Мой народ, мне было видение…</text:span><text:span text:style-name="T1402"> </text:span><text:span text:style-name="T1403">нет </text:span><text:span text:style-name="T1404">нет но </text:span><text:span text:style-name="T1361">понадобится</text:span><text:span text:style-name="T1404"> больше штата, </text:span><text:span text:style-name="T1405">если это настолько широк</text:span><text:span text:style-name="T1420">ий</text:span><text:span text:style-name="T1405"> </text:span><text:span text:style-name="T1420">поиск</text:span><text:span text:style-name="T1405">, тихий отвод ресурсов с Ракеты, </text:span><text:span text:style-name="T1406">разнообразить деятельность, </text:span><text:span text:style-name="T1407">чтобы при этом смотрелось органичным ростом… </text:span><text:span text:style-name="T1408">и кого подключить? </text:span><text:span text:style-name="T1409">Кристиан</text:span><text:span text:style-name="T1352">—</text:span><text:span text:style-name="T1409">можно ли использовать парня теперь, <text:s/>гнев Кристиана, воспользуется ли Текст всё равно Кристианом, чтобы одолеть Омбинди… </text:span><text:span text:style-name="T1410">потому что если миссия </text:span><text:span text:style-name="T1362">Schwarzkommando</text:span><text:span text:style-name="T1410"> была истинно открыта только что, </text:span><text:span text:style-name="T1411">то придётся что-то делать с Омбинди, Пустыми, доктриной Полного Нуля. </text:span><text:span text:style-name="T1412">Увеличение штата требует большего числа Иреро Зоны, </text:span><text:span text:style-name="T1413">а не меньшего</text:span><text:span text:style-name="T1352">—</text:span><text:span text:style-name="T1414">для сбора информации большего объёма о противнике, </text:span><text:span text:style-name="T1415">установление более широких связей </text:span><text:span text:style-name="T1416">вызовет рост</text:span><text:span text:style-name="T1415"> угроз</text:span><text:span text:style-name="T1416">ы</text:span><text:span text:style-name="T1415"> народ</text:span><text:span text:style-name="T1416">у, </text:span><text:span text:style-name="T1417">значит число соплеменников должно возрастать. </text:span><text:span text:style-name="T1418">Имеется ли альтернатива? </text:span><text:span text:style-name="T1419">н</text:span><text:span text:style-name="T1418">ет… </text:span><text:span text:style-name="T1419">он бы предпочёл игнорировать Омбинди, </text:span><text:span text:style-name="T1420">но потребности этого нового Поиска </text:span><text:span text:style-name="T1421">такого удовольствия уже не позволят… </text:span><text:span text:style-name="T1422">оиск будет направлять… </text:span></text:p>
      <text:p text:style-name="P629"><text:span text:style-name="T1422">Г</text:span><text:span text:style-name="T1343">де-то, среди пустошей Мира, есть ключ, что </text:span><text:span text:style-name="T1423">приведёт нас обратно, возродит нас для нашей Земли и свободы.</text:span></text:p>
      <text:p text:style-name="P630"><text:span text:style-name="T1423">А</text:span><text:span text:style-name="T1343">ндреас разговорился с Павлом, </text:span><text:span text:style-name="T1424">который всё ещё со своими странно освещёнными приятелями, </text:span><text:span text:style-name="T1425">подкатывая и так и эдак, Вскоре, </text:span><text:span text:style-name="T1442">лаской</text:span><text:span text:style-name="T1425"> и уловками, </text:span><text:span text:style-name="T1426">он получает адрес </text:span><text:span text:style-name="T1442">связанного с</text:span><text:span text:style-name="T1426"> Омбинди </text:span><text:span text:style-name="T1442">медика</text:span><text:span text:style-name="T1426">. </text:span></text:p>
      <text:p text:style-name="P631"><text:span text:style-name="T1426">Е</text:span><text:span text:style-name="T1343">нцин знает кто это. «</text:span><text:span text:style-name="T1443">В Сейнт</text:span><text:span text:style-name="T1427"> Паули. </text:span><text:span text:style-name="T1428">Поехали. </text:span><text:span text:style-name="T1429">Твой мотоцикл немного брыкается, Кристиан?»</text:span></text:p>
      <text:p text:style-name="P492"><text:span text:style-name="T1429">– Не подлизывайся ко мне,</text:span><text:span text:style-name="T1343">– </text:span><text:span text:style-name="T1430">взрывается Кристиан,</text:span><text:span text:style-name="T1343">– </text:span><text:span text:style-name="T1430">тебе наплевать на меня, нплевать на мою сестру, </text:span><text:span text:style-name="T1431">она там где-то умирает, а ты </text:span><text:span text:style-name="T1432">просто </text:span><text:span text:style-name="T1431">вставляешь её в свои уравнения</text:span><text:span text:style-name="T1343">—</text:span><text:span text:style-name="T1432">ты</text:span><text:span text:style-name="T1343">—</text:span><text:span text:style-name="T1432">играешь </text:span><text:span text:style-name="T1433">свою</text:span><text:span text:style-name="T1432"> рутину святого отца </text:span><text:span text:style-name="T1433">и внутри того эго ты даже не ненавидишь нас, тебе наплевать, </text:span><text:span text:style-name="T1434">ты даже уже больше </text:span><text:span text:style-name="T1363">не здесь</text:span><text:span text:style-name="T1343">— </text:span><text:span text:style-name="T1435">Он замахивается кулаком в лицо Енцина. Он плачет.</text:span></text:p>
      <text:p text:style-name="P632"><text:span text:style-name="T1435">Е</text:span><text:span text:style-name="T1343">нцин так и стоит и </text:span><text:span text:style-name="T1436">допускает это</text:span><text:span text:style-name="T1343">. </text:span><text:span text:style-name="T1436">Б</text:span><text:span text:style-name="T1343">ольно. </text:span><text:span text:style-name="T1436">Он </text:span><text:span text:style-name="T1441">терпит</text:span><text:span text:style-name="T1436">. </text:span><text:span text:style-name="T1437">Его кротость не только политика, всё же. </text:span><text:span text:style-name="T1438">Он чувствует </text:span><text:span text:style-name="T1440">немало</text:span><text:span text:style-name="T1438"> правды-матки в том, что сказал Кристиан</text:span><text:span text:style-name="T1352">—</text:span><text:span text:style-name="T1439">может быть не всё, </text:span><text:span text:style-name="T1440">не всё так сразу, но немало.</text:span></text:p>
      <text:p text:style-name="P493">– Вот ты и вернул меня. Может <text:span text:style-name="T1445">уже </text:span>поедем за ней, теперь?</text:p>
      <text:p text:style-name="P622"><draw:frame draw:style-name="fr1" draw:name="Image13" text:anchor-type="paragraph" svg:width="6.9252in" svg:height="0.3661in" draw:z-index="9"><draw:image xlink:href="Pictures/1000000000000B720000009B428C9716555D8079.png" xlink:type="simple" xlink:show="embed" xlink:actuate="onLoad" loext:mime-type="image/png"/></draw:frame><text:s/></text:p>
      <text:p text:style-name="P633">А вот и добрая фрау, склоняется над Слотропом от изножия койки: <text:span text:style-name="T1444">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634">И тут же нога фон Гёля подпихивает Слотропа <text:span text:style-name="T1446">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635">Шпрингер уже опять прежним бодрячком: «Свежие яйца и кфе в рулевой рубке. <text:span text:style-name="T1447">Мы выходим в море через 15 минут».</text:span></text:p>
      <text:p text:style-name="P494">– <text:span text:style-name="T1447">Ну просто убери это «мы», Дружище.</text:span></text:p>
      <text:p text:style-name="P495">– <text:span text:style-name="T1448">Но мне нужна твоя помощь.</text:span>– <text:span text:style-name="T1449">На Шпрингере костюм отличного твида в это утро, полный Савил-Роу, отлично сидит</text:span>—</text:p>
      <text:p text:style-name="P495">– <text:span text:style-name="T1450">Нэришу тоже нужна была твоя помошь.</text:span></text:p>
      <text:p text:style-name="P496">– <text:span text:style-name="T1451">Ты сам не знаешь о чём говоришь.</text:span>– <text:s/><text:span text:style-name="T1452">Глаза его сталь клинка, не знающие проигрыша. Смех, с подзаголовком </text:span><text:span text:style-name="T127">Поддержим дурачков</text:span><text:span text:style-name="T1452">, </text:span><text:span text:style-name="T127">Mitteleuropäisch</text:span><text:span text:style-name="T1452"> и безжалостен.</text:span>– <text:span text:style-name="T1453">Хорошо, хорошо. Сколько ты хочешь?</text:span></text:p>
      <text:p text:style-name="P497"><text:soft-page-break/>– <text:span text:style-name="T1454">На всё есть цена, верно?</text:span>– <text:span text:style-name="T1455">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498">– <text:span text:style-name="T1456">На всё.</text:span></text:p>
      <text:p text:style-name="P499">– <text:span text:style-name="T1457">Что за дело?</text:span></text:p>
      <text:p text:style-name="P500">– <text:span text:style-name="T1457">Мелкое пиратство. Забрать пакет для меня, пока я буду тебя прикрывать.</text:span>– <text:s/><text:span text:style-name="T1458">Он смотрит на часы излишне выразительно.</text:span></text:p>
      <text:p text:style-name="P500">– <text:span text:style-name="T1458">Окей, добудь мне отставку, я пойду с тобой.</text:span></text:p>
      <text:p text:style-name="P501">– <text:span text:style-name="T1459">Что? Отставку? Для </text:span><text:span text:style-name="T128">тебя</text:span><text:span text:style-name="T1459">? Ха! Ха! Ха!</text:span></text:p>
      <text:p text:style-name="P502">– <text:span text:style-name="T1460">Тебе надо чаще смеятся, Шпрингер. Выглядишь очень круто.</text:span></text:p>
      <text:p text:style-name="P503">– <text:span text:style-name="T1461">Отставку </text:span><text:span text:style-name="T130">какого вида</text:span><text:span text:style-name="T1461">, Слотроп? С честью, наверное? Ах, ах-ха! Ха! Ха!</text:span>– <text:s/><text:span text:style-name="T1462">Как и Адольф Гитлер, Шпрингер легко ущекотывается тем, что Немцы называют </text:span><text:span text:style-name="T129">Schadenfreude</text:span><text:span text:style-name="T1462">, чувство радости от несчастья.</text:span></text:p>
      <text:p text:style-name="P504">– <text:span text:style-name="T1463">Брось прикалываться, я серьёзно.</text:span></text:p>
      <text:p text:style-name="P505">– <text:span text:style-name="T1464">Ну, ты-то ещё </text:span><text:span text:style-name="T131">как</text:span><text:span text:style-name="T1464"> серьёзно, Слотроп.</text:span>– <text:span text:style-name="T1465">Снова хаханьки.</text:span></text:p>
      <text:p text:style-name="P636">Слотроп ждёт, смотрит, посасывает яйцо, хотя в это утро чувствует себя далеко не <text:s/>мудрым пронырой. </text:p>
      <text:p text:style-name="P506">– <text:span text:style-name="T1466">Нэриш, понимаешь, должен был пойти со мной сегодня. Теперь у меня остался ты. Ха! Ха! Куда ты хочешь, чтоб доставили эту</text:span>—<text:span text:style-name="T1467">ха</text:span>—<text:span text:style-name="T1467">отставку?</text:span></text:p>
      <text:p text:style-name="P507">– <text:span text:style-name="T1468">Каксхавен.</text:span>– <text:span text:style-name="T1468">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508">– <text:span text:style-name="T1469">Будь в месте, что называется у Путци. Это по дороге на Дорум. Местные деловые тебе объяснят.</text:span></text:p>
      <text:p text:style-name="P637">Так что снова—в путь, мимо мокрого объятия молов, <text:span text:style-name="T1470">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509">– <text:span text:style-name="T1471">Если идут в Копенгаген,</text:span>– <text:span text:style-name="T1472">обветренное лицо Фрау Гнаб, несводимые складки улыбки вокруг её глаз и рта, сияет словно солнце,</text:span>– <text:span text:style-name="T1473">то не больше, чем через час….</text:span></text:p>
      <text:p text:style-name="P638">Видимость в это утро слишком низкая, чтобы различить <text:span text:style-name="T1474">берег Юздома. Шпрингер присоединяется к Слотропу у поручня, что уставился в никуда, вдыхая давящий запах седой погоды.</text:span></text:p>
      <text:p text:style-name="P510">– <text:span text:style-name="T1475">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132">шмайсеров</text:span><text:span text:style-name="T1475"> <text:s/>с предложением для наших конкурентов. Ни царапинки.</text:span></text:p>
      <text:p text:style-name="P511">– <text:span text:style-name="T1476">Шпрингер, он там отвлекал на себя половину армии Русских вчера.</text:span></text:p>
      <text:p text:style-name="P512">– <text:span text:style-name="T133">Эти</text:span><text:span text:style-name="T1477">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1478">боьше, чем у Американцев</text:span>—<text:span text:style-name="T1478">и они позволят ему оставаться в Германиив Пенемёнде или </text:span><text:span text:style-name="T134">Mittelwerke</text:span><text:span text:style-name="T1478">, как <text:s/>он и был. Он даже может сбежать, у нас есть для этого связи</text:span>—</text:p>
      <text:p text:style-name="P512">– <text:span text:style-name="T1479">Но если его всё же застрелили?</text:span></text:p>
      <text:p text:style-name="P512">– <text:span text:style-name="T1479">Нет, до этого не должно было дойти.</text:span></text:p>
      <text:p text:style-name="P513">– <text:span text:style-name="T1480">Шпрингер, это тебе уже не ёбаное </text:span><text:span text:style-name="T135">кино</text:span><text:span text:style-name="T1480">, завязывай давай.</text:span></text:p>
      <text:p text:style-name="P514">– <text:span text:style-name="T1481">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136">тогда</text:span><text:span text:style-name="T1481">… вот когда… «</text:span><text:span text:style-name="T136">А теперь по правому борту у нас </text:span><text:soft-page-break/><text:span text:style-name="T136">показался легендарный Рюген</text:span><text:span text:style-name="T1481">. Его меловые утёсы ярче неба. Тонкой дымкой подёрнулись <text:s/>узкие заливы и зелень дубов. Вдоль пляжей плывут жемчужные клочья тумана.</text:span></text:p>
      <text:p text:style-name="P639"><text:span text:style-name="T4">Наш капитан, Фрау Гнаб, направляется в Гра</text:span><text:span text:style-name="T137">йф</text:span><text:span text:style-name="T4">свальде</text:span><text:span text:style-name="T137">р Боден прочесать длинные заливы в поисках намеченной жертвы. Спустя час </text:span><text:span text:style-name="T1482">(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137">потраченный на безрезультатны</text:span><text:span text:style-name="T138">е </text:span><text:span text:style-name="T137">поиск</text:span><text:span text:style-name="T138">и,</text:span><text:span text:style-name="T137"> пираты нашего времени снова в открытом море вдоль восточной береговой линии острова.</text:span></text:p>
      <text:p text:style-name="P640">Поморосил лёгкий дождь. <text:span text:style-name="T1483">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139">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1483">….</text:span></text:p>
      <text:p text:style-name="P515">– <text:span text:style-name="T1484">Вон они!</text:span>– <text:span text:style-name="T1484">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517">–<text:span text:style-name="T1484"> Определи азимут,</text:span>– <text:span text:style-name="T1485">Фрау Гнаб ухватывая руль раскорячивается поустойчивее,</text:span>– <text:span text:style-name="T1485">сегодня у нас </text:span><text:span text:style-name="T140">курс на столкновение!</text:span>– <text:span text:style-name="T1487">Отто крючится у пелоруса, дрожа.</text:span></text:p>
      <text:p text:style-name="P516">– <text:span text:style-name="T1486">Держи, Слотроп.</text:span></text:p>
      <text:p text:style-name="P641">Люгер? Коробка с обоймами? «Что за...»</text:p>
      <text:p text:style-name="P516">– <text:span text:style-name="T1486">Сегодня утром получено с яйцами.</text:span></text:p>
      <text:p text:style-name="P516">– <text:span text:style-name="T1486">Ты не говорил</text:span>—</text:p>
      <text:p text:style-name="P516">– <text:span text:style-name="T1486">Он может немного разозлиться, но он реалист. Твоя знакомая Грета и я знали его в Варшаве, в прежние времена.</text:span></text:p>
      <text:p text:style-name="P518">– <text:span text:style-name="T1488">Шпрингер</text:span>—<text:span text:style-name="T1488">скажи мне, Шпрингер, это вот что за корабль теперь?</text:span>– <text:span text:style-name="T1489">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1490">О…. Кей,</text:span>– <text:span text:style-name="T1490">пытаясь загллянуть сквозь дождь в глаза Шпрингера,</text:span>– <text:span text:style-name="T1491">ты знал, что я был на борту. Ты подставляешь меня теперь, верно?</text:span></text:p>
      <text:p text:style-name="P519">– <text:span text:style-name="T1492">Когда был </text:span><text:span text:style-name="T141">ты</text:span><text:span text:style-name="T1492"> на борту?</text:span></text:p>
      <text:p text:style-name="P519">– <text:span text:style-name="T1492">Брось</text:span>—</text:p>
      <text:p text:style-name="P520">– <text:span text:style-name="T1492">Слушай</text:span>—<text:span text:style-name="T1492">Нэриш должен был идти за пакетом сегодня. Не ты. Мы тебя и </text:span><text:span text:style-name="T141">знать</text:span><text:span text:style-name="T1492"> не знали. Тебе обязательно во всём видеть заговоры? Я не командую Русскими, и я не сдавал его</text:span>—</text:p>
      <text:p text:style-name="P521">– <text:span text:style-name="T1493">Ты в натуре играешь тут невинного сегодня, да?</text:span></text:p>
      <text:p text:style-name="P522">– <text:span text:style-name="T1493">Хватит пререкаться, идиоты,</text:span>– <text:span text:style-name="T1494">орёт Фрау Гнаб,</text:span>– <text:s/><text:span text:style-name="T1495">и по местам</text:span>—<text:span text:style-name="T1495">к </text:span><text:span text:style-name="T142">бою</text:span><text:span text:style-name="T1495">!</text:span></text:p>
      <text:p text:style-name="P642">Лениво и призрачно проваливается меж волн <text:span text:style-name="T4">Анубис</text:span>, не становясь отчётливее, когда они подходят ближе. <text:span text:style-name="T1496">Шпрингер достаёт мегафон из рулевой рубки и кричит: «Добрый день, Прокаловски—разрешите подняться на борт».</text:span></text:p>
      <text:p text:style-name="P643">В ответ пистолетный выстрел. Шпрингер падает на палубу, дождевик полощется жёлтым потоком, <text:span text:style-name="T1497">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523">– <text:span text:style-name="T1498">Отлично, но,</text:span>– <text:span text:style-name="T1499">один взгляд на плотоядную ухмылку матери Отто и становится ясным, что сегодня она не ради денег,</text:span>– <text:span text:style-name="T1499">когда ж мне уже </text:span><text:span text:style-name="T143">протаранить</text:span><text:span text:style-name="T1499"> его?</text:span></text:p>
      <text:p text:style-name="P644">Один на один в море с Анубисом. Слотроп начинает <text:span text:style-name="T1500">потеть, неприятно. Зелёные скалы побережья Рюгена им фоном, взлетают и проваливаются в шквале. </text:span><text:span text:style-name="T144">Цонгг</text:span><text:span text:style-name="T1500"> ещё один выстрел </text:span><text:soft-page-break/><text:span text:style-name="T1500">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144">Анубиса</text:span><text:span text:style-name="T1500">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144">ja, ja,</text:span><text:span text:style-name="T1500">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144">ja, </text:span><text:span text:style-name="T1500">тихонько, о,</text:span><text:span text:style-name="T144"> ja, </text:span><text:span text:style-name="T1501">тут раздаётся</text:span><text:span text:style-name="T145">—</text:span><text:span text:style-name="T1501">ах</text:span><text:span text:style-name="T145">—</text:span><text:span text:style-name="T1501">тут раздаётся </text:span><text:span text:style-name="T145">раздаётся-тут </text:span><text:span text:style-name="T1502">ТИХОНЬКО—АХХ—</text:span></text:p>
      <text:p text:style-name="P645"><text:span text:style-name="T4">ОТТО</text:span>! шарахает свою посудину в <text:span text:style-name="T4">Анубис</text:span>, <text:s/>самый оглушительный аж чертям тошно <text:span text:style-name="T4">Отто</text:span>….</text:p>
      <text:p text:style-name="P524">– <text:span text:style-name="T1503">Держись вплотную.</text:span>– <text:span text:style-name="T1503">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146">Анубисе</text:span><text:span text:style-name="T1503">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646">Вверх по скользкой лесенке взбегает охальный пиратству<text:span text:style-name="T1504">ю</text:span>щий Слотроп, <text:span text:style-name="T1504">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647"><text:span text:style-name="T150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47">amis</text:span><text:span text:style-name="T1505">, а сам Шпрингер как раз досказывает один из своего неисчерпаемого репертуара Германских сортирных анекдотов. </text:span></text:p>
      <text:p text:style-name="P525">– <text:span text:style-name="T1506">Что за чёрт, Герхардт,</text:span>– <text:span text:style-name="T1507">Прокаловски указывает большим пальцем,</text:span>– <text:span text:style-name="T1507">Красная Армия тоже работает на тебя?</text:span></text:p>
      <text:p text:style-name="P526">– <text:span text:style-name="T1508">И снова здравствуй, Энтони.</text:span>– <text:span text:style-name="T1508">Серебристые звёздочки с каждого <text:s/>его погона подмигивают привет-привет, но бестолку.</text:span></text:p>
      <text:p text:style-name="P527">– <text:span text:style-name="T1509">Я тебя не знаю.</text:span>– <text:span text:style-name="T1510">Обернувшись к Шпрингеру,</text:span>– <text:span text:style-name="T1510">Хорошо. Это в машинном отделении по правому борту, внизу позади генератора,</text:span>– <text:span text:style-name="T1511">что есть намёком Слотропу проваливать.</text:span></text:p>
      <text:p text:style-name="P648">У подножия лестницы он встречает Стефанию, что идёт вдоль <text:span text:style-name="T1514">перил</text:span>.</text:p>
      <text:p text:style-name="P528">– <text:span text:style-name="T1512">Привет. Жаль, что приходиться встречаться таким образом.</text:span></text:p>
      <text:p text:style-name="P529">– <text:span text:style-name="T1512">Привет. Я Стефания,</text:span>– <text:span text:style-name="T1513">выдаёт скорую улыбку на ходу,</text:span>–<text:span text:style-name="T1513"> спиртное на палубу выше, угощайтесь,</text:span>– <text:span text:style-name="T1514">и нет её, исчезла в дожде. Что за?</text:span></text:p>
      <text:p text:style-name="P649">Слотроп спускается в люк, начинает карабкаться по лесенке вниз в машинное отделение. <text:span text:style-name="T1515">Где-то над ним трижды бьёт колокол, медленно, чуть глухо, слегка отдаваясь эхом. Уже поздно… </text:span><text:span text:style-name="T148">поздно</text:span><text:span text:style-name="T1515">. Он вспоминает где он.</text:span></text:p>
      <text:p text:style-name="P650">Едва он касается пола, свет гаснет. Воздуходувы с протяжным в<text:span text:style-name="T1517">о</text:span>ем затихают. <text:span text:style-name="T1517">Машинное отделение на один пролёт ниже. Что, ему в темноте придётся?</text:span></text:p>
      <text:p text:style-name="P530">– <text:span text:style-name="T1518">Я не могу,</text:span>– <text:span text:style-name="T1518">вслух.</text:span></text:p>
      <text:p text:style-name="P531"><text:soft-page-break/>– <text:span text:style-name="T1518">Ты можешь,</text:span>– <text:span text:style-name="T1519">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1520">шепчет голос,</text:span>– «<text:span text:style-name="T1520">чтобы смог спуститься в машинное».</text:span></text:p>
      <text:p text:style-name="P532">– <text:span text:style-name="T1521">Подожди</text:span>— <text:span text:style-name="T1521">такое ощущение будто остроносый бальный туфель возник из ниоткуда и чуть с оттяжкой почёсывает ему под подбородком</text:span>—<text:span text:style-name="T1522">затем бьёт пыром и его зубы сомкнулись на его языке.</text:span></text:p>
      <text:p text:style-name="P651">Боль жуткая. <text:span text:style-name="T1523">Он чувствует вкус крови. Пот заливает глаза.</text:span></text:p>
      <text:p text:style-name="P533">– <text:span text:style-name="T1524">Двигай давай,</text:span>– <text:span text:style-name="T1524">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49">Помнишь</text:span><text:span text:style-name="T1524">?»</text:span>– <text:span text:style-name="T1525">Туфель поднялся, но только затем, чтоб пнуть его подмышку. «Встать, встать».</text:span></text:p>
      <text:p text:style-name="P652">Слотроп нащупывает путь к следующей лестнице, <text:span text:style-name="T1526">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534">– <text:span text:style-name="T1527">Танац?</text:span>–<text:span text:style-name="T1527">Язык Слотропа пронизан болью. Имя насилу выговорилось. Тишина.</text:span>– <text:span text:style-name="T1528">Моритури?</text:span>– <text:span text:style-name="T1528">Нет ответа. Слотроп переставляет ногу на одну перекладину выше.</text:span></text:p>
      <text:p text:style-name="P535">– <text:span text:style-name="T1529">Нет, нет. Я ещё тут.</text:span></text:p>
      <text:p text:style-name="P653">Он движется вниз, дрожа, перекладина за перекладиной, <text:span text:style-name="T1530">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150">я не хочу… как мне… схватить позади снизу… голыми руками… что если</text:span><text:span text:style-name="T1530">... </text:span></text:p>
      <text:p text:style-name="P654">Неожиданный визг справа<text:span text:style-name="T207">—</text:span>что-то механическое<text:span text:style-name="T207">—</text:span>он подпрыгивает, дыхание втягиваясьь леденит зубы, нервы спины и рук ходуном… <text:span text:style-name="T1531">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51">пусжеконч….</text:span><text:span text:style-name="T1531"> Но его руки, скребя по полу, возвращаются к скользкому атласу.</text:span></text:p>
      <text:p text:style-name="P536">– <text:span text:style-name="T1532">Нет.</text:span>– <text:span text:style-name="T1533">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537">– <text:span text:style-name="T152">Нет</text:span><text:span text:style-name="T1534">….</text:span>– <text:span text:style-name="T1535">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53">запах</text:span><text:span text:style-name="T1535">…</text:span></text:p>
      <text:p text:style-name="P655">Когда зажигается свет, Слотроп стоит на коленях, <text:span text:style-name="T1536">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655"/>
      <text:p text:style-name="P656">Уже на судне Фрау, Шпрингер <text:s/>достаёт бутылку шампанской любез<text:span text:style-name="T1537">н</text:span>ости <text:span text:style-name="T4">Анубиса</text:span>, <text:span text:style-name="T1537">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text:span><text:soft-page-break/><text:span text:style-name="T1537">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659">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657">Слотроп думает что там он сойдёт. <text:span text:style-name="T1538">Отправится в тот Каксхавен. «Шпрингер, так по-твоему ты успеешь вовремя приготовить те бумаги?»</text:span></text:p>
      <text:p text:style-name="P538">– <text:span text:style-name="T1539">Я ничего не могу гарантировать,</text:span>– <text:span text:style-name="T1539">отвечает Герхардт фон Гёль.</text:span></text:p>
      <text:p text:style-name="P658">В Штралсунде, на <text:span text:style-name="T1540">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54">auf Wiedersehen </text:span><text:span text:style-name="T1541">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155">пока-пока</text:span><text:span text:style-name="T1541"> греют в карманах его пустые руки…. </text:span></text:p>
      <text:p text:style-name="P633"><draw:frame draw:style-name="fr1" draw:name="Image14" text:anchor-type="paragraph" svg:width="6.9252in" svg:height="0.3661in" draw:z-index="10"><draw:image xlink:href="Pictures/1000000000000B720000009B428C9716555D8079.png" xlink:type="simple" xlink:show="embed" xlink:actuate="onLoad" loext:mime-type="image/png"/></draw:frame></text:p>
      <text:p text:style-name="P751">Где Папа Римский чей посох <text:s/>для меня <text:span text:style-name="T1544">зацвёл бы</text:span>?</text:p>
      <text:p text:style-name="P752">Холм её <text:span text:style-name="T1544">опять</text:span> манит меня шелками, ароматами,</text:p>
      <text:p text:style-name="P752"><text:span text:style-name="T1544">Н</text:span>амащёнными мышцами <text:span text:style-name="T1544">тел её рабынь</text:span>, её <text:span text:style-name="T1544">посулами</text:span></text:p>
      <text:p text:style-name="P752"><text:span text:style-name="T1544">Неспешных, у</text:span>тончённых пыток, что неб<text:span text:style-name="T1544">есам</text:span> сродни,</text:p>
      <text:p text:style-name="P752"/>
      <text:p text:style-name="P753">Чистотою света<text:span text:style-name="T207">—к поющим узам,</text:span></text:p>
      <text:p text:style-name="P754">К хлыстам: <text:span text:style-name="T1544">что</text:span> рассекаю<text:span text:style-name="T1544">т</text:span> спектр в размахе.</text:p>
      <text:p text:style-name="P755"><text:span text:style-name="T1544">И</text:span>грушк<text:span text:style-name="T1544">а утлая</text:span> <text:span text:style-name="T1544">для пасти</text:span> <text:span text:style-name="T1544">не</text:span>погод, <text:span text:style-name="T1544">я </text:span>зов её <text:span text:style-name="T1544">встречаю</text:span></text:p>
      <text:p text:style-name="P755"><text:span text:style-name="T1544">Куда ни повернусь</text:span>, <text:span text:style-name="T1542">в густеющей ночи.</text:span></text:p>
      <text:p text:style-name="P755"/>
      <text:p text:style-name="P756">За мною нет покинутой Лизоры.</text:p>
      <text:p text:style-name="P757">В последней исповеди я преклонил колени,</text:p>
      <text:p text:style-name="P758">Агностик, пред сияньем жемчуга его…</text:p>
      <text:p text:style-name="P759">Тут, в моём последнем расщеплённом вздохе</text:p>
      <text:p text:style-name="P759">Нет песни, как нет похоти, <text:s/>вины, <text:span text:style-name="T1543">воспоминаний</text:span>:</text:p>
      <text:p text:style-name="P760">Ни пентаграмм, ни кубков, ни святого Дурака….</text:p>
      <text:p text:style-name="P660"/>
      <text:p text:style-name="P661">Бригадный генерал Падинг умер ещё в середине июня от тяжёлого кишечно-инфекционногоо заболевания, <text:span text:style-name="T1549">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662">Однажды она нашла коробки с плёнкой небрежно сложенные Вебли Сильвернейлом в музыкальной комнате, <text:span text:style-name="T1545">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686"><text:soft-page-break/>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664">Когда это они<text:span text:style-name="T207">—</text:span>ах, да <text:s/><text:span text:style-name="T1546">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665">Приклеенным в конце всего этого, <text:span text:style-name="T1547">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665"/>
      <text:p text:style-name="P747">Наркоманья Несыть</text:p>
      <text:p text:style-name="P663"/>
      <text:p text:style-name="P633">«<text:span text:style-name="T1548">Мы начинаем с песни Нельсона Эдди, что звучит на заднем фоне:</text:span></text:p>
      <text:p text:style-name="P761"><text:span text:style-name="T1549">Наркоманья несыть</text:span>,</text:p>
      <text:p text:style-name="P762">О, <text:span text:style-name="T1549">наркоманья несыть</text:span>!</text:p>
      <text:p text:style-name="P763">Вселяешься как бесы,</text:p>
      <text:p text:style-name="P763">Самый пушистый кайф ломаешь,</text:p>
      <text:p text:style-name="P763">Меня в свинью ты превращаешь,</text:p>
      <text:p text:style-name="P765">Как всех познавших НАРКОМАНЬЮ НЕСЫТЬ!</text:p>
      <text:p text:style-name="P666"/>
      <text:p text:style-name="P667">Теперь в город въезжают два изнурённые <text:span text:style-name="T1550">в пути</text:span> ковбоя, <text:span text:style-name="T1550">Базил Ратбон и С. З. («Обнимашка») Сакал. На въезде в город, загораживая им дорогу, стоит Карлик, который играл главную роль в </text:span><text:span text:style-name="T156">Уродцах. </text:span><text:span text:style-name="T1551">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668">Ратбон: Это же не может быть <text:span text:style-name="T4">взаправду</text:span>, как думаешь?</text:p>
      <text:p text:style-name="P670">Сакал: Ху, ху! Ишшо как вправду, пропашший ты наркуша, <text:span text:style-name="T1552">пашёл нажевалсси таво </text:span><text:span text:style-name="T157">кайтуса</text:span><text:span text:style-name="T1552">, у дароги, заместа пакурить маёй канопельки, я ж те грил—</text:span></text:p>
      <text:p text:style-name="P687">Ратбон (с его нервической Болезненной Усмешкой): Я тебя умоляю—мне ни к чему Еврейская мамочка. Я и сам вижу что взаправду, а что не взаправду. </text:p>
      <text:p text:style-name="P671">(Карлик, тем временем, принимает позы крутого мачо, и вертит пару гигантский Кольтов).</text:p>
      <text:p text:style-name="P672">Сакал: Када паматаисси с маё по дарогам<text:span text:style-name="T207">—</text:span>и <text:span text:style-name="T4">ты врубаисси про каки я дароги</text:span>, <text:span text:style-name="T1553">ты, салага сопливый—так тада уш дотюпаишь иде взаправдашний шериф карлик, а иде примерещенный.</text:span></text:p>
      <text:p text:style-name="P673">Ратбон: <text:span text:style-name="T1554">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674">Сакал: Ты забыл «ты старый нигадяй».</text:p>
      <text:p text:style-name="P674">Ратбон: Ты старый негодяй.</text:p>
      <text:p text:style-name="P675">Они хохочут, выхватывают свои пистолеты <text:span text:style-name="T1555">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676">Сакал: Этта, мы <text:span text:style-name="T4">оба иво видим</text:span>. Значицца взаправдашний.</text:p>
      <text:p text:style-name="P677">Ратбон: Совместные галлюцинации не такая уж невидаль в нашем мире, партнёр.</text:p>
      <text:p text:style-name="P678"><text:soft-page-break/>Сакал: Кто грит этта <text:span text:style-name="T4">савмесна</text:span> галюцация? Ху, ху! <text:span text:style-name="T1556">Была б этта вапше галюцация—я не грю вот ба—так тока от пейоты. Или жа от бешенава агурца, мазможна…</text:span></text:p>
      <text:p text:style-name="P679">Эта интересная беседа длится полтора часа. <text:span text:style-name="T1557">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688"><text:s/></text:p>
      <text:p text:style-name="P764">Самый пушистый кайф ломаешь,</text:p>
      <text:p text:style-name="P764">Меня в свинью ты превращаешь,</text:p>
      <text:p text:style-name="P766">Как всех познавших НАРКОМАНЬЮ НЕСЫТЬ!</text:p>
      <text:p text:style-name="P669"/>
      <text:p text:style-name="P680">К этому имеется краткий эпилог, <text:span text:style-name="T1558">где Осби пытается пояснить что конечно элемент </text:span><text:span text:style-name="T158">Несыти </text:span><text:span text:style-name="T1559">должен быть включён как-то в сюжетную линию, чтобы оправдать название фильма, но плёнка заканчивается посреди его очередного «э-э...»</text:span></text:p>
      <text:p text:style-name="P681">Катье на этот момент сбита с толку, но она умеет распознать послание, когда видит его. <text:span text:style-name="T1560">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59">играет роль</text:span><text:span text:style-name="T1560">.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682">Осби оказывается дома, во всяком случае, курит косяки, заправляется кокаином. <text:span text:style-name="T1561">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539">– <text:span text:style-name="T1562">Шерлок Холмс. Базил Ратбон. Я был прав,</text:span>– <text:span text:style-name="T1562">дыхание перехватило, она роняет свою сумку.</text:span></text:p>
      <text:p text:style-name="P683">Аура пульсирует, в скромном поклоне. <text:span text:style-name="T1563">Он тоже сталь, сыромятная кожа и пот: «Хорошо, хорошо. Там и сын Франкенштейна есть, тоже. Я и хотел, чтоб мы могли напрямую, но—»</text:span></text:p>
      <text:p text:style-name="P540">– <text:span text:style-name="T1564">Где Прентис?</text:span></text:p>
      <text:p text:style-name="P541">– <text:span text:style-name="T1565">Вышел высмотреть кое-какой транспорт.</text:span>– <text:span text:style-name="T1566">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60">Введение </text:span><text:span text:style-name="T161">в</text:span><text:span text:style-name="T160"> Современн</text:span><text:span text:style-name="T161">ый</text:span><text:span text:style-name="T160"> Иреро</text:span><text:span text:style-name="T1566">, истории корпораций, боббины скрытой звукозаписи.</text:span>– <text:span text:style-name="T1567">Тут пока ещё не совсем всё в порядке. Но постепенно, милочка, постепенно.</text:span></text:p>
      <text:p text:style-name="P689"><text:soft-page-break/>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684">Осби подтащил два раскладных стула, подаёт ей стопку бумаг отпечатанного на мимеографе, довольно толстенькую. «<text:span text:style-name="T1568">Пара-двойка вещей, тут, что тебе следует знать. Нам жутко не хочется тебя торопить. Но лошадиное корыто ждёт».</text:span></text:p>
      <text:p text:style-name="P685">И вскоре, излившись модуляциями по комнатам в великолепной (и поначалу невразумительной) <text:span text:style-name="T1569">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685"><draw:frame draw:style-name="fr1" draw:name="Image15" text:anchor-type="paragraph" svg:width="6.9252in" svg:height="0.3661in" draw:z-index="11"><draw:image xlink:href="Pictures/1000000000000B720000009B428C9716555D8079.png" xlink:type="simple" xlink:show="embed" xlink:actuate="onLoad" loext:mime-type="image/png"/></draw:frame></text:p>
      <text:p text:style-name="P794">Дорогая Мама, я послал пару человек в Ад сегодня….</text:p>
      <text:p text:style-name="P767">—<text:span text:style-name="T1570">Фрагмент, предположительно, из </text:span><text:span text:style-name="T162">Евангелие от Фомы</text:span></text:p>
      <text:p text:style-name="P814">(номер документа в каталоге Папирусов Озиринчаса засекречен)</text:p>
      <text:p text:style-name="P667"/>
      <text:p text:style-name="P690">Кто бы подумал, что их тут столько соберётся? <text:span text:style-name="T1571">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text:span><text:soft-page-break/><text:span text:style-name="T1571">знакомства для новоприбывших. <text:s/>Теперь тур выводит Пирата в открытый двор, где небольшая толпа собралась вокруг одного из делегатов </text:span><text:span text:style-name="T163">Erdschweinhöhle</text:span><text:span text:style-name="T1571">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691">Сматывая свой клубок ириса, что становится уже довольно громоздким, Пират минует Биверборд-Роу, <text:span text:style-name="T1572">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542">– Конечно<text:span text:style-name="T1573">, вы видите это всё глазами солдата,</text:span>– <text:span text:style-name="T1574">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1575">тянется отщипнуть от его ириса, касаясь при этом его руки.</text:span></text:p>
      <text:p text:style-name="P543">– <text:span text:style-name="T1576">Для вас это всё цветущий сад,</text:span>– <text:span text:style-name="T1576">предполагает он.</text:span></text:p>
      <text:p text:style-name="P543">– <text:span text:style-name="T1576">Да, возможно вы не такой уж сухой <text:s/>пень, в конце концов.</text:span></text:p>
      <text:p text:style-name="P692">Ах, они ещё как его беспокоят, эти <text:span text:style-name="T1577">свободные </text:span>женщины <text:span text:style-name="T1577">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773"/>
            <text:p text:style-name="P773">Послушай, это просто<text:span text:style-name="T1324">—</text:span><text:span text:style-name="T1323">не, </text:span><text:span text:style-name="T1324">—</text:span><text:span text:style-name="T1323">при, </text:span><text:span text:style-name="T1324">—</text:span><text:span text:style-name="T1323">лично,</text:span></text:p>
            <text:p text:style-name="P774"><text:span text:style-name="T1323">Такой подъём, всё</text:span><text:span text:style-name="T1324">—</text:span><text:span text:style-name="T1323">так, </text:span><text:span text:style-name="T1324">—</text:span><text:span text:style-name="T1323">от, </text:span><text:span text:style-name="T1324">—</text:span><text:span text:style-name="T1323">лично,</text:span></text:p>
            <text:p text:style-name="P779">Про возраст свой забыли все…</text:p>
            <text:p text:style-name="P774"><text:span text:style-name="T1323">Пчёлы в ме</text:span><text:span text:style-name="T1324">—</text:span><text:span text:style-name="T1323">ду</text:span></text:p>
            <text:p text:style-name="P774"><text:span text:style-name="T1323">Нам не по</text:span><text:span text:style-name="T1324">—, —</text:span><text:span text:style-name="T1323">ме, </text:span><text:span text:style-name="T1324">—</text:span><text:span text:style-name="T1323">ха,</text:span></text:p>
            <text:p text:style-name="P775"><text:span text:style-name="T1323">И на хо</text:span><text:span text:style-name="T1324">—</text:span><text:span text:style-name="T1323">ду</text:span></text:p>
            <text:p text:style-name="P775"><text:span text:style-name="T1323">Нас качает от</text:span><text:span text:style-name="T1324">—</text:span><text:span text:style-name="T1323">сме, </text:span><text:span text:style-name="T1324">—</text:span><text:span text:style-name="T1323">ха,</text:span></text:p>
            <text:p text:style-name="P780">Весельем бурлим у всех на виду</text:p>
            <text:p text:style-name="P781"/>
          </table:table-cell>
          <table:table-cell table:style-name="Table2.B1" office:value-type="string">
            <text:p text:style-name="P810"/>
            <text:p text:style-name="P810">Откуда взялся оркестр свинга?</text:p>
            <text:p text:style-name="P810"/>
            <text:p text:style-name="P811">Она подскакивает вверх-вниз, </text:p>
            <text:p text:style-name="P813">ей хочется пуститься в джиттербаг, </text:p>
            <text:p text:style-name="P811"><text:span text:style-name="T1578">он видит, что она хочет </text:span><text:span text:style-name="T164">утратить свою гравитацию</text:span><text:span text:style-name="T1578">...</text:span></text:p>
          </table:table-cell>
        </table:table-row>
        <table:table-row>
          <table:table-cell table:style-name="Table2.A1" office:value-type="string">
            <text:p text:style-name="P777"><text:span text:style-name="T1323">На</text:span><text:span text:style-name="T1324">—</text:span><text:span text:style-name="T1323">чхать что тебе</text:span><text:span text:style-name="T1324">—</text:span><text:span text:style-name="T1323">из</text:span><text:span text:style-name="T1324">—</text:span><text:span text:style-name="T1323">твоей</text:span><text:span text:style-name="T1324">—</text:span><text:span text:style-name="T1323">тачки</text:span><text:span text:style-name="T1324">— </text:span><text:span text:style-name="T1323">кричат,</text:span></text:p>
            <text:p text:style-name="P777"><text:span text:style-name="T1323">Не оглянёшься</text:span><text:span text:style-name="T1324">—</text:span><text:span text:style-name="T1323">и</text:span><text:span text:style-name="T1324">—</text:span><text:span text:style-name="T1323">они</text:span><text:span text:style-name="T1324">—</text:span><text:span text:style-name="T1323">замол</text:span><text:span text:style-name="T1324">—</text:span><text:span text:style-name="T1323">чат,</text:span></text:p>
            <text:p text:style-name="P777"><text:span text:style-name="T1323">За</text:span><text:span text:style-name="T1324">—</text:span><text:span text:style-name="T1323">будь, </text:span><text:span text:style-name="T1324">—</text:span><text:span text:style-name="T1323">что,</text:span><text:span text:style-name="T1324">— </text:span><text:span text:style-name="T1323">говорит</text:span><text:span text:style-name="T1324">—</text:span><text:span text:style-name="T1323">твой</text:span><text:span text:style-name="T1324">—</text:span><text:span text:style-name="T1323">ка</text:span><text:span text:style-name="T1324">—</text:span><text:span text:style-name="T1323">лендарь,</text:span></text:p>
            <text:p text:style-name="P777"><text:span text:style-name="T1323">В ладони, словно пуп</text:span><text:span text:style-name="T1324">—</text:span><text:span text:style-name="T1323">сик, </text:span><text:span text:style-name="T1324">—</text:span><text:span text:style-name="T1323">у, </text:span><text:span text:style-name="T1324">—</text:span><text:span text:style-name="T1323">дарь! </text:span></text:p>
            <text:p text:style-name="P783"/>
            <text:p text:style-name="P778"><text:span text:style-name="T1323">Глаза горят</text:span><text:span text:style-name="T1324">—</text:span><text:span text:style-name="T1323">так, </text:span><text:span text:style-name="T1324">—</text:span><text:span text:style-name="T1323">выра, </text:span><text:span text:style-name="T1324">—</text:span><text:span text:style-name="T1323">зительно,</text:span></text:p>
            <text:p text:style-name="P778"><text:span text:style-name="T1323">А смех ей-Бо, </text:span><text:span text:style-name="T1324">—</text:span><text:span text:style-name="T1323">гу, </text:span><text:span text:style-name="T1324">—</text:span><text:span text:style-name="T1323">зара, </text:span><text:span text:style-name="T1324">—</text:span><text:span text:style-name="T1323">зителен,</text:span></text:p>
            <text:p text:style-name="P776"><text:span text:style-name="T1323">Нет сил остаться про</text:span><text:span text:style-name="T1324">—</text:span><text:span text:style-name="T1323">сто, зрителем,</text:span></text:p>
            <text:p text:style-name="P782">Пускаюсь в пляс! </text:p>
          </table:table-cell>
          <table:table-cell table:style-name="Table2.A1" office:value-type="string">
            <text:p text:style-name="P812"/>
          </table:table-cell>
        </table:table-row>
      </table:table>
      <text:p text:style-name="P692"/>
      <text:p text:style-name="P693">Единственный офис на Биверборд-Роу, что не связан физически с остальными, <text:span text:style-name="T1579">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text:span><text:soft-page-break/><text:span text:style-name="T1579">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65">увязанности</text:span><text:span text:style-name="T1579">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694">Нам остаётся рассматривать возможность, что мы умираем <text:span text:style-name="T4">только лиш</text:span>ь потому, <text:span text:style-name="T1580">что Они хотят этого: потому что для Их существования Им необходим наш ужас. Мы для Них питательная среда….</text:span></text:p>
      <text:p text:style-name="P695">Это должно радикально изменить суть нашей веры. <text:span text:style-name="T1581">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696">Верить, что каждый из Них <text:span text:style-name="T4">умрёт</text:span> лично, означает также верить, <text:span text:style-name="T1582">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66">теперь</text:span><text:span text:style-name="T1582">»,– слышится торопливый радиодиктор,– «пора что? Поднять—Мыло!» Аплодисменты и вскрики хохота, что продолжается неприятно долгое время.</text:span></text:p>
      <text:p text:style-name="P544">– <text:span text:style-name="T1583">Поднять Мыло?</text:span>– <text:span text:style-name="T1583">Сэмми Гильберт-Шпаес приближается к тонкой разделяющей стенке загянуть в дверной проём.</text:span></text:p>
      <text:p text:style-name="P545"><text:soft-page-break/>– <text:span text:style-name="T1584">Шумные соседи,</text:span>– <text:span text:style-name="T1584">замечает Немецкий кинорежиссёр Герхардт фон Гёль.</text:span>– <text:span text:style-name="T1585">Они когда-нибудь кончают?</text:span></text:p>
      <text:p text:style-name="P546">– <text:span text:style-name="T1585">Прывет, Прентис,</text:span>– <text:span text:style-name="T1585">кивает чернокожий, которого Пират не узнаёт,</text:span>– <text:span text:style-name="T1585">похоже мы тут представляем старую школу.</text:span>– <text:span text:style-name="T1585">Это что </text:span><text:span text:style-name="T167">за</text:span><text:span text:style-name="T1585">, кто эти все</text:span>— <text:span text:style-name="T1586">Его имя Сент-Жюст Гросаут,</text:span>– <text:span text:style-name="T1587">Большую часть Срока наша Контора пыталась внедрить меня в </text:span><text:span text:style-name="T168">Schwarzkommando</text:span><text:span text:style-name="T1587">. Никто больше этим не интересовался. <text:s/>Звучит немного параноидно, но по-моему я там был один такой….</text:span>– <text:span text:style-name="T1588">От такого вопиющего нарушения секретности, если оно тем и было, Пират малость опешил.</text:span></text:p>
      <text:p text:style-name="P547">– <text:span text:style-name="T1589">Ты бы мог</text:span>—<text:span text:style-name="T1590">ну, ознакомить меня с оперативной сводкой про это всё?</text:span></text:p>
      <text:p text:style-name="P548">– <text:span text:style-name="T1590">О, Джеффри. Бога ради.</text:span>– <text:span text:style-name="T1590">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1591">Джеффри, к тому времени, когда ты получишь </text:span><text:span text:style-name="T169">какой угодно</text:span><text:span text:style-name="T1591">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697">Пират с изумлением видит сэра Стивена Дадсон-Трак в более молодцеватой форме <text:span text:style-name="T1592">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549">– <text:span text:style-name="T1593">О, нет, ты же не дашь, чтоб <text:s/></text:span><text:span text:style-name="T170">этот</text:span><text:span text:style-name="T1593"> навешал тебе лапши?</text:span>– <text:span text:style-name="T1594">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1595">Нет, наш Стивенька не совсем ещё готов причислиться к лику святых, так ведь, дорогуша?</text:span>– <text:span text:style-name="T1596">Отвешивая тому, играючи, оплеухи по щеке.</text:span>– <text:span text:style-name="T1596">А? а? а?</text:span></text:p>
      <text:p text:style-name="P550">– <text:span text:style-name="T1597">Нет, если попаду в шарагу таких как ты,</text:span>– <text:span text:style-name="T1597">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550"/>
      <text:p text:style-name="P768">Помолись за простого <text:span text:style-name="T1598">стукача</text:span>,</text:p>
      <text:p text:style-name="P769">Он вышел из пизды, как и тыыыы<text:span text:style-name="T207">—</text:span></text:p>
      <text:p text:style-name="P770">Не стоит на него ворчать,</text:p>
      <text:p text:style-name="P770">Он пашет как подземные кроты…</text:p>
      <text:p text:style-name="P770">И когда тебе вскряхнётся с удобством,</text:p>
      <text:p text:style-name="P770">Спроси себя: а ему каково?</text:p>
      <text:p text:style-name="P771">Неужто хуже быть проданным </text:p>
      <text:p text:style-name="P771">За пару монет,</text:p>
      <text:p text:style-name="P771">Чем кряхтеть всю жизнь после того?</text:p>
      <text:p text:style-name="P693"/>
      <text:p text:style-name="P551">– <text:span text:style-name="T1599">Не уверен, что мне тут понравиться,</text:span>– <text:span text:style-name="T1599">Пират, с нарастающим внутри подозрением, нервно оглядывается.</text:span></text:p>
      <text:p text:style-name="P552">– <text:span text:style-name="T1600">Самая худшая часть это стыд,</text:span>– <text:span text:style-name="T1600">сэр Стивен сообщает ему.</text:span>– <text:span text:style-name="T1601">Преодоление его. Затем твой следующий шаг</text:span>—<text:span text:style-name="T1602">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71">мнения, </text:span><text:span text:style-name="T1602"><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text:span><text:soft-page-break/><text:span text:style-name="T1602">всего, именно в этом вся суть. И кто знает то будет </text:span><text:span text:style-name="T171">дальше</text:span><text:span text:style-name="T1602">? Боже милостивый. Мне не узнать, конечно, пока не справлюсь с этим… Не хочу так сразу вас расхолаживать</text:span>—</text:p>
      <text:p text:style-name="P553">– <text:span text:style-name="T1603">Нет, нет, я думал о другом</text:span>—<text:span text:style-name="T1603">вот все вы тут это моя Группа, или как? Меня сюда </text:span><text:span text:style-name="T172">назнач</text:span><text:span text:style-name="T173">чили</text:span><text:span text:style-name="T1603">?</text:span></text:p>
      <text:p text:style-name="P553">– <text:span text:style-name="T1604">Да. Начинаете догадываться почему?</text:span></text:p>
      <text:p text:style-name="P554">– <text:span text:style-name="T1605">Боюсь, что да.</text:span>– <text:span text:style-name="T1606">Помимо всего прочего, эти присутствующие, в конце концов, такие люди, кто убивает друг друга, и Пират всегда был одним из них.</text:span>– <text:span text:style-name="T1607">Я надеялся на</text:span>—<text:span text:style-name="T1607">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1608">с кем ты пришёл….</text:span></text:p>
      <text:p text:style-name="P555">– <text:span text:style-name="T1609">Прентис, брось, всё нормально,</text:span>– <text:span text:style-name="T1609">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556">– <text:span text:style-name="T1610">Я просто… не могу… то есть если это правда, тогда,</text:span>– <text:span text:style-name="T1611">смешок, который ему трудно вызвать, глубоко в дыхательных путях,</text:span>– <text:span text:style-name="T1612">тогда я ничему не изменил, не так ли? То есть, если я вообще не изменял….</text:span></text:p>
      <text:p text:style-name="P698"><text:span text:style-name="T1613">Извещение настигло его во время правительственного ролика кинохроники. </text:span>ОТ КИНЖАЛА-И-ПЛАЩА К ПРИЗНАНИЯМ НАТОЩАК, <text:span text:style-name="T1614">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557">– <text:span text:style-name="T1615">Там довольно забавно, в общем-то,</text:span>– <text:span text:style-name="T1615">пока камера надвигается для ближнего плана этого индивида,</text:span>– <text:span text:style-name="T1616">всего за неделю мне дошло что и как надо….</text:span></text:p>
      <text:p text:style-name="P557">– <text:span text:style-name="T1616">Появилось ли у вас чувство, что вы тут свой, чего не было по возвращении, или</text:span>—<text:span text:style-name="T1616">вас всё ещё тут не приняли?</text:span></text:p>
      <text:p text:style-name="P558">– <text:span text:style-name="T1617">Они</text:span>—<text:span text:style-name="T1617">о, люди, тут люди просто чудесные. Просто отличные. Нет, </text:span><text:span text:style-name="T174">с этим</text:span><text:span text:style-name="T1617"> никаких проблем вообще.</text:span></text:p>
      <text:p text:style-name="P699">В этот момент с по-еп<text:span text:style-name="T1618">и</text:span>скопски возвышенного сиденья <text:span text:style-name="T1618">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559">– <text:span text:style-name="T1619">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559">– <text:span text:style-name="T1620">Быть д</text:span>—</text:p>
      <text:p text:style-name="P560">– <text:span text:style-name="T1621">Всё нормально. «Быть д</text:span>—»?</text:p>
      <text:p text:style-name="P561"><text:soft-page-break/>– <text:span text:style-name="T1622">Быть двойным агентом. «Привыкать»?</text:span>– <text:span text:style-name="T1623">Он присматривается к остальным. Каждый тут смотрится </text:span><text:span text:style-name="T175">как минимум</text:span><text:span text:style-name="T1623"> двойным агентом.</text:span></text:p>
      <text:p text:style-name="P562">– <text:span text:style-name="T1624">Да… ты докатился до этого, докатился к нам сюда,</text:span>– <text:span text:style-name="T1624">шепчет Сэмми.</text:span>– <text:span text:style-name="T1625">Отделайся от своего стыда и своих нюнь, молодой человек, потому что у нас нет привычки </text:span><text:span text:style-name="T176">терпеть</text:span><text:span text:style-name="T1625"> такое слишком долго.</text:span></text:p>
      <text:p text:style-name="P563">– <text:span text:style-name="T1626">Это </text:span><text:span text:style-name="T177">тень</text:span><text:span text:style-name="T1626">,</text:span>– <text:span text:style-name="T1626">кричит Пират,</text:span>– <text:span text:style-name="T1626">это работа в тени, навсегда.</text:span></text:p>
      <text:p text:style-name="P564">– <text:span text:style-name="T1627">Но подумай о свободе?</text:span>– <text:span text:style-name="T1627">грит Милосердый Эванс.</text:span>– <text:span text:style-name="T1628">Я не могу доверять даже себе? Так ведь. Как может человек быть свободнее такого? Если его может продать кто угодно? даже и он </text:span><text:span text:style-name="T178">сам</text:span><text:span text:style-name="T1628"> понимаешь.</text:span></text:p>
      <text:p text:style-name="P565">– <text:span text:style-name="T179">Я не хочу этого</text:span>—</text:p>
      <text:p text:style-name="P566">– <text:span text:style-name="T1629">У тебя нет выбора,</text:span>— <text:span text:style-name="T1630">отвечает Додсон-Трак.</text:span>— <text:span text:style-name="T1630">Конторе отлично известно, что ты прибыл сюда. Они будут ждать полный отчёт от тебя теперь. Либо добровольно, или по-другому.</text:span></text:p>
      <text:p text:style-name="P567">– <text:span text:style-name="T1631">Но я бы… мог никогда им не сказать</text:span>— <text:span text:style-name="T1631">Улыбки, которые они ему сейчас демонстрируют, умышленно жестоки, чтобы чуть-чуть помочь ему.</text:span>– <text:span text:style-name="T1631">Вы совсем, вы что мне вовсе не доверяете?</text:span></text:p>
      <text:p text:style-name="P567">– <text:span text:style-name="T1631">Конечно нет,</text:span>– <text:span text:style-name="T1631">грит Сэмми.</text:span>– <text:span text:style-name="T1631">А ты бы</text:span>—<text:span text:style-name="T1632">на самом деле</text:span>—<text:span text:style-name="T1631">поверил бы кому-нибудь из нас?</text:span></text:p>
      <text:p text:style-name="P568">– <text:span text:style-name="T1633">О, нет,</text:span>– <text:span text:style-name="T1633">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1634">остаться на дне среди Обойдённых, его бедная честь утрачена, ни найти невозможно, ни искупить.</text:span></text:p>
      <text:p text:style-name="P569"><text:span text:style-name="T1635">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636">Ну»,</text:span>– <text:span text:style-name="T1636">умное старое лицо подающего ему очки с чёрными линзами,</text:span>– «<text:span text:style-name="T1636">вот тебе твоя Бомба….»,</text:span>– <text:span text:style-name="T1636">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text:span><text:soft-page-break/><text:span text:style-name="T1636">стыдом и боится сейчас, переживает ни про что другое, как только про собственную жопу, его драгоценную, проклятую, личную жопу….</text:span></text:p>
      <text:p text:style-name="P570">– <text:span text:style-name="T1637">А место для покойников найдётся?</text:span>– <text:span text:style-name="T1637">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571">– <text:span text:style-name="T1638">Да ладно,</text:span>– <text:span text:style-name="T1638">с какими ещё идиотскими неприятностями она, по её мнению, сейчас столкнулась,</text:span>– <text:span text:style-name="T1638">ты не покойница. Могу поспорить, что даже и фигурально нет.</text:span></text:p>
      <text:p text:style-name="P572">– <text:span text:style-name="T1639">То есть, позволяется ли мне приносить с собой моих покойников,</text:span>– <text:span text:style-name="T1639">поясняет Катье.</text:span>– <text:span text:style-name="T180">Они</text:span><text:span text:style-name="T1640"> ведь, в конце концов, моё удостоверение.</text:span></text:p>
      <text:p text:style-name="P573">– <text:span text:style-name="T1641">Мне довольно симпатичен Франс ван дер Грув. Ваш предок. Тот специалист по додо.</text:span></text:p>
      <text:p text:style-name="P700">Это не совсем то, что она подразумевала своими покойниками. «<text:span text:style-name="T1642">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574">– <text:span text:style-name="T1643">Уж </text:span><text:span text:style-name="T181">ты</text:span><text:span text:style-name="T1643"> бы рассказала ему кое-что об </text:span><text:span text:style-name="T181">этом</text:span><text:span text:style-name="T1643">,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81">у тебя</text:span><text:span text:style-name="T1643">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701">Ну, он прав. Она <text:span text:style-name="T1644">кладёт</text:span> свою тёплую <text:span text:style-name="T1644">ладонь на руку Пирата и дважды встряхивает головой со смешками <text:s/>смущения: «В любом случае, рада вас видеть, капитан Прентис».</text:span></text:p>
      <text:p text:style-name="P584">– И никто больше. Подумать только.</text:p>
      <text:p text:style-name="P701"><text:span text:style-name="T1645">Она лишь приподымает брови. Не нашёл сказать что-то получше</text:span> <text:span text:style-name="T1646">этого дерьма. Раскаяние, или запоздалое желание остаться чистым, проносится в его крови как наркотик.</text:span></text:p>
      <text:p text:style-name="P575">– <text:span text:style-name="T1647">Но</text:span>— <text:span text:style-name="T1648">изумлён почувствовать, что начинает </text:span><text:span text:style-name="T182">валиться,</text:span><text:span text:style-name="T1648"> как оставленные в пирамидку ружья, у её ног, пойманный её притяжением, расстояния отменяются, волнообразности неизмеримы,</text:span>– <text:span text:style-name="T1649">Катье… </text:span><text:span text:style-name="T183">если бы я мог никогда не предать вас</text:span>—</text:p>
      <text:p text:style-name="P702">Он пал: она утратила свою гладь. Она смотрит на него в изумлении.</text:p>
      <text:p text:style-name="P576">– <text:span text:style-name="T1650">Будь даже ценой... предательства других, унижения… или убийства других</text:span>—<text:span text:style-name="T1651">не важно кого, или сколько, нет, лишь бы служить вам защитой, Катье, вашей совершенной</text:span>—</text:p>
      <text:p text:style-name="P577">– <text:span text:style-name="T1652">Но это всё грехи, которые могут никогда <text:s/>и не случиться.</text:span>– <text:span text:style-name="T1653">Пожалуйста, они торгуются как пара сутенёров. Они хоть представляют как это звучит со стороны?</text:span>– <text:span text:style-name="T1654">Такое довольно просто обещать, не стоит вам ничего.</text:span></text:p>
      <text:p text:style-name="P578">– <text:span text:style-name="T1655">Тогда даже совершённые мною грехи,</text:span>– <text:span text:style-name="T1656">возражает он,</text:span>– <text:span text:style-name="T1656">да я совершил бы их заново</text:span>—</text:p>
      <text:p text:style-name="P578">– <text:span text:style-name="T1657">Но это вам также не под силу</text:span>—<text:span text:style-name="T1658">так что вы довольно дёшево отделываетесь. Мм?</text:span></text:p>
      <text:p text:style-name="P579">– <text:span text:style-name="T1659">Я могу повторять способы,</text:span>– <text:span text:style-name="T1659">угрюмее, чем она хотела бы от него.</text:span></text:p>
      <text:p text:style-name="P580">– <text:span text:style-name="T1660">О, подумайте...</text:span>– <text:span text:style-name="T1660">её пальцы легонечко в его волосах,</text:span>– <text:span text:style-name="T184">подумайте</text:span><text:span text:style-name="T1661"> о том, что вы делали. Подумайте о всех ваших «удостоверениях» и обо всех моих</text:span>—</text:p>
      <text:p text:style-name="P581">– <text:span text:style-name="T1662">Но это единственное средство </text:span><text:span text:style-name="T185">оставшееся</text:span><text:span text:style-name="T1662"> нам теперь,</text:span>– <text:span text:style-name="T1663">вскрикивает он,</text:span>– <text:span text:style-name="T1664">наш дар быть неверными. С его помощью мы должны всё создать… делиться им, как прокуроры уделяют вам вашу свободу.</text:span></text:p>
      <text:p text:style-name="P582">– <text:span text:style-name="T1665">Философ.</text:span>– <text:span text:style-name="T1665">Она улыбается.</text:span>– <text:span text:style-name="T1665">Вы никогда таким не были.</text:span></text:p>
      <text:p text:style-name="P583">– <text:span text:style-name="T1666">Должно быть потому, что всегда был в движении. Я никогда не ощущал </text:span><text:span text:style-name="T186">эту неподвижност</text:span><text:span text:style-name="T187">ь</text:span><text:span text:style-name="T1666">….</text:span>– <text:span text:style-name="T1667">Они соприкасаются сейчас, без нужды, и всё ж, ни один из них, не </text:span><text:soft-page-break/><text:span text:style-name="T1667">избавился полностью от удивления....</text:span>– <text:span text:style-name="T1668">Мой младший брат,</text:span>– <text:span text:style-name="T1668">(Пират понимает установленную ею связь),</text:span>– <text:span text:style-name="T1668">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669">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703">Ну, да, Пират сам по себе часовня. «<text:span text:style-name="T1670">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585">– <text:span text:style-name="T1671">У вас и этого никогда не было, не так ли.</text:span>– <text:span text:style-name="T1671">Она и вправду смотрела </text:span><text:span text:style-name="T188">на него</text:span><text:span text:style-name="T1671">.</text:span>– <text:span text:style-name="T1672">никаких чудесных оправданий. </text:span><text:span text:style-name="T189">Нам всё пришлось делать самим</text:span><text:span text:style-name="T1672">.</text:span></text:p>
      <text:p text:style-name="P704">Нет, от стыда всё-таки не отделаться<text:span text:style-name="T207">—только не тут—он должен быть проглочен уродливый и режущий, и с ним придётся жить, в боли, каждый день.</text:span></text:p>
      <text:p text:style-name="P705">Без раздумий, он оказывается в её объятиях. <text:span text:style-name="T1673">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586">– <text:span text:style-name="T1674">Там ничего нет. Пустошь. Дни напролёт я высматривала признаки жизни. Потом услыхала всех вас тут.</text:span>– <text:span text:style-name="T1675">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90">Любовь к Людям</text:span><text:span text:style-name="T1675">: </text:span><text:span text:style-name="T190">Что Довело Меня до </text:span><text:span text:style-name="T192">Э</text:span><text:span text:style-name="T191">того</text:span><text:span text:style-name="T190">. </text:span><text:span text:style-name="T1675">«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676">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text:span><text:soft-page-break/><text:span text:style-name="T1676">каждым индивидом среди Людей всего </text:span><text:span text:style-name="T193">Мира</text:span>—<text:span text:style-name="T1677">и что когда каждый, каким-то чудесным образом, будет наконец учтён, </text:span><text:span text:style-name="T194">это</text:span><text:span text:style-name="T1677"> и станет приблизительным определением «любви к Людям».</text:span></text:p>
      <text:p text:style-name="P587">– <text:span text:style-name="T1678">Получите, ваши мошенства в Филиалах,</text:span>– <text:span text:style-name="T1679">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588">– <text:span text:style-name="T1680">Но Люди никогда не полюбят тебя,</text:span>– <text:span text:style-name="T1680">шепчет она,</text:span>– <text:span text:style-name="T1680">или меня. Неважно насколько плохо или хорошо устроить для них, мы </text:span><text:span text:style-name="T195">всегда</text:span><text:span text:style-name="T1680"> будем плохими. Понимаешь в каком мы положении?</text:span></text:p>
      <text:p text:style-name="P706">Он всё же улыбается, как человек ломающий театр <text:span text:style-name="T1681">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96">все на улице увидели это тоже…</text:span><text:span text:style-name="T1681">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578"/>
      <text:p text:style-name="P784">И весь мир занят <text:span text:style-name="T1686">чем-то</text:span>, эт<text:span text:style-name="T1682">о</text:span> сумерки!</text:p>
      <text:p text:style-name="P785">Кто знает какие улицы поутру знали наши ботинки?</text:p>
      <text:p text:style-name="P786">Кто знает, сколько друзей, мы покинули, <text:span text:style-name="T1683">в одиночестве </text:span>плакать?</text:p>
      <text:p text:style-name="P787">Какой-то момент мы вместе,</text:p>
      <text:p text:style-name="P787"><text:span text:style-name="T1684">Мотив этот б</text:span>удем мурлыкать <text:s/>весь день…</text:p>
      <text:p text:style-name="P788">Каждый танцует, в сумерки,</text:p>
      <text:p text:style-name="P789">Оттанцевать плохой сон прочь….</text:p>
      <text:p text:style-name="P708"/>
      <text:p text:style-name="P709">И они действительно танцуют: <text:span text:style-name="T1685">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709"><draw:frame draw:style-name="fr1" draw:name="Image16" text:anchor-type="paragraph" svg:width="6.9252in" svg:height="0.3661in" draw:z-index="12"><draw:image xlink:href="Pictures/1000000000000B720000009B428C9716555D8079.png" xlink:type="simple" xlink:show="embed" xlink:actuate="onLoad" loext:mime-type="image/png"/></draw:frame></text:p>
      <text:p text:style-name="P710">Туман густеет в глотках узких улочек. В воздухе пахнет солёной водой. <text:span text:style-name="T1687">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text:span><text:soft-page-break/><text:span text:style-name="T1687">вымогая мявканьем завтрак, преследует его от двери к двери. «Извини, Дружище». Завтраком и не пахнет, ни для одного из них.</text:span></text:p>
      <text:p text:style-name="P711">Он подтягивает Чичеринские штаны и направляется <text:span text:style-name="T1688">вон </text:span>из города, <text:span text:style-name="T1689">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712">В это утро всё видится таким, как должны были видеть Викинги, <text:span text:style-name="T1690">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713">Народы в движении. <text:span text:style-name="T1691">Идёт великий, не знающий границ, поток. </text:span><text:span text:style-name="T197">Volksdeutsch</text:span><text:span text:style-name="T1691">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97">Bruder, ja, </text:span><text:span text:style-name="T1692">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text:span><text:soft-page-break/><text:span text:style-name="T1692">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714">Когда у Слотропа есть сигареты, у него легко выдурить, когда у кого-то есть еда, то делится<text:span text:style-name="T207">—</text:span>иногда бачок водки, если неподалёку имеется скопление войск, <text:span text:style-name="T1693">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98">сильны</text:span><text:span text:style-name="T1693">, как лица толпы на гонках </text:span><text:span text:style-name="T198">Нет—глянь на меня, проникнись, вынь свою камеру, своё оружие, свой хуй</text:span><text:span text:style-name="T1693">….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715">Большую часть времени он один. <text:span text:style-name="T1694">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716">К фермерскому дому в речной долине далеко южнее Ростока, <text:span text:style-name="T1695">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99">таким реальным, </text:span><text:span text:style-name="T1696">таким не затронутым временем, очень отчётливым и полным цвета… «Так это Слотроп».</text:span></text:p>
      <text:p text:style-name="P589">– <text:span text:style-name="T1697">О, где ты был, старина?</text:span></text:p>
      <text:p text:style-name="P589">– <text:span text:style-name="T1698">‘Тут’.</text:span></text:p>
      <text:p text:style-name="P717"><text:span text:style-name="T207">– </text:span>‘«<text:span text:style-name="T1697">Тут»</text:span>’?</text:p>
      <text:p text:style-name="P590">– <text:span text:style-name="T1699">Да, типа того, начинаешь понимать</text:span>—<text:span text:style-name="T1699">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591"><text:soft-page-break/>– <text:span text:style-name="T1700">Тогда может это твоя работа, что</text:span>—</text:p>
      <text:p text:style-name="P591">– <text:span text:style-name="T1700">Я ничего не делаю. Это всё меняется.</text:span></text:p>
      <text:p text:style-name="P718"><text:span text:style-name="T1701">Оттенки</text:span> тут<text:span text:style-name="T207">—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592">– <text:span text:style-name="T1702">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593">– <text:span text:style-name="T1703">Иногда.</text:span>– <text:span text:style-name="T1704">Он улыбается: но безмятежность и отстранённость распростёрты бессильным криком не достигающим Слотропа. </text:span></text:p>
      <text:p text:style-name="P593">– <text:span text:style-name="T1705">Ты присматриваешь за мной?</text:span></text:p>
      <text:p text:style-name="P593">– <text:span text:style-name="T1705">Нет, Слотроп. Не за тобой...</text:span></text:p>
      <text:p text:style-name="P719">Слотроп сидит на старой обшарпанной качалке <text:span text:style-name="T1706">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720">Двигаясь дальше, он обнаруживает, что эти <text:span text:style-name="T1707">ф</text:span>ермы <text:span text:style-name="T1707">преследуются</text:span> призраками, но дружелюбн<text:span text:style-name="T1707">о</text:span>. <text:span text:style-name="T1708">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720"/>
      <text:p text:style-name="P772">Неполный <text:span text:style-name="T1709">С</text:span>писок <text:span text:style-name="T1709">П</text:span>ожеланий к Вечерним <text:span text:style-name="T1709">З</text:span>вёздам за <text:span text:style-name="T1709">Э</text:span>тот <text:span text:style-name="T1709">П</text:span>ериод:</text:p>
      <text:p text:style-name="P721"/>
      <text:p text:style-name="P722">Пусть я найду тот курятник, про который мне говорила старушка.</text:p>
      <text:p text:style-name="P723">Пусть Тантиви будет и вправду жив.</text:p>
      <text:p text:style-name="P724">Пусть этот ёбаный прыщ у меня а спине пройдёт.</text:p>
      <text:p text:style-name="P725">Пусть я поеду в Голливуд, когда это всё кончится <text:span text:style-name="T1710">так, чтобы Рита Эйворт смогла меня увидеть и влюбится.</text:span></text:p>
      <text:p text:style-name="P726">Пусть мир этого дня остаётся тут завтра, когда я проснусь.</text:p>
      <text:p text:style-name="P727">Пусть та отставка будет ждать меня в Каксэвене.</text:p>
      <text:p text:style-name="P727">Пусть с Бианкой всё будет хорошо, а и<text:span text:style-name="T207">—</text:span></text:p>
      <text:p text:style-name="P727">Пусть у меня поскорей наладится высраться.</text:p>
      <text:p text:style-name="P727"><text:soft-page-break/>Пусть то будет просто метеор, что падает.</text:p>
      <text:p text:style-name="P728">Пусть эти ботинки продержатся хотя бы до Любека.</text:p>
      <text:p text:style-name="P729">Пусть этот Людвиг найдёт своего лемминга и оставит меня в покое.</text:p>
      <text:p text:style-name="P729"/>
      <text:p text:style-name="P730"><text:span text:style-name="T1711">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712">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594">– <text:span text:style-name="T200">Один <text:s/>лемминг</text:span><text:span text:style-name="T1713">, малыш?</text:span></text:p>
      <text:p text:style-name="P595">– <text:span text:style-name="T1714">Я держал её два года,</text:span>– <text:span text:style-name="T1714">рыдает тот,</text:span>– <text:span text:style-name="T1714">ей было хорошо, никогда не пробовала</text:span>—<text:span text:style-name="T1714">я не знаю. Что-то просто нашло на неё. </text:span></text:p>
      <text:p text:style-name="P596">– <text:span text:style-name="T1715">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597">– <text:span text:style-name="T1716">Она бы мне сказала.</text:span></text:p>
      <text:p text:style-name="P597">– <text:span text:style-name="T1716">Ну, извини.</text:span></text:p>
      <text:p text:style-name="P597">– <text:span text:style-name="T1716">Русские не извиняются.</text:span></text:p>
      <text:p text:style-name="P598">– <text:span text:style-name="T1717">Я не Русский.</text:span></text:p>
      <text:p text:style-name="P599">– <text:span text:style-name="T1718">Поэтому ты снял погоны?</text:span></text:p>
      <text:p text:style-name="P731">Этот Людвиг, тут, может не совсем Нормальный Мозгами. <text:span text:style-name="T1719">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201">Людвига самого</text:span><text:span text:style-name="T1719">—да никакой зверушки может и вовсе нет!</text:span></text:p>
      <text:p text:style-name="P733">Однако… разве Слотроп, раз или два, <text:span text:style-name="T1720">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600">– <text:span text:style-name="T1721">Вот о чём и толковал Иисус,</text:span>– <text:span text:style-name="T1721">шепчет призрак Вильяма первого Американского предка Слотропа,</text:span>– <text:span text:style-name="T1721">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601">– <text:span text:style-name="T202">Постой</text:span><text:span text:style-name="T1722">-ка. У вас же тогда ещё </text:span><text:span text:style-name="T202">не</text:span><text:span text:style-name="T1722"> было пазлов.</text:span></text:p>
      <text:p text:style-name="P601">– <text:span text:style-name="T1722">О, блядь.</text:span></text:p>
      <text:p text:style-name="P734">Вильям Слотроп был странным птахом. <text:span text:style-name="T1723">Он выступил из Бостона отправившись на запад в Имперском стиле, году в 1634 или -5, сытый по горло бессменным правлением Винтропа, </text:span><text:soft-page-break/><text:span text:style-name="T1723">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735">Он написал длинный трактат вскоре, назвав его <text:span text:style-name="T4">Об Обделённости. </text:span><text:span text:style-name="T1724">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740">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text:soft-page-break/>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741">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737">По переулку возле Михельскирхе <text:span text:style-name="T1725">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602">– <text:span text:style-name="T1726">Ты убила <text:s/>лемминга!</text:span></text:p>
      <text:p text:style-name="P603">– <text:span text:style-name="T1726">Отпусти идиот!</text:span>– <text:span text:style-name="T1727">Перетягивание каната среди расплывчатых полос солнца и тени на улице.</text:span>– <text:span text:style-name="T1728">Это не лемминг, а серая лисица.</text:span></text:p>
      <text:p text:style-name="P738">Людвиг прекращает кричать, чтобы присмотреться. «Она права»,<text:span text:style-name="T207">– от</text:span>мечает Слотроп. </text:p>
      <text:p text:style-name="P604">– <text:span text:style-name="T1729">Извини,</text:span>– <text:span text:style-name="T1729">сопливится Людвиг.</text:span>– <text:span text:style-name="T1730">Я немного расстроен..</text:span></text:p>
      <text:p text:style-name="P605">– <text:span text:style-name="T1731">Ну, так может поможешь мне отнести это в церковь?</text:span></text:p>
      <text:p text:style-name="P605">– <text:span text:style-name="T1731">Конечно.</text:span></text:p>
      <text:p text:style-name="P739">Оба из них ухватывают по охапке мехов <text:span text:style-name="T1732">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739"><draw:frame draw:style-name="fr1" draw:name="Image17" text:anchor-type="paragraph" svg:width="6.9252in" svg:height="0.3661in" draw:z-index="13"><draw:image xlink:href="Pictures/1000000000000B720000009B428C9716555D8079.png" xlink:type="simple" xlink:show="embed" xlink:actuate="onLoad" loext:mime-type="image/png"/></draw:frame></text:p>
      <text:p text:style-name="P736"/>
      <text:p text:style-name="P733"/>
      <text:p text:style-name="P732"/>
      <text:p text:style-name="P707"/>
      <text:p text:style-name="P667"/>
      <text:p text:style-name="P261">– </text:p>
      <text:p text:style-name="P2">—</text:p>
      <text:p text:style-name="P48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16T17:54:23.684840867</dc:date>
    <meta:editing-duration>P12DT8H7M20S</meta:editing-duration>
    <meta:editing-cycles>6324</meta:editing-cycles>
    <meta:generator>LibreOffice/6.1.5.2$Linux_X86_64 LibreOffice_project/10$Build-2</meta:generator>
    <meta:document-statistic meta:table-count="2" meta:image-count="14" meta:object-count="0" meta:page-count="69" meta:paragraph-count="897" meta:word-count="36681" meta:character-count="245326" meta:non-whitespace-character-count="209094"/>
  </office:meta>
</office:document-meta>
</file>